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08mm"/>
    </style:style>
    <style:style style:name="co2" style:family="table-column">
      <style:table-column-properties fo:break-before="auto" style:column-width="21.4mm"/>
    </style:style>
    <style:style style:name="co3" style:family="table-column">
      <style:table-column-properties fo:break-before="auto" style:column-width="13.51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16.72mm"/>
    </style:style>
    <style:style style:name="co6" style:family="table-column">
      <style:table-column-properties fo:break-before="auto" style:column-width="18.7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amed_entities_huelk_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an-)acques Rousseau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̈nnte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ünsche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nlädt</text:p>
          </table:table-cell>
          <table:table-cell office:value-type="float" office:value="403" calcext:value-type="float">
            <text:p>40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beskorrespondenz</text:p>
          </table:table-cell>
          <table:table-cell office:value-type="float" office:value="572" calcext:value-type="float">
            <text:p>57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nthüllunge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49" calcext:value-type="float">
            <text:p>74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̈se</text:p>
          </table:table-cell>
          <table:table-cell office:value-type="float" office:value="935" calcext:value-type="float">
            <text:p>935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fklärung</text:p>
          </table:table-cell>
          <table:table-cell office:value-type="float" office:value="959" calcext:value-type="float">
            <text:p>959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bjektivität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sprüngen des Seins</text:p>
          </table:table-cell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xualität</text:p>
          </table:table-cell>
          <table:table-cell office:value-type="float" office:value="1148" calcext:value-type="float">
            <text:p>1148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s Confessions</text:p>
          </table:table-cell>
          <table:table-cell office:value-type="float" office:value="1508" calcext:value-type="float">
            <text:p>1508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̈cher</text:p>
          </table:table-cell>
          <table:table-cell office:value-type="float" office:value="1646" calcext:value-type="float">
            <text:p>1646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sens begründeten</text:p>
          </table:table-cell>
          <table:table-cell office:value-type="float" office:value="1699" calcext:value-type="float">
            <text:p>1699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timität</text:p>
          </table:table-cell>
          <table:table-cell office:value-type="float" office:value="1791" calcext:value-type="float">
            <text:p>179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arenz absteckten</text:p>
          </table:table-cell>
          <table:table-cell office:value-type="float" office:value="1806" calcext:value-type="float">
            <text:p>1806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usseaus Zei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842" calcext:value-type="float">
            <text:p>1842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burga Hülk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900" calcext:value-type="float">
            <text:p>190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 de pleurs</text:p>
          </table:table-cell>
          <table:table-cell office:value-type="float" office:value="1916" calcext:value-type="float">
            <text:p>191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II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̈nen</text:p>
          </table:table-cell>
          <table:table-cell office:value-type="float" office:value="1967" calcext:value-type="float">
            <text:p>196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öffentlicht</text:p>
          </table:table-cell>
          <table:table-cell office:value-type="float" office:value="2008" calcext:value-type="float">
            <text:p>200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cle Tränen</text:p>
          </table:table-cell>
          <table:table-cell office:value-type="float" office:value="2039" calcext:value-type="float">
            <text:p>2039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esco Petrarca</text:p>
          </table:table-cell>
          <table:table-cell office:value-type="float" office:value="2285" calcext:value-type="float">
            <text:p>2285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n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ebbe</text:p>
          </table:table-cell>
          <table:table-cell office:value-type="float" office:value="2384" calcext:value-type="float">
            <text:p>2384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obill</text:p>
          </table:table-cell>
          <table:table-cell office:value-type="string" calcext:value-type="string">
            <text:p>io</text:p>
          </table:table-cell>
          <table:table-cell office:value-type="float" office:value="2399" calcext:value-type="float">
            <text:p>2399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urück</text:p>
          </table:table-cell>
          <table:table-cell office:value-type="float" office:value="2520" calcext:value-type="float">
            <text:p>2520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trarcas Son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626" calcext:value-type="float">
            <text:p>2626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uropäischen</text:p>
          </table:table-cell>
          <table:table-cell office:value-type="float" office:value="2732" calcext:value-type="float">
            <text:p>2732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ngi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its</text:p>
          </table:table-cell>
          <table:table-cell office:value-type="float" office:value="2851" calcext:value-type="float">
            <text:p>2851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icksale unglückscliger Liebespaare</text:p>
          </table:table-cell>
          <table:table-cell office:value-type="float" office:value="2927" calcext:value-type="float">
            <text:p>2927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glück-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liger Liebespaare</text:p>
          </table:table-cell>
          <table:table-cell office:value-type="float" office:value="2968" calcext:value-type="float">
            <text:p>2968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3032" calcext:value-type="float">
            <text:p>303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hängnisvolle</text:p>
          </table:table-cell>
          <table:table-cell office:value-type="float" office:value="3193" calcext:value-type="float">
            <text:p>3193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elard</text:p>
          </table:table-cell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3316" calcext:value-type="float">
            <text:p>3316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elards</text:p>
          </table:table-cell>
          <table:table-cell office:value-type="float" office:value="3370" calcext:value-type="float">
            <text:p>3370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istori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iefwechsel</text:p>
          </table:table-cell>
          <table:table-cell office:value-type="float" office:value="3412" calcext:value-type="float">
            <text:p>3412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pistulae</text:p>
          </table:table-cell>
          <table:table-cell office:value-type="float" office:value="3426" calcext:value-type="float">
            <text:p>3426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hentizität</text:p>
          </table:table-cell>
          <table:table-cell office:value-type="float" office:value="3459" calcext:value-type="float">
            <text:p>3459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e Fiktion</text:p>
          </table:table-cell>
          <table:table-cell office:value-type="float" office:value="3581" calcext:value-type="float">
            <text:p>3581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730" calcext:value-type="float">
            <text:p>373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rchgängigen</text:p>
          </table:table-cell>
          <table:table-cell office:value-type="float" office:value="3810" calcext:value-type="float">
            <text:p>3810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iginalität</text:p>
          </table:table-cell>
          <table:table-cell office:value-type="float" office:value="3891" calcext:value-type="float">
            <text:p>3891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tertextualität</text:p>
          </table:table-cell>
          <table:table-cell office:value-type="float" office:value="3909" calcext:value-type="float">
            <text:p>3909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3990" calcext:value-type="float">
            <text:p>3990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 ou La nouvelle Héloise</text:p>
          </table:table-cell>
          <table:table-cell office:value-type="float" office:value="4115" calcext:value-type="float">
            <text:p>4115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drängt</text:p>
          </table:table-cell>
          <table:table-cell office:value-type="float" office:value="4163" calcext:value-type="float">
            <text:p>4163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baelard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29" calcext:value-type="float">
            <text:p>4429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elards</text:p>
          </table:table-cell>
          <table:table-cell office:value-type="float" office:value="4490" calcext:value-type="float">
            <text:p>4490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4595" calcext:value-type="float">
            <text:p>4595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4653" calcext:value-type="float">
            <text:p>4653</text:p>
          </table:table-cell>
          <table:table-cell office:value-type="float" office:value="4657" calcext:value-type="float">
            <text:p>46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uvres completes</text:p>
          </table:table-cell>
          <table:table-cell office:value-type="float" office:value="4661" calcext:value-type="float">
            <text:p>4661</text:p>
          </table:table-cell>
          <table:table-cell office:value-type="float" office:value="4677" calcext:value-type="float">
            <text:p>467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mard Gagnebin Marcel Raymond</text:p>
          </table:table-cell>
          <table:table-cell office:value-type="float" office:value="4688" calcext:value-type="float">
            <text:p>4688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4728" calcext:value-type="float">
            <text:p>4728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́iade</text:p>
          </table:table-cell>
          <table:table-cell office:value-type="float" office:value="4740" calcext:value-type="float">
            <text:p>4740</text:p>
          </table:table-cell>
          <table:table-cell office:value-type="float" office:value="4748" calcext:value-type="float">
            <text:p>47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rache</text:p>
          </table:table-cell>
          <table:table-cell office:value-type="float" office:value="4823" calcext:value-type="float">
            <text:p>4823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836" calcext:value-type="float">
            <text:p>4836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ugs</text:p>
          </table:table-cell>
          <table:table-cell office:value-type="float" office:value="4948" calcext:value-type="float">
            <text:p>4948</text:p>
          </table:table-cell>
          <table:table-cell office:value-type="float" office:value="4954" calcext:value-type="float">
            <text:p>495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̈glichkeiten</text:p>
          </table:table-cell>
          <table:table-cell office:value-type="float" office:value="5012" calcext:value-type="float">
            <text:p>5012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 ou la Nouvelle Héloise</text:p>
          </table:table-cell>
          <table:table-cell office:value-type="float" office:value="5117" calcext:value-type="float">
            <text:p>5117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ttres de deux amans ...</text:p>
          </table:table-cell>
          <table:table-cell office:value-type="float" office:value="5152" calcext:value-type="float">
            <text:p>5152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dias res</text:p>
          </table:table-cell>
          <table:table-cell office:value-type="float" office:value="5411" calcext:value-type="float">
            <text:p>5411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ngst</text:p>
          </table:table-cell>
          <table:table-cell office:value-type="float" office:value="5450" calcext:value-type="float">
            <text:p>5450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urois dû</text:p>
          </table:table-cell>
          <table:table-cell office:value-type="float" office:value="5536" calcext:value-type="float">
            <text:p>5536</text:p>
          </table:table-cell>
          <table:table-cell office:value-type="float" office:value="5548" calcext:value-type="float">
            <text:p>5548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i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ttendre</text:p>
          </table:table-cell>
          <table:table-cell office:value-type="float" office:value="5558" calcext:value-type="float">
            <text:p>5558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u plutôt il faloit</text:p>
          </table:table-cell>
          <table:table-cell office:value-type="float" office:value="5574" calcext:value-type="float">
            <text:p>5574</text:p>
          </table:table-cell>
          <table:table-cell office:value-type="float" office:value="5594" calcext:value-type="float">
            <text:p>559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us m</text:p>
          </table:table-cell>
          <table:table-cell office:value-type="string" calcext:value-type="string">
            <text:p>avez promis de l</text:p>
          </table:table-cell>
          <table:table-cell office:value-type="string" calcext:value-type="string">
            <text:p>amitié</text:p>
          </table:table-cell>
          <table:table-cell office:value-type="float" office:value="5665" calcext:value-type="float">
            <text:p>5665</text:p>
          </table:table-cell>
          <table:table-cell office:value-type="float" office:value="5696" calcext:value-type="float">
            <text:p>5696</text:p>
          </table:table-cell>
          <table:table-cell office:value-type="string" calcext:value-type="string">
            <text:p>PER</text:p>
          </table:table-cell>
          <table:table-cell/>
        </table:table-row>
        <table:table-row table:style-name="ro1">
          <table:table-cell office:value-type="string" calcext:value-type="string">
            <text:p>voyez mes perplexités</text:p>
          </table:table-cell>
          <table:table-cell office:value-type="float" office:value="5698" calcext:value-type="float">
            <text:p>5698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5741" calcext:value-type="float">
            <text:p>5741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5744" calcext:value-type="float">
            <text:p>5744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5752" calcext:value-type="float">
            <text:p>5752</text:p>
          </table:table-cell>
          <table:table-cell office:value-type="float" office:value="5763" calcext:value-type="float">
            <text:p>576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önen</text:p>
          </table:table-cell>
          <table:table-cell office:value-type="float" office:value="5793" calcext:value-type="float">
            <text:p>5793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 d</text:p>
          </table:table-cell>
          <table:table-cell office:value-type="string" calcext:value-type="string">
            <text:p>Etange</text:p>
          </table:table-cell>
          <table:table-cell office:value-type="float" office:value="5813" calcext:value-type="float">
            <text:p>5813</text:p>
          </table:table-cell>
          <table:table-cell office:value-type="float" office:value="5827" calcext:value-type="float">
            <text:p>5827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elard</text:p>
          </table:table-cell>
          <table:table-cell office:value-type="float" office:value="5889" calcext:value-type="float">
            <text:p>5889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velace</text:p>
          </table:table-cell>
          <table:table-cell office:value-type="float" office:value="5922" calcext:value-type="float">
            <text:p>5922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führer</text:p>
          </table:table-cell>
          <table:table-cell office:value-type="float" office:value="5969" calcext:value-type="float">
            <text:p>5969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arissa Harlowe</text:p>
          </table:table-cell>
          <table:table-cell office:value-type="float" office:value="5984" calcext:value-type="float">
            <text:p>59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uel Richardsons</text:p>
          </table:table-cell>
          <table:table-cell office:value-type="float" office:value="6004" calcext:value-type="float">
            <text:p>6004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ebenbändigem Briefroman</text:p>
          </table:table-cell>
          <table:table-cell office:value-type="float" office:value="6023" calcext:value-type="float">
            <text:p>6023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arissa</text:p>
          </table:table-cell>
          <table:table-cell office:value-type="float" office:value="6060" calcext:value-type="float">
            <text:p>6060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 t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story of a</text:p>
          </table:table-cell>
          <table:table-cell office:value-type="float" office:value="6070" calcext:value-type="float">
            <text:p>6070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prehending the Most Important concerns of Priva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fe</text:p>
          </table:table-cell>
          <table:table-cell office:value-type="float" office:value="6101" calcext:value-type="float">
            <text:p>6101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timität</text:p>
          </table:table-cell>
          <table:table-cell office:value-type="float" office:value="6195" calcext:value-type="float">
            <text:p>6195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6302" calcext:value-type="float">
            <text:p>6302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22" calcext:value-type="float">
            <text:p>632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möglich</text:p>
          </table:table-cell>
          <table:table-cell office:value-type="float" office:value="6532" calcext:value-type="float">
            <text:p>6532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s Mutter</text:p>
          </table:table-cell>
          <table:table-cell office:value-type="float" office:value="6591" calcext:value-type="float">
            <text:p>6591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ssance</text:p>
          </table:table-cell>
          <table:table-cell office:value-type="float" office:value="6867" calcext:value-type="float">
            <text:p>6867</text:p>
          </table:table-cell>
          <table:table-cell office:value-type="float" office:value="6876" calcext:value-type="float">
            <text:p>687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arme</text:p>
          </table:table-cell>
          <table:table-cell office:value-type="string" calcext:value-type="string">
            <text:p>Julies</text:p>
          </table:table-cell>
          <table:table-cell office:value-type="float" office:value="6888" calcext:value-type="float">
            <text:p>6888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6904" calcext:value-type="float">
            <text:p>6904</text:p>
          </table:table-cell>
          <table:table-cell office:value-type="float" office:value="6905" calcext:value-type="float">
            <text:p>690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6907" calcext:value-type="float">
            <text:p>6907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7054" calcext:value-type="float">
            <text:p>7054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057" calcext:value-type="float">
            <text:p>7057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ngst</text:p>
          </table:table-cell>
          <table:table-cell office:value-type="float" office:value="7156" calcext:value-type="float">
            <text:p>7156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ön</text:p>
          </table:table-cell>
          <table:table-cell office:value-type="float" office:value="7233" calcext:value-type="float">
            <text:p>7233</text:p>
          </table:table-cell>
          <table:table-cell office:value-type="float" office:value="7239" calcext:value-type="float">
            <text:p>72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sibilité si viv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283" calcext:value-type="float">
            <text:p>7283</text:p>
          </table:table-cell>
          <table:table-cell office:value-type="float" office:value="7305" calcext:value-type="float">
            <text:p>73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7306" calcext:value-type="float">
            <text:p>7306</text:p>
          </table:table-cell>
          <table:table-cell office:value-type="float" office:value="7307" calcext:value-type="float">
            <text:p>73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309" calcext:value-type="float">
            <text:p>7309</text:p>
          </table:table-cell>
          <table:table-cell office:value-type="float" office:value="7310" calcext:value-type="float">
            <text:p>73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spürt</text:p>
          </table:table-cell>
          <table:table-cell office:value-type="float" office:value="7319" calcext:value-type="float">
            <text:p>7319</text:p>
          </table:table-cell>
          <table:table-cell office:value-type="float" office:value="7328" calcext:value-type="float">
            <text:p>73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Preux</text:p>
          </table:table-cell>
          <table:table-cell office:value-type="float" office:value="7430" calcext:value-type="float">
            <text:p>7430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pen</text:p>
          </table:table-cell>
          <table:table-cell office:value-type="float" office:value="7624" calcext:value-type="float">
            <text:p>7624</text:p>
          </table:table-cell>
          <table:table-cell office:value-type="float" office:value="7629" calcext:value-type="float">
            <text:p>762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7670" calcext:value-type="float">
            <text:p>7670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fklärerische</text:p>
          </table:table-cell>
          <table:table-cell office:value-type="float" office:value="7718" calcext:value-type="float">
            <text:p>7718</text:p>
          </table:table-cell>
          <table:table-cell office:value-type="float" office:value="7733" calcext:value-type="float">
            <text:p>77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 chasser!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755" calcext:value-type="float">
            <text:p>7755</text:p>
          </table:table-cell>
          <table:table-cell office:value-type="float" office:value="7767" calcext:value-type="float">
            <text:p>776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us fuir!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772" calcext:value-type="float">
            <text:p>7772</text:p>
          </table:table-cell>
          <table:table-cell office:value-type="float" office:value="7783" calcext:value-type="float">
            <text:p>778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d</text:p>
          </table:table-cell>
          <table:table-cell office:value-type="string" calcext:value-type="string">
            <text:p>aimer ce</text:p>
          </table:table-cell>
          <table:table-cell office:value-type="float" office:value="7855" calcext:value-type="float">
            <text:p>7855</text:p>
          </table:table-cell>
          <table:table-cell office:value-type="float" office:value="7868" calcext:value-type="float">
            <text:p>7868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vant qu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avoir pris les unifores préjugés du monde</text:p>
          </table:table-cell>
          <table:table-cell office:value-type="float" office:value="7900" calcext:value-type="float">
            <text:p>7900</text:p>
          </table:table-cell>
          <table:table-cell office:value-type="float" office:value="7955" calcext:value-type="float">
            <text:p>7955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s nos curs ce</text:p>
          </table:table-cell>
          <table:table-cell office:value-type="float" office:value="8047" calcext:value-type="float">
            <text:p>8047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 même tems</text:p>
          </table:table-cell>
          <table:table-cell office:value-type="float" office:value="8184" calcext:value-type="float">
            <text:p>8184</text:p>
          </table:table-cell>
          <table:table-cell office:value-type="float" office:value="8197" calcext:value-type="float">
            <text:p>819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ques larmes furtives</text:p>
          </table:table-cell>
          <table:table-cell office:value-type="float" office:value="8199" calcext:value-type="float">
            <text:p>8199</text:p>
          </table:table-cell>
          <table:table-cell office:value-type="float" office:value="8223" calcext:value-type="float">
            <text:p>822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ute 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ce humaine ... ah</text:p>
          </table:table-cell>
          <table:table-cell office:value-type="float" office:value="8311" calcext:value-type="float">
            <text:p>8311</text:p>
          </table:table-cell>
          <table:table-cell office:value-type="float" office:value="8340" calcext:value-type="float">
            <text:p>83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don!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342" calcext:value-type="float">
            <text:p>8342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ose prendre mes vœux pour de l</text:p>
          </table:table-cell>
          <table:table-cell office:value-type="string" calcext:value-type="string">
            <text:p>espoir</text:p>
          </table:table-cell>
          <table:table-cell office:value-type="float" office:value="8363" calcext:value-type="float">
            <text:p>8363</text:p>
          </table:table-cell>
          <table:table-cell office:value-type="float" office:value="8402" calcext:value-type="float">
            <text:p>8402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lcur objet la possibilité qui lui manque</text:p>
          </table:table-cell>
          <table:table-cell office:value-type="float" office:value="8437" calcext:value-type="float">
            <text:p>8437</text:p>
          </table:table-cell>
          <table:table-cell office:value-type="float" office:value="8478" calcext:value-type="float">
            <text:p>84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8480" calcext:value-type="float">
            <text:p>8480</text:p>
          </table:table-cell>
          <table:table-cell office:value-type="float" office:value="8481" calcext:value-type="float">
            <text:p>848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483" calcext:value-type="float">
            <text:p>8483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luminöse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569" calcext:value-type="float">
            <text:p>8569</text:p>
          </table:table-cell>
          <table:table-cell office:value-type="float" office:value="8582" calcext:value-type="float">
            <text:p>858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undsätzlichen</text:p>
          </table:table-cell>
          <table:table-cell office:value-type="float" office:value="8632" calcext:value-type="float">
            <text:p>8632</text:p>
          </table:table-cell>
          <table:table-cell office:value-type="float" office:value="8648" calcext:value-type="float">
            <text:p>86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füllung</text:p>
          </table:table-cell>
          <table:table-cell office:value-type="float" office:value="8677" calcext:value-type="float">
            <text:p>8677</text:p>
          </table:table-cell>
          <table:table-cell office:value-type="float" office:value="8687" calcext:value-type="float">
            <text:p>868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la possibilité</text:p>
          </table:table-cell>
          <table:table-cell office:value-type="float" office:value="8689" calcext:value-type="float">
            <text:p>8689</text:p>
          </table:table-cell>
          <table:table-cell office:value-type="float" office:value="8705" calcext:value-type="float">
            <text:p>87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i manque</text:p>
          </table:table-cell>
          <table:table-cell office:value-type="float" office:value="8710" calcext:value-type="float">
            <text:p>8710</text:p>
          </table:table-cell>
          <table:table-cell office:value-type="float" office:value="8721" calcext:value-type="float">
            <text:p>872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8723" calcext:value-type="float">
            <text:p>8723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8726" calcext:value-type="float">
            <text:p>8726</text:p>
          </table:table-cell>
          <table:table-cell office:value-type="float" office:value="8727" calcext:value-type="float">
            <text:p>872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̈nen</text:p>
          </table:table-cell>
          <table:table-cell office:value-type="float" office:value="8770" calcext:value-type="float">
            <text:p>8770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balität</text:p>
          </table:table-cell>
          <table:table-cell office:value-type="float" office:value="8825" calcext:value-type="float">
            <text:p>8825</text:p>
          </table:table-cell>
          <table:table-cell office:value-type="float" office:value="8836" calcext:value-type="float">
            <text:p>883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cichgültigkeit</text:p>
          </table:table-cell>
          <table:table-cell office:value-type="float" office:value="9180" calcext:value-type="float">
            <text:p>9180</text:p>
          </table:table-cell>
          <table:table-cell office:value-type="float" office:value="9197" calcext:value-type="float">
            <text:p>91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 m</text:p>
          </table:table-cell>
          <table:table-cell office:value-type="string" calcext:value-type="string">
            <text:p>échape</text:p>
          </table:table-cell>
          <table:table-cell office:value-type="float" office:value="9390" calcext:value-type="float">
            <text:p>9390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l</text:p>
          </table:table-cell>
          <table:table-cell office:value-type="string" calcext:value-type="string">
            <text:p>honneur est perdu</text:p>
          </table:table-cell>
          <table:table-cell office:value-type="float" office:value="9404" calcext:value-type="float">
            <text:p>9404</text:p>
          </table:table-cell>
          <table:table-cell office:value-type="float" office:value="9426" calcext:value-type="float">
            <text:p>9426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t-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e mort plus cruelle que de survivre</text:p>
          </table:table-cell>
          <table:table-cell office:value-type="float" office:value="9459" calcext:value-type="float">
            <text:p>9459</text:p>
          </table:table-cell>
          <table:table-cell office:value-type="float" office:value="9503" calcext:value-type="float">
            <text:p>950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9519" calcext:value-type="float">
            <text:p>9519</text:p>
          </table:table-cell>
          <table:table-cell office:value-type="float" office:value="9520" calcext:value-type="float">
            <text:p>952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9522" calcext:value-type="float">
            <text:p>9522</text:p>
          </table:table-cell>
          <table:table-cell office:value-type="float" office:value="9523" calcext:value-type="float">
            <text:p>952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ndesehre</text:p>
          </table:table-cell>
          <table:table-cell office:value-type="float" office:value="9566" calcext:value-type="float">
            <text:p>9566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9624" calcext:value-type="float">
            <text:p>9624</text:p>
          </table:table-cell>
          <table:table-cell office:value-type="float" office:value="9635" calcext:value-type="float">
            <text:p>963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dt</text:p>
          </table:table-cell>
          <table:table-cell office:value-type="float" office:value="10173" calcext:value-type="float">
            <text:p>10173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10276" calcext:value-type="float">
            <text:p>10276</text:p>
          </table:table-cell>
          <table:table-cell office:value-type="float" office:value="10287" calcext:value-type="float">
            <text:p>1028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ß</text:p>
          </table:table-cell>
          <table:table-cell office:value-type="float" office:value="10334" calcext:value-type="float">
            <text:p>10334</text:p>
          </table:table-cell>
          <table:table-cell office:value-type="float" office:value="10337" calcext:value-type="float">
            <text:p>1033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0382" calcext:value-type="float">
            <text:p>10382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II</text:p>
          </table:table-cell>
          <table:table-cell office:value-type="float" office:value="10498" calcext:value-type="float">
            <text:p>10498</text:p>
          </table:table-cell>
          <table:table-cell office:value-type="float" office:value="10501" calcext:value-type="float">
            <text:p>105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uß</text:p>
          </table:table-cell>
          <table:table-cell office:value-type="float" office:value="10508" calcext:value-type="float">
            <text:p>10508</text:p>
          </table:table-cell>
          <table:table-cell office:value-type="float" office:value="10511" calcext:value-type="float">
            <text:p>105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 Julie</text:p>
          </table:table-cell>
          <table:table-cell office:value-type="float" office:value="10628" calcext:value-type="float">
            <text:p>10628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u voulois</text:p>
          </table:table-cell>
          <table:table-cell office:value-type="float" office:value="10638" calcext:value-type="float">
            <text:p>10638</text:p>
          </table:table-cell>
          <table:table-cell office:value-type="float" office:value="10648" calcext:value-type="float">
            <text:p>106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s ivre</text:p>
          </table:table-cell>
          <table:table-cell office:value-type="float" office:value="10686" calcext:value-type="float">
            <text:p>10686</text:p>
          </table:table-cell>
          <table:table-cell office:value-type="float" office:value="10695" calcext:value-type="float">
            <text:p>1069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s maux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822" calcext:value-type="float">
            <text:p>10822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u l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igris</text:p>
          </table:table-cell>
          <table:table-cell office:value-type="float" office:value="10841" calcext:value-type="float">
            <text:p>10841</text:p>
          </table:table-cell>
          <table:table-cell office:value-type="float" office:value="10854" calcext:value-type="float">
            <text:p>1085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fermente</text:p>
          </table:table-cell>
          <table:table-cell office:value-type="float" office:value="10905" calcext:value-type="float">
            <text:p>10905</text:p>
          </table:table-cell>
          <table:table-cell office:value-type="float" office:value="10916" calcext:value-type="float">
            <text:p>1091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 embrase mo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918" calcext:value-type="float">
            <text:p>10918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 me tue</text:p>
          </table:table-cell>
          <table:table-cell office:value-type="float" office:value="10939" calcext:value-type="float">
            <text:p>10939</text:p>
          </table:table-cell>
          <table:table-cell office:value-type="float" office:value="10948" calcext:value-type="float">
            <text:p>109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ta pitié me fait mourir ...</text:p>
          </table:table-cell>
          <table:table-cell office:value-type="float" office:value="10950" calcext:value-type="float">
            <text:p>10950</text:p>
          </table:table-cell>
          <table:table-cell office:value-type="float" office:value="10981" calcext:value-type="float">
            <text:p>1098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s qu</text:p>
          </table:table-cell>
          <table:table-cell office:value-type="string" calcext:value-type="string">
            <text:p>il</text:p>
          </table:table-cell>
          <table:table-cell office:value-type="float" office:value="10985" calcext:value-type="float">
            <text:p>10985</text:p>
          </table:table-cell>
          <table:table-cell office:value-type="float" office:value="10995" calcext:value-type="float">
            <text:p>10995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1055" calcext:value-type="float">
            <text:p>11055</text:p>
          </table:table-cell>
          <table:table-cell office:value-type="float" office:value="11056" calcext:value-type="float">
            <text:p>1105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1058" calcext:value-type="float">
            <text:p>11058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e</text:p>
          </table:table-cell>
          <table:table-cell office:value-type="float" office:value="11165" calcext:value-type="float">
            <text:p>11165</text:p>
          </table:table-cell>
          <table:table-cell office:value-type="float" office:value="11171" calcext:value-type="float">
            <text:p>1117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1225" calcext:value-type="float">
            <text:p>11225</text:p>
          </table:table-cell>
          <table:table-cell office:value-type="float" office:value="11226" calcext:value-type="float">
            <text:p>112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1228" calcext:value-type="float">
            <text:p>11228</text:p>
          </table:table-cell>
          <table:table-cell office:value-type="float" office:value="11229" calcext:value-type="float">
            <text:p>1122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ute</text:p>
          </table:table-cell>
          <table:table-cell office:value-type="float" office:value="11260" calcext:value-type="float">
            <text:p>11260</text:p>
          </table:table-cell>
          <table:table-cell office:value-type="float" office:value="11265" calcext:value-type="float">
            <text:p>1126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11395" calcext:value-type="float">
            <text:p>11395</text:p>
          </table:table-cell>
          <table:table-cell office:value-type="float" office:value="11406" calcext:value-type="float">
            <text:p>1140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esperai tirer de m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79" calcext:value-type="float">
            <text:p>11479</text:p>
          </table:table-cell>
          <table:table-cell office:value-type="float" office:value="11501" calcext:value-type="float">
            <text:p>1150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 moyen de la réparer</text:p>
          </table:table-cell>
          <table:table-cell office:value-type="float" office:value="11507" calcext:value-type="float">
            <text:p>11507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j</text:p>
          </table:table-cell>
          <table:table-cell office:value-type="string" calcext:value-type="string">
            <text:p>osai former le projet de contraindre mon Per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 nous</text:p>
          </table:table-cell>
          <table:table-cell office:value-type="float" office:value="11532" calcext:value-type="float">
            <text:p>11532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 premier fruit de notre amour devoit</text:p>
          </table:table-cell>
          <table:table-cell office:value-type="float" office:value="11596" calcext:value-type="float">
            <text:p>11596</text:p>
          </table:table-cell>
          <table:table-cell office:value-type="float" office:value="11634" calcext:value-type="float">
            <text:p>1163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 doux lien</text:p>
          </table:table-cell>
          <table:table-cell office:value-type="float" office:value="11642" calcext:value-type="float">
            <text:p>11642</text:p>
          </table:table-cell>
          <table:table-cell office:value-type="float" office:value="11654" calcext:value-type="float">
            <text:p>1165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 le désirois comme un autre a ma place auroit pu le craindre</text:p>
          </table:table-cell>
          <table:table-cell office:value-type="float" office:value="11748" calcext:value-type="float">
            <text:p>11748</text:p>
          </table:table-cell>
          <table:table-cell office:value-type="float" office:value="11811" calcext:value-type="float">
            <text:p>118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ndre amour tempérant par son prestige le murmure de la conscience</text:p>
          </table:table-cell>
          <table:table-cell office:value-type="float" office:value="11813" calcext:value-type="float">
            <text:p>11813</text:p>
          </table:table-cell>
          <table:table-cell office:value-type="float" office:value="11884" calcext:value-type="float">
            <text:p>1188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soloit de ma foiblesse par l</text:p>
          </table:table-cell>
          <table:table-cell office:value-type="string" calcext:value-type="string">
            <text:p>effet que j</text:p>
          </table:table-cell>
          <table:table-cell office:value-type="string" calcext:value-type="string">
            <text:p>en attendois</text:p>
          </table:table-cell>
          <table:table-cell office:value-type="float" office:value="11886" calcext:value-type="float">
            <text:p>11886</text:p>
          </table:table-cell>
          <table:table-cell office:value-type="float" office:value="11945" calcext:value-type="float">
            <text:p>11945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2014" calcext:value-type="float">
            <text:p>12014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II</text:p>
          </table:table-cell>
          <table:table-cell office:value-type="float" office:value="12017" calcext:value-type="float">
            <text:p>12017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12041" calcext:value-type="float">
            <text:p>12041</text:p>
          </table:table-cell>
          <table:table-cell office:value-type="float" office:value="12046" calcext:value-type="float">
            <text:p>120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zählt</text:p>
          </table:table-cell>
          <table:table-cell office:value-type="float" office:value="12149" calcext:value-type="float">
            <text:p>12149</text:p>
          </table:table-cell>
          <table:table-cell office:value-type="float" office:value="12157" calcext:value-type="float">
            <text:p>121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ngst</text:p>
          </table:table-cell>
          <table:table-cell office:value-type="float" office:value="12163" calcext:value-type="float">
            <text:p>12163</text:p>
          </table:table-cell>
          <table:table-cell office:value-type="float" office:value="12170" calcext:value-type="float">
            <text:p>121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aire</text:p>
          </table:table-cell>
          <table:table-cell office:value-type="float" office:value="12445" calcext:value-type="float">
            <text:p>12445</text:p>
          </table:table-cell>
          <table:table-cell office:value-type="float" office:value="12451" calcext:value-type="float">
            <text:p>124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2490" calcext:value-type="float">
            <text:p>12490</text:p>
          </table:table-cell>
          <table:table-cell office:value-type="float" office:value="12491" calcext:value-type="float">
            <text:p>1249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2493" calcext:value-type="float">
            <text:p>12493</text:p>
          </table:table-cell>
          <table:table-cell office:value-type="float" office:value="12494" calcext:value-type="float">
            <text:p>1249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12562" calcext:value-type="float">
            <text:p>12562</text:p>
          </table:table-cell>
          <table:table-cell office:value-type="float" office:value="12567" calcext:value-type="float">
            <text:p>1256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 l</text:p>
          </table:table-cell>
          <table:table-cell office:value-type="string" calcext:value-type="string">
            <text:p>avois jamais</text:p>
          </table:table-cell>
          <table:table-cell office:value-type="float" office:value="12670" calcext:value-type="float">
            <text:p>12670</text:p>
          </table:table-cell>
          <table:table-cell office:value-type="float" office:value="12687" calcext:value-type="float">
            <text:p>12687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noit d</text:p>
          </table:table-cell>
          <table:table-cell office:value-type="string" calcext:value-type="string">
            <text:p>avoir querelle</text:p>
          </table:table-cell>
          <table:table-cell office:value-type="float" office:value="12720" calcext:value-type="float">
            <text:p>12720</text:p>
          </table:table-cell>
          <table:table-cell office:value-type="float" office:value="12743" calcext:value-type="float">
            <text:p>12743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2827" calcext:value-type="float">
            <text:p>12827</text:p>
          </table:table-cell>
          <table:table-cell office:value-type="float" office:value="12828" calcext:value-type="float">
            <text:p>128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2830" calcext:value-type="float">
            <text:p>12830</text:p>
          </table:table-cell>
          <table:table-cell office:value-type="float" office:value="12831" calcext:value-type="float">
            <text:p>1283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unächst allge-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2858" calcext:value-type="float">
            <text:p>12858</text:p>
          </table:table-cell>
          <table:table-cell office:value-type="float" office:value="12875" calcext:value-type="float">
            <text:p>1287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2904" calcext:value-type="float">
            <text:p>12904</text:p>
          </table:table-cell>
          <table:table-cell office:value-type="float" office:value="12905" calcext:value-type="float">
            <text:p>1290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2907" calcext:value-type="float">
            <text:p>12907</text:p>
          </table:table-cell>
          <table:table-cell office:value-type="float" office:value="12908" calcext:value-type="float">
            <text:p>129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us</text:p>
          </table:table-cell>
          <table:table-cell office:value-type="float" office:value="12978" calcext:value-type="float">
            <text:p>12978</text:p>
          </table:table-cell>
          <table:table-cell office:value-type="float" office:value="12982" calcext:value-type="float">
            <text:p>1298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13017" calcext:value-type="float">
            <text:p>13017</text:p>
          </table:table-cell>
          <table:table-cell office:value-type="float" office:value="13022" calcext:value-type="float">
            <text:p>1302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uhören</text:p>
          </table:table-cell>
          <table:table-cell office:value-type="float" office:value="13048" calcext:value-type="float">
            <text:p>13048</text:p>
          </table:table-cell>
          <table:table-cell office:value-type="float" office:value="13056" calcext:value-type="float">
            <text:p>130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önredner</text:p>
          </table:table-cell>
          <table:table-cell office:value-type="float" office:value="13093" calcext:value-type="float">
            <text:p>13093</text:p>
          </table:table-cell>
          <table:table-cell office:value-type="float" office:value="13105" calcext:value-type="float">
            <text:p>131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3117" calcext:value-type="float">
            <text:p>13117</text:p>
          </table:table-cell>
          <table:table-cell office:value-type="float" office:value="13119" calcext:value-type="float">
            <text:p>1311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führen</text:p>
          </table:table-cell>
          <table:table-cell office:value-type="float" office:value="13146" calcext:value-type="float">
            <text:p>13146</text:p>
          </table:table-cell>
          <table:table-cell office:value-type="float" office:value="13156" calcext:value-type="float">
            <text:p>1315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3277" calcext:value-type="float">
            <text:p>13277</text:p>
          </table:table-cell>
          <table:table-cell office:value-type="float" office:value="13278" calcext:value-type="float">
            <text:p>132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3280" calcext:value-type="float">
            <text:p>13280</text:p>
          </table:table-cell>
          <table:table-cell office:value-type="float" office:value="13281" calcext:value-type="float">
            <text:p>1328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̈ren</text:p>
          </table:table-cell>
          <table:table-cell office:value-type="float" office:value="13296" calcext:value-type="float">
            <text:p>13296</text:p>
          </table:table-cell>
          <table:table-cell office:value-type="float" office:value="13302" calcext:value-type="float">
            <text:p>133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̈user öffnen müßten</text:p>
          </table:table-cell>
          <table:table-cell office:value-type="float" office:value="13307" calcext:value-type="float">
            <text:p>13307</text:p>
          </table:table-cell>
          <table:table-cell office:value-type="float" office:value="13330" calcext:value-type="float">
            <text:p>133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mais un homme digne de tant d</text:p>
          </table:table-cell>
          <table:table-cell office:value-type="string" calcext:value-type="string">
            <text:p>injures</text:p>
          </table:table-cell>
          <table:table-cell office:value-type="float" office:value="13427" calcext:value-type="float">
            <text:p>13427</text:p>
          </table:table-cell>
          <table:table-cell office:value-type="float" office:value="13466" calcext:value-type="float">
            <text:p>13466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3495" calcext:value-type="float">
            <text:p>13495</text:p>
          </table:table-cell>
          <table:table-cell office:value-type="float" office:value="13496" calcext:value-type="float">
            <text:p>134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3498" calcext:value-type="float">
            <text:p>13498</text:p>
          </table:table-cell>
          <table:table-cell office:value-type="float" office:value="13499" calcext:value-type="float">
            <text:p>1349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̈t</text:p>
          </table:table-cell>
          <table:table-cell office:value-type="float" office:value="13511" calcext:value-type="float">
            <text:p>13511</text:p>
          </table:table-cell>
          <table:table-cell office:value-type="float" office:value="13517" calcext:value-type="float">
            <text:p>1351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 pere</text:p>
          </table:table-cell>
          <table:table-cell office:value-type="float" office:value="13571" calcext:value-type="float">
            <text:p>13571</text:p>
          </table:table-cell>
          <table:table-cell office:value-type="float" office:value="13579" calcext:value-type="float">
            <text:p>1357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i crut sentir un reproche à</text:p>
          </table:table-cell>
          <table:table-cell office:value-type="float" office:value="13581" calcext:value-type="float">
            <text:p>13581</text:p>
          </table:table-cell>
          <table:table-cell office:value-type="float" office:value="13611" calcext:value-type="float">
            <text:p>1361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ttendoit qu</text:p>
          </table:table-cell>
          <table:table-cell office:value-type="string" calcext:value-type="string">
            <text:p>un prétexte</text:p>
          </table:table-cell>
          <table:table-cell office:value-type="float" office:value="13647" calcext:value-type="float">
            <text:p>13647</text:p>
          </table:table-cell>
          <table:table-cell office:value-type="float" office:value="13674" calcext:value-type="float">
            <text:p>13674</text:p>
          </table:table-cell>
          <table:table-cell office:value-type="string" calcext:value-type="string">
            <text:p>PER</text:p>
          </table:table-cell>
          <table:table-cell/>
        </table:table-row>
        <table:table-row table:style-name="ro1" table:visibility="filter">
          <table:table-cell office:value-type="string" calcext:value-type="string">
            <text:p>sur ta pauvre amie</text:p>
          </table:table-cell>
          <table:table-cell office:value-type="float" office:value="13686" calcext:value-type="float">
            <text:p>13686</text:p>
          </table:table-cell>
          <table:table-cell office:value-type="float" office:value="13704" calcext:value-type="float">
            <text:p>1370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us un</text:p>
          </table:table-cell>
          <table:table-cell office:value-type="float" office:value="13742" calcext:value-type="float">
            <text:p>13742</text:p>
          </table:table-cell>
          <table:table-cell office:value-type="float" office:value="13750" calcext:value-type="float">
            <text:p>1375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se livrant</text:p>
          </table:table-cell>
          <table:table-cell office:value-type="float" office:value="13784" calcext:value-type="float">
            <text:p>13784</text:p>
          </table:table-cell>
          <table:table-cell office:value-type="float" office:value="13797" calcext:value-type="float">
            <text:p>137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 me maltraita sa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nagement</text:p>
          </table:table-cell>
          <table:table-cell office:value-type="float" office:value="13874" calcext:value-type="float">
            <text:p>13874</text:p>
          </table:table-cell>
          <table:table-cell office:value-type="float" office:value="13905" calcext:value-type="float">
            <text:p>139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oiquc ma mere se fut jettée entre dcux</text:p>
          </table:table-cell>
          <table:table-cell office:value-type="float" office:value="13907" calcext:value-type="float">
            <text:p>13907</text:p>
          </table:table-cell>
          <table:table-cell office:value-type="float" office:value="13948" calcext:value-type="float">
            <text:p>139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string" calcext:value-type="string">
            <text:p>eut couverte de so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rps</text:p>
          </table:table-cell>
          <table:table-cell office:value-type="float" office:value="13950" calcext:value-type="float">
            <text:p>13950</text:p>
          </table:table-cell>
          <table:table-cell office:value-type="float" office:value="13977" calcext:value-type="float">
            <text:p>139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eut recu quelques</text:p>
          </table:table-cell>
          <table:table-cell office:value-type="float" office:value="13979" calcext:value-type="float">
            <text:p>13979</text:p>
          </table:table-cell>
          <table:table-cell office:value-type="float" office:value="13999" calcext:value-type="float">
            <text:p>1399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ups qui m</text:p>
          </table:table-cell>
          <table:table-cell office:value-type="string" calcext:value-type="string">
            <text:p>étoient portés</text:p>
          </table:table-cell>
          <table:table-cell office:value-type="float" office:value="14008" calcext:value-type="float">
            <text:p>14008</text:p>
          </table:table-cell>
          <table:table-cell office:value-type="float" office:value="14036" calcext:value-type="float">
            <text:p>14036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uI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50" calcext:value-type="float">
            <text:p>14050</text:p>
          </table:table-cell>
          <table:table-cell office:value-type="float" office:value="14055" calcext:value-type="float">
            <text:p>1405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I</text:p>
          </table:table-cell>
          <table:table-cell office:value-type="float" office:value="14171" calcext:value-type="float">
            <text:p>14171</text:p>
          </table:table-cell>
          <table:table-cell office:value-type="float" office:value="14175" calcext:value-type="float">
            <text:p>1417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s</text:p>
          </table:table-cell>
          <table:table-cell office:value-type="float" office:value="14207" calcext:value-type="float">
            <text:p>14207</text:p>
          </table:table-cell>
          <table:table-cell office:value-type="float" office:value="14213" calcext:value-type="float">
            <text:p>1421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ter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4264" calcext:value-type="float">
            <text:p>14264</text:p>
          </table:table-cell>
          <table:table-cell office:value-type="float" office:value="14271" calcext:value-type="float">
            <text:p>142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fügungsgewalt über</text:p>
          </table:table-cell>
          <table:table-cell office:value-type="float" office:value="14604" calcext:value-type="float">
            <text:p>14604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urückgewinnt</text:p>
          </table:table-cell>
          <table:table-cell office:value-type="float" office:value="14640" calcext:value-type="float">
            <text:p>14640</text:p>
          </table:table-cell>
          <table:table-cell office:value-type="float" office:value="14654" calcext:value-type="float">
            <text:p>1465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̈brigens fünfzig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4754" calcext:value-type="float">
            <text:p>14754</text:p>
          </table:table-cell>
          <table:table-cell office:value-type="float" office:value="14773" calcext:value-type="float">
            <text:p>1477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rich von Kleists</text:p>
          </table:table-cell>
          <table:table-cell office:value-type="float" office:value="14803" calcext:value-type="float">
            <text:p>14803</text:p>
          </table:table-cell>
          <table:table-cell office:value-type="float" office:value="14823" calcext:value-type="float">
            <text:p>1482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 Marguise von O ..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4835" calcext:value-type="float">
            <text:p>14835</text:p>
          </table:table-cell>
          <table:table-cell office:value-type="float" office:value="14858" calcext:value-type="float">
            <text:p>1485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nken</text:p>
          </table:table-cell>
          <table:table-cell office:value-type="float" office:value="14883" calcext:value-type="float">
            <text:p>14883</text:p>
          </table:table-cell>
          <table:table-cell office:value-type="float" office:value="14889" calcext:value-type="float">
            <text:p>1488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verkamp</text:p>
          </table:table-cell>
          <table:table-cell office:value-type="float" office:value="14892" calcext:value-type="float">
            <text:p>14892</text:p>
          </table:table-cell>
          <table:table-cell office:value-type="float" office:value="14901" calcext:value-type="float">
            <text:p>1490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ce silence etoit de honte et non de dédain</text:p>
          </table:table-cell>
          <table:table-cell office:value-type="float" office:value="14951" calcext:value-type="float">
            <text:p>14951</text:p>
          </table:table-cell>
          <table:table-cell office:value-type="float" office:value="14999" calcext:value-type="float">
            <text:p>1499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fectoit de trouver</text:p>
          </table:table-cell>
          <table:table-cell office:value-type="float" office:value="15001" calcext:value-type="float">
            <text:p>15001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 me toucha le plus sensiblement</text:p>
          </table:table-cell>
          <table:table-cell office:value-type="float" office:value="15078" calcext:value-type="float">
            <text:p>15078</text:p>
          </table:table-cell>
          <table:table-cell office:value-type="float" office:value="15117" calcext:value-type="float">
            <text:p>151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t de m</text:p>
          </table:table-cell>
          <table:table-cell office:value-type="string" calcext:value-type="string">
            <text:p>appercevoir qu</text:p>
          </table:table-cell>
          <table:table-cell office:value-type="string" calcext:value-type="string">
            <text:p>il cherchoit les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ccasions de nommer sa fille</text:p>
          </table:table-cell>
          <table:table-cell office:value-type="float" office:value="15119" calcext:value-type="float">
            <text:p>15119</text:p>
          </table:table-cell>
          <table:table-cell office:value-type="float" office:value="15188" calcext:value-type="float">
            <text:p>1518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non pas Julie comme a l</text:p>
          </table:table-cell>
          <table:table-cell office:value-type="string" calcext:value-type="string">
            <text:p>ordinaire</text:p>
          </table:table-cell>
          <table:table-cell office:value-type="float" office:value="15190" calcext:value-type="float">
            <text:p>15190</text:p>
          </table:table-cell>
          <table:table-cell office:value-type="float" office:value="15226" calcext:value-type="float">
            <text:p>15226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es le soupé</text:p>
          </table:table-cell>
          <table:table-cell office:value-type="float" office:value="15230" calcext:value-type="float">
            <text:p>15230</text:p>
          </table:table-cell>
          <table:table-cell office:value-type="float" office:value="15245" calcext:value-type="float">
            <text:p>1524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air se trouva si froid</text:p>
          </table:table-cell>
          <table:table-cell office:value-type="float" office:value="15247" calcext:value-type="float">
            <text:p>15247</text:p>
          </table:table-cell>
          <table:table-cell office:value-type="float" office:value="15271" calcext:value-type="float">
            <text:p>15271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ins de la cheminéc et mon pere</text:p>
          </table:table-cell>
          <table:table-cell office:value-type="float" office:value="15343" calcext:value-type="float">
            <text:p>15343</text:p>
          </table:table-cell>
          <table:table-cell office:value-type="float" office:value="15376" calcext:value-type="float">
            <text:p>1537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and m</text:p>
          </table:table-cell>
          <table:table-cell office:value-type="string" calcext:value-type="string">
            <text:p>arrêtant par ma robe et me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5443" calcext:value-type="float">
            <text:p>15443</text:p>
          </table:table-cell>
          <table:table-cell office:value-type="float" office:value="15479" calcext:value-type="float">
            <text:p>154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̀ lui sans rien dire</text:p>
          </table:table-cell>
          <table:table-cell office:value-type="float" office:value="15486" calcext:value-type="float">
            <text:p>15486</text:p>
          </table:table-cell>
          <table:table-cell office:value-type="float" office:value="15507" calcext:value-type="float">
            <text:p>1550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 m</text:p>
          </table:table-cell>
          <table:table-cell office:value-type="string" calcext:value-type="string">
            <text:p>assit sur ses genoux</text:p>
          </table:table-cell>
          <table:table-cell office:value-type="float" office:value="15509" calcext:value-type="float">
            <text:p>15509</text:p>
          </table:table-cell>
          <table:table-cell office:value-type="float" office:value="15534" calcext:value-type="float">
            <text:p>1553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par une sorte de mouvement si involontaire</text:p>
          </table:table-cell>
          <table:table-cell office:value-type="float" office:value="15571" calcext:value-type="float">
            <text:p>15571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il en eut une espece de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5618" calcext:value-type="float">
            <text:p>15618</text:p>
          </table:table-cell>
          <table:table-cell office:value-type="float" office:value="15645" calcext:value-type="float">
            <text:p>1564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étois sur ses genoux</text:p>
          </table:table-cell>
          <table:table-cell office:value-type="float" office:value="15687" calcext:value-type="float">
            <text:p>15687</text:p>
          </table:table-cell>
          <table:table-cell office:value-type="float" office:value="15710" calcext:value-type="float">
            <text:p>15710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 ne pouvoi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lus s</text:p>
          </table:table-cell>
          <table:table-cell office:value-type="string" calcext:value-type="string">
            <text:p>en dédire</text:p>
          </table:table-cell>
          <table:table-cell office:value-type="float" office:value="15712" calcext:value-type="float">
            <text:p>15712</text:p>
          </table:table-cell>
          <table:table-cell office:value-type="float" office:value="15743" calcext:value-type="float">
            <text:p>15743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ce qu</text:p>
          </table:table-cell>
          <table:table-cell office:value-type="string" calcext:value-type="string">
            <text:p>il y avoit de pis pour la contenance</text:p>
          </table:table-cell>
          <table:table-cell office:value-type="float" office:value="15745" calcext:value-type="float">
            <text:p>15745</text:p>
          </table:table-cell>
          <table:table-cell office:value-type="float" office:value="15790" calcext:value-type="float">
            <text:p>1579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 faloit me tenir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5792" calcext:value-type="float">
            <text:p>15792</text:p>
          </table:table-cell>
          <table:table-cell office:value-type="float" office:value="15811" calcext:value-type="float">
            <text:p>158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j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5885" calcext:value-type="float">
            <text:p>15885</text:p>
          </table:table-cell>
          <table:table-cell office:value-type="float" office:value="15893" calcext:value-type="float">
            <text:p>158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́touffé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 ne sais</text:p>
          </table:table-cell>
          <table:table-cell office:value-type="float" office:value="15980" calcext:value-type="float">
            <text:p>15980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e certaine gravité qu</text:p>
          </table:table-cell>
          <table:table-cell office:value-type="string" calcext:value-type="string">
            <text:p>on</text:p>
          </table:table-cell>
          <table:table-cell office:value-type="float" office:value="16095" calcext:value-type="float">
            <text:p>16095</text:p>
          </table:table-cell>
          <table:table-cell office:value-type="float" office:value="16122" calcext:value-type="float">
            <text:p>16122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taine confusion qu</text:p>
          </table:table-cell>
          <table:table-cell office:value-type="string" calcext:value-type="string">
            <text:p>on n</text:p>
          </table:table-cell>
          <table:table-cell office:value-type="string" calcext:value-type="string">
            <text:p>osoit vaincre</text:p>
          </table:table-cell>
          <table:table-cell office:value-type="float" office:value="16140" calcext:value-type="float">
            <text:p>16140</text:p>
          </table:table-cell>
          <table:table-cell office:value-type="float" office:value="16184" calcext:value-type="float">
            <text:p>16184</text:p>
          </table:table-cell>
          <table:table-cell office:value-type="string" calcext:value-type="string">
            <text:p>PER</text:p>
          </table:table-cell>
          <table:table-cell/>
        </table:table-row>
        <table:table-row table:style-name="ro1" table:visibility="filter">
          <table:table-cell office:value-type="string" calcext:value-type="string">
            <text:p>mettoient entre un pere ct</text:p>
          </table:table-cell>
          <table:table-cell office:value-type="float" office:value="16185" calcext:value-type="float">
            <text:p>16185</text:p>
          </table:table-cell>
          <table:table-cell office:value-type="float" office:value="16211" calcext:value-type="float">
            <text:p>1621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ndis qu un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ndre</text:p>
          </table:table-cell>
          <table:table-cell office:value-type="float" office:value="16286" calcext:value-type="float">
            <text:p>16286</text:p>
          </table:table-cell>
          <table:table-cell office:value-type="float" office:value="16306" calcext:value-type="float">
            <text:p>1630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aise</text:p>
          </table:table-cell>
          <table:table-cell office:value-type="float" office:value="16326" calcext:value-type="float">
            <text:p>16326</text:p>
          </table:table-cell>
          <table:table-cell office:value-type="float" office:value="16332" calcext:value-type="float">
            <text:p>16332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́voroit en secret un si doux spectacle</text:p>
          </table:table-cell>
          <table:table-cell office:value-type="float" office:value="16334" calcext:value-type="float">
            <text:p>16334</text:p>
          </table:table-cell>
          <table:table-cell office:value-type="float" office:value="16374" calcext:value-type="float">
            <text:p>163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yois</text:p>
          </table:table-cell>
          <table:table-cell office:value-type="float" office:value="16379" calcext:value-type="float">
            <text:p>16379</text:p>
          </table:table-cell>
          <table:table-cell office:value-type="float" office:value="16385" calcext:value-type="float">
            <text:p>1638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ois tout cela</text:p>
          </table:table-cell>
          <table:table-cell office:value-type="float" office:value="16390" calcext:value-type="float">
            <text:p>16390</text:p>
          </table:table-cell>
          <table:table-cell office:value-type="float" office:value="16407" calcext:value-type="float">
            <text:p>1640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 ange</text:p>
          </table:table-cell>
          <table:table-cell office:value-type="float" office:value="16409" calcext:value-type="float">
            <text:p>16409</text:p>
          </table:table-cell>
          <table:table-cell office:value-type="float" office:value="16417" calcext:value-type="float">
            <text:p>1641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gnis de glisser</text:p>
          </table:table-cell>
          <table:table-cell office:value-type="float" office:value="16492" calcext:value-type="float">
            <text:p>16492</text:p>
          </table:table-cell>
          <table:table-cell office:value-type="float" office:value="16510" calcext:value-type="float">
            <text:p>1651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nchai mon visage sur son visage vénérable</text:p>
          </table:table-cell>
          <table:table-cell office:value-type="float" office:value="16569" calcext:value-type="float">
            <text:p>16569</text:p>
          </table:table-cell>
          <table:table-cell office:value-type="float" office:value="16614" calcext:value-type="float">
            <text:p>1661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dans un instant il fut</text:p>
          </table:table-cell>
          <table:table-cell table:number-columns-repeated="6"/>
        </table:table-row>
        <table:table-row table:style-name="ro1" table:visibility="filter">
          <table:table-cell table:number-columns-repeated="7"/>
        </table:table-row>
        <table:table-row table:style-name="ro1" table:visibility="filter">
          <table:table-cell/>
          <table:table-cell office:value-type="float" office:value="16616" calcext:value-type="float">
            <text:p>16616</text:p>
          </table:table-cell>
          <table:table-cell office:value-type="float" office:value="16643" calcext:value-type="float">
            <text:p>1664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eux qu</text:p>
          </table:table-cell>
          <table:table-cell office:value-type="string" calcext:value-type="string">
            <text:p>il</text:p>
          </table:table-cell>
          <table:table-cell office:value-type="float" office:value="16759" calcext:value-type="float">
            <text:p>16759</text:p>
          </table:table-cell>
          <table:table-cell office:value-type="float" office:value="16769" calcext:value-type="float">
            <text:p>16769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 mere vint partager</text:p>
          </table:table-cell>
          <table:table-cell office:value-type="float" office:value="16815" calcext:value-type="float">
            <text:p>16815</text:p>
          </table:table-cell>
          <table:table-cell office:value-type="float" office:value="16836" calcext:value-type="float">
            <text:p>1683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uce et paisible innocence</text:p>
          </table:table-cell>
          <table:table-cell office:value-type="float" office:value="16853" calcext:value-type="float">
            <text:p>16853</text:p>
          </table:table-cell>
          <table:table-cell office:value-type="float" office:value="16880" calcext:value-type="float">
            <text:p>168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 manquas</text:p>
          </table:table-cell>
          <table:table-cell office:value-type="float" office:value="16882" calcext:value-type="float">
            <text:p>16882</text:p>
          </table:table-cell>
          <table:table-cell office:value-type="float" office:value="16892" calcext:value-type="float">
            <text:p>1689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6991" calcext:value-type="float">
            <text:p>16991</text:p>
          </table:table-cell>
          <table:table-cell office:value-type="float" office:value="16992" calcext:value-type="float">
            <text:p>1699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6994" calcext:value-type="float">
            <text:p>16994</text:p>
          </table:table-cell>
          <table:table-cell office:value-type="float" office:value="16995" calcext:value-type="float">
            <text:p>1699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sägliche</text:p>
          </table:table-cell>
          <table:table-cell office:value-type="float" office:value="17017" calcext:value-type="float">
            <text:p>17017</text:p>
          </table:table-cell>
          <table:table-cell office:value-type="float" office:value="17028" calcext:value-type="float">
            <text:p>170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̈ndet</text:p>
          </table:table-cell>
          <table:table-cell office:value-type="float" office:value="17123" calcext:value-type="float">
            <text:p>17123</text:p>
          </table:table-cell>
          <table:table-cell office:value-type="float" office:value="17130" calcext:value-type="float">
            <text:p>171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sweg-</text:p>
          </table:table-cell>
          <table:table-cell office:value-type="float" office:value="17163" calcext:value-type="float">
            <text:p>17163</text:p>
          </table:table-cell>
          <table:table-cell office:value-type="float" office:value="17170" calcext:value-type="float">
            <text:p>171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setzes des Vaters vorzeichnet</text:p>
          </table:table-cell>
          <table:table-cell office:value-type="float" office:value="17223" calcext:value-type="float">
            <text:p>17223</text:p>
          </table:table-cell>
          <table:table-cell office:value-type="float" office:value="17254" calcext:value-type="float">
            <text:p>1725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ßt</text:p>
          </table:table-cell>
          <table:table-cell office:value-type="float" office:value="17348" calcext:value-type="float">
            <text:p>17348</text:p>
          </table:table-cell>
          <table:table-cell office:value-type="float" office:value="17353" calcext:value-type="float">
            <text:p>1735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7416" calcext:value-type="float">
            <text:p>17416</text:p>
          </table:table-cell>
          <table:table-cell office:value-type="float" office:value="17423" calcext:value-type="float">
            <text:p>1742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lassitude et le ressentiment de ma chute m</text:p>
          </table:table-cell>
          <table:table-cell office:value-type="string" calcext:value-type="string">
            <text:p>ayant retenue au lit un peu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7456" calcext:value-type="float">
            <text:p>17456</text:p>
          </table:table-cell>
          <table:table-cell office:value-type="float" office:value="17530" calcext:value-type="float">
            <text:p>1753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 pere est entré dans ma chambre avant que</text:p>
          </table:table-cell>
          <table:table-cell office:value-type="float" office:value="17536" calcext:value-type="float">
            <text:p>17536</text:p>
          </table:table-cell>
          <table:table-cell office:value-type="float" office:value="17581" calcext:value-type="float">
            <text:p>1758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 s</text:p>
          </table:table-cell>
          <table:table-cell office:value-type="string" calcext:value-type="string">
            <text:p>est assis</text:p>
          </table:table-cell>
          <table:table-cell office:value-type="float" office:value="17599" calcext:value-type="float">
            <text:p>17599</text:p>
          </table:table-cell>
          <table:table-cell office:value-type="float" office:value="17613" calcext:value-type="float">
            <text:p>17613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 ai dit</text:p>
          </table:table-cell>
          <table:table-cell office:value-type="float" office:value="17692" calcext:value-type="float">
            <text:p>17692</text:p>
          </table:table-cell>
          <table:table-cell office:value-type="float" office:value="17702" calcext:value-type="float">
            <text:p>177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 je serois</text:p>
          </table:table-cell>
          <table:table-cell office:value-type="float" office:value="17720" calcext:value-type="float">
            <text:p>17720</text:p>
          </table:table-cell>
          <table:table-cell office:value-type="float" office:value="17733" calcext:value-type="float">
            <text:p>177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us les jours au même prix</text:p>
          </table:table-cell>
          <table:table-cell office:value-type="float" office:value="17762" calcext:value-type="float">
            <text:p>17762</text:p>
          </table:table-cell>
          <table:table-cell office:value-type="float" office:value="17790" calcext:value-type="float">
            <text:p>177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̂te</text:p>
          </table:table-cell>
          <table:table-cell office:value-type="float" office:value="17962" calcext:value-type="float">
            <text:p>17962</text:p>
          </table:table-cell>
          <table:table-cell office:value-type="float" office:value="17973" calcext:value-type="float">
            <text:p>1797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ès ma Lettre écrite</text:p>
          </table:table-cell>
          <table:table-cell office:value-type="float" office:value="18055" calcext:value-type="float">
            <text:p>18055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i passé dans la chambre de ma mere</text:p>
          </table:table-cell>
          <table:table-cell office:value-type="float" office:value="18081" calcext:value-type="float">
            <text:p>18081</text:p>
          </table:table-cell>
          <table:table-cell office:value-type="float" office:value="18119" calcext:value-type="float">
            <text:p>1811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je</text:p>
          </table:table-cell>
          <table:table-cell office:value-type="float" office:value="18121" calcext:value-type="float">
            <text:p>18121</text:p>
          </table:table-cell>
          <table:table-cell office:value-type="float" office:value="18126" calcext:value-type="float">
            <text:p>181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ns</text:p>
          </table:table-cell>
          <table:table-cell office:value-type="float" office:value="18239" calcext:value-type="float">
            <text:p>18239</text:p>
          </table:table-cell>
          <table:table-cell office:value-type="float" office:value="18245" calcext:value-type="float">
            <text:p>1824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 chere!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8254" calcext:value-type="float">
            <text:p>18254</text:p>
          </table:table-cell>
          <table:table-cell office:value-type="float" office:value="18264" calcext:value-type="float">
            <text:p>1826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ns</text:p>
          </table:table-cell>
          <table:table-cell office:value-type="float" office:value="18267" calcext:value-type="float">
            <text:p>18267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8437" calcext:value-type="float">
            <text:p>18437</text:p>
          </table:table-cell>
          <table:table-cell office:value-type="float" office:value="18438" calcext:value-type="float">
            <text:p>1843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8440" calcext:value-type="float">
            <text:p>18440</text:p>
          </table:table-cell>
          <table:table-cell office:value-type="float" office:value="18441" calcext:value-type="float">
            <text:p>184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e leidenschaftliche Liebe</text:p>
          </table:table-cell>
          <table:table-cell office:value-type="float" office:value="18563" calcext:value-type="float">
            <text:p>18563</text:p>
          </table:table-cell>
          <table:table-cell office:value-type="float" office:value="18590" calcext:value-type="float">
            <text:p>185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obstacle</text:p>
          </table:table-cell>
          <table:table-cell office:value-type="float" office:value="18670" calcext:value-type="float">
            <text:p>18670</text:p>
          </table:table-cell>
          <table:table-cell office:value-type="float" office:value="18679" calcext:value-type="float">
            <text:p>186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laß</text:p>
          </table:table-cell>
          <table:table-cell office:value-type="float" office:value="18686" calcext:value-type="float">
            <text:p>18686</text:p>
          </table:table-cell>
          <table:table-cell office:value-type="float" office:value="18691" calcext:value-type="float">
            <text:p>1869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18798" calcext:value-type="float">
            <text:p>18798</text:p>
          </table:table-cell>
          <table:table-cell office:value-type="float" office:value="18809" calcext:value-type="float">
            <text:p>1880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glischen</text:p>
          </table:table-cell>
          <table:table-cell office:value-type="float" office:value="18821" calcext:value-type="float">
            <text:p>18821</text:p>
          </table:table-cell>
          <table:table-cell office:value-type="float" office:value="18831" calcext:value-type="float">
            <text:p>1883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8908" calcext:value-type="float">
            <text:p>18908</text:p>
          </table:table-cell>
          <table:table-cell office:value-type="float" office:value="18913" calcext:value-type="float">
            <text:p>1891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use d</text:p>
          </table:table-cell>
          <table:table-cell office:value-type="string" calcext:value-type="string">
            <text:p>Etange Verhängnisvolles</text:p>
          </table:table-cell>
          <table:table-cell office:value-type="float" office:value="18952" calcext:value-type="float">
            <text:p>18952</text:p>
          </table:table-cell>
          <table:table-cell office:value-type="float" office:value="18984" calcext:value-type="float">
            <text:p>1898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ummer</text:p>
          </table:table-cell>
          <table:table-cell office:value-type="float" office:value="19068" calcext:value-type="float">
            <text:p>19068</text:p>
          </table:table-cell>
          <table:table-cell office:value-type="float" office:value="19074" calcext:value-type="float">
            <text:p>1907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dt</text:p>
          </table:table-cell>
          <table:table-cell office:value-type="float" office:value="19259" calcext:value-type="float">
            <text:p>19259</text:p>
          </table:table-cell>
          <table:table-cell office:value-type="float" office:value="19264" calcext:value-type="float">
            <text:p>1926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tschluß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423" calcext:value-type="float">
            <text:p>19423</text:p>
          </table:table-cell>
          <table:table-cell office:value-type="float" office:value="19433" calcext:value-type="float">
            <text:p>1943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sieur de Wolmar</text:p>
          </table:table-cell>
          <table:table-cell office:value-type="float" office:value="19461" calcext:value-type="float">
            <text:p>19461</text:p>
          </table:table-cell>
          <table:table-cell office:value-type="float" office:value="19479" calcext:value-type="float">
            <text:p>194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wähnten</text:p>
          </table:table-cell>
          <table:table-cell office:value-type="float" office:value="19569" calcext:value-type="float">
            <text:p>19569</text:p>
          </table:table-cell>
          <table:table-cell office:value-type="float" office:value="19579" calcext:value-type="float">
            <text:p>1957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cux</text:p>
          </table:table-cell>
          <table:table-cell office:value-type="float" office:value="19589" calcext:value-type="float">
            <text:p>19589</text:p>
          </table:table-cell>
          <table:table-cell office:value-type="float" office:value="19601" calcext:value-type="float">
            <text:p>196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III</text:p>
          </table:table-cell>
          <table:table-cell office:value-type="float" office:value="19608" calcext:value-type="float">
            <text:p>19608</text:p>
          </table:table-cell>
          <table:table-cell office:value-type="float" office:value="19614" calcext:value-type="float">
            <text:p>1961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rche</text:p>
          </table:table-cell>
          <table:table-cell office:value-type="float" office:value="19963" calcext:value-type="float">
            <text:p>19963</text:p>
          </table:table-cell>
          <table:table-cell office:value-type="float" office:value="19969" calcext:value-type="float">
            <text:p>1996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fblähenden</text:p>
          </table:table-cell>
          <table:table-cell office:value-type="float" office:value="20069" calcext:value-type="float">
            <text:p>20069</text:p>
          </table:table-cell>
          <table:table-cell office:value-type="float" office:value="20082" calcext:value-type="float">
            <text:p>2008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daine ...</text:p>
          </table:table-cell>
          <table:table-cell office:value-type="float" office:value="20158" calcext:value-type="float">
            <text:p>20158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mblante et</text:p>
          </table:table-cell>
          <table:table-cell office:value-type="float" office:value="20171" calcext:value-type="float">
            <text:p>20171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reté ...</text:p>
          </table:table-cell>
          <table:table-cell office:value-type="float" office:value="20218" calcext:value-type="float">
            <text:p>20218</text:p>
          </table:table-cell>
          <table:table-cell office:value-type="float" office:value="20229" calcext:value-type="float">
            <text:p>2022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gnité ... sainteté</text:p>
          </table:table-cell>
          <table:table-cell office:value-type="float" office:value="20230" calcext:value-type="float">
            <text:p>20230</text:p>
          </table:table-cell>
          <table:table-cell office:value-type="float" office:value="20252" calcext:value-type="float">
            <text:p>2025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ée au sort d</text:p>
          </table:table-cell>
          <table:table-cell office:value-type="string" calcext:value-type="string">
            <text:p>un époux</text:p>
          </table:table-cell>
          <table:table-cell office:value-type="float" office:value="20553" calcext:value-type="float">
            <text:p>20553</text:p>
          </table:table-cell>
          <table:table-cell office:value-type="float" office:value="20578" calcext:value-type="float">
            <text:p>20578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entre dans une nouvelle carriere qui ne doit finir</text:p>
          </table:table-cell>
          <table:table-cell office:value-type="float" office:value="20646" calcext:value-type="float">
            <text:p>20646</text:p>
          </table:table-cell>
          <table:table-cell office:value-type="float" office:value="20698" calcext:value-type="float">
            <text:p>20698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à la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ort</text:p>
          </table:table-cell>
          <table:table-cell office:value-type="float" office:value="20699" calcext:value-type="float">
            <text:p>20699</text:p>
          </table:table-cell>
          <table:table-cell office:value-type="float" office:value="20712" calcext:value-type="float">
            <text:p>2071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̀ l</text:p>
          </table:table-cell>
          <table:table-cell office:value-type="string" calcext:value-type="string">
            <text:p>Eglise</text:p>
          </table:table-cell>
          <table:table-cell office:value-type="float" office:value="20728" calcext:value-type="float">
            <text:p>20728</text:p>
          </table:table-cell>
          <table:table-cell office:value-type="float" office:value="20739" calcext:value-type="float">
            <text:p>2073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vois jam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́prouvéc</text:p>
          </table:table-cell>
          <table:table-cell office:value-type="float" office:value="20790" calcext:value-type="float">
            <text:p>20790</text:p>
          </table:table-cell>
          <table:table-cell office:value-type="float" office:value="20815" calcext:value-type="float">
            <text:p>2081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t saisir mon ame dans ce lieu simple 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guste</text:p>
          </table:table-cell>
          <table:table-cell office:value-type="float" office:value="20843" calcext:value-type="float">
            <text:p>20843</text:p>
          </table:table-cell>
          <table:table-cell office:value-type="float" office:value="20893" calcext:value-type="float">
            <text:p>2089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daine m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0957" calcext:value-type="float">
            <text:p>20957</text:p>
          </table:table-cell>
          <table:table-cell office:value-type="float" office:value="20969" calcext:value-type="float">
            <text:p>2096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sonner</text:p>
          </table:table-cell>
          <table:table-cell office:value-type="float" office:value="20976" calcext:value-type="float">
            <text:p>20976</text:p>
          </table:table-cell>
          <table:table-cell office:value-type="float" office:value="20986" calcext:value-type="float">
            <text:p>2098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blante</text:p>
          </table:table-cell>
          <table:table-cell office:value-type="float" office:value="20988" calcext:value-type="float">
            <text:p>20988</text:p>
          </table:table-cell>
          <table:table-cell office:value-type="float" office:value="20997" calcext:value-type="float">
            <text:p>2099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eus peine</text:p>
          </table:table-cell>
          <table:table-cell office:value-type="float" office:value="21035" calcext:value-type="float">
            <text:p>21035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d de la chaire</text:p>
          </table:table-cell>
          <table:table-cell office:value-type="float" office:value="21070" calcext:value-type="float">
            <text:p>21070</text:p>
          </table:table-cell>
          <table:table-cell office:value-type="float" office:value="21087" calcext:value-type="float">
            <text:p>2108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 profond silence</text:p>
          </table:table-cell>
          <table:table-cell office:value-type="float" office:value="21273" calcext:value-type="float">
            <text:p>21273</text:p>
          </table:table-cell>
          <table:table-cell office:value-type="float" office:value="21291" calcext:value-type="float">
            <text:p>2129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u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intien</text:p>
          </table:table-cell>
          <table:table-cell office:value-type="float" office:value="21309" calcext:value-type="float">
            <text:p>21309</text:p>
          </table:table-cell>
          <table:table-cell office:value-type="float" office:value="21322" calcext:value-type="float">
            <text:p>2132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 cortege de tous me parens</text:p>
          </table:table-cell>
          <table:table-cell office:value-type="float" office:value="21345" calcext:value-type="float">
            <text:p>21345</text:p>
          </table:table-cell>
          <table:table-cell office:value-type="float" office:value="21373" calcext:value-type="float">
            <text:p>2137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imposant aspect de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21375" calcext:value-type="float">
            <text:p>21375</text:p>
          </table:table-cell>
          <table:table-cell office:value-type="float" office:value="21396" calcext:value-type="float">
            <text:p>2139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oit à</text:p>
          </table:table-cell>
          <table:table-cell office:value-type="float" office:value="21424" calcext:value-type="float">
            <text:p>21424</text:p>
          </table:table-cell>
          <table:table-cell office:value-type="float" office:value="21434" calcext:value-type="float">
            <text:p>2143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t qui</text:p>
          </table:table-cell>
          <table:table-cell office:value-type="float" office:value="21524" calcext:value-type="float">
            <text:p>21524</text:p>
          </table:table-cell>
          <table:table-cell office:value-type="float" office:value="21530" calcext:value-type="float">
            <text:p>2153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ureté</text:p>
          </table:table-cell>
          <table:table-cell office:value-type="float" office:value="21707" calcext:value-type="float">
            <text:p>21707</text:p>
          </table:table-cell>
          <table:table-cell office:value-type="float" office:value="21717" calcext:value-type="float">
            <text:p>217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dignité</text:p>
          </table:table-cell>
          <table:table-cell office:value-type="float" office:value="21719" calcext:value-type="float">
            <text:p>21719</text:p>
          </table:table-cell>
          <table:table-cell office:value-type="float" office:value="21730" calcext:value-type="float">
            <text:p>217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sainteté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u mariage</text:p>
          </table:table-cell>
          <table:table-cell office:value-type="float" office:value="21732" calcext:value-type="float">
            <text:p>21732</text:p>
          </table:table-cell>
          <table:table-cell office:value-type="float" office:value="21755" calcext:value-type="float">
            <text:p>217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 vivement</text:p>
          </table:table-cell>
          <table:table-cell office:value-type="float" office:value="21757" calcext:value-type="float">
            <text:p>21757</text:p>
          </table:table-cell>
          <table:table-cell office:value-type="float" office:value="21768" calcext:value-type="float">
            <text:p>2176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ns les paroles de l</text:p>
          </table:table-cell>
          <table:table-cell office:value-type="string" calcext:value-type="string">
            <text:p>Ecriture</text:p>
          </table:table-cell>
          <table:table-cell office:value-type="float" office:value="21779" calcext:value-type="float">
            <text:p>21779</text:p>
          </table:table-cell>
          <table:table-cell office:value-type="float" office:value="21809" calcext:value-type="float">
            <text:p>2180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s chastes 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 sublimes</text:p>
          </table:table-cell>
          <table:table-cell office:value-type="float" office:value="21811" calcext:value-type="float">
            <text:p>21811</text:p>
          </table:table-cell>
          <table:table-cell office:value-type="float" office:value="21837" calcext:value-type="float">
            <text:p>218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 importans au bonheur</text:p>
          </table:table-cell>
          <table:table-cell office:value-type="float" office:value="21846" calcext:value-type="float">
            <text:p>21846</text:p>
          </table:table-cell>
          <table:table-cell office:value-type="float" office:value="21869" calcext:value-type="float">
            <text:p>2186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̀ l</text:p>
          </table:table-cell>
          <table:table-cell office:value-type="string" calcext:value-type="string">
            <text:p>ordre</text:p>
          </table:table-cell>
          <table:table-cell office:value-type="float" office:value="21871" calcext:value-type="float">
            <text:p>21871</text:p>
          </table:table-cell>
          <table:table-cell office:value-type="float" office:value="21881" calcext:value-type="float">
            <text:p>21881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la paix</text:p>
          </table:table-cell>
          <table:table-cell office:value-type="float" office:value="21883" calcext:value-type="float">
            <text:p>21883</text:p>
          </table:table-cell>
          <table:table-cell office:value-type="float" office:value="21892" calcext:value-type="float">
            <text:p>2189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̀ la durée du gen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main</text:p>
          </table:table-cell>
          <table:table-cell office:value-type="float" office:value="21894" calcext:value-type="float">
            <text:p>21894</text:p>
          </table:table-cell>
          <table:table-cell office:value-type="float" office:value="21922" calcext:value-type="float">
            <text:p>2192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 doux</text:p>
          </table:table-cell>
          <table:table-cell office:value-type="float" office:value="21924" calcext:value-type="float">
            <text:p>21924</text:p>
          </table:table-cell>
          <table:table-cell office:value-type="float" office:value="21931" calcext:value-type="float">
            <text:p>2193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mplir pour eux-mēmes</text:p>
          </table:table-cell>
          <table:table-cell office:value-type="float" office:value="21935" calcext:value-type="float">
            <text:p>21935</text:p>
          </table:table-cell>
          <table:table-cell office:value-type="float" office:value="21958" calcext:value-type="float">
            <text:p>2195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ut cela me fit une telle impressio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1960" calcext:value-type="float">
            <text:p>21960</text:p>
          </table:table-cell>
          <table:table-cell office:value-type="float" office:value="21998" calcext:value-type="float">
            <text:p>2199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s sentir</text:p>
          </table:table-cell>
          <table:table-cell office:value-type="float" office:value="22005" calcext:value-type="float">
            <text:p>22005</text:p>
          </table:table-cell>
          <table:table-cell office:value-type="float" office:value="22016" calcext:value-type="float">
            <text:p>2201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́volution</text:p>
          </table:table-cell>
          <table:table-cell office:value-type="float" office:value="22037" calcext:value-type="float">
            <text:p>22037</text:p>
          </table:table-cell>
          <table:table-cell office:value-type="float" office:value="22048" calcext:value-type="float">
            <text:p>220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rriger</text:p>
          </table:table-cell>
          <table:table-cell office:value-type="float" office:value="22087" calcext:value-type="float">
            <text:p>22087</text:p>
          </table:table-cell>
          <table:table-cell office:value-type="float" office:value="22095" calcext:value-type="float">
            <text:p>2209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ois-je en moi-même</text:p>
          </table:table-cell>
          <table:table-cell office:value-type="float" office:value="22223" calcext:value-type="float">
            <text:p>22223</text:p>
          </table:table-cell>
          <table:table-cell office:value-type="float" office:value="22245" calcext:value-type="float">
            <text:p>2224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5 maintenant au fond de mon cœur</text:p>
          </table:table-cell>
          <table:table-cell office:value-type="float" office:value="22247" calcext:value-type="float">
            <text:p>22247</text:p>
          </table:table-cell>
          <table:table-cell office:value-type="float" office:value="22284" calcext:value-type="float">
            <text:p>2228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 compare ma volonté</text:p>
          </table:table-cell>
          <table:table-cell office:value-type="float" office:value="22286" calcext:value-type="float">
            <text:p>22286</text:p>
          </table:table-cell>
          <table:table-cell office:value-type="float" office:value="22308" calcext:value-type="float">
            <text:p>223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 Ciel et la terre sont témoins de l</text:p>
          </table:table-cell>
          <table:table-cell office:value-type="string" calcext:value-type="string">
            <text:p>engagement sacré</text:p>
          </table:table-cell>
          <table:table-cell office:value-type="float" office:value="22346" calcext:value-type="float">
            <text:p>22346</text:p>
          </table:table-cell>
          <table:table-cell office:value-type="float" office:value="22402" calcext:value-type="float">
            <text:p>22402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 seront encore de ma fidélité à</text:p>
          </table:table-cell>
          <table:table-cell office:value-type="float" office:value="22417" calcext:value-type="float">
            <text:p>22417</text:p>
          </table:table-cell>
          <table:table-cell office:value-type="float" office:value="22457" calcext:value-type="float">
            <text:p>2245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ie de Wolmar n</text:p>
          </table:table-cell>
          <table:table-cell office:value-type="string" calcext:value-type="string">
            <text:p>est plus votre ancienne Julie ...</text:p>
          </table:table-cell>
          <table:table-cell office:value-type="float" office:value="22476" calcext:value-type="float">
            <text:p>22476</text:p>
          </table:table-cell>
          <table:table-cell office:value-type="float" office:value="22527" calcext:value-type="float">
            <text:p>22527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22529" calcext:value-type="float">
            <text:p>22529</text:p>
          </table:table-cell>
          <table:table-cell office:value-type="float" office:value="22530" calcext:value-type="float">
            <text:p>225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II</text:p>
          </table:table-cell>
          <table:table-cell office:value-type="float" office:value="22532" calcext:value-type="float">
            <text:p>22532</text:p>
          </table:table-cell>
          <table:table-cell office:value-type="float" office:value="22535" calcext:value-type="float">
            <text:p>225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s Hande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ollen</text:p>
          </table:table-cell>
          <table:table-cell office:value-type="float" office:value="22619" calcext:value-type="float">
            <text:p>22619</text:p>
          </table:table-cell>
          <table:table-cell office:value-type="float" office:value="22644" calcext:value-type="float">
            <text:p>2264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22866" calcext:value-type="float">
            <text:p>22866</text:p>
          </table:table-cell>
          <table:table-cell office:value-type="float" office:value="22871" calcext:value-type="float">
            <text:p>2287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rüber</text:p>
          </table:table-cell>
          <table:table-cell office:value-type="float" office:value="22890" calcext:value-type="float">
            <text:p>22890</text:p>
          </table:table-cell>
          <table:table-cell office:value-type="float" office:value="22898" calcext:value-type="float">
            <text:p>228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̈ndenfall</text:p>
          </table:table-cell>
          <table:table-cell office:value-type="float" office:value="22934" calcext:value-type="float">
            <text:p>22934</text:p>
          </table:table-cell>
          <table:table-cell office:value-type="float" office:value="22945" calcext:value-type="float">
            <text:p>229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23019" calcext:value-type="float">
            <text:p>23019</text:p>
          </table:table-cell>
          <table:table-cell office:value-type="float" office:value="23024" calcext:value-type="float">
            <text:p>2302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 mere</text:p>
          </table:table-cell>
          <table:table-cell office:value-type="float" office:value="23130" calcext:value-type="float">
            <text:p>23130</text:p>
          </table:table-cell>
          <table:table-cell office:value-type="float" office:value="23137" calcext:value-type="float">
            <text:p>2313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osai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ouvrir</text:p>
          </table:table-cell>
          <table:table-cell office:value-type="float" office:value="23139" calcext:value-type="float">
            <text:p>23139</text:p>
          </table:table-cell>
          <table:table-cell office:value-type="float" office:value="23154" calcext:value-type="float">
            <text:p>23154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 fut là mon crime</text:p>
          </table:table-cell>
          <table:table-cell office:value-type="float" office:value="23156" calcext:value-type="float">
            <text:p>23156</text:p>
          </table:table-cell>
          <table:table-cell office:value-type="float" office:value="23176" calcext:value-type="float">
            <text:p>2317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tout le reste fut forcé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3178" calcext:value-type="float">
            <text:p>23178</text:p>
          </table:table-cell>
          <table:table-cell office:value-type="float" office:value="23207" calcext:value-type="float">
            <text:p>232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III</text:p>
          </table:table-cell>
          <table:table-cell office:value-type="float" office:value="23305" calcext:value-type="float">
            <text:p>23305</text:p>
          </table:table-cell>
          <table:table-cell office:value-type="float" office:value="23311" calcext:value-type="float">
            <text:p>2331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s Hochzeitsbekenntnis</text:p>
          </table:table-cell>
          <table:table-cell office:value-type="float" office:value="23343" calcext:value-type="float">
            <text:p>23343</text:p>
          </table:table-cell>
          <table:table-cell office:value-type="float" office:value="23369" calcext:value-type="float">
            <text:p>233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491" calcext:value-type="float">
            <text:p>23491</text:p>
          </table:table-cell>
          <table:table-cell office:value-type="float" office:value="23492" calcext:value-type="float">
            <text:p>2349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urückblickend</text:p>
          </table:table-cell>
          <table:table-cell office:value-type="float" office:value="23628" calcext:value-type="float">
            <text:p>23628</text:p>
          </table:table-cell>
          <table:table-cell office:value-type="float" office:value="23643" calcext:value-type="float">
            <text:p>2364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möglichen Lieb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3705" calcext:value-type="float">
            <text:p>23705</text:p>
          </table:table-cell>
          <table:table-cell office:value-type="float" office:value="23724" calcext:value-type="float">
            <text:p>237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Preux</text:p>
          </table:table-cell>
          <table:table-cell office:value-type="float" office:value="23840" calcext:value-type="float">
            <text:p>23840</text:p>
          </table:table-cell>
          <table:table-cell office:value-type="float" office:value="23851" calcext:value-type="float">
            <text:p>238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tensität</text:p>
          </table:table-cell>
          <table:table-cell office:value-type="float" office:value="23955" calcext:value-type="float">
            <text:p>23955</text:p>
          </table:table-cell>
          <table:table-cell office:value-type="float" office:value="23966" calcext:value-type="float">
            <text:p>239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s</text:p>
          </table:table-cell>
          <table:table-cell office:value-type="float" office:value="24056" calcext:value-type="float">
            <text:p>24056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weizer Berge</text:p>
          </table:table-cell>
          <table:table-cell office:value-type="float" office:value="24440" calcext:value-type="float">
            <text:p>24440</text:p>
          </table:table-cell>
          <table:table-cell office:value-type="float" office:value="24455" calcext:value-type="float">
            <text:p>2445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fer Bürger</text:p>
          </table:table-cell>
          <table:table-cell office:value-type="float" office:value="24465" calcext:value-type="float">
            <text:p>24465</text:p>
          </table:table-cell>
          <table:table-cell office:value-type="float" office:value="24479" calcext:value-type="float">
            <text:p>244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ques Rousseau</text:p>
          </table:table-cell>
          <table:table-cell office:value-type="float" office:value="24510" calcext:value-type="float">
            <text:p>24510</text:p>
          </table:table-cell>
          <table:table-cell office:value-type="float" office:value="24526" calcext:value-type="float">
            <text:p>2452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räumt</text:p>
          </table:table-cell>
          <table:table-cell office:value-type="float" office:value="24543" calcext:value-type="float">
            <text:p>24543</text:p>
          </table:table-cell>
          <table:table-cell office:value-type="float" office:value="24552" calcext:value-type="float">
            <text:p>2455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glück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4669" calcext:value-type="float">
            <text:p>24669</text:p>
          </table:table-cell>
          <table:table-cell office:value-type="float" office:value="24678" calcext:value-type="float">
            <text:p>246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24766" calcext:value-type="float">
            <text:p>24766</text:p>
          </table:table-cell>
          <table:table-cell office:value-type="float" office:value="24774" calcext:value-type="float">
            <text:p>2477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24978" calcext:value-type="float">
            <text:p>24978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pen</text:p>
          </table:table-cell>
          <table:table-cell office:value-type="float" office:value="25106" calcext:value-type="float">
            <text:p>25106</text:p>
          </table:table-cell>
          <table:table-cell office:value-type="float" office:value="25111" calcext:value-type="float">
            <text:p>2511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25147" calcext:value-type="float">
            <text:p>25147</text:p>
          </table:table-cell>
          <table:table-cell office:value-type="float" office:value="25156" calcext:value-type="float">
            <text:p>2515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französischen Einsiedelei</text:p>
          </table:table-cell>
          <table:table-cell office:value-type="float" office:value="25181" calcext:value-type="float">
            <text:p>25181</text:p>
          </table:table-cell>
          <table:table-cell office:value-type="float" office:value="25211" calcext:value-type="float">
            <text:p>2521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25347" calcext:value-type="float">
            <text:p>25347</text:p>
          </table:table-cell>
          <table:table-cell office:value-type="float" office:value="25355" calcext:value-type="float">
            <text:p>2535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rrespondenz vo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5437" calcext:value-type="float">
            <text:p>25437</text:p>
          </table:table-cell>
          <table:table-cell office:value-type="float" office:value="25455" calcext:value-type="float">
            <text:p>254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zählten Geschichte</text:p>
          </table:table-cell>
          <table:table-cell office:value-type="float" office:value="25591" calcext:value-type="float">
            <text:p>25591</text:p>
          </table:table-cell>
          <table:table-cell office:value-type="float" office:value="25612" calcext:value-type="float">
            <text:p>2561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̈mlich</text:p>
          </table:table-cell>
          <table:table-cell office:value-type="float" office:value="25623" calcext:value-type="float">
            <text:p>25623</text:p>
          </table:table-cell>
          <table:table-cell office:value-type="float" office:value="25631" calcext:value-type="float">
            <text:p>2563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̈mpft</text:p>
          </table:table-cell>
          <table:table-cell office:value-type="float" office:value="25810" calcext:value-type="float">
            <text:p>25810</text:p>
          </table:table-cell>
          <table:table-cell office:value-type="float" office:value="25817" calcext:value-type="float">
            <text:p>258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 bildverlore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5826" calcext:value-type="float">
            <text:p>25826</text:p>
          </table:table-cell>
          <table:table-cell office:value-type="float" office:value="25851" calcext:value-type="float">
            <text:p>2585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ätigt</text:p>
          </table:table-cell>
          <table:table-cell office:value-type="float" office:value="25851" calcext:value-type="float">
            <text:p>25851</text:p>
          </table:table-cell>
          <table:table-cell office:value-type="float" office:value="25861" calcext:value-type="float">
            <text:p>2586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führten</text:p>
          </table:table-cell>
          <table:table-cell office:value-type="float" office:value="26053" calcext:value-type="float">
            <text:p>26053</text:p>
          </table:table-cell>
          <table:table-cell office:value-type="float" office:value="26063" calcext:value-type="float">
            <text:p>2606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arens</text:p>
          </table:table-cell>
          <table:table-cell office:value-type="float" office:value="26138" calcext:value-type="float">
            <text:p>26138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fer Sees</text:p>
          </table:table-cell>
          <table:table-cell office:value-type="float" office:value="26158" calcext:value-type="float">
            <text:p>26158</text:p>
          </table:table-cell>
          <table:table-cell office:value-type="float" office:value="26169" calcext:value-type="float">
            <text:p>2616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26292" calcext:value-type="float">
            <text:p>26292</text:p>
          </table:table-cell>
          <table:table-cell office:value-type="float" office:value="26293" calcext:value-type="float">
            <text:p>2629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II</text:p>
          </table:table-cell>
          <table:table-cell office:value-type="float" office:value="26295" calcext:value-type="float">
            <text:p>26295</text:p>
          </table:table-cell>
          <table:table-cell office:value-type="float" office:value="26298" calcext:value-type="float">
            <text:p>262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</text:p>
          </table:table-cell>
          <table:table-cell office:value-type="float" office:value="26304" calcext:value-type="float">
            <text:p>26304</text:p>
          </table:table-cell>
          <table:table-cell office:value-type="float" office:value="26306" calcext:value-type="float">
            <text:p>2630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stergültigkeit</text:p>
          </table:table-cell>
          <table:table-cell office:value-type="float" office:value="26325" calcext:value-type="float">
            <text:p>26325</text:p>
          </table:table-cell>
          <table:table-cell office:value-type="float" office:value="26342" calcext:value-type="float">
            <text:p>263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trat social ent-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6596" calcext:value-type="float">
            <text:p>26596</text:p>
          </table:table-cell>
          <table:table-cell office:value-type="float" office:value="26616" calcext:value-type="float">
            <text:p>2661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hler</text:p>
          </table:table-cell>
          <table:table-cell office:value-type="float" office:value="26628" calcext:value-type="float">
            <text:p>26628</text:p>
          </table:table-cell>
          <table:table-cell office:value-type="float" office:value="26635" calcext:value-type="float">
            <text:p>266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trauensseliger</text:p>
          </table:table-cell>
          <table:table-cell office:value-type="float" office:value="26785" calcext:value-type="float">
            <text:p>26785</text:p>
          </table:table-cell>
          <table:table-cell office:value-type="float" office:value="26802" calcext:value-type="float">
            <text:p>2680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̈berwachung</text:p>
          </table:table-cell>
          <table:table-cell office:value-type="float" office:value="26832" calcext:value-type="float">
            <text:p>26832</text:p>
          </table:table-cell>
          <table:table-cell office:value-type="float" office:value="26844" calcext:value-type="float">
            <text:p>268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gründete</text:p>
          </table:table-cell>
          <table:table-cell office:value-type="float" office:value="26872" calcext:value-type="float">
            <text:p>26872</text:p>
          </table:table-cell>
          <table:table-cell office:value-type="float" office:value="26883" calcext:value-type="float">
            <text:p>2688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talitärer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6914" calcext:value-type="float">
            <text:p>26914</text:p>
          </table:table-cell>
          <table:table-cell office:value-type="float" office:value="26927" calcext:value-type="float">
            <text:p>2692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genfällig</text:p>
          </table:table-cell>
          <table:table-cell office:value-type="float" office:value="26956" calcext:value-type="float">
            <text:p>26956</text:p>
          </table:table-cell>
          <table:table-cell office:value-type="float" office:value="26968" calcext:value-type="float">
            <text:p>2696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sellek</text:p>
          </table:table-cell>
          <table:table-cell office:value-type="float" office:value="26991" calcext:value-type="float">
            <text:p>26991</text:p>
          </table:table-cell>
          <table:table-cell office:value-type="float" office:value="26999" calcext:value-type="float">
            <text:p>2699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hler</text:p>
          </table:table-cell>
          <table:table-cell office:value-type="float" office:value="27030" calcext:value-type="float">
            <text:p>27030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scherl</text:p>
          </table:table-cell>
          <table:table-cell office:value-type="float" office:value="27051" calcext:value-type="float">
            <text:p>27051</text:p>
          </table:table-cell>
          <table:table-cell office:value-type="float" office:value="27060" calcext:value-type="float">
            <text:p>2706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ap</text:p>
          </table:table-cell>
          <table:table-cell office:value-type="float" office:value="27072" calcext:value-type="float">
            <text:p>2707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zösischen Revolution</text:p>
          </table:table-cell>
          <table:table-cell office:value-type="float" office:value="27116" calcext:value-type="float">
            <text:p>27116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tra social</text:p>
          </table:table-cell>
          <table:table-cell office:value-type="float" office:value="27192" calcext:value-type="float">
            <text:p>27192</text:p>
          </table:table-cell>
          <table:table-cell office:value-type="float" office:value="27205" calcext:value-type="float">
            <text:p>2720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rta der Menschenrechte</text:p>
          </table:table-cell>
          <table:table-cell office:value-type="float" office:value="27263" calcext:value-type="float">
            <text:p>27263</text:p>
          </table:table-cell>
          <table:table-cell office:value-type="float" office:value="27288" calcext:value-type="float">
            <text:p>2728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weibändigen</text:p>
          </table:table-cell>
          <table:table-cell office:value-type="float" office:value="27361" calcext:value-type="float">
            <text:p>27361</text:p>
          </table:table-cell>
          <table:table-cell office:value-type="float" office:value="27374" calcext:value-type="float">
            <text:p>273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egyrismus De J.-J. Rousseau</text:p>
          </table:table-cell>
          <table:table-cell office:value-type="float" office:value="27375" calcext:value-type="float">
            <text:p>27375</text:p>
          </table:table-cell>
          <table:table-cell office:value-type="float" office:value="27405" calcext:value-type="float">
            <text:p>2740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flügelt</text:p>
          </table:table-cell>
          <table:table-cell office:value-type="float" office:value="27475" calcext:value-type="float">
            <text:p>27475</text:p>
          </table:table-cell>
          <table:table-cell office:value-type="float" office:value="27485" calcext:value-type="float">
            <text:p>2748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27533" calcext:value-type="float">
            <text:p>27533</text:p>
          </table:table-cell>
          <table:table-cell office:value-type="float" office:value="27541" calcext:value-type="float">
            <text:p>2754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27609" calcext:value-type="float">
            <text:p>27609</text:p>
          </table:table-cell>
          <table:table-cell office:value-type="float" office:value="27614" calcext:value-type="float">
            <text:p>2761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e de mēme</text:p>
          </table:table-cell>
          <table:table-cell office:value-type="float" office:value="27776" calcext:value-type="float">
            <text:p>27776</text:p>
          </table:table-cell>
          <table:table-cell office:value-type="float" office:value="27790" calcext:value-type="float">
            <text:p>2779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 Contrat social ... un ouvrage obscur</text:p>
          </table:table-cell>
          <table:table-cell office:value-type="float" office:value="27852" calcext:value-type="float">
            <text:p>27852</text:p>
          </table:table-cell>
          <table:table-cell office:value-type="float" office:value="27891" calcext:value-type="float">
            <text:p>2789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ein de contradictions</text:p>
          </table:table-cell>
          <table:table-cell office:value-type="float" office:value="27906" calcext:value-type="float">
            <text:p>27906</text:p>
          </table:table-cell>
          <table:table-cell office:value-type="float" office:value="27929" calcext:value-type="float">
            <text:p>2792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I</text:p>
          </table:table-cell>
          <table:table-cell office:value-type="float" office:value="28073" calcext:value-type="float">
            <text:p>28073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e</text:p>
          </table:table-cell>
          <table:table-cell office:value-type="float" office:value="28093" calcext:value-type="float">
            <text:p>28093</text:p>
          </table:table-cell>
          <table:table-cell office:value-type="float" office:value="28098" calcext:value-type="float">
            <text:p>2809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28115" calcext:value-type="float">
            <text:p>28115</text:p>
          </table:table-cell>
          <table:table-cell office:value-type="float" office:value="28126" calcext:value-type="float">
            <text:p>2812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fühl</text:p>
          </table:table-cell>
          <table:table-cell office:value-type="float" office:value="28229" calcext:value-type="float">
            <text:p>28229</text:p>
          </table:table-cell>
          <table:table-cell office:value-type="float" office:value="28236" calcext:value-type="float">
            <text:p>2823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iser Parlament</text:p>
          </table:table-cell>
          <table:table-cell office:value-type="float" office:value="28385" calcext:value-type="float">
            <text:p>28385</text:p>
          </table:table-cell>
          <table:table-cell office:value-type="float" office:value="28402" calcext:value-type="float">
            <text:p>2840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trat social</text:p>
          </table:table-cell>
          <table:table-cell office:value-type="float" office:value="28459" calcext:value-type="float">
            <text:p>28459</text:p>
          </table:table-cell>
          <table:table-cell office:value-type="float" office:value="28473" calcext:value-type="float">
            <text:p>2847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fer Republik</text:p>
          </table:table-cell>
          <table:table-cell office:value-type="float" office:value="28482" calcext:value-type="float">
            <text:p>28482</text:p>
          </table:table-cell>
          <table:table-cell office:value-type="float" office:value="28497" calcext:value-type="float">
            <text:p>2849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téméraires</text:p>
          </table:table-cell>
          <table:table-cell office:value-type="float" office:value="28535" calcext:value-type="float">
            <text:p>28535</text:p>
          </table:table-cell>
          <table:table-cell office:value-type="float" office:value="28548" calcext:value-type="float">
            <text:p>285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uvres complètes III</text:p>
          </table:table-cell>
          <table:table-cell office:value-type="float" office:value="28645" calcext:value-type="float">
            <text:p>28645</text:p>
          </table:table-cell>
          <table:table-cell office:value-type="float" office:value="28666" calcext:value-type="float">
            <text:p>286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VI</text:p>
          </table:table-cell>
          <table:table-cell office:value-type="float" office:value="28668" calcext:value-type="float">
            <text:p>28668</text:p>
          </table:table-cell>
          <table:table-cell office:value-type="float" office:value="28671" calcext:value-type="float">
            <text:p>286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frührerischen</text:p>
          </table:table-cell>
          <table:table-cell office:value-type="float" office:value="28729" calcext:value-type="float">
            <text:p>28729</text:p>
          </table:table-cell>
          <table:table-cell office:value-type="float" office:value="28745" calcext:value-type="float">
            <text:p>287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Préface</text:p>
          </table:table-cell>
          <table:table-cell office:value-type="float" office:value="28783" calcext:value-type="float">
            <text:p>28783</text:p>
          </table:table-cell>
          <table:table-cell office:value-type="float" office:value="28792" calcext:value-type="float">
            <text:p>2879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zählstrategisch</text:p>
          </table:table-cell>
          <table:table-cell office:value-type="float" office:value="28795" calcext:value-type="float">
            <text:p>28795</text:p>
          </table:table-cell>
          <table:table-cell office:value-type="float" office:value="28813" calcext:value-type="float">
            <text:p>2881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28873" calcext:value-type="float">
            <text:p>28873</text:p>
          </table:table-cell>
          <table:table-cell office:value-type="float" office:value="28884" calcext:value-type="float">
            <text:p>2888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use Wolmar</text:p>
          </table:table-cell>
          <table:table-cell office:value-type="float" office:value="28905" calcext:value-type="float">
            <text:p>28905</text:p>
          </table:table-cell>
          <table:table-cell office:value-type="float" office:value="28917" calcext:value-type="float">
            <text:p>289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̈hren</text:p>
          </table:table-cell>
          <table:table-cell office:value-type="float" office:value="28947" calcext:value-type="float">
            <text:p>28947</text:p>
          </table:table-cell>
          <table:table-cell office:value-type="float" office:value="28954" calcext:value-type="float">
            <text:p>2895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s Garten</text:p>
          </table:table-cell>
          <table:table-cell office:value-type="float" office:value="28975" calcext:value-type="float">
            <text:p>28975</text:p>
          </table:table-cell>
          <table:table-cell office:value-type="float" office:value="28988" calcext:value-type="float">
            <text:p>2898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29019" calcext:value-type="float">
            <text:p>29019</text:p>
          </table:table-cell>
          <table:table-cell office:value-type="float" office:value="29020" calcext:value-type="float">
            <text:p>2902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29022" calcext:value-type="float">
            <text:p>29022</text:p>
          </table:table-cell>
          <table:table-cell office:value-type="float" office:value="29024" calcext:value-type="float">
            <text:p>290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oique tout proche de la maison est tellement caché par l</text:p>
          </table:table-cell>
          <table:table-cell office:value-type="string" calcext:value-type="string">
            <text:p>allée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29163" calcext:value-type="float">
            <text:p>29163</text:p>
          </table:table-cell>
          <table:table-cell office:value-type="float" office:value="29230" calcext:value-type="float">
            <text:p>2923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 l</text:p>
          </table:table-cell>
          <table:table-cell office:value-type="string" calcext:value-type="string">
            <text:p>en</text:p>
          </table:table-cell>
          <table:table-cell office:value-type="float" office:value="29239" calcext:value-type="float">
            <text:p>29239</text:p>
          </table:table-cell>
          <table:table-cell office:value-type="float" office:value="29247" calcext:value-type="float">
            <text:p>29247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on</text:p>
          </table:table-cell>
          <table:table-cell office:value-type="float" office:value="29256" calcext:value-type="float">
            <text:p>29256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us frappé d</text:p>
          </table:table-cell>
          <table:table-cell office:value-type="string" calcext:value-type="string">
            <text:p>une</text:p>
          </table:table-cell>
          <table:table-cell office:value-type="float" office:value="29464" calcext:value-type="float">
            <text:p>29464</text:p>
          </table:table-cell>
          <table:table-cell office:value-type="float" office:value="29481" calcext:value-type="float">
            <text:p>29481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 d</text:p>
          </table:table-cell>
          <table:table-cell office:value-type="string" calcext:value-type="string">
            <text:p>obscurs ombrages</text:p>
          </table:table-cell>
          <table:table-cell office:value-type="float" office:value="29515" calcext:value-type="float">
            <text:p>29515</text:p>
          </table:table-cell>
          <table:table-cell office:value-type="float" office:value="29537" calcext:value-type="float">
            <text:p>29537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e verdure</text:p>
          </table:table-cell>
          <table:table-cell office:value-type="float" office:value="29539" calcext:value-type="float">
            <text:p>29539</text:p>
          </table:table-cell>
          <table:table-cell office:value-type="float" office:value="29550" calcext:value-type="float">
            <text:p>2955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vive</text:p>
          </table:table-cell>
          <table:table-cell office:value-type="float" office:value="29559" calcext:value-type="float">
            <text:p>29559</text:p>
          </table:table-cell>
          <table:table-cell office:value-type="float" office:value="29566" calcext:value-type="float">
            <text:p>2956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́par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tous</text:p>
          </table:table-cell>
          <table:table-cell office:value-type="float" office:value="29579" calcext:value-type="float">
            <text:p>29579</text:p>
          </table:table-cell>
          <table:table-cell office:value-type="float" office:value="29595" calcext:value-type="float">
            <text:p>2959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 gazouillement d</text:p>
          </table:table-cell>
          <table:table-cell office:value-type="string" calcext:value-type="string">
            <text:p>eau courante et le chant de mille oiseaux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29604" calcext:value-type="float">
            <text:p>29604</text:p>
          </table:table-cell>
          <table:table-cell office:value-type="float" office:value="29665" calcext:value-type="float">
            <text:p>2966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à mes sens</text:p>
          </table:table-cell>
          <table:table-cell office:value-type="float" office:value="29710" calcext:value-type="float">
            <text:p>29710</text:p>
          </table:table-cell>
          <table:table-cell office:value-type="float" office:value="29724" calcext:value-type="float">
            <text:p>2972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s en même tem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9726" calcext:value-type="float">
            <text:p>29726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s voir le lieu le plus sauvage</text:p>
          </table:table-cell>
          <table:table-cell office:value-type="float" office:value="29748" calcext:value-type="float">
            <text:p>29748</text:p>
          </table:table-cell>
          <table:table-cell office:value-type="float" office:value="29781" calcext:value-type="float">
            <text:p>2978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il me sembloi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29815" calcext:value-type="float">
            <text:p>29815</text:p>
          </table:table-cell>
          <table:table-cell office:value-type="float" office:value="29833" calcext:value-type="float">
            <text:p>298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 premier mortel qui jamais eut</text:p>
          </table:table-cell>
          <table:table-cell office:value-type="float" office:value="29844" calcext:value-type="float">
            <text:p>29844</text:p>
          </table:table-cell>
          <table:table-cell office:value-type="float" office:value="29876" calcext:value-type="float">
            <text:p>2987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si</text:p>
          </table:table-cell>
          <table:table-cell office:value-type="float" office:value="29913" calcext:value-type="float">
            <text:p>29913</text:p>
          </table:table-cell>
          <table:table-cell office:value-type="float" office:value="29918" calcext:value-type="float">
            <text:p>2991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porté d</text:p>
          </table:table-cell>
          <table:table-cell office:value-type="string" calcext:value-type="string">
            <text:p>un spectacle si peu prévu</text:p>
          </table:table-cell>
          <table:table-cell office:value-type="float" office:value="29920" calcext:value-type="float">
            <text:p>29920</text:p>
          </table:table-cell>
          <table:table-cell office:value-type="float" office:value="29960" calcext:value-type="float">
            <text:p>2996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s agreste et abandonné</text:p>
          </table:table-cell>
          <table:table-cell office:value-type="float" office:value="30032" calcext:value-type="float">
            <text:p>30032</text:p>
          </table:table-cell>
          <table:table-cell office:value-type="float" office:value="30058" calcext:value-type="float">
            <text:p>3005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eau est venue</text:p>
          </table:table-cell>
          <table:table-cell office:value-type="float" office:value="30124" calcext:value-type="float">
            <text:p>30124</text:p>
          </table:table-cell>
          <table:table-cell office:value-type="float" office:value="30139" calcext:value-type="float">
            <text:p>30139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natu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ule a fait tout le reste et vous-même n</text:p>
          </table:table-cell>
          <table:table-cell office:value-type="string" calcext:value-type="string">
            <text:p>eussiez jamais</text:p>
          </table:table-cell>
          <table:table-cell office:value-type="float" office:value="30160" calcext:value-type="float">
            <text:p>30160</text:p>
          </table:table-cell>
          <table:table-cell office:value-type="float" office:value="30227" calcext:value-type="float">
            <text:p>30227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elle</text:p>
          </table:table-cell>
          <table:table-cell office:value-type="float" office:value="30252" calcext:value-type="float">
            <text:p>30252</text:p>
          </table:table-cell>
          <table:table-cell office:value-type="float" office:value="30259" calcext:value-type="float">
            <text:p>3025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t-elle</text:p>
          </table:table-cell>
          <table:table-cell office:value-type="float" office:value="30274" calcext:value-type="float">
            <text:p>30274</text:p>
          </table:table-cell>
          <table:table-cell office:value-type="float" office:value="30282" calcext:value-type="float">
            <text:p>3028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 la nature a tout fait</text:p>
          </table:table-cell>
          <table:table-cell office:value-type="float" office:value="30284" calcext:value-type="float">
            <text:p>30284</text:p>
          </table:table-cell>
          <table:table-cell office:value-type="float" office:value="30309" calcext:value-type="float">
            <text:p>3030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sous ma direction</text:p>
          </table:table-cell>
          <table:table-cell office:value-type="float" office:value="30311" calcext:value-type="float">
            <text:p>30311</text:p>
          </table:table-cell>
          <table:table-cell office:value-type="float" office:value="30333" calcext:value-type="float">
            <text:p>303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y a rien là que je n</text:p>
          </table:table-cell>
          <table:table-cell office:value-type="string" calcext:value-type="string">
            <text:p>aye ordonné</text:p>
          </table:table-cell>
          <table:table-cell office:value-type="float" office:value="30335" calcext:value-type="float">
            <text:p>30335</text:p>
          </table:table-cell>
          <table:table-cell office:value-type="float" office:value="30377" calcext:value-type="float">
            <text:p>3037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0379" calcext:value-type="float">
            <text:p>30379</text:p>
          </table:table-cell>
          <table:table-cell office:value-type="float" office:value="30380" calcext:value-type="float">
            <text:p>3038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0382" calcext:value-type="float">
            <text:p>30382</text:p>
          </table:table-cell>
          <table:table-cell office:value-type="float" office:value="30384" calcext:value-type="float">
            <text:p>3038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adiesgärtlei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0464" calcext:value-type="float">
            <text:p>30464</text:p>
          </table:table-cell>
          <table:table-cell office:value-type="float" office:value="30482" calcext:value-type="float">
            <text:p>3048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ühen</text:p>
          </table:table-cell>
          <table:table-cell office:value-type="float" office:value="30521" calcext:value-type="float">
            <text:p>30521</text:p>
          </table:table-cell>
          <table:table-cell office:value-type="float" office:value="30528" calcext:value-type="float">
            <text:p>3052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iens</text:p>
          </table:table-cell>
          <table:table-cell office:value-type="float" office:value="30574" calcext:value-type="float">
            <text:p>30574</text:p>
          </table:table-cell>
          <table:table-cell office:value-type="float" office:value="30581" calcext:value-type="float">
            <text:p>3058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0795" calcext:value-type="float">
            <text:p>30795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0798" calcext:value-type="float">
            <text:p>30798</text:p>
          </table:table-cell>
          <table:table-cell office:value-type="float" office:value="30800" calcext:value-type="float">
            <text:p>308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sprungs</text:p>
          </table:table-cell>
          <table:table-cell office:value-type="float" office:value="30874" calcext:value-type="float">
            <text:p>30874</text:p>
          </table:table-cell>
          <table:table-cell office:value-type="float" office:value="30883" calcext:value-type="float">
            <text:p>3088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hört</text:p>
          </table:table-cell>
          <table:table-cell office:value-type="float" office:value="31106" calcext:value-type="float">
            <text:p>31106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1123" calcext:value-type="float">
            <text:p>31123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 ami</text:p>
          </table:table-cell>
          <table:table-cell office:value-type="float" office:value="31160" calcext:value-type="float">
            <text:p>31160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 dit-elle d</text:p>
          </table:table-cell>
          <table:table-cell office:value-type="string" calcext:value-type="string">
            <text:p>une voix émue</text:p>
          </table:table-cell>
          <table:table-cell office:value-type="float" office:value="31169" calcext:value-type="float">
            <text:p>31169</text:p>
          </table:table-cell>
          <table:table-cell office:value-type="float" office:value="31197" calcext:value-type="float">
            <text:p>31197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urs ainsi passés tiennent du bon-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eur de l</text:p>
          </table:table-cell>
          <table:table-cell office:value-type="string" calcext:value-type="string">
            <text:p>autre vie</text:p>
          </table:table-cell>
          <table:table-cell office:value-type="float" office:value="31203" calcext:value-type="float">
            <text:p>31203</text:p>
          </table:table-cell>
          <table:table-cell office:value-type="float" office:value="31259" calcext:value-type="float">
            <text:p>31259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ce n</text:p>
          </table:table-cell>
          <table:table-cell office:value-type="string" calcext:value-type="string">
            <text:p>est pas sans raison qu</text:p>
          </table:table-cell>
          <table:table-cell office:value-type="string" calcext:value-type="string">
            <text:p>en y pensant</text:p>
          </table:table-cell>
          <table:table-cell office:value-type="float" office:value="31261" calcext:value-type="float">
            <text:p>31261</text:p>
          </table:table-cell>
          <table:table-cell office:value-type="float" office:value="31304" calcext:value-type="float">
            <text:p>31304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i donné d</text:p>
          </table:table-cell>
          <table:table-cell office:value-type="string" calcext:value-type="string">
            <text:p>av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05" calcext:value-type="float">
            <text:p>31305</text:p>
          </table:table-cell>
          <table:table-cell office:value-type="float" office:value="31326" calcext:value-type="float">
            <text:p>3132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̀ ce</text:p>
          </table:table-cell>
          <table:table-cell office:value-type="float" office:value="31326" calcext:value-type="float">
            <text:p>31326</text:p>
          </table:table-cell>
          <table:table-cell office:value-type="float" office:value="31331" calcext:value-type="float">
            <text:p>3133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1356" calcext:value-type="float">
            <text:p>31356</text:p>
          </table:table-cell>
          <table:table-cell office:value-type="float" office:value="31357" calcext:value-type="float">
            <text:p>313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1359" calcext:value-type="float">
            <text:p>31359</text:p>
          </table:table-cell>
          <table:table-cell office:value-type="float" office:value="31361" calcext:value-type="float">
            <text:p>313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füllt</text:p>
          </table:table-cell>
          <table:table-cell office:value-type="float" office:value="31388" calcext:value-type="float">
            <text:p>31388</text:p>
          </table:table-cell>
          <table:table-cell office:value-type="float" office:value="31396" calcext:value-type="float">
            <text:p>313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1544" calcext:value-type="float">
            <text:p>31544</text:p>
          </table:table-cell>
          <table:table-cell office:value-type="float" office:value="31555" calcext:value-type="float">
            <text:p>3155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glischen</text:p>
          </table:table-cell>
          <table:table-cell office:value-type="float" office:value="31874" calcext:value-type="float">
            <text:p>31874</text:p>
          </table:table-cell>
          <table:table-cell office:value-type="float" office:value="31884" calcext:value-type="float">
            <text:p>3188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éable azile</text:p>
          </table:table-cell>
          <table:table-cell office:value-type="float" office:value="31986" calcext:value-type="float">
            <text:p>31986</text:p>
          </table:table-cell>
          <table:table-cell office:value-type="float" office:value="32001" calcext:value-type="float">
            <text:p>3200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2004" calcext:value-type="float">
            <text:p>32004</text:p>
          </table:table-cell>
          <table:table-cell office:value-type="float" office:value="32005" calcext:value-type="float">
            <text:p>320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2007" calcext:value-type="float">
            <text:p>32007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ünschen</text:p>
          </table:table-cell>
          <table:table-cell office:value-type="float" office:value="32032" calcext:value-type="float">
            <text:p>32032</text:p>
          </table:table-cell>
          <table:table-cell office:value-type="float" office:value="32041" calcext:value-type="float">
            <text:p>320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währ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2062" calcext:value-type="float">
            <text:p>32062</text:p>
          </table:table-cell>
          <table:table-cell office:value-type="float" office:value="32071" calcext:value-type="float">
            <text:p>3207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sprüchen</text:p>
          </table:table-cell>
          <table:table-cell office:value-type="float" office:value="32079" calcext:value-type="float">
            <text:p>32079</text:p>
          </table:table-cell>
          <table:table-cell office:value-type="float" office:value="32090" calcext:value-type="float">
            <text:p>320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s Rêveries</text:p>
          </table:table-cell>
          <table:table-cell office:value-type="float" office:value="32184" calcext:value-type="float">
            <text:p>32184</text:p>
          </table:table-cell>
          <table:table-cell office:value-type="float" office:value="32197" calcext:value-type="float">
            <text:p>3219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ühmten</text:p>
          </table:table-cell>
          <table:table-cell office:value-type="float" office:value="32238" calcext:value-type="float">
            <text:p>32238</text:p>
          </table:table-cell>
          <table:table-cell office:value-type="float" office:value="32248" calcext:value-type="float">
            <text:p>3224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̂verie</text:p>
          </table:table-cell>
          <table:table-cell office:value-type="float" office:value="32253" calcext:value-type="float">
            <text:p>32253</text:p>
          </table:table-cell>
          <table:table-cell office:value-type="float" office:value="32261" calcext:value-type="float">
            <text:p>322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mplatifs solitaires</text:p>
          </table:table-cell>
          <table:table-cell office:value-type="float" office:value="32313" calcext:value-type="float">
            <text:p>32313</text:p>
          </table:table-cell>
          <table:table-cell office:value-type="float" office:value="32337" calcext:value-type="float">
            <text:p>3233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währt</text:p>
          </table:table-cell>
          <table:table-cell office:value-type="float" office:value="32372" calcext:value-type="float">
            <text:p>32372</text:p>
          </table:table-cell>
          <table:table-cell office:value-type="float" office:value="32380" calcext:value-type="float">
            <text:p>323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bgründigen</text:p>
          </table:table-cell>
          <table:table-cell office:value-type="float" office:value="32584" calcext:value-type="float">
            <text:p>32584</text:p>
          </table:table-cell>
          <table:table-cell office:value-type="float" office:value="32596" calcext:value-type="float">
            <text:p>325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führungsgewalt</text:p>
          </table:table-cell>
          <table:table-cell office:value-type="float" office:value="32597" calcext:value-type="float">
            <text:p>32597</text:p>
          </table:table-cell>
          <table:table-cell office:value-type="float" office:value="32615" calcext:value-type="float">
            <text:p>3261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vermittelter</text:p>
          </table:table-cell>
          <table:table-cell office:value-type="float" office:value="32726" calcext:value-type="float">
            <text:p>32726</text:p>
          </table:table-cell>
          <table:table-cell office:value-type="float" office:value="32740" calcext:value-type="float">
            <text:p>327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istan und Isolde</text:p>
          </table:table-cell>
          <table:table-cell office:value-type="float" office:value="32811" calcext:value-type="float">
            <text:p>32811</text:p>
          </table:table-cell>
          <table:table-cell office:value-type="float" office:value="32829" calcext:value-type="float">
            <text:p>3282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2831" calcext:value-type="float">
            <text:p>32831</text:p>
          </table:table-cell>
          <table:table-cell office:value-type="float" office:value="32833" calcext:value-type="float">
            <text:p>328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mäßen Tugend der Liebenden</text:p>
          </table:table-cell>
          <table:table-cell office:value-type="float" office:value="32863" calcext:value-type="float">
            <text:p>32863</text:p>
          </table:table-cell>
          <table:table-cell office:value-type="float" office:value="32892" calcext:value-type="float">
            <text:p>3289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2899" calcext:value-type="float">
            <text:p>32899</text:p>
          </table:table-cell>
          <table:table-cell office:value-type="float" office:value="32911" calcext:value-type="float">
            <text:p>329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ouard</text:p>
          </table:table-cell>
          <table:table-cell office:value-type="float" office:value="32978" calcext:value-type="float">
            <text:p>32978</text:p>
          </table:table-cell>
          <table:table-cell office:value-type="float" office:value="32992" calcext:value-type="float">
            <text:p>3299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̈kularisierten</text:p>
          </table:table-cell>
          <table:table-cell office:value-type="float" office:value="33037" calcext:value-type="float">
            <text:p>33037</text:p>
          </table:table-cell>
          <table:table-cell office:value-type="float" office:value="33053" calcext:value-type="float">
            <text:p>3305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fer See</text:p>
          </table:table-cell>
          <table:table-cell office:value-type="float" office:value="33127" calcext:value-type="float">
            <text:p>33127</text:p>
          </table:table-cell>
          <table:table-cell office:value-type="float" office:value="33137" calcext:value-type="float">
            <text:p>3313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3144" calcext:value-type="float">
            <text:p>33144</text:p>
          </table:table-cell>
          <table:table-cell office:value-type="float" office:value="33145" calcext:value-type="float">
            <text:p>3314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gendämmerung</text:p>
          </table:table-cell>
          <table:table-cell office:value-type="float" office:value="33241" calcext:value-type="float">
            <text:p>33241</text:p>
          </table:table-cell>
          <table:table-cell office:value-type="float" office:value="33257" calcext:value-type="float">
            <text:p>332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e</text:p>
          </table:table-cell>
          <table:table-cell office:value-type="float" office:value="33330" calcext:value-type="float">
            <text:p>33330</text:p>
          </table:table-cell>
          <table:table-cell office:value-type="float" office:value="33333" calcext:value-type="float">
            <text:p>3333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sgerüstet</text:p>
          </table:table-cell>
          <table:table-cell office:value-type="float" office:value="33335" calcext:value-type="float">
            <text:p>33335</text:p>
          </table:table-cell>
          <table:table-cell office:value-type="float" office:value="33347" calcext:value-type="float">
            <text:p>333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rräten</text:p>
          </table:table-cell>
          <table:table-cell office:value-type="float" office:value="33352" calcext:value-type="float">
            <text:p>33352</text:p>
          </table:table-cell>
          <table:table-cell office:value-type="float" office:value="33361" calcext:value-type="float">
            <text:p>333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̈rs Abendessen</text:p>
          </table:table-cell>
          <table:table-cell office:value-type="float" office:value="33367" calcext:value-type="float">
            <text:p>33367</text:p>
          </table:table-cell>
          <table:table-cell office:value-type="float" office:value="33383" calcext:value-type="float">
            <text:p>3338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 bclehrt</text:p>
          </table:table-cell>
          <table:table-cell office:value-type="float" office:value="33433" calcext:value-type="float">
            <text:p>33433</text:p>
          </table:table-cell>
          <table:table-cell office:value-type="float" office:value="33452" calcext:value-type="float">
            <text:p>3345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uperbe horizon</text:p>
          </table:table-cell>
          <table:table-cell office:value-type="float" office:value="33489" calcext:value-type="float">
            <text:p>33489</text:p>
          </table:table-cell>
          <table:table-cell office:value-type="float" office:value="33506" calcext:value-type="float">
            <text:p>3350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3508" calcext:value-type="float">
            <text:p>33508</text:p>
          </table:table-cell>
          <table:table-cell office:value-type="float" office:value="33509" calcext:value-type="float">
            <text:p>3350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3511" calcext:value-type="float">
            <text:p>33511</text:p>
          </table:table-cell>
          <table:table-cell office:value-type="float" office:value="33513" calcext:value-type="float">
            <text:p>3351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nmündung</text:p>
          </table:table-cell>
          <table:table-cell office:value-type="float" office:value="33529" calcext:value-type="float">
            <text:p>33529</text:p>
          </table:table-cell>
          <table:table-cell office:value-type="float" office:value="33540" calcext:value-type="float">
            <text:p>335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643" calcext:value-type="float">
            <text:p>33643</text:p>
          </table:table-cell>
          <table:table-cell office:value-type="float" office:value="33648" calcext:value-type="float">
            <text:p>3364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fährden</text:p>
          </table:table-cell>
          <table:table-cell office:value-type="float" office:value="33659" calcext:value-type="float">
            <text:p>33659</text:p>
          </table:table-cell>
          <table:table-cell office:value-type="float" office:value="33669" calcext:value-type="float">
            <text:p>3366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3727" calcext:value-type="float">
            <text:p>33727</text:p>
          </table:table-cell>
          <table:table-cell office:value-type="float" office:value="33728" calcext:value-type="float">
            <text:p>337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3730" calcext:value-type="float">
            <text:p>33730</text:p>
          </table:table-cell>
          <table:table-cell office:value-type="float" office:value="33732" calcext:value-type="float">
            <text:p>3373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aud bil-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3808" calcext:value-type="float">
            <text:p>33808</text:p>
          </table:table-cell>
          <table:table-cell office:value-type="float" office:value="33818" calcext:value-type="float">
            <text:p>3381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genüberliegenden</text:p>
          </table:table-cell>
          <table:table-cell office:value-type="float" office:value="33842" calcext:value-type="float">
            <text:p>33842</text:p>
          </table:table-cell>
          <table:table-cell office:value-type="float" office:value="33861" calcext:value-type="float">
            <text:p>3386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blais</text:p>
          </table:table-cell>
          <table:table-cell office:value-type="float" office:value="33872" calcext:value-type="float">
            <text:p>33872</text:p>
          </table:table-cell>
          <table:table-cell office:value-type="float" office:value="33880" calcext:value-type="float">
            <text:p>3388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wähnten</text:p>
          </table:table-cell>
          <table:table-cell office:value-type="float" office:value="33988" calcext:value-type="float">
            <text:p>33988</text:p>
          </table:table-cell>
          <table:table-cell office:value-type="float" office:value="33998" calcext:value-type="float">
            <text:p>3399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̂verie</text:p>
          </table:table-cell>
          <table:table-cell office:value-type="float" office:value="34002" calcext:value-type="float">
            <text:p>34002</text:p>
          </table:table-cell>
          <table:table-cell office:value-type="float" office:value="34010" calcext:value-type="float">
            <text:p>340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ht</text:p>
          </table:table-cell>
          <table:table-cell office:value-type="float" office:value="34026" calcext:value-type="float">
            <text:p>34026</text:p>
          </table:table-cell>
          <table:table-cell office:value-type="float" office:value="34030" calcext:value-type="float">
            <text:p>3403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4074" calcext:value-type="float">
            <text:p>34074</text:p>
          </table:table-cell>
          <table:table-cell office:value-type="float" office:value="34079" calcext:value-type="float">
            <text:p>340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4139" calcext:value-type="float">
            <text:p>34139</text:p>
          </table:table-cell>
          <table:table-cell office:value-type="float" office:value="34140" calcext:value-type="float">
            <text:p>341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4142" calcext:value-type="float">
            <text:p>34142</text:p>
          </table:table-cell>
          <table:table-cell office:value-type="float" office:value="34144" calcext:value-type="float">
            <text:p>341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̈he</text:p>
          </table:table-cell>
          <table:table-cell office:value-type="float" office:value="34160" calcext:value-type="float">
            <text:p>34160</text:p>
          </table:table-cell>
          <table:table-cell office:value-type="float" office:value="34165" calcext:value-type="float">
            <text:p>3416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genüberliegenden</text:p>
          </table:table-cell>
          <table:table-cell office:value-type="float" office:value="34202" calcext:value-type="float">
            <text:p>34202</text:p>
          </table:table-cell>
          <table:table-cell office:value-type="float" office:value="34221" calcext:value-type="float">
            <text:p>3422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4238" calcext:value-type="float">
            <text:p>34238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us Wolmar</text:p>
          </table:table-cell>
          <table:table-cell office:value-type="float" office:value="34280" calcext:value-type="float">
            <text:p>34280</text:p>
          </table:table-cell>
          <table:table-cell office:value-type="float" office:value="34291" calcext:value-type="float">
            <text:p>3429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4384" calcext:value-type="float">
            <text:p>34384</text:p>
          </table:table-cell>
          <table:table-cell office:value-type="float" office:value="34389" calcext:value-type="float">
            <text:p>343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ührte</text:p>
          </table:table-cell>
          <table:table-cell office:value-type="float" office:value="34436" calcext:value-type="float">
            <text:p>34436</text:p>
          </table:table-cell>
          <table:table-cell office:value-type="float" office:value="34443" calcext:value-type="float">
            <text:p>3444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habitoit jad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c moi</text:p>
          </table:table-cell>
          <table:table-cell office:value-type="float" office:value="34517" calcext:value-type="float">
            <text:p>34517</text:p>
          </table:table-cell>
          <table:table-cell office:value-type="float" office:value="34542" calcext:value-type="float">
            <text:p>3454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ut le motif sccret de ma promenade</text:p>
          </table:table-cell>
          <table:table-cell office:value-type="float" office:value="34544" calcext:value-type="float">
            <text:p>34544</text:p>
          </table:table-cell>
          <table:table-cell office:value-type="float" office:value="34579" calcext:value-type="float">
            <text:p>3457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une passion si constante et si malheureuse</text:p>
          </table:table-cell>
          <table:table-cell office:value-type="float" office:value="34640" calcext:value-type="float">
            <text:p>34640</text:p>
          </table:table-cell>
          <table:table-cell office:value-type="float" office:value="34684" calcext:value-type="float">
            <text:p>3468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s plein de ces sortes d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4747" calcext:value-type="float">
            <text:p>34747</text:p>
          </table:table-cell>
          <table:table-cell office:value-type="float" office:value="34775" calcext:value-type="float">
            <text:p>3477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aux ames</text:p>
          </table:table-cell>
          <table:table-cell office:value-type="float" office:value="34802" calcext:value-type="float">
            <text:p>34802</text:p>
          </table:table-cell>
          <table:table-cell office:value-type="float" office:value="34813" calcext:value-type="float">
            <text:p>34813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 torent formé par la fonte</text:p>
          </table:table-cell>
          <table:table-cell office:value-type="float" office:value="34860" calcext:value-type="float">
            <text:p>34860</text:p>
          </table:table-cell>
          <table:table-cell office:value-type="float" office:value="34889" calcext:value-type="float">
            <text:p>348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iges rouloit a vingt pas de nous une e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ourbeusc</text:p>
          </table:table-cell>
          <table:table-cell office:value-type="float" office:value="34894" calcext:value-type="float">
            <text:p>34894</text:p>
          </table:table-cell>
          <table:table-cell office:value-type="float" office:value="34946" calcext:value-type="float">
            <text:p>3494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t charrioit avec bruit du limon</text:p>
          </table:table-cell>
          <table:table-cell office:value-type="float" office:value="34948" calcext:value-type="float">
            <text:p>34948</text:p>
          </table:table-cell>
          <table:table-cell office:value-type="float" office:value="34980" calcext:value-type="float">
            <text:p>3498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 sable et des pieres</text:p>
          </table:table-cell>
          <table:table-cell office:value-type="float" office:value="34982" calcext:value-type="float">
            <text:p>34982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pes qu</text:p>
          </table:table-cell>
          <table:table-cell office:value-type="string" calcext:value-type="string">
            <text:p>on nomme les glacicres</text:p>
          </table:table-cell>
          <table:table-cell office:value-type="float" office:value="35113" calcext:value-type="float">
            <text:p>35113</text:p>
          </table:table-cell>
          <table:table-cell office:value-type="float" office:value="35144" calcext:value-type="float">
            <text:p>35144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ce que d</text:p>
          </table:table-cell>
          <table:table-cell office:value-type="string" calcext:value-type="string">
            <text:p>énormes sommets de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35146" calcext:value-type="float">
            <text:p>35146</text:p>
          </table:table-cell>
          <table:table-cell office:value-type="float" office:value="35178" calcext:value-type="float">
            <text:p>3517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le R und Seitenzahlen</text:p>
          </table:table-cell>
          <table:table-cell office:value-type="float" office:value="35184" calcext:value-type="float">
            <text:p>35184</text:p>
          </table:table-cell>
          <table:table-cell office:value-type="float" office:value="35208" calcext:value-type="float">
            <text:p>3520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an-lacqu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35261" calcext:value-type="float">
            <text:p>35261</text:p>
          </table:table-cell>
          <table:table-cell office:value-type="float" office:value="35282" calcext:value-type="float">
            <text:p>3528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s Réveries u promeneur</text:p>
          </table:table-cell>
          <table:table-cell office:value-type="float" office:value="35284" calcext:value-type="float">
            <text:p>35284</text:p>
          </table:table-cell>
          <table:table-cell office:value-type="float" office:value="35309" calcext:value-type="float">
            <text:p>3530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35324" calcext:value-type="float">
            <text:p>35324</text:p>
          </table:table-cell>
          <table:table-cell office:value-type="float" office:value="35328" calcext:value-type="float">
            <text:p>353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ures completes</text:p>
          </table:table-cell>
          <table:table-cell office:value-type="float" office:value="35332" calcext:value-type="float">
            <text:p>35332</text:p>
          </table:table-cell>
          <table:table-cell office:value-type="float" office:value="35347" calcext:value-type="float">
            <text:p>3534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.</text:p>
          </table:table-cell>
          <table:table-cell office:value-type="float" office:value="35349" calcext:value-type="float">
            <text:p>35349</text:p>
          </table:table-cell>
          <table:table-cell office:value-type="float" office:value="35357" calcext:value-type="float">
            <text:p>3535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nard Gagne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el Raymond</text:p>
          </table:table-cell>
          <table:table-cell office:value-type="float" office:value="35358" calcext:value-type="float">
            <text:p>35358</text:p>
          </table:table-cell>
          <table:table-cell office:value-type="float" office:value="35389" calcext:value-type="float">
            <text:p>353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I</text:p>
          </table:table-cell>
          <table:table-cell office:value-type="float" office:value="35391" calcext:value-type="float">
            <text:p>35391</text:p>
          </table:table-cell>
          <table:table-cell office:value-type="float" office:value="35396" calcext:value-type="float">
            <text:p>3539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35398" calcext:value-type="float">
            <text:p>35398</text:p>
          </table:table-cell>
          <table:table-cell office:value-type="float" office:value="35403" calcext:value-type="float">
            <text:p>3540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́iade</text:p>
          </table:table-cell>
          <table:table-cell office:value-type="float" office:value="35410" calcext:value-type="float">
            <text:p>35410</text:p>
          </table:table-cell>
          <table:table-cell office:value-type="float" office:value="35418" calcext:value-type="float">
            <text:p>3541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 petit terrain où nous</text:p>
          </table:table-cell>
          <table:table-cell office:value-type="float" office:value="35583" calcext:value-type="float">
            <text:p>35583</text:p>
          </table:table-cell>
          <table:table-cell office:value-type="float" office:value="35608" calcext:value-type="float">
            <text:p>356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ant et champêtre</text:p>
          </table:table-cell>
          <table:table-cell office:value-type="float" office:value="35651" calcext:value-type="float">
            <text:p>35651</text:p>
          </table:table-cell>
          <table:table-cell office:value-type="float" office:value="35670" calcext:value-type="float">
            <text:p>356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sseaux</text:p>
          </table:table-cell>
          <table:table-cell office:value-type="float" office:value="35681" calcext:value-type="float">
            <text:p>35681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̀ trav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s rochers</text:p>
          </table:table-cell>
          <table:table-cell office:value-type="float" office:value="35702" calcext:value-type="float">
            <text:p>35702</text:p>
          </table:table-cell>
          <table:table-cell office:value-type="float" office:value="35724" calcext:value-type="float">
            <text:p>3572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rouloient sur la verdure en filets de cristal</text:p>
          </table:table-cell>
          <table:table-cell office:value-type="float" office:value="35726" calcext:value-type="float">
            <text:p>35726</text:p>
          </table:table-cell>
          <table:table-cell office:value-type="float" office:value="35774" calcext:value-type="float">
            <text:p>357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bres fruiti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785" calcext:value-type="float">
            <text:p>35785</text:p>
          </table:table-cell>
          <table:table-cell office:value-type="float" office:value="35802" calcext:value-type="float">
            <text:p>3580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r les notres</text:p>
          </table:table-cell>
          <table:table-cell office:value-type="float" office:value="35838" calcext:value-type="float">
            <text:p>35838</text:p>
          </table:table-cell>
          <table:table-cell office:value-type="float" office:value="35852" calcext:value-type="float">
            <text:p>3585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terre humide et fraiche</text:p>
          </table:table-cell>
          <table:table-cell office:value-type="float" office:value="35854" calcext:value-type="float">
            <text:p>35854</text:p>
          </table:table-cell>
          <table:table-cell office:value-type="float" office:value="35880" calcext:value-type="float">
            <text:p>358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herbe et de fleurs</text:p>
          </table:table-cell>
          <table:table-cell office:value-type="float" office:value="35897" calcext:value-type="float">
            <text:p>35897</text:p>
          </table:table-cell>
          <table:table-cell office:value-type="float" office:value="35917" calcext:value-type="float">
            <text:p>35917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 sembloit que ce lieu désert dut être l</text:p>
          </table:table-cell>
          <table:table-cell office:value-type="string" calcext:value-type="string">
            <text:p>azile d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ux amans échappés seuls au bouleversement de la nature</text:p>
          </table:table-cell>
          <table:table-cell office:value-type="float" office:value="35924" calcext:value-type="float">
            <text:p>35924</text:p>
          </table:table-cell>
          <table:table-cell office:value-type="float" office:value="36035" calcext:value-type="float">
            <text:p>360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6037" calcext:value-type="float">
            <text:p>36037</text:p>
          </table:table-cell>
          <table:table-cell office:value-type="float" office:value="36038" calcext:value-type="float">
            <text:p>360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6040" calcext:value-type="float">
            <text:p>36040</text:p>
          </table:table-cell>
          <table:table-cell office:value-type="float" office:value="36042" calcext:value-type="float">
            <text:p>360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36087" calcext:value-type="float">
            <text:p>36087</text:p>
          </table:table-cell>
          <table:table-cell office:value-type="float" office:value="36088" calcext:value-type="float">
            <text:p>3608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6132" calcext:value-type="float">
            <text:p>36132</text:p>
          </table:table-cell>
          <table:table-cell office:value-type="float" office:value="36133" calcext:value-type="float">
            <text:p>361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6135" calcext:value-type="float">
            <text:p>36135</text:p>
          </table:table-cell>
          <table:table-cell office:value-type="float" office:value="36137" calcext:value-type="float">
            <text:p>361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e de roches inaccessibles</text:p>
          </table:table-cell>
          <table:table-cell office:value-type="float" office:value="36186" calcext:value-type="float">
            <text:p>36186</text:p>
          </table:table-cell>
          <table:table-cell office:value-type="float" office:value="36216" calcext:value-type="float">
            <text:p>3621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6388" calcext:value-type="float">
            <text:p>36388</text:p>
          </table:table-cell>
          <table:table-cell office:value-type="float" office:value="36389" calcext:value-type="float">
            <text:p>363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6391" calcext:value-type="float">
            <text:p>36391</text:p>
          </table:table-cell>
          <table:table-cell office:value-type="float" office:value="36393" calcext:value-type="float">
            <text:p>363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s</text:p>
          </table:table-cell>
          <table:table-cell office:value-type="float" office:value="36404" calcext:value-type="float">
            <text:p>36404</text:p>
          </table:table-cell>
          <table:table-cell office:value-type="float" office:value="36410" calcext:value-type="float">
            <text:p>364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 einschricb</text:p>
          </table:table-cell>
          <table:table-cell office:value-type="float" office:value="36452" calcext:value-type="float">
            <text:p>36452</text:p>
          </table:table-cell>
          <table:table-cell office:value-type="float" office:value="36474" calcext:value-type="float">
            <text:p>3647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6539" calcext:value-type="float">
            <text:p>36539</text:p>
          </table:table-cell>
          <table:table-cell office:value-type="float" office:value="36540" calcext:value-type="float">
            <text:p>3654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6542" calcext:value-type="float">
            <text:p>36542</text:p>
          </table:table-cell>
          <table:table-cell office:value-type="float" office:value="36544" calcext:value-type="float">
            <text:p>365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trug</text:p>
          </table:table-cell>
          <table:table-cell office:value-type="float" office:value="36606" calcext:value-type="float">
            <text:p>36606</text:p>
          </table:table-cell>
          <table:table-cell office:value-type="float" office:value="36614" calcext:value-type="float">
            <text:p>3661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36624" calcext:value-type="float">
            <text:p>36624</text:p>
          </table:table-cell>
          <table:table-cell office:value-type="float" office:value="36625" calcext:value-type="float">
            <text:p>3662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er Maria Rilke</text:p>
          </table:table-cell>
          <table:table-cell office:value-type="float" office:value="36665" calcext:value-type="float">
            <text:p>36665</text:p>
          </table:table-cell>
          <table:table-cell office:value-type="float" office:value="36683" calcext:value-type="float">
            <text:p>366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̈rper ste-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en</text:p>
          </table:table-cell>
          <table:table-cell office:value-type="float" office:value="36803" calcext:value-type="float">
            <text:p>36803</text:p>
          </table:table-cell>
          <table:table-cell office:value-type="float" office:value="36819" calcext:value-type="float">
            <text:p>3681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z der Geliebten berühren</text:p>
          </table:table-cell>
          <table:table-cell office:value-type="float" office:value="36860" calcext:value-type="float">
            <text:p>36860</text:p>
          </table:table-cell>
          <table:table-cell office:value-type="float" office:value="36888" calcext:value-type="float">
            <text:p>3688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wesens</text:p>
          </table:table-cell>
          <table:table-cell office:value-type="float" office:value="36930" calcext:value-type="float">
            <text:p>36930</text:p>
          </table:table-cell>
          <table:table-cell office:value-type="float" office:value="36938" calcext:value-type="float">
            <text:p>3693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36975" calcext:value-type="float">
            <text:p>36975</text:p>
          </table:table-cell>
          <table:table-cell office:value-type="float" office:value="36986" calcext:value-type="float">
            <text:p>3698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entitä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7046" calcext:value-type="float">
            <text:p>37046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getrübten</text:p>
          </table:table-cell>
          <table:table-cell office:value-type="float" office:value="37097" calcext:value-type="float">
            <text:p>37097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innerungsbrief</text:p>
          </table:table-cell>
          <table:table-cell office:value-type="float" office:value="37264" calcext:value-type="float">
            <text:p>37264</text:p>
          </table:table-cell>
          <table:table-cell office:value-type="float" office:value="37280" calcext:value-type="float">
            <text:p>372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7373" calcext:value-type="float">
            <text:p>37373</text:p>
          </table:table-cell>
          <table:table-cell office:value-type="float" office:value="37374" calcext:value-type="float">
            <text:p>3737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II</text:p>
          </table:table-cell>
          <table:table-cell office:value-type="float" office:value="37376" calcext:value-type="float">
            <text:p>37376</text:p>
          </table:table-cell>
          <table:table-cell office:value-type="float" office:value="37379" calcext:value-type="float">
            <text:p>373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rperliche</text:p>
          </table:table-cell>
          <table:table-cell office:value-type="float" office:value="37421" calcext:value-type="float">
            <text:p>37421</text:p>
          </table:table-cell>
          <table:table-cell office:value-type="float" office:value="37433" calcext:value-type="float">
            <text:p>374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ord Edouard</text:p>
          </table:table-cell>
          <table:table-cell office:value-type="float" office:value="37585" calcext:value-type="float">
            <text:p>37585</text:p>
          </table:table-cell>
          <table:table-cell office:value-type="float" office:value="37599" calcext:value-type="float">
            <text:p>3759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llois continuer</text:p>
          </table:table-cell>
          <table:table-cell office:value-type="float" office:value="37762" calcext:value-type="float">
            <text:p>37762</text:p>
          </table:table-cell>
          <table:table-cell office:value-type="float" office:value="37780" calcext:value-type="float">
            <text:p>37780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 Julie</text:p>
          </table:table-cell>
          <table:table-cell office:value-type="float" office:value="37782" calcext:value-type="float">
            <text:p>37782</text:p>
          </table:table-cell>
          <table:table-cell office:value-type="float" office:value="37792" calcext:value-type="float">
            <text:p>3779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 me</text:p>
          </table:table-cell>
          <table:table-cell office:value-type="float" office:value="37794" calcext:value-type="float">
            <text:p>37794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 bord</text:p>
          </table:table-cell>
          <table:table-cell office:value-type="float" office:value="37818" calcext:value-type="float">
            <text:p>37818</text:p>
          </table:table-cell>
          <table:table-cell office:value-type="float" office:value="37825" calcext:value-type="float">
            <text:p>3782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serra sans mot dire</text:p>
          </table:table-cell>
          <table:table-cell office:value-type="float" office:value="37871" calcext:value-type="float">
            <text:p>37871</text:p>
          </table:table-cell>
          <table:table-cell office:value-type="float" office:value="37893" calcext:value-type="float">
            <text:p>3789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is tout à coup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7960" calcext:value-type="float">
            <text:p>37960</text:p>
          </table:table-cell>
          <table:table-cell office:value-type="float" office:value="37978" calcext:value-type="float">
            <text:p>379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vue et me tirant par le bras</text:p>
          </table:table-cell>
          <table:table-cell office:value-type="float" office:value="37990" calcext:value-type="float">
            <text:p>3799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lons-nous en</text:p>
          </table:table-cell>
          <table:table-cell office:value-type="float" office:value="38023" calcext:value-type="float">
            <text:p>38023</text:p>
          </table:table-cell>
          <table:table-cell office:value-type="float" office:value="38037" calcext:value-type="float">
            <text:p>3803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 ami</text:p>
          </table:table-cell>
          <table:table-cell office:value-type="float" office:value="38039" calcext:value-type="float">
            <text:p>38039</text:p>
          </table:table-cell>
          <table:table-cell office:value-type="float" office:value="38046" calcext:value-type="float">
            <text:p>3804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 dit-ell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une voix émue</text:p>
          </table:table-cell>
          <table:table-cell office:value-type="float" office:value="38048" calcext:value-type="float">
            <text:p>38048</text:p>
          </table:table-cell>
          <table:table-cell office:value-type="float" office:value="38076" calcext:value-type="float">
            <text:p>38076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air de ce lieu n</text:p>
          </table:table-cell>
          <table:table-cell office:value-type="string" calcext:value-type="string">
            <text:p>est pas bon pour moi</text:p>
          </table:table-cell>
          <table:table-cell office:value-type="float" office:value="38078" calcext:value-type="float">
            <text:p>38078</text:p>
          </table:table-cell>
          <table:table-cell office:value-type="float" office:value="38117" calcext:value-type="float">
            <text:p>38117</text:p>
          </table:table-cell>
          <table:table-cell office:value-type="string" calcext:value-type="string">
            <text:p>PER</text:p>
          </table:table-cell>
          <table:table-cell/>
        </table:table-row>
        <table:table-row table:style-name="ro1" table:visibility="filter">
          <table:table-cell office:value-type="string" calcext:value-type="string">
            <text:p>mais sans lui répondre</text:p>
          </table:table-cell>
          <table:table-cell office:value-type="float" office:value="38154" calcext:value-type="float">
            <text:p>38154</text:p>
          </table:table-cell>
          <table:table-cell office:value-type="float" office:value="38177" calcext:value-type="float">
            <text:p>381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je quittai pour jamais ce triste réduit</text:p>
          </table:table-cell>
          <table:table-cell office:value-type="float" office:value="38179" calcext:value-type="float">
            <text:p>38179</text:p>
          </table:table-cell>
          <table:table-cell office:value-type="float" office:value="38222" calcext:value-type="float">
            <text:p>3822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m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urois quitté Julie elle-même</text:p>
          </table:table-cell>
          <table:table-cell office:value-type="float" office:value="38224" calcext:value-type="float">
            <text:p>38224</text:p>
          </table:table-cell>
          <table:table-cell office:value-type="float" office:value="38263" calcext:value-type="float">
            <text:p>38263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8265" calcext:value-type="float">
            <text:p>38265</text:p>
          </table:table-cell>
          <table:table-cell office:value-type="float" office:value="38266" calcext:value-type="float">
            <text:p>3826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V</text:p>
          </table:table-cell>
          <table:table-cell office:value-type="float" office:value="38268" calcext:value-type="float">
            <text:p>38268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burga Hülk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38515" calcext:value-type="float">
            <text:p>38515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rens de larmes</text:p>
          </table:table-cell>
          <table:table-cell office:value-type="float" office:value="38531" calcext:value-type="float">
            <text:p>38531</text:p>
          </table:table-cell>
          <table:table-cell office:value-type="float" office:value="38547" calcext:value-type="float">
            <text:p>385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8551" calcext:value-type="float">
            <text:p>38551</text:p>
          </table:table-cell>
          <table:table-cell office:value-type="float" office:value="38552" calcext:value-type="float">
            <text:p>3855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</text:p>
          </table:table-cell>
          <table:table-cell office:value-type="float" office:value="38554" calcext:value-type="float">
            <text:p>38554</text:p>
          </table:table-cell>
          <table:table-cell office:value-type="float" office:value="38556" calcext:value-type="float">
            <text:p>385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ux</text:p>
          </table:table-cell>
          <table:table-cell office:value-type="float" office:value="38605" calcext:value-type="float">
            <text:p>38605</text:p>
          </table:table-cell>
          <table:table-cell office:value-type="float" office:value="38617" calcext:value-type="float">
            <text:p>3861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8657" calcext:value-type="float">
            <text:p>38657</text:p>
          </table:table-cell>
          <table:table-cell office:value-type="float" office:value="38662" calcext:value-type="float">
            <text:p>3866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lorene</text:p>
          </table:table-cell>
          <table:table-cell office:value-type="float" office:value="38701" calcext:value-type="float">
            <text:p>38701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ue</text:p>
          </table:table-cell>
          <table:table-cell office:value-type="float" office:value="38712" calcext:value-type="float">
            <text:p>38712</text:p>
          </table:table-cell>
          <table:table-cell office:value-type="float" office:value="38718" calcext:value-type="float">
            <text:p>3871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̀ jamais pour moi</text:p>
          </table:table-cell>
          <table:table-cell office:value-type="float" office:value="38719" calcext:value-type="float">
            <text:p>38719</text:p>
          </table:table-cell>
          <table:table-cell office:value-type="float" office:value="38738" calcext:value-type="float">
            <text:p>387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8740" calcext:value-type="float">
            <text:p>38740</text:p>
          </table:table-cell>
          <table:table-cell office:value-type="float" office:value="38741" calcext:value-type="float">
            <text:p>387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</text:p>
          </table:table-cell>
          <table:table-cell office:value-type="float" office:value="38743" calcext:value-type="float">
            <text:p>38743</text:p>
          </table:table-cell>
          <table:table-cell office:value-type="float" office:value="38745" calcext:value-type="float">
            <text:p>387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ufzer</text:p>
          </table:table-cell>
          <table:table-cell office:value-type="float" office:value="38901" calcext:value-type="float">
            <text:p>38901</text:p>
          </table:table-cell>
          <table:table-cell office:value-type="float" office:value="38908" calcext:value-type="float">
            <text:p>3890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es Tages</text:p>
          </table:table-cell>
          <table:table-cell office:value-type="float" office:value="39051" calcext:value-type="float">
            <text:p>39051</text:p>
          </table:table-cell>
          <table:table-cell office:value-type="float" office:value="39062" calcext:value-type="float">
            <text:p>3906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̈sten</text:p>
          </table:table-cell>
          <table:table-cell office:value-type="float" office:value="39093" calcext:value-type="float">
            <text:p>39093</text:p>
          </table:table-cell>
          <table:table-cell office:value-type="float" office:value="39100" calcext:value-type="float">
            <text:p>391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terkühlt</text:p>
          </table:table-cell>
          <table:table-cell office:value-type="float" office:value="39239" calcext:value-type="float">
            <text:p>39239</text:p>
          </table:table-cell>
          <table:table-cell office:value-type="float" office:value="39250" calcext:value-type="float">
            <text:p>3925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sieur de Wolmar</text:p>
          </table:table-cell>
          <table:table-cell office:value-type="float" office:value="39362" calcext:value-type="float">
            <text:p>39362</text:p>
          </table:table-cell>
          <table:table-cell office:value-type="float" office:value="39380" calcext:value-type="float">
            <text:p>393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sthält</text:p>
          </table:table-cell>
          <table:table-cell office:value-type="float" office:value="39464" calcext:value-type="float">
            <text:p>39464</text:p>
          </table:table-cell>
          <table:table-cell office:value-type="float" office:value="39473" calcext:value-type="float">
            <text:p>3947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s la mcre ... le saisissement</text:p>
          </table:table-cell>
          <table:table-cell office:value-type="float" office:value="39501" calcext:value-type="float">
            <text:p>39501</text:p>
          </table:table-cell>
          <table:table-cell office:value-type="float" office:value="39533" calcext:value-type="float">
            <text:p>395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chute</text:p>
          </table:table-cell>
          <table:table-cell office:value-type="float" office:value="39535" calcext:value-type="float">
            <text:p>39535</text:p>
          </table:table-cell>
          <table:table-cell office:value-type="float" office:value="39543" calcext:value-type="float">
            <text:p>3954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état où elle étoi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39545" calcext:value-type="float">
            <text:p>39545</text:p>
          </table:table-cell>
          <table:table-cell office:value-type="float" office:value="39569" calcext:value-type="float">
            <text:p>3956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 vivacité</text:p>
          </table:table-cell>
          <table:table-cell office:value-type="float" office:value="39625" calcext:value-type="float">
            <text:p>39625</text:p>
          </table:table-cell>
          <table:table-cell office:value-type="float" office:value="39637" calcext:value-type="float">
            <text:p>396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is qu</text:p>
          </table:table-cell>
          <table:table-cell office:value-type="string" calcext:value-type="string">
            <text:p>elle ne croit pas en revenir</text:p>
          </table:table-cell>
          <table:table-cell office:value-type="float" office:value="39668" calcext:value-type="float">
            <text:p>39668</text:p>
          </table:table-cell>
          <table:table-cell office:value-type="float" office:value="39704" calcext:value-type="float">
            <text:p>39704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le n</text:p>
          </table:table-cell>
          <table:table-cell office:value-type="string" calcext:value-type="string">
            <text:p>en reviendra pas</text:p>
          </table:table-cell>
          <table:table-cell office:value-type="float" office:value="39711" calcext:value-type="float">
            <text:p>39711</text:p>
          </table:table-cell>
          <table:table-cell office:value-type="float" office:value="39734" calcext:value-type="float">
            <text:p>3973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9779" calcext:value-type="float">
            <text:p>39779</text:p>
          </table:table-cell>
          <table:table-cell office:value-type="float" office:value="39780" calcext:value-type="float">
            <text:p>397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</text:p>
          </table:table-cell>
          <table:table-cell office:value-type="float" office:value="39782" calcext:value-type="float">
            <text:p>39782</text:p>
          </table:table-cell>
          <table:table-cell office:value-type="float" office:value="39784" calcext:value-type="float">
            <text:p>3978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hnes</text:p>
          </table:table-cell>
          <table:table-cell office:value-type="float" office:value="39891" calcext:value-type="float">
            <text:p>39891</text:p>
          </table:table-cell>
          <table:table-cell office:value-type="float" office:value="39897" calcext:value-type="float">
            <text:p>398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dis si répété</text:p>
          </table:table-cell>
          <table:table-cell office:value-type="float" office:value="39922" calcext:value-type="float">
            <text:p>39922</text:p>
          </table:table-cell>
          <table:table-cell office:value-type="float" office:value="39941" calcext:value-type="float">
            <text:p>399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39943" calcext:value-type="float">
            <text:p>39943</text:p>
          </table:table-cell>
          <table:table-cell office:value-type="float" office:value="39944" calcext:value-type="float">
            <text:p>399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</text:p>
          </table:table-cell>
          <table:table-cell office:value-type="float" office:value="39946" calcext:value-type="float">
            <text:p>39946</text:p>
          </table:table-cell>
          <table:table-cell office:value-type="float" office:value="39948" calcext:value-type="float">
            <text:p>399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0014" calcext:value-type="float">
            <text:p>40014</text:p>
          </table:table-cell>
          <table:table-cell office:value-type="float" office:value="40015" calcext:value-type="float">
            <text:p>4001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40051" calcext:value-type="float">
            <text:p>40051</text:p>
          </table:table-cell>
          <table:table-cell office:value-type="float" office:value="40052" calcext:value-type="float">
            <text:p>4005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</text:p>
          </table:table-cell>
          <table:table-cell office:value-type="float" office:value="40054" calcext:value-type="float">
            <text:p>40054</text:p>
          </table:table-cell>
          <table:table-cell office:value-type="float" office:value="40056" calcext:value-type="float">
            <text:p>400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emzüge</text:p>
          </table:table-cell>
          <table:table-cell office:value-type="float" office:value="40101" calcext:value-type="float">
            <text:p>40101</text:p>
          </table:table-cell>
          <table:table-cell office:value-type="float" office:value="40110" calcext:value-type="float">
            <text:p>401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dieu</text:p>
          </table:table-cell>
          <table:table-cell office:value-type="float" office:value="40178" calcext:value-type="float">
            <text:p>40178</text:p>
          </table:table-cell>
          <table:table-cell office:value-type="float" office:value="40184" calcext:value-type="float">
            <text:p>4018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 doux</text:p>
          </table:table-cell>
          <table:table-cell office:value-type="float" office:value="40193" calcext:value-type="float">
            <text:p>40193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0216" calcext:value-type="float">
            <text:p>40216</text:p>
          </table:table-cell>
          <table:table-cell office:value-type="float" office:value="40218" calcext:value-type="float">
            <text:p>4021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en dis trop</text:p>
          </table:table-cell>
          <table:table-cell office:value-type="float" office:value="40258" calcext:value-type="float">
            <text:p>40258</text:p>
          </table:table-cell>
          <table:table-cell office:value-type="float" office:value="40271" calcext:value-type="float">
            <text:p>40271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ut-être</text:p>
          </table:table-cell>
          <table:table-cell office:value-type="float" office:value="40273" calcext:value-type="float">
            <text:p>40273</text:p>
          </table:table-cell>
          <table:table-cell office:value-type="float" office:value="40283" calcext:value-type="float">
            <text:p>4028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 ce moment où le cœur ne déguise plus rien ..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0285" calcext:value-type="float">
            <text:p>40285</text:p>
          </table:table-cell>
          <table:table-cell office:value-type="float" office:value="40336" calcext:value-type="float">
            <text:p>4033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s déja</text:p>
          </table:table-cell>
          <table:table-cell office:value-type="float" office:value="40429" calcext:value-type="float">
            <text:p>40429</text:p>
          </table:table-cell>
          <table:table-cell office:value-type="float" office:value="40439" calcext:value-type="float">
            <text:p>4043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s les bras de la mort</text:p>
          </table:table-cell>
          <table:table-cell office:value-type="float" office:value="40440" calcext:value-type="float">
            <text:p>40440</text:p>
          </table:table-cell>
          <table:table-cell office:value-type="float" office:value="40464" calcext:value-type="float">
            <text:p>404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and tu veras cette Lettre</text:p>
          </table:table-cell>
          <table:table-cell office:value-type="float" office:value="40466" calcext:value-type="float">
            <text:p>40466</text:p>
          </table:table-cell>
          <table:table-cell office:value-type="float" office:value="40493" calcext:value-type="float">
            <text:p>404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s v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rongeront le visage de ton amante</text:p>
          </table:table-cell>
          <table:table-cell office:value-type="float" office:value="40495" calcext:value-type="float">
            <text:p>40495</text:p>
          </table:table-cell>
          <table:table-cell office:value-type="float" office:value="40538" calcext:value-type="float">
            <text:p>405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son cœur où tu ne seras</text:p>
          </table:table-cell>
          <table:table-cell office:value-type="float" office:value="40540" calcext:value-type="float">
            <text:p>40540</text:p>
          </table:table-cell>
          <table:table-cell office:value-type="float" office:value="40567" calcext:value-type="float">
            <text:p>4056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s toi quelle félicité</text:p>
          </table:table-cell>
          <table:table-cell office:value-type="float" office:value="40613" calcext:value-type="float">
            <text:p>40613</text:p>
          </table:table-cell>
          <table:table-cell office:value-type="float" office:value="40639" calcext:value-type="float">
            <text:p>406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ûterois-je</text:p>
          </table:table-cell>
          <table:table-cell office:value-type="float" office:value="40640" calcext:value-type="float">
            <text:p>40640</text:p>
          </table:table-cell>
          <table:table-cell office:value-type="float" office:value="40653" calcext:value-type="float">
            <text:p>4065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ais t</text:p>
          </table:table-cell>
          <table:table-cell office:value-type="string" calcext:value-type="string">
            <text:p>attendre</text:p>
          </table:table-cell>
          <table:table-cell office:value-type="float" office:value="40684" calcext:value-type="float">
            <text:p>40684</text:p>
          </table:table-cell>
          <table:table-cell office:value-type="float" office:value="40699" calcext:value-type="float">
            <text:p>40699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vertu qui nous sépara sur la terre</text:p>
          </table:table-cell>
          <table:table-cell office:value-type="float" office:value="40701" calcext:value-type="float">
            <text:p>40701</text:p>
          </table:table-cell>
          <table:table-cell office:value-type="float" office:value="40739" calcext:value-type="float">
            <text:p>407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́ternel</text:p>
          </table:table-cell>
          <table:table-cell office:value-type="float" office:value="40768" calcext:value-type="float">
            <text:p>40768</text:p>
          </table:table-cell>
          <table:table-cell office:value-type="float" office:value="40776" calcext:value-type="float">
            <text:p>4077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40933" calcext:value-type="float">
            <text:p>40933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l</text:p>
          </table:table-cell>
          <table:table-cell office:value-type="float" office:value="40936" calcext:value-type="float">
            <text:p>40936</text:p>
          </table:table-cell>
          <table:table-cell office:value-type="float" office:value="40938" calcext:value-type="float">
            <text:p>409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sicur de Wolmar</text:p>
          </table:table-cell>
          <table:table-cell office:value-type="float" office:value="40987" calcext:value-type="float">
            <text:p>40987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s</text:p>
          </table:table-cell>
          <table:table-cell office:value-type="float" office:value="41011" calcext:value-type="float">
            <text:p>41011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zieher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1099" calcext:value-type="float">
            <text:p>41099</text:p>
          </table:table-cell>
          <table:table-cell office:value-type="float" office:value="41108" calcext:value-type="float">
            <text:p>411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mar</text:p>
          </table:table-cell>
          <table:table-cell office:value-type="float" office:value="41134" calcext:value-type="float">
            <text:p>41134</text:p>
          </table:table-cell>
          <table:table-cell office:value-type="float" office:value="41140" calcext:value-type="float">
            <text:p>4114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ie Gewissensqual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159" calcext:value-type="float">
            <text:p>41159</text:p>
          </table:table-cell>
          <table:table-cell office:value-type="float" office:value="41181" calcext:value-type="float">
            <text:p>4118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tentum</text:p>
          </table:table-cell>
          <table:table-cell office:value-type="float" office:value="41201" calcext:value-type="float">
            <text:p>41201</text:p>
          </table:table-cell>
          <table:table-cell office:value-type="float" office:value="41212" calcext:value-type="float">
            <text:p>4121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41244" calcext:value-type="float">
            <text:p>41244</text:p>
          </table:table-cell>
          <table:table-cell office:value-type="float" office:value="41249" calcext:value-type="float">
            <text:p>4124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eb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1345" calcext:value-type="float">
            <text:p>41345</text:p>
          </table:table-cell>
          <table:table-cell office:value-type="float" office:value="41351" calcext:value-type="float">
            <text:p>413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41355" calcext:value-type="float">
            <text:p>41355</text:p>
          </table:table-cell>
          <table:table-cell office:value-type="float" office:value="41360" calcext:value-type="float">
            <text:p>4136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.</text:p>
          </table:table-cell>
          <table:table-cell table:number-columns-repeated="6"/>
        </table:table-row>
        <table:table-row table:style-name="ro1" table:visibility="filter">
          <table:table-cell table:number-columns-repeated="7"/>
        </table:table-row>
        <table:table-row table:style-name="ro1">
          <table:table-cell/>
          <table:table-cell office:value-type="float" office:value="41514" calcext:value-type="float">
            <text:p>41514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n-)acques Rousseau</text:p>
          </table:table-cell>
          <table:table-cell office:value-type="float" office:value="41519" calcext:value-type="float">
            <text:p>41519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̈rtyrerin</text:p>
          </table:table-cell>
          <table:table-cell office:value-type="float" office:value="41795" calcext:value-type="float">
            <text:p>41795</text:p>
          </table:table-cell>
          <table:table-cell office:value-type="float" office:value="41806" calcext:value-type="float">
            <text:p>4180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ensibilité</text:p>
          </table:table-cell>
          <table:table-cell office:value-type="float" office:value="41915" calcext:value-type="float">
            <text:p>41915</text:p>
          </table:table-cell>
          <table:table-cell office:value-type="float" office:value="41928" calcext:value-type="float">
            <text:p>419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asner</text:p>
          </table:table-cell>
          <table:table-cell office:value-type="float" office:value="41931" calcext:value-type="float">
            <text:p>41931</text:p>
          </table:table-cell>
          <table:table-cell office:value-type="float" office:value="41938" calcext:value-type="float">
            <text:p>419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gründete</text:p>
          </table:table-cell>
          <table:table-cell office:value-type="float" office:value="41973" calcext:value-type="float">
            <text:p>41973</text:p>
          </table:table-cell>
          <table:table-cell office:value-type="float" office:value="41984" calcext:value-type="float">
            <text:p>4198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ürliche</text:p>
          </table:table-cell>
          <table:table-cell office:value-type="float" office:value="41997" calcext:value-type="float">
            <text:p>41997</text:p>
          </table:table-cell>
          <table:table-cell office:value-type="float" office:value="42008" calcext:value-type="float">
            <text:p>4200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Liebe</text:p>
          </table:table-cell>
          <table:table-cell office:value-type="float" office:value="42247" calcext:value-type="float">
            <text:p>42247</text:p>
          </table:table-cell>
          <table:table-cell office:value-type="float" office:value="42253" calcext:value-type="float">
            <text:p>4225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hmann</text:p>
          </table:table-cell>
          <table:table-cell office:value-type="float" office:value="42269" calcext:value-type="float">
            <text:p>42269</text:p>
          </table:table-cell>
          <table:table-cell office:value-type="float" office:value="42276" calcext:value-type="float">
            <text:p>422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uslöst</text:p>
          </table:table-cell>
          <table:table-cell office:value-type="float" office:value="42311" calcext:value-type="float">
            <text:p>42311</text:p>
          </table:table-cell>
          <table:table-cell office:value-type="float" office:value="42322" calcext:value-type="float">
            <text:p>4232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timität</text:p>
          </table:table-cell>
          <table:table-cell office:value-type="float" office:value="42396" calcext:value-type="float">
            <text:p>42396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̈rstete</text:p>
          </table:table-cell>
          <table:table-cell office:value-type="float" office:value="42538" calcext:value-type="float">
            <text:p>42538</text:p>
          </table:table-cell>
          <table:table-cell office:value-type="float" office:value="42547" calcext:value-type="float">
            <text:p>425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̈nen</text:p>
          </table:table-cell>
          <table:table-cell office:value-type="float" office:value="42553" calcext:value-type="float">
            <text:p>42553</text:p>
          </table:table-cell>
          <table:table-cell office:value-type="float" office:value="42560" calcext:value-type="float">
            <text:p>4256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ktüre</text:p>
          </table:table-cell>
          <table:table-cell office:value-type="float" office:value="42574" calcext:value-type="float">
            <text:p>42574</text:p>
          </table:table-cell>
          <table:table-cell office:value-type="float" office:value="42582" calcext:value-type="float">
            <text:p>4258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2661" calcext:value-type="float">
            <text:p>42661</text:p>
          </table:table-cell>
          <table:table-cell office:value-type="float" office:value="42662" calcext:value-type="float">
            <text:p>4266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rthes</text:p>
          </table:table-cell>
          <table:table-cell office:value-type="float" office:value="42693" calcext:value-type="float">
            <text:p>42693</text:p>
          </table:table-cell>
          <table:table-cell office:value-type="float" office:value="42700" calcext:value-type="float">
            <text:p>427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ncent-Buffault</text:p>
          </table:table-cell>
          <table:table-cell office:value-type="float" office:value="42719" calcext:value-type="float">
            <text:p>42719</text:p>
          </table:table-cell>
          <table:table-cell office:value-type="float" office:value="42735" calcext:value-type="float">
            <text:p>427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hentizität</text:p>
          </table:table-cell>
          <table:table-cell office:value-type="float" office:value="42818" calcext:value-type="float">
            <text:p>42818</text:p>
          </table:table-cell>
          <table:table-cell office:value-type="float" office:value="42832" calcext:value-type="float">
            <text:p>4283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ensibilité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2837" calcext:value-type="float">
            <text:p>42837</text:p>
          </table:table-cell>
          <table:table-cell office:value-type="float" office:value="42852" calcext:value-type="float">
            <text:p>4285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bürgen</text:p>
          </table:table-cell>
          <table:table-cell office:value-type="float" office:value="42855" calcext:value-type="float">
            <text:p>42855</text:p>
          </table:table-cell>
          <table:table-cell office:value-type="float" office:value="42865" calcext:value-type="float">
            <text:p>4286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. H.]</text:p>
          </table:table-cell>
          <table:table-cell office:value-type="float" office:value="42901" calcext:value-type="float">
            <text:p>42901</text:p>
          </table:table-cell>
          <table:table-cell office:value-type="float" office:value="42907" calcext:value-type="float">
            <text:p>4290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ondez en larmes si vo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aissez mon cœur et si le votre est sensible encore</text:p>
          </table:table-cell>
          <table:table-cell office:value-type="float" office:value="42909" calcext:value-type="float">
            <text:p>42909</text:p>
          </table:table-cell>
          <table:table-cell office:value-type="float" office:value="42990" calcext:value-type="float">
            <text:p>4299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992" calcext:value-type="float">
            <text:p>42992</text:p>
          </table:table-cell>
          <table:table-cell office:value-type="float" office:value="42993" calcext:value-type="float">
            <text:p>4299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II</text:p>
          </table:table-cell>
          <table:table-cell office:value-type="float" office:value="42995" calcext:value-type="float">
            <text:p>42995</text:p>
          </table:table-cell>
          <table:table-cell office:value-type="float" office:value="42998" calcext:value-type="float">
            <text:p>429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glückselig</text:p>
          </table:table-cell>
          <table:table-cell office:value-type="float" office:value="43183" calcext:value-type="float">
            <text:p>43183</text:p>
          </table:table-cell>
          <table:table-cell office:value-type="float" office:value="43196" calcext:value-type="float">
            <text:p>4319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läßlichkeit</text:p>
          </table:table-cell>
          <table:table-cell office:value-type="float" office:value="43449" calcext:value-type="float">
            <text:p>43449</text:p>
          </table:table-cell>
          <table:table-cell office:value-type="float" office:value="43464" calcext:value-type="float">
            <text:p>434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rpersprache</text:p>
          </table:table-cell>
          <table:table-cell office:value-type="float" office:value="43478" calcext:value-type="float">
            <text:p>43478</text:p>
          </table:table-cell>
          <table:table-cell office:value-type="float" office:value="43492" calcext:value-type="float">
            <text:p>4349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bitrarität</text:p>
          </table:table-cell>
          <table:table-cell office:value-type="float" office:value="43511" calcext:value-type="float">
            <text:p>43511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̈rgschaft</text:p>
          </table:table-cell>
          <table:table-cell office:value-type="float" office:value="43567" calcext:value-type="float">
            <text:p>43567</text:p>
          </table:table-cell>
          <table:table-cell office:value-type="float" office:value="43578" calcext:value-type="float">
            <text:p>435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gentümlichkeit</text:p>
          </table:table-cell>
          <table:table-cell office:value-type="float" office:value="43583" calcext:value-type="float">
            <text:p>43583</text:p>
          </table:table-cell>
          <table:table-cell office:value-type="float" office:value="43600" calcext:value-type="float">
            <text:p>436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re Choderlos de Laclos</text:p>
          </table:table-cell>
          <table:table-cell office:value-type="float" office:value="43728" calcext:value-type="float">
            <text:p>43728</text:p>
          </table:table-cell>
          <table:table-cell office:value-type="float" office:value="43754" calcext:value-type="float">
            <text:p>437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änen</text:p>
          </table:table-cell>
          <table:table-cell office:value-type="float" office:value="43857" calcext:value-type="float">
            <text:p>43857</text:p>
          </table:table-cell>
          <table:table-cell office:value-type="float" office:value="43864" calcext:value-type="float">
            <text:p>438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hentizität</text:p>
          </table:table-cell>
          <table:table-cell office:value-type="float" office:value="43909" calcext:value-type="float">
            <text:p>43909</text:p>
          </table:table-cell>
          <table:table-cell office:value-type="float" office:value="43923" calcext:value-type="float">
            <text:p>4392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gentümlichkeit</text:p>
          </table:table-cell>
          <table:table-cell office:value-type="float" office:value="43925" calcext:value-type="float">
            <text:p>43925</text:p>
          </table:table-cell>
          <table:table-cell office:value-type="float" office:value="43942" calcext:value-type="float">
            <text:p>439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ensibilité</text:p>
          </table:table-cell>
          <table:table-cell office:value-type="float" office:value="43944" calcext:value-type="float">
            <text:p>43944</text:p>
          </table:table-cell>
          <table:table-cell office:value-type="float" office:value="43957" calcext:value-type="float">
            <text:p>439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44023" calcext:value-type="float">
            <text:p>44023</text:p>
          </table:table-cell>
          <table:table-cell office:value-type="float" office:value="44040" calcext:value-type="float">
            <text:p>440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riefroman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4066" calcext:value-type="float">
            <text:p>44066</text:p>
          </table:table-cell>
          <table:table-cell office:value-type="float" office:value="44078" calcext:value-type="float">
            <text:p>4407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positive</text:p>
          </table:table-cell>
          <table:table-cell office:value-type="float" office:value="44156" calcext:value-type="float">
            <text:p>44156</text:p>
          </table:table-cell>
          <table:table-cell office:value-type="float" office:value="44167" calcext:value-type="float">
            <text:p>4416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ktüre</text:p>
          </table:table-cell>
          <table:table-cell office:value-type="float" office:value="44384" calcext:value-type="float">
            <text:p>44384</text:p>
          </table:table-cell>
          <table:table-cell office:value-type="float" office:value="44392" calcext:value-type="float">
            <text:p>4439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ebe nämlich</text:p>
          </table:table-cell>
          <table:table-cell office:value-type="float" office:value="44431" calcext:value-type="float">
            <text:p>44431</text:p>
          </table:table-cell>
          <table:table-cell office:value-type="float" office:value="44445" calcext:value-type="float">
            <text:p>444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44515" calcext:value-type="float">
            <text:p>44515</text:p>
          </table:table-cell>
          <table:table-cell office:value-type="float" office:value="44532" calcext:value-type="float">
            <text:p>4453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zählt von Liebe</text:p>
          </table:table-cell>
          <table:table-cell office:value-type="float" office:value="44585" calcext:value-type="float">
            <text:p>44585</text:p>
          </table:table-cell>
          <table:table-cell office:value-type="float" office:value="44603" calcext:value-type="float">
            <text:p>4460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efromans</text:p>
          </table:table-cell>
          <table:table-cell office:value-type="float" office:value="44808" calcext:value-type="float">
            <text:p>44808</text:p>
          </table:table-cell>
          <table:table-cell office:value-type="float" office:value="44822" calcext:value-type="float">
            <text:p>4482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“roman épistolaire</text:p>
          </table:table-cell>
          <table:table-cell office:value-type="float" office:value="44850" calcext:value-type="float">
            <text:p>44850</text:p>
          </table:table-cell>
          <table:table-cell office:value-type="float" office:value="44870" calcext:value-type="float">
            <text:p>448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4885" calcext:value-type="float">
            <text:p>44885</text:p>
          </table:table-cell>
          <table:table-cell office:value-type="float" office:value="44886" calcext:value-type="float">
            <text:p>4488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I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4959" calcext:value-type="float">
            <text:p>44959</text:p>
          </table:table-cell>
          <table:table-cell office:value-type="float" office:value="44963" calcext:value-type="float">
            <text:p>4496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rrespondenz aus der Eigenperspcktive</text:p>
          </table:table-cell>
          <table:table-cell office:value-type="float" office:value="44963" calcext:value-type="float">
            <text:p>44963</text:p>
          </table:table-cell>
          <table:table-cell office:value-type="float" office:value="45001" calcext:value-type="float">
            <text:p>450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5011" calcext:value-type="float">
            <text:p>45011</text:p>
          </table:table-cell>
          <table:table-cell office:value-type="float" office:value="45012" calcext:value-type="float">
            <text:p>4501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pfänger</text:p>
          </table:table-cell>
          <table:table-cell office:value-type="float" office:value="45056" calcext:value-type="float">
            <text:p>45056</text:p>
          </table:table-cell>
          <table:table-cell office:value-type="float" office:value="45066" calcext:value-type="float">
            <text:p>450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ataire</text:p>
          </table:table-cell>
          <table:table-cell office:value-type="float" office:value="45069" calcext:value-type="float">
            <text:p>45069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ivatkorresponden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ährend</text:p>
          </table:table-cell>
          <table:table-cell office:value-type="float" office:value="45264" calcext:value-type="float">
            <text:p>45264</text:p>
          </table:table-cell>
          <table:table-cell office:value-type="float" office:value="45292" calcext:value-type="float">
            <text:p>4529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5567" calcext:value-type="float">
            <text:p>45567</text:p>
          </table:table-cell>
          <table:table-cell office:value-type="float" office:value="45585" calcext:value-type="float">
            <text:p>4558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aisons dangereuses</text:p>
          </table:table-cell>
          <table:table-cell office:value-type="float" office:value="45690" calcext:value-type="float">
            <text:p>45690</text:p>
          </table:table-cell>
          <table:table-cell office:value-type="float" office:value="45710" calcext:value-type="float">
            <text:p>4571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ophonischen/-logischen Form</text:p>
          </table:table-cell>
          <table:table-cell office:value-type="float" office:value="45769" calcext:value-type="float">
            <text:p>45769</text:p>
          </table:table-cell>
          <table:table-cell office:value-type="float" office:value="45799" calcext:value-type="float">
            <text:p>4579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ndel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814" calcext:value-type="float">
            <text:p>45814</text:p>
          </table:table-cell>
          <table:table-cell office:value-type="float" office:value="45821" calcext:value-type="float">
            <text:p>4582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eragues</text:p>
          </table:table-cell>
          <table:table-cell office:value-type="float" office:value="45877" calcext:value-type="float">
            <text:p>45877</text:p>
          </table:table-cell>
          <table:table-cell office:value-type="float" office:value="45889" calcext:value-type="float">
            <text:p>4588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rtugiesischen</text:p>
          </table:table-cell>
          <table:table-cell office:value-type="float" office:value="45926" calcext:value-type="float">
            <text:p>45926</text:p>
          </table:table-cell>
          <table:table-cell office:value-type="float" office:value="45941" calcext:value-type="float">
            <text:p>459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tet</text:p>
          </table:table-cell>
          <table:table-cell office:value-type="float" office:value="45980" calcext:value-type="float">
            <text:p>45980</text:p>
          </table:table-cell>
          <table:table-cell office:value-type="float" office:value="45990" calcext:value-type="float">
            <text:p>4599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ethes Leiden des jungen Werthers</text:p>
          </table:table-cell>
          <table:table-cell office:value-type="float" office:value="46005" calcext:value-type="float">
            <text:p>46005</text:p>
          </table:table-cell>
          <table:table-cell office:value-type="float" office:value="46039" calcext:value-type="float">
            <text:p>460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elard</text:p>
          </table:table-cell>
          <table:table-cell office:value-type="float" office:value="46126" calcext:value-type="float">
            <text:p>46126</text:p>
          </table:table-cell>
          <table:table-cell office:value-type="float" office:value="46134" calcext:value-type="float">
            <text:p>461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velle Héloise</text:p>
          </table:table-cell>
          <table:table-cell office:value-type="float" office:value="46159" calcext:value-type="float">
            <text:p>46159</text:p>
          </table:table-cell>
          <table:table-cell office:value-type="float" office:value="46176" calcext:value-type="float">
            <text:p>461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efromans</text:p>
          </table:table-cell>
          <table:table-cell office:value-type="float" office:value="46220" calcext:value-type="float">
            <text:p>46220</text:p>
          </table:table-cell>
          <table:table-cell office:value-type="float" office:value="46231" calcext:value-type="float">
            <text:p>4623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los</text:p>
          </table:table-cell>
          <table:table-cell office:value-type="float" office:value="46511" calcext:value-type="float">
            <text:p>46511</text:p>
          </table:table-cell>
          <table:table-cell office:value-type="float" office:value="46517" calcext:value-type="float">
            <text:p>465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ard</text:p>
          </table:table-cell>
          <table:table-cell office:value-type="float" office:value="46555" calcext:value-type="float">
            <text:p>46555</text:p>
          </table:table-cell>
          <table:table-cell office:value-type="float" office:value="46561" calcext:value-type="float">
            <text:p>4656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mille</text:p>
          </table:table-cell>
          <table:table-cell office:value-type="float" office:value="46569" calcext:value-type="float">
            <text:p>46569</text:p>
          </table:table-cell>
          <table:table-cell office:value-type="float" office:value="46576" calcext:value-type="float">
            <text:p>4657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uvelle Héloise</text:p>
          </table:table-cell>
          <table:table-cell office:value-type="float" office:value="46622" calcext:value-type="float">
            <text:p>46622</text:p>
          </table:table-cell>
          <table:table-cell office:value-type="float" office:value="46639" calcext:value-type="float">
            <text:p>466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ufälliges</text:p>
          </table:table-cell>
          <table:table-cell office:value-type="float" office:value="46666" calcext:value-type="float">
            <text:p>46666</text:p>
          </table:table-cell>
          <table:table-cell office:value-type="float" office:value="46677" calcext:value-type="float">
            <text:p>466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mittelbarkei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7013" calcext:value-type="float">
            <text:p>47013</text:p>
          </table:table-cell>
          <table:table-cell office:value-type="float" office:value="47029" calcext:value-type="float">
            <text:p>4702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gentümlichkeit</text:p>
          </table:table-cell>
          <table:table-cell office:value-type="float" office:value="47033" calcext:value-type="float">
            <text:p>47033</text:p>
          </table:table-cell>
          <table:table-cell office:value-type="float" office:value="47050" calcext:value-type="float">
            <text:p>4705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nünftigen</text:p>
          </table:table-cell>
          <table:table-cell office:value-type="float" office:value="47191" calcext:value-type="float">
            <text:p>47191</text:p>
          </table:table-cell>
          <table:table-cell office:value-type="float" office:value="47204" calcext:value-type="float">
            <text:p>4720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47386" calcext:value-type="float">
            <text:p>47386</text:p>
          </table:table-cell>
          <table:table-cell office:value-type="float" office:value="47390" calcext:value-type="float">
            <text:p>473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47399" calcext:value-type="float">
            <text:p>47399</text:p>
          </table:table-cell>
          <table:table-cell office:value-type="float" office:value="47416" calcext:value-type="float">
            <text:p>4741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́face</text:p>
          </table:table-cell>
          <table:table-cell office:value-type="float" office:value="47422" calcext:value-type="float">
            <text:p>47422</text:p>
          </table:table-cell>
          <table:table-cell office:value-type="float" office:value="47430" calcext:value-type="float">
            <text:p>474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́face de la Nouvelle Heloise</text:p>
          </table:table-cell>
          <table:table-cell office:value-type="float" office:value="47472" calcext:value-type="float">
            <text:p>47472</text:p>
          </table:table-cell>
          <table:table-cell office:value-type="float" office:value="47503" calcext:value-type="float">
            <text:p>4750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u Entretien sur l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mans</text:p>
          </table:table-cell>
          <table:table-cell office:value-type="float" office:value="47505" calcext:value-type="float">
            <text:p>47505</text:p>
          </table:table-cell>
          <table:table-cell office:value-type="float" office:value="47532" calcext:value-type="float">
            <text:p>4753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cau</text:p>
          </table:table-cell>
          <table:table-cell office:value-type="float" office:value="47560" calcext:value-type="float">
            <text:p>47560</text:p>
          </table:table-cell>
          <table:table-cell office:value-type="float" office:value="47568" calcext:value-type="float">
            <text:p>475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an-)acques</text:p>
          </table:table-cell>
          <table:table-cell office:value-type="float" office:value="47679" calcext:value-type="float">
            <text:p>47679</text:p>
          </table:table-cell>
          <table:table-cell office:value-type="float" office:value="47690" calcext:value-type="float">
            <text:p>476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nge</text:p>
          </table:table-cell>
          <table:table-cell office:value-type="float" office:value="47704" calcext:value-type="float">
            <text:p>47704</text:p>
          </table:table-cell>
          <table:table-cell office:value-type="float" office:value="47710" calcext:value-type="float">
            <text:p>477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mplexität</text:p>
          </table:table-cell>
          <table:table-cell office:value-type="float" office:value="47715" calcext:value-type="float">
            <text:p>47715</text:p>
          </table:table-cell>
          <table:table-cell office:value-type="float" office:value="47727" calcext:value-type="float">
            <text:p>4772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47780" calcext:value-type="float">
            <text:p>47780</text:p>
          </table:table-cell>
          <table:table-cell office:value-type="float" office:value="47781" calcext:value-type="float">
            <text:p>4778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Préface</text:p>
          </table:table-cell>
          <table:table-cell office:value-type="float" office:value="47822" calcext:value-type="float">
            <text:p>47822</text:p>
          </table:table-cell>
          <table:table-cell office:value-type="float" office:value="47831" calcext:value-type="float">
            <text:p>4783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Préfaces</text:p>
          </table:table-cell>
          <table:table-cell office:value-type="float" office:value="47878" calcext:value-type="float">
            <text:p>47878</text:p>
          </table:table-cell>
          <table:table-cell office:value-type="float" office:value="47890" calcext:value-type="float">
            <text:p>478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Prologues</text:p>
          </table:table-cell>
          <table:table-cell office:value-type="float" office:value="47896" calcext:value-type="float">
            <text:p>47896</text:p>
          </table:table-cell>
          <table:table-cell office:value-type="float" office:value="47906" calcext:value-type="float">
            <text:p>4790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lüsselstellung</text:p>
          </table:table-cell>
          <table:table-cell office:value-type="float" office:value="47929" calcext:value-type="float">
            <text:p>47929</text:p>
          </table:table-cell>
          <table:table-cell office:value-type="float" office:value="47947" calcext:value-type="float">
            <text:p>479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s Roman</text:p>
          </table:table-cell>
          <table:table-cell office:value-type="float" office:value="48024" calcext:value-type="float">
            <text:p>48024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ivaux</text:p>
          </table:table-cell>
          <table:table-cell office:value-type="float" office:value="48201" calcext:value-type="float">
            <text:p>48201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clos</text:p>
          </table:table-cell>
          <table:table-cell office:value-type="float" office:value="48253" calcext:value-type="float">
            <text:p>48253</text:p>
          </table:table-cell>
          <table:table-cell office:value-type="float" office:value="48259" calcext:value-type="float">
            <text:p>4825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̈mlich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8292" calcext:value-type="float">
            <text:p>48292</text:p>
          </table:table-cell>
          <table:table-cell office:value-type="float" office:value="48301" calcext:value-type="float">
            <text:p>483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rédacteur</text:p>
          </table:table-cell>
          <table:table-cell office:value-type="float" office:value="48315" calcext:value-type="float">
            <text:p>48315</text:p>
          </table:table-cell>
          <table:table-cell office:value-type="float" office:value="48326" calcext:value-type="float">
            <text:p>483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kreterweis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8365" calcext:value-type="float">
            <text:p>48365</text:p>
          </table:table-cell>
          <table:table-cell office:value-type="float" office:value="48380" calcext:value-type="float">
            <text:p>4838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hentizität</text:p>
          </table:table-cell>
          <table:table-cell office:value-type="float" office:value="48564" calcext:value-type="float">
            <text:p>48564</text:p>
          </table:table-cell>
          <table:table-cell office:value-type="float" office:value="48578" calcext:value-type="float">
            <text:p>485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8613" calcext:value-type="float">
            <text:p>48613</text:p>
          </table:table-cell>
          <table:table-cell office:value-type="float" office:value="48621" calcext:value-type="float">
            <text:p>486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̈mlich läßt</text:p>
          </table:table-cell>
          <table:table-cell office:value-type="float" office:value="48665" calcext:value-type="float">
            <text:p>48665</text:p>
          </table:table-cell>
          <table:table-cell office:value-type="float" office:value="48679" calcext:value-type="float">
            <text:p>486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ändert</text:p>
          </table:table-cell>
          <table:table-cell office:value-type="float" office:value="48775" calcext:value-type="float">
            <text:p>48775</text:p>
          </table:table-cell>
          <table:table-cell office:value-type="float" office:value="48785" calcext:value-type="float">
            <text:p>4878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tago-</text:p>
          </table:table-cell>
          <table:table-cell office:value-type="float" office:value="48856" calcext:value-type="float">
            <text:p>48856</text:p>
          </table:table-cell>
          <table:table-cell office:value-type="float" office:value="48864" calcext:value-type="float">
            <text:p>488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eit</text:p>
          </table:table-cell>
          <table:table-cell office:value-type="float" office:value="49034" calcext:value-type="float">
            <text:p>49034</text:p>
          </table:table-cell>
          <table:table-cell office:value-type="float" office:value="49038" calcext:value-type="float">
            <text:p>490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iècle corompu</text:p>
          </table:table-cell>
          <table:table-cell office:value-type="float" office:value="49058" calcext:value-type="float">
            <text:p>49058</text:p>
          </table:table-cell>
          <table:table-cell office:value-type="float" office:value="49074" calcext:value-type="float">
            <text:p>490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49085" calcext:value-type="float">
            <text:p>49085</text:p>
          </table:table-cell>
          <table:table-cell office:value-type="float" office:value="49102" calcext:value-type="float">
            <text:p>491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iegel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49109" calcext:value-type="float">
            <text:p>49109</text:p>
          </table:table-cell>
          <table:table-cell office:value-type="float" office:value="49117" calcext:value-type="float">
            <text:p>4911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dersprüchlich</text:p>
          </table:table-cell>
          <table:table-cell office:value-type="float" office:value="49169" calcext:value-type="float">
            <text:p>49169</text:p>
          </table:table-cell>
          <table:table-cell office:value-type="float" office:value="49185" calcext:value-type="float">
            <text:p>4918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andalösen Stoffes</text:p>
          </table:table-cell>
          <table:table-cell office:value-type="float" office:value="49301" calcext:value-type="float">
            <text:p>49301</text:p>
          </table:table-cell>
          <table:table-cell office:value-type="float" office:value="49321" calcext:value-type="float">
            <text:p>4932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ertins</text:p>
          </table:table-cell>
          <table:table-cell office:value-type="float" office:value="49327" calcext:value-type="float">
            <text:p>49327</text:p>
          </table:table-cell>
          <table:table-cell office:value-type="float" office:value="49336" calcext:value-type="float">
            <text:p>4933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istes</text:p>
          </table:table-cell>
          <table:table-cell office:value-type="float" office:value="49341" calcext:value-type="float">
            <text:p>49341</text:p>
          </table:table-cell>
          <table:table-cell office:value-type="float" office:value="49348" calcext:value-type="float">
            <text:p>4934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ürlich</text:p>
          </table:table-cell>
          <table:table-cell office:value-type="float" office:value="49400" calcext:value-type="float">
            <text:p>49400</text:p>
          </table:table-cell>
          <table:table-cell office:value-type="float" office:value="49410" calcext:value-type="float">
            <text:p>4941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49474" calcext:value-type="float">
            <text:p>49474</text:p>
          </table:table-cell>
          <table:table-cell office:value-type="float" office:value="49491" calcext:value-type="float">
            <text:p>4949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ke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49523" calcext:value-type="float">
            <text:p>49523</text:p>
          </table:table-cell>
          <table:table-cell office:value-type="float" office:value="49539" calcext:value-type="float">
            <text:p>495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49574" calcext:value-type="float">
            <text:p>49574</text:p>
          </table:table-cell>
          <table:table-cell office:value-type="float" office:value="49575" calcext:value-type="float">
            <text:p>4957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Mängel</text:p>
          </table:table-cell>
          <table:table-cell office:value-type="float" office:value="49592" calcext:value-type="float">
            <text:p>49592</text:p>
          </table:table-cell>
          <table:table-cell office:value-type="float" office:value="49600" calcext:value-type="float">
            <text:p>496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̈nzlich imaginären Liebesdelirium</text:p>
          </table:table-cell>
          <table:table-cell office:value-type="float" office:value="49719" calcext:value-type="float">
            <text:p>49719</text:p>
          </table:table-cell>
          <table:table-cell office:value-type="float" office:value="49755" calcext:value-type="float">
            <text:p>497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́face</text:p>
          </table:table-cell>
          <table:table-cell office:value-type="float" office:value="49787" calcext:value-type="float">
            <text:p>49787</text:p>
          </table:table-cell>
          <table:table-cell office:value-type="float" office:value="49795" calcext:value-type="float">
            <text:p>4979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skerade</text:p>
          </table:table-cell>
          <table:table-cell office:value-type="float" office:value="49812" calcext:value-type="float">
            <text:p>49812</text:p>
          </table:table-cell>
          <table:table-cell office:value-type="float" office:value="49821" calcext:value-type="float">
            <text:p>4982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nnen</text:p>
          </table:table-cell>
          <table:table-cell office:value-type="float" office:value="49832" calcext:value-type="float">
            <text:p>49832</text:p>
          </table:table-cell>
          <table:table-cell office:value-type="float" office:value="49839" calcext:value-type="float">
            <text:p>498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ctacles dans les grandes villes</text:p>
          </table:table-cell>
          <table:table-cell office:value-type="float" office:value="49855" calcext:value-type="float">
            <text:p>49855</text:p>
          </table:table-cell>
          <table:table-cell office:value-type="float" office:value="49889" calcext:value-type="float">
            <text:p>4988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x peuples</text:p>
          </table:table-cell>
          <table:table-cell office:value-type="float" office:value="49905" calcext:value-type="float">
            <text:p>49905</text:p>
          </table:table-cell>
          <table:table-cell office:value-type="float" office:value="49916" calcext:value-type="float">
            <text:p>4991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i vû les mœurs de mon tems</text:p>
          </table:table-cell>
          <table:table-cell office:value-type="float" office:value="49930" calcext:value-type="float">
            <text:p>49930</text:p>
          </table:table-cell>
          <table:table-cell office:value-type="float" office:value="49960" calcext:value-type="float">
            <text:p>4996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j</text:p>
          </table:table-cell>
          <table:table-cell office:value-type="string" calcext:value-type="string">
            <text:p>ai publié ces lettres</text:p>
          </table:table-cell>
          <table:table-cell office:value-type="float" office:value="49962" calcext:value-type="float">
            <text:p>49962</text:p>
          </table:table-cell>
          <table:table-cell office:value-type="float" office:value="49989" calcext:value-type="float">
            <text:p>4998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usse les jetter au feu!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50031" calcext:value-type="float">
            <text:p>50031</text:p>
          </table:table-cell>
          <table:table-cell office:value-type="float" office:value="50056" calcext:value-type="float">
            <text:p>500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 porte ici que le titre d</text:p>
          </table:table-cell>
          <table:table-cell office:value-type="string" calcext:value-type="string">
            <text:p>Editeur</text:p>
          </table:table-cell>
          <table:table-cell office:value-type="float" office:value="50067" calcext:value-type="float">
            <text:p>50067</text:p>
          </table:table-cell>
          <table:table-cell office:value-type="float" office:value="50102" calcext:value-type="float">
            <text:p>50102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i travaillé</text:p>
          </table:table-cell>
          <table:table-cell office:value-type="float" office:value="50104" calcext:value-type="float">
            <text:p>50104</text:p>
          </table:table-cell>
          <table:table-cell office:value-type="float" office:value="50119" calcext:value-type="float">
            <text:p>5011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s</text:p>
          </table:table-cell>
          <table:table-cell office:value-type="float" office:value="50165" calcext:value-type="float">
            <text:p>50165</text:p>
          </table:table-cell>
          <table:table-cell office:value-type="float" office:value="50168" calcext:value-type="float">
            <text:p>5016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i-je fait le tout</text:p>
          </table:table-cell>
          <table:table-cell office:value-type="float" office:value="50170" calcext:value-type="float">
            <text:p>50170</text:p>
          </table:table-cell>
          <table:table-cell office:value-type="float" office:value="50188" calcext:value-type="float">
            <text:p>5018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la correspondance entiere est-elle un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ction</text:p>
          </table:table-cell>
          <table:table-cell office:value-type="float" office:value="50190" calcext:value-type="float">
            <text:p>50190</text:p>
          </table:table-cell>
          <table:table-cell office:value-type="float" office:value="50239" calcext:value-type="float">
            <text:p>502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 vous importe</text:p>
          </table:table-cell>
          <table:table-cell office:value-type="float" office:value="50256" calcext:value-type="float">
            <text:p>50256</text:p>
          </table:table-cell>
          <table:table-cell office:value-type="float" office:value="50272" calcext:value-type="float">
            <text:p>5027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̀ la vérité des faits</text:p>
          </table:table-cell>
          <table:table-cell office:value-type="float" office:value="50325" calcext:value-type="float">
            <text:p>50325</text:p>
          </table:table-cell>
          <table:table-cell office:value-type="float" office:value="50349" calcext:value-type="float">
            <text:p>5034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Etange ni de sa fille</text:p>
          </table:table-cell>
          <table:table-cell office:value-type="float" office:value="50459" calcext:value-type="float">
            <text:p>50459</text:p>
          </table:table-cell>
          <table:table-cell office:value-type="float" office:value="50482" calcext:value-type="float">
            <text:p>50482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vertis encore que la topographie est grossierement</text:p>
          </table:table-cell>
          <table:table-cell office:value-type="float" office:value="50493" calcext:value-type="float">
            <text:p>50493</text:p>
          </table:table-cell>
          <table:table-cell office:value-type="float" office:value="50546" calcext:value-type="float">
            <text:p>50546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 chacu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e comme il lui plaira</text:p>
          </table:table-cell>
          <table:table-cell office:value-type="float" office:value="50564" calcext:value-type="float">
            <text:p>50564</text:p>
          </table:table-cell>
          <table:table-cell office:value-type="float" office:value="50600" calcext:value-type="float">
            <text:p>506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matiere allarmera les gens severes</text:p>
          </table:table-cell>
          <table:table-cell office:value-type="float" office:value="50732" calcext:value-type="float">
            <text:p>50732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x libertins</text:p>
          </table:table-cell>
          <table:table-cell office:value-type="float" office:value="50909" calcext:value-type="float">
            <text:p>50909</text:p>
          </table:table-cell>
          <table:table-cell office:value-type="float" office:value="50922" calcext:value-type="float">
            <text:p>5092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x philosophes</text:p>
          </table:table-cell>
          <table:table-cell office:value-type="float" office:value="50924" calcext:value-type="float">
            <text:p>50924</text:p>
          </table:table-cell>
          <table:table-cell office:value-type="float" office:value="50939" calcext:value-type="float">
            <text:p>5093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scandaliser les honnêtes femmes</text:p>
          </table:table-cell>
          <table:table-cell office:value-type="float" office:value="50978" calcext:value-type="float">
            <text:p>50978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 qui plaira-t-il donc</text:p>
          </table:table-cell>
          <table:table-cell office:value-type="float" office:value="51015" calcext:value-type="float">
            <text:p>51015</text:p>
          </table:table-cell>
          <table:table-cell office:value-type="float" office:value="51037" calcext:value-type="float">
            <text:p>510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a coup sûr</text:p>
          </table:table-cell>
          <table:table-cell office:value-type="float" office:value="51063" calcext:value-type="float">
            <text:p>51063</text:p>
          </table:table-cell>
          <table:table-cell office:value-type="float" office:value="51079" calcext:value-type="float">
            <text:p>510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̀ personne</text:p>
          </table:table-cell>
          <table:table-cell office:value-type="float" office:value="51107" calcext:value-type="float">
            <text:p>51107</text:p>
          </table:table-cell>
          <table:table-cell office:value-type="float" office:value="51118" calcext:value-type="float">
            <text:p>5111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 resoudre à</text:p>
          </table:table-cell>
          <table:table-cell office:value-type="float" office:value="51135" calcext:value-type="float">
            <text:p>51135</text:p>
          </table:table-cell>
          <table:table-cell office:value-type="float" office:value="51149" calcext:value-type="float">
            <text:p>5114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r le stile emphatique et plat</text:p>
          </table:table-cell>
          <table:table-cell office:value-type="float" office:value="51218" calcext:value-type="float">
            <text:p>51218</text:p>
          </table:table-cell>
          <table:table-cell office:value-type="float" office:value="51249" calcext:value-type="float">
            <text:p>5124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r les pensées commune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51251" calcext:value-type="float">
            <text:p>51251</text:p>
          </table:table-cell>
          <table:table-cell office:value-type="float" office:value="51277" calcext:value-type="float">
            <text:p>5127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ndues en termes</text:p>
          </table:table-cell>
          <table:table-cell office:value-type="float" office:value="51280" calcext:value-type="float">
            <text:p>51280</text:p>
          </table:table-cell>
          <table:table-cell office:value-type="float" office:value="51297" calcext:value-type="float">
            <text:p>5129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t pas des Francois</text:p>
          </table:table-cell>
          <table:table-cell office:value-type="float" office:value="51361" calcext:value-type="float">
            <text:p>51361</text:p>
          </table:table-cell>
          <table:table-cell office:value-type="float" office:value="51385" calcext:value-type="float">
            <text:p>5138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aux-esprits</text:p>
          </table:table-cell>
          <table:table-cell office:value-type="float" office:value="51391" calcext:value-type="float">
            <text:p>51391</text:p>
          </table:table-cell>
          <table:table-cell office:value-type="float" office:value="51404" calcext:value-type="float">
            <text:p>5140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adćmiciens</text:p>
          </table:table-cell>
          <table:table-cell office:value-type="float" office:value="51410" calcext:value-type="float">
            <text:p>51410</text:p>
          </table:table-cell>
          <table:table-cell office:value-type="float" office:value="51423" calcext:value-type="float">
            <text:p>5142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vinciaux</text:p>
          </table:table-cell>
          <table:table-cell office:value-type="float" office:value="51451" calcext:value-type="float">
            <text:p>51451</text:p>
          </table:table-cell>
          <table:table-cell office:value-type="float" office:value="51462" calcext:value-type="float">
            <text:p>5146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́trangers</text:p>
          </table:table-cell>
          <table:table-cell office:value-type="float" office:value="51468" calcext:value-type="float">
            <text:p>51468</text:p>
          </table:table-cell>
          <table:table-cell office:value-type="float" office:value="51478" calcext:value-type="float">
            <text:p>5147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 jeunes gens</text:p>
          </table:table-cell>
          <table:table-cell office:value-type="float" office:value="51496" calcext:value-type="float">
            <text:p>51496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fans</text:p>
          </table:table-cell>
          <table:table-cell office:value-type="float" office:value="51524" calcext:value-type="float">
            <text:p>51524</text:p>
          </table:table-cell>
          <table:table-cell office:value-type="float" office:value="51530" calcext:value-type="float">
            <text:p>5153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51650" calcext:value-type="float">
            <text:p>51650</text:p>
          </table:table-cell>
          <table:table-cell office:value-type="float" office:value="51651" calcext:value-type="float">
            <text:p>516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ürliche</text:p>
          </table:table-cell>
          <table:table-cell office:value-type="float" office:value="51777" calcext:value-type="float">
            <text:p>51777</text:p>
          </table:table-cell>
          <table:table-cell office:value-type="float" office:value="51788" calcext:value-type="float">
            <text:p>5178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lösbaren</text:p>
          </table:table-cell>
          <table:table-cell office:value-type="float" office:value="51812" calcext:value-type="float">
            <text:p>51812</text:p>
          </table:table-cell>
          <table:table-cell office:value-type="float" office:value="51823" calcext:value-type="float">
            <text:p>5182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nge</text:p>
          </table:table-cell>
          <table:table-cell office:value-type="float" office:value="52028" calcext:value-type="float">
            <text:p>52028</text:p>
          </table:table-cell>
          <table:table-cell office:value-type="float" office:value="52034" calcext:value-type="float">
            <text:p>5203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fügbarkeit</text:p>
          </table:table-cell>
          <table:table-cell office:value-type="float" office:value="52095" calcext:value-type="float">
            <text:p>52095</text:p>
          </table:table-cell>
          <table:table-cell office:value-type="float" office:value="52109" calcext:value-type="float">
            <text:p>5210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aziergängen</text:p>
          </table:table-cell>
          <table:table-cell office:value-type="float" office:value="52137" calcext:value-type="float">
            <text:p>52137</text:p>
          </table:table-cell>
          <table:table-cell office:value-type="float" office:value="52151" calcext:value-type="float">
            <text:p>521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uß</text:p>
          </table:table-cell>
          <table:table-cell office:value-type="float" office:value="52165" calcext:value-type="float">
            <text:p>52165</text:p>
          </table:table-cell>
          <table:table-cell office:value-type="float" office:value="52168" calcext:value-type="float">
            <text:p>5216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hlgeburt</text:p>
          </table:table-cell>
          <table:table-cell office:value-type="float" office:value="52178" calcext:value-type="float">
            <text:p>52178</text:p>
          </table:table-cell>
          <table:table-cell office:value-type="float" office:value="52188" calcext:value-type="float">
            <text:p>5218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ktüre</text:p>
          </table:table-cell>
          <table:table-cell office:value-type="float" office:value="52285" calcext:value-type="float">
            <text:p>52285</text:p>
          </table:table-cell>
          <table:table-cell office:value-type="float" office:value="52293" calcext:value-type="float">
            <text:p>522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̈rgschaft</text:p>
          </table:table-cell>
          <table:table-cell office:value-type="float" office:value="52304" calcext:value-type="float">
            <text:p>52304</text:p>
          </table:table-cell>
          <table:table-cell office:value-type="float" office:value="52315" calcext:value-type="float">
            <text:p>5231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fühlsstärke</text:p>
          </table:table-cell>
          <table:table-cell office:value-type="float" office:value="52320" calcext:value-type="float">
            <text:p>52320</text:p>
          </table:table-cell>
          <table:table-cell office:value-type="float" office:value="52335" calcext:value-type="float">
            <text:p>5233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ürlichkeit</text:p>
          </table:table-cell>
          <table:table-cell office:value-type="float" office:value="52362" calcext:value-type="float">
            <text:p>52362</text:p>
          </table:table-cell>
          <table:table-cell office:value-type="float" office:value="52376" calcext:value-type="float">
            <text:p>5237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iden an der Wirklichkeit</text:p>
          </table:table-cell>
          <table:table-cell office:value-type="float" office:value="52435" calcext:value-type="float">
            <text:p>52435</text:p>
          </table:table-cell>
          <table:table-cell office:value-type="float" office:value="52461" calcext:value-type="float">
            <text:p>524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tische</text:p>
          </table:table-cell>
          <table:table-cell office:value-type="float" office:value="52488" calcext:value-type="float">
            <text:p>52488</text:p>
          </table:table-cell>
          <table:table-cell office:value-type="float" office:value="52496" calcext:value-type="float">
            <text:p>524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adiesgärtlei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52705" calcext:value-type="float">
            <text:p>52705</text:p>
          </table:table-cell>
          <table:table-cell office:value-type="float" office:value="52723" calcext:value-type="float">
            <text:p>5272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etscherströme</text:p>
          </table:table-cell>
          <table:table-cell office:value-type="float" office:value="52754" calcext:value-type="float">
            <text:p>52754</text:p>
          </table:table-cell>
          <table:table-cell office:value-type="float" office:value="52770" calcext:value-type="float">
            <text:p>527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hnens</text:p>
          </table:table-cell>
          <table:table-cell office:value-type="float" office:value="52800" calcext:value-type="float">
            <text:p>52800</text:p>
          </table:table-cell>
          <table:table-cell office:value-type="float" office:value="52807" calcext:value-type="float">
            <text:p>5280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hnens</text:p>
          </table:table-cell>
          <table:table-cell office:value-type="float" office:value="52812" calcext:value-type="float">
            <text:p>52812</text:p>
          </table:table-cell>
          <table:table-cell office:value-type="float" office:value="52819" calcext:value-type="float">
            <text:p>5281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53003" calcext:value-type="float">
            <text:p>53003</text:p>
          </table:table-cell>
          <table:table-cell office:value-type="float" office:value="53008" calcext:value-type="float">
            <text:p>5300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s</text:p>
          </table:table-cell>
          <table:table-cell office:value-type="float" office:value="53014" calcext:value-type="float">
            <text:p>53014</text:p>
          </table:table-cell>
          <table:table-cell office:value-type="float" office:value="53020" calcext:value-type="float">
            <text:p>530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klärung</text:p>
          </table:table-cell>
          <table:table-cell office:value-type="float" office:value="53029" calcext:value-type="float">
            <text:p>53029</text:p>
          </table:table-cell>
          <table:table-cell office:value-type="float" office:value="53040" calcext:value-type="float">
            <text:p>530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53045" calcext:value-type="float">
            <text:p>53045</text:p>
          </table:table-cell>
          <table:table-cell office:value-type="float" office:value="53054" calcext:value-type="float">
            <text:p>530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söhnung</text:p>
          </table:table-cell>
          <table:table-cell office:value-type="float" office:value="53085" calcext:value-type="float">
            <text:p>53085</text:p>
          </table:table-cell>
          <table:table-cell office:value-type="float" office:value="53096" calcext:value-type="float">
            <text:p>530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trückt</text:p>
          </table:table-cell>
          <table:table-cell office:value-type="float" office:value="53155" calcext:value-type="float">
            <text:p>53155</text:p>
          </table:table-cell>
          <table:table-cell office:value-type="float" office:value="53164" calcext:value-type="float">
            <text:p>531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arens</text:p>
          </table:table-cell>
          <table:table-cell office:value-type="float" office:value="53287" calcext:value-type="float">
            <text:p>53287</text:p>
          </table:table-cell>
          <table:table-cell office:value-type="float" office:value="53294" calcext:value-type="float">
            <text:p>5329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s Seele</text:p>
          </table:table-cell>
          <table:table-cell office:value-type="float" office:value="53347" calcext:value-type="float">
            <text:p>53347</text:p>
          </table:table-cell>
          <table:table-cell office:value-type="float" office:value="53359" calcext:value-type="float">
            <text:p>5335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53400" calcext:value-type="float">
            <text:p>53400</text:p>
          </table:table-cell>
          <table:table-cell office:value-type="float" office:value="53401" calcext:value-type="float">
            <text:p>534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53403" calcext:value-type="float">
            <text:p>53403</text:p>
          </table:table-cell>
          <table:table-cell office:value-type="float" office:value="53406" calcext:value-type="float">
            <text:p>5340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ce divin accord de la vertu</text:p>
          </table:table-cell>
          <table:table-cell office:value-type="float" office:value="53437" calcext:value-type="float">
            <text:p>53437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53497" calcext:value-type="float">
            <text:p>53497</text:p>
          </table:table-cell>
          <table:table-cell office:value-type="float" office:value="53498" calcext:value-type="float">
            <text:p>534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3500" calcext:value-type="float">
            <text:p>53500</text:p>
          </table:table-cell>
          <table:table-cell office:value-type="float" office:value="53501" calcext:value-type="float">
            <text:p>5350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“pays des chimeres</text:p>
          </table:table-cell>
          <table:table-cell office:value-type="float" office:value="53527" calcext:value-type="float">
            <text:p>53527</text:p>
          </table:table-cell>
          <table:table-cell office:value-type="float" office:value="53545" calcext:value-type="float">
            <text:p>535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3548" calcext:value-type="float">
            <text:p>53548</text:p>
          </table:table-cell>
          <table:table-cell office:value-type="float" office:value="53549" calcext:value-type="float">
            <text:p>5354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bité</text:p>
          </table:table-cell>
          <table:table-cell office:value-type="float" office:value="53583" calcext:value-type="float">
            <text:p>53583</text:p>
          </table:table-cell>
          <table:table-cell office:value-type="float" office:value="53590" calcext:value-type="float">
            <text:p>535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53592" calcext:value-type="float">
            <text:p>53592</text:p>
          </table:table-cell>
          <table:table-cell office:value-type="float" office:value="53593" calcext:value-type="float">
            <text:p>535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53612" calcext:value-type="float">
            <text:p>53612</text:p>
          </table:table-cell>
          <table:table-cell office:value-type="float" office:value="53617" calcext:value-type="float">
            <text:p>536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53647" calcext:value-type="float">
            <text:p>53647</text:p>
          </table:table-cell>
          <table:table-cell office:value-type="float" office:value="53658" calcext:value-type="float">
            <text:p>5365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ngelöste</text:p>
          </table:table-cell>
          <table:table-cell office:value-type="float" office:value="53697" calcext:value-type="float">
            <text:p>53697</text:p>
          </table:table-cell>
          <table:table-cell office:value-type="float" office:value="53708" calcext:value-type="float">
            <text:p>537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53721" calcext:value-type="float">
            <text:p>53721</text:p>
          </table:table-cell>
          <table:table-cell office:value-type="float" office:value="53722" calcext:value-type="float">
            <text:p>5372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3778" calcext:value-type="float">
            <text:p>53778</text:p>
          </table:table-cell>
          <table:table-cell office:value-type="float" office:value="53786" calcext:value-type="float">
            <text:p>537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tärkt</text:p>
          </table:table-cell>
          <table:table-cell office:value-type="float" office:value="53891" calcext:value-type="float">
            <text:p>53891</text:p>
          </table:table-cell>
          <table:table-cell office:value-type="float" office:value="53901" calcext:value-type="float">
            <text:p>5390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̈mlich</text:p>
          </table:table-cell>
          <table:table-cell office:value-type="float" office:value="53966" calcext:value-type="float">
            <text:p>53966</text:p>
          </table:table-cell>
          <table:table-cell office:value-type="float" office:value="53974" calcext:value-type="float">
            <text:p>539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ndem</text:p>
          </table:table-cell>
          <table:table-cell office:value-type="float" office:value="54095" calcext:value-type="float">
            <text:p>54095</text:p>
          </table:table-cell>
          <table:table-cell office:value-type="float" office:value="54101" calcext:value-type="float">
            <text:p>5410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s Rēveries du promeneur solitaire</text:p>
          </table:table-cell>
          <table:table-cell office:value-type="float" office:value="54122" calcext:value-type="float">
            <text:p>54122</text:p>
          </table:table-cell>
          <table:table-cell office:value-type="float" office:value="54158" calcext:value-type="float">
            <text:p>5415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82" calcext:value-type="float">
            <text:p>54182</text:p>
          </table:table-cell>
          <table:table-cell office:value-type="float" office:value="54192" calcext:value-type="float">
            <text:p>5419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fklärung</text:p>
          </table:table-cell>
          <table:table-cell office:value-type="float" office:value="54324" calcext:value-type="float">
            <text:p>54324</text:p>
          </table:table-cell>
          <table:table-cell office:value-type="float" office:value="54335" calcext:value-type="float">
            <text:p>543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sprüngen</text:p>
          </table:table-cell>
          <table:table-cell office:value-type="float" office:value="54435" calcext:value-type="float">
            <text:p>54435</text:p>
          </table:table-cell>
          <table:table-cell office:value-type="float" office:value="54446" calcext:value-type="float">
            <text:p>5444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rache</text:p>
          </table:table-cell>
          <table:table-cell office:value-type="float" office:value="54564" calcext:value-type="float">
            <text:p>54564</text:p>
          </table:table-cell>
          <table:table-cell office:value-type="float" office:value="54571" calcext:value-type="float">
            <text:p>545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itzes</text:p>
          </table:table-cell>
          <table:table-cell office:value-type="float" office:value="54577" calcext:value-type="float">
            <text:p>54577</text:p>
          </table:table-cell>
          <table:table-cell office:value-type="float" office:value="54585" calcext:value-type="float">
            <text:p>5458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égalité</text:p>
          </table:table-cell>
          <table:table-cell office:value-type="float" office:value="54655" calcext:value-type="float">
            <text:p>54655</text:p>
          </table:table-cell>
          <table:table-cell office:value-type="float" office:value="54666" calcext:value-type="float">
            <text:p>546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adémie de Dijon</text:p>
          </table:table-cell>
          <table:table-cell office:value-type="float" office:value="54718" calcext:value-type="float">
            <text:p>54718</text:p>
          </table:table-cell>
          <table:table-cell office:value-type="float" office:value="54736" calcext:value-type="float">
            <text:p>5473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mi les hommes</text:p>
          </table:table-cell>
          <table:table-cell office:value-type="float" office:value="54816" calcext:value-type="float">
            <text:p>54816</text:p>
          </table:table-cell>
          <table:table-cell office:value-type="float" office:value="54832" calcext:value-type="float">
            <text:p>5483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54880" calcext:value-type="float">
            <text:p>54880</text:p>
          </table:table-cell>
          <table:table-cell office:value-type="float" office:value="54889" calcext:value-type="float">
            <text:p>5488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iences et des arts a contribué a épurer les mœurs</text:p>
          </table:table-cell>
          <table:table-cell office:value-type="float" office:value="54947" calcext:value-type="float">
            <text:p>54947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mi l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mmes</text:p>
          </table:table-cell>
          <table:table-cell office:value-type="float" office:value="55242" calcext:value-type="float">
            <text:p>55242</text:p>
          </table:table-cell>
          <table:table-cell office:value-type="float" office:value="55258" calcext:value-type="float">
            <text:p>5525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 premier qui ayant enclos un terrain</text:p>
          </table:table-cell>
          <table:table-cell office:value-type="float" office:value="55436" calcext:value-type="float">
            <text:p>55436</text:p>
          </table:table-cell>
          <table:table-cell office:value-type="float" office:value="55474" calcext:value-type="float">
            <text:p>554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visa de dire</text:p>
          </table:table-cell>
          <table:table-cell office:value-type="float" office:value="55476" calcext:value-type="float">
            <text:p>55476</text:p>
          </table:table-cell>
          <table:table-cell office:value-type="float" office:value="55491" calcext:value-type="float">
            <text:p>55491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ci est à moi</text:p>
          </table:table-cell>
          <table:table-cell office:value-type="float" office:value="55493" calcext:value-type="float">
            <text:p>55493</text:p>
          </table:table-cell>
          <table:table-cell office:value-type="float" office:value="55508" calcext:value-type="float">
            <text:p>555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trouva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55510" calcext:value-type="float">
            <text:p>55510</text:p>
          </table:table-cell>
          <table:table-cell office:value-type="float" office:value="55520" calcext:value-type="float">
            <text:p>5552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s assés simples pour le croire</text:p>
          </table:table-cell>
          <table:table-cell office:value-type="float" office:value="55524" calcext:value-type="float">
            <text:p>55524</text:p>
          </table:table-cell>
          <table:table-cell office:value-type="float" office:value="55558" calcext:value-type="float">
            <text:p>5555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t le vrai</text:p>
          </table:table-cell>
          <table:table-cell office:value-type="float" office:value="55560" calcext:value-type="float">
            <text:p>55560</text:p>
          </table:table-cell>
          <table:table-cell office:value-type="float" office:value="55571" calcext:value-type="float">
            <text:p>5557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 gueres</text:p>
          </table:table-cell>
          <table:table-cell office:value-type="float" office:value="55621" calcext:value-type="float">
            <text:p>55621</text:p>
          </table:table-cell>
          <table:table-cell office:value-type="float" office:value="55630" calcext:value-type="float">
            <text:p>5563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 meurtres</text:p>
          </table:table-cell>
          <table:table-cell office:value-type="float" office:value="55632" calcext:value-type="float">
            <text:p>55632</text:p>
          </table:table-cell>
          <table:table-cell office:value-type="float" office:value="55643" calcext:value-type="float">
            <text:p>5564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 de miséres et d</text:p>
          </table:table-cell>
          <table:table-cell office:value-type="string" calcext:value-type="string">
            <text:p>horreurs</text:p>
          </table:table-cell>
          <table:table-cell office:value-type="float" office:value="55645" calcext:value-type="float">
            <text:p>55645</text:p>
          </table:table-cell>
          <table:table-cell office:value-type="float" office:value="55674" calcext:value-type="float">
            <text:p>55674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eût poin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55676" calcext:value-type="float">
            <text:p>55676</text:p>
          </table:table-cell>
          <table:table-cell office:value-type="float" office:value="55689" calcext:value-type="float">
            <text:p>5568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 Genre-humain celui qui arrachant les pieux ou comblant le fossé</text:p>
          </table:table-cell>
          <table:table-cell office:value-type="float" office:value="55699" calcext:value-type="float">
            <text:p>55699</text:p>
          </table:table-cell>
          <table:table-cell office:value-type="float" office:value="55766" calcext:value-type="float">
            <text:p>557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û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ié à ses semblables</text:p>
          </table:table-cell>
          <table:table-cell office:value-type="float" office:value="55768" calcext:value-type="float">
            <text:p>55768</text:p>
          </table:table-cell>
          <table:table-cell office:value-type="float" office:value="55796" calcext:value-type="float">
            <text:p>557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dez-vous d</text:p>
          </table:table-cell>
          <table:table-cell office:value-type="string" calcext:value-type="string">
            <text:p>écouter</text:p>
          </table:table-cell>
          <table:table-cell office:value-type="float" office:value="55798" calcext:value-type="float">
            <text:p>55798</text:p>
          </table:table-cell>
          <table:table-cell office:value-type="float" office:value="55820" calcext:value-type="float">
            <text:p>5582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s êtes perdus</text:p>
          </table:table-cell>
          <table:table-cell office:value-type="float" office:value="55836" calcext:value-type="float">
            <text:p>55836</text:p>
          </table:table-cell>
          <table:table-cell office:value-type="float" office:value="55853" calcext:value-type="float">
            <text:p>5585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us oubliez que les fruits sont à tous</text:p>
          </table:table-cell>
          <table:table-cell office:value-type="float" office:value="55855" calcext:value-type="float">
            <text:p>55855</text:p>
          </table:table-cell>
          <table:table-cell office:value-type="float" office:value="55898" calcext:value-type="float">
            <text:p>5589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float" office:value="55935" calcext:value-type="float">
            <text:p>55935</text:p>
          </table:table-cell>
          <table:table-cell office:value-type="float" office:value="55936" calcext:value-type="float">
            <text:p>5593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gründet</text:p>
          </table:table-cell>
          <table:table-cell office:value-type="float" office:value="55966" calcext:value-type="float">
            <text:p>55966</text:p>
          </table:table-cell>
          <table:table-cell office:value-type="float" office:value="55976" calcext:value-type="float">
            <text:p>5597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rschaft der Reichen über</text:p>
          </table:table-cell>
          <table:table-cell office:value-type="float" office:value="55981" calcext:value-type="float">
            <text:p>55981</text:p>
          </table:table-cell>
          <table:table-cell office:value-type="float" office:value="56009" calcext:value-type="float">
            <text:p>5600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en</text:p>
          </table:table-cell>
          <table:table-cell office:value-type="float" office:value="56014" calcext:value-type="float">
            <text:p>56014</text:p>
          </table:table-cell>
          <table:table-cell office:value-type="float" office:value="56018" calcext:value-type="float">
            <text:p>5601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̈nner</text:p>
          </table:table-cell>
          <table:table-cell office:value-type="float" office:value="56050" calcext:value-type="float">
            <text:p>56050</text:p>
          </table:table-cell>
          <table:table-cell office:value-type="float" office:value="56057" calcext:value-type="float">
            <text:p>560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milie gegründet</text:p>
          </table:table-cell>
          <table:table-cell office:value-type="float" office:value="56151" calcext:value-type="float">
            <text:p>56151</text:p>
          </table:table-cell>
          <table:table-cell office:value-type="float" office:value="56169" calcext:value-type="float">
            <text:p>5616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argas</text:p>
          </table:table-cell>
          <table:table-cell office:value-type="float" office:value="56258" calcext:value-type="float">
            <text:p>56258</text:p>
          </table:table-cell>
          <table:table-cell office:value-type="float" office:value="56264" calcext:value-type="float">
            <text:p>562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uvelle Heloise</text:p>
          </table:table-cell>
          <table:table-cell office:value-type="float" office:value="56323" calcext:value-type="float">
            <text:p>56323</text:p>
          </table:table-cell>
          <table:table-cell office:value-type="float" office:value="56339" calcext:value-type="float">
            <text:p>563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ciété</text:p>
          </table:table-cell>
          <table:table-cell office:value-type="float" office:value="56387" calcext:value-type="float">
            <text:p>56387</text:p>
          </table:table-cell>
          <table:table-cell office:value-type="float" office:value="56396" calcext:value-type="float">
            <text:p>563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 jusqu</text:p>
          </table:table-cell>
          <table:table-cell office:value-type="string" calcext:value-type="string">
            <text:p>ici n</text:p>
          </table:table-cell>
          <table:table-cell office:value-type="string" calcext:value-type="string">
            <text:p>en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56499" calcext:value-type="float">
            <text:p>56499</text:p>
          </table:table-cell>
          <table:table-cell office:value-type="float" office:value="56518" calcext:value-type="float">
            <text:p>5651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le D</text:p>
          </table:table-cell>
          <table:table-cell office:value-type="float" office:value="56524" calcext:value-type="float">
            <text:p>56524</text:p>
          </table:table-cell>
          <table:table-cell office:value-type="float" office:value="56531" calcext:value-type="float">
            <text:p>5653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itenzahlen</text:p>
          </table:table-cell>
          <table:table-cell office:value-type="float" office:value="56536" calcext:value-type="float">
            <text:p>56536</text:p>
          </table:table-cell>
          <table:table-cell office:value-type="float" office:value="56548" calcext:value-type="float">
            <text:p>5654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an-Jacqu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6601" calcext:value-type="float">
            <text:p>56601</text:p>
          </table:table-cell>
          <table:table-cell office:value-type="float" office:value="56622" calcext:value-type="float">
            <text:p>5662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mi les hommes</text:p>
          </table:table-cell>
          <table:table-cell office:value-type="float" office:value="56664" calcext:value-type="float">
            <text:p>56664</text:p>
          </table:table-cell>
          <table:table-cell office:value-type="float" office:value="56680" calcext:value-type="float">
            <text:p>566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56686" calcext:value-type="float">
            <text:p>56686</text:p>
          </table:table-cell>
          <table:table-cell office:value-type="float" office:value="56690" calcext:value-type="float">
            <text:p>566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wres complètes</text:p>
          </table:table-cell>
          <table:table-cell office:value-type="float" office:value="56693" calcext:value-type="float">
            <text:p>56693</text:p>
          </table:table-cell>
          <table:table-cell office:value-type="float" office:value="56710" calcext:value-type="float">
            <text:p>5671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rnard Gagnebin</text:p>
          </table:table-cell>
          <table:table-cell office:value-type="float" office:value="56712" calcext:value-type="float">
            <text:p>56712</text:p>
          </table:table-cell>
          <table:table-cell office:value-type="float" office:value="56737" calcext:value-type="float">
            <text:p>5673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el Raymond</text:p>
          </table:table-cell>
          <table:table-cell office:value-type="float" office:value="56740" calcext:value-type="float">
            <text:p>56740</text:p>
          </table:table-cell>
          <table:table-cell office:value-type="float" office:value="56754" calcext:value-type="float">
            <text:p>567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III</text:p>
          </table:table-cell>
          <table:table-cell office:value-type="float" office:value="56756" calcext:value-type="float">
            <text:p>56756</text:p>
          </table:table-cell>
          <table:table-cell office:value-type="float" office:value="56763" calcext:value-type="float">
            <text:p>5676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56765" calcext:value-type="float">
            <text:p>56765</text:p>
          </table:table-cell>
          <table:table-cell office:value-type="float" office:value="56770" calcext:value-type="float">
            <text:p>5677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́iade</text:p>
          </table:table-cell>
          <table:table-cell office:value-type="float" office:value="56777" calcext:value-type="float">
            <text:p>56777</text:p>
          </table:table-cell>
          <table:table-cell office:value-type="float" office:value="56785" calcext:value-type="float">
            <text:p>5678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ndis que l</text:p>
          </table:table-cell>
          <table:table-cell office:value-type="string" calcext:value-type="string">
            <text:p>homme alloit chercher la subsistance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56919" calcext:value-type="float">
            <text:p>56919</text:p>
          </table:table-cell>
          <table:table-cell office:value-type="float" office:value="56969" calcext:value-type="float">
            <text:p>5696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float" office:value="56980" calcext:value-type="float">
            <text:p>56980</text:p>
          </table:table-cell>
          <table:table-cell office:value-type="float" office:value="56981" calcext:value-type="float">
            <text:p>5698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I</text:p>
          </table:table-cell>
          <table:table-cell office:value-type="float" office:value="56983" calcext:value-type="float">
            <text:p>56983</text:p>
          </table:table-cell>
          <table:table-cell office:value-type="float" office:value="56985" calcext:value-type="float">
            <text:p>5698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7118" calcext:value-type="float">
            <text:p>57118</text:p>
          </table:table-cell>
          <table:table-cell office:value-type="float" office:value="57126" calcext:value-type="float">
            <text:p>5712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̈ßt</text:p>
          </table:table-cell>
          <table:table-cell office:value-type="float" office:value="57149" calcext:value-type="float">
            <text:p>57149</text:p>
          </table:table-cell>
          <table:table-cell office:value-type="float" office:value="57154" calcext:value-type="float">
            <text:p>5715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obinski</text:p>
          </table:table-cell>
          <table:table-cell office:value-type="float" office:value="57175" calcext:value-type="float">
            <text:p>57175</text:p>
          </table:table-cell>
          <table:table-cell office:value-type="float" office:value="57186" calcext:value-type="float">
            <text:p>571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urückgchen</text:p>
          </table:table-cell>
          <table:table-cell office:value-type="float" office:value="57370" calcext:value-type="float">
            <text:p>57370</text:p>
          </table:table-cell>
          <table:table-cell office:value-type="float" office:value="57382" calcext:value-type="float">
            <text:p>5738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fähig</text:p>
          </table:table-cell>
          <table:table-cell office:value-type="float" office:value="57606" calcext:value-type="float">
            <text:p>57606</text:p>
          </table:table-cell>
          <table:table-cell office:value-type="float" office:value="57614" calcext:value-type="float">
            <text:p>5761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fähig</text:p>
          </table:table-cell>
          <table:table-cell office:value-type="float" office:value="57658" calcext:value-type="float">
            <text:p>57658</text:p>
          </table:table-cell>
          <table:table-cell office:value-type="float" office:value="57666" calcext:value-type="float">
            <text:p>576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 verständlich</text:p>
          </table:table-cell>
          <table:table-cell office:value-type="float" office:value="58047" calcext:value-type="float">
            <text:p>58047</text:p>
          </table:table-cell>
          <table:table-cell office:value-type="float" office:value="58078" calcext:value-type="float">
            <text:p>580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tblößen</text:p>
          </table:table-cell>
          <table:table-cell office:value-type="float" office:value="58143" calcext:value-type="float">
            <text:p>58143</text:p>
          </table:table-cell>
          <table:table-cell office:value-type="float" office:value="58153" calcext:value-type="float">
            <text:p>5815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rpers</text:p>
          </table:table-cell>
          <table:table-cell office:value-type="float" office:value="58173" calcext:value-type="float">
            <text:p>58173</text:p>
          </table:table-cell>
          <table:table-cell office:value-type="float" office:value="58181" calcext:value-type="float">
            <text:p>5818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̈nen</text:p>
          </table:table-cell>
          <table:table-cell office:value-type="float" office:value="58183" calcext:value-type="float">
            <text:p>58183</text:p>
          </table:table-cell>
          <table:table-cell office:value-type="float" office:value="58190" calcext:value-type="float">
            <text:p>581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̈fte</text:p>
          </table:table-cell>
          <table:table-cell office:value-type="float" office:value="58192" calcext:value-type="float">
            <text:p>58192</text:p>
          </table:table-cell>
          <table:table-cell office:value-type="float" office:value="58198" calcext:value-type="float">
            <text:p>5819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gentümlichkeit</text:p>
          </table:table-cell>
          <table:table-cell office:value-type="float" office:value="58276" calcext:value-type="float">
            <text:p>58276</text:p>
          </table:table-cell>
          <table:table-cell office:value-type="float" office:value="58293" calcext:value-type="float">
            <text:p>582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ensibilité</text:p>
          </table:table-cell>
          <table:table-cell office:value-type="float" office:value="58298" calcext:value-type="float">
            <text:p>58298</text:p>
          </table:table-cell>
          <table:table-cell office:value-type="float" office:value="58311" calcext:value-type="float">
            <text:p>583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diums</text:p>
          </table:table-cell>
          <table:table-cell office:value-type="float" office:value="58419" calcext:value-type="float">
            <text:p>58419</text:p>
          </table:table-cell>
          <table:table-cell office:value-type="float" office:value="58426" calcext:value-type="float">
            <text:p>584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float" office:value="58788" calcext:value-type="float">
            <text:p>58788</text:p>
          </table:table-cell>
          <table:table-cell office:value-type="float" office:value="58789" calcext:value-type="float">
            <text:p>587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I</text:p>
          </table:table-cell>
          <table:table-cell office:value-type="float" office:value="58791" calcext:value-type="float">
            <text:p>58791</text:p>
          </table:table-cell>
          <table:table-cell office:value-type="float" office:value="58793" calcext:value-type="float">
            <text:p>587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58819" calcext:value-type="float">
            <text:p>58819</text:p>
          </table:table-cell>
          <table:table-cell office:value-type="float" office:value="58824" calcext:value-type="float">
            <text:p>5882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s Leiche</text:p>
          </table:table-cell>
          <table:table-cell office:value-type="float" office:value="58971" calcext:value-type="float">
            <text:p>58971</text:p>
          </table:table-cell>
          <table:table-cell office:value-type="float" office:value="58984" calcext:value-type="float">
            <text:p>589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arens Lüg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055" calcext:value-type="float">
            <text:p>59055</text:p>
          </table:table-cell>
          <table:table-cell office:value-type="float" office:value="59070" calcext:value-type="float">
            <text:p>5907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Starobinski</text:p>
          </table:table-cell>
          <table:table-cell office:value-type="float" office:value="59164" calcext:value-type="float">
            <text:p>59164</text:p>
          </table:table-cell>
          <table:table-cell office:value-type="float" office:value="59180" calcext:value-type="float">
            <text:p>591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 mourra heureuse</text:p>
          </table:table-cell>
          <table:table-cell office:value-type="float" office:value="59343" calcext:value-type="float">
            <text:p>59343</text:p>
          </table:table-cell>
          <table:table-cell office:value-type="float" office:value="59364" calcext:value-type="float">
            <text:p>593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́livrée de la nécessité d</text:p>
          </table:table-cell>
          <table:table-cell office:value-type="string" calcext:value-type="string">
            <text:p>agir</text:p>
          </table:table-cell>
          <table:table-cell office:value-type="float" office:value="59366" calcext:value-type="float">
            <text:p>59366</text:p>
          </table:table-cell>
          <table:table-cell office:value-type="float" office:value="59401" calcext:value-type="float">
            <text:p>59401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obinski</text:p>
          </table:table-cell>
          <table:table-cell office:value-type="float" office:value="59514" calcext:value-type="float">
            <text:p>59514</text:p>
          </table:table-cell>
          <table:table-cell office:value-type="float" office:value="59525" calcext:value-type="float">
            <text:p>595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59636" calcext:value-type="float">
            <text:p>59636</text:p>
          </table:table-cell>
          <table:table-cell office:value-type="float" office:value="59644" calcext:value-type="float">
            <text:p>596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oluminösen</text:p>
          </table:table-cell>
          <table:table-cell office:value-type="float" office:value="59704" calcext:value-type="float">
            <text:p>59704</text:p>
          </table:table-cell>
          <table:table-cell office:value-type="float" office:value="59716" calcext:value-type="float">
            <text:p>5971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̈se</text:p>
          </table:table-cell>
          <table:table-cell office:value-type="float" office:value="59859" calcext:value-type="float">
            <text:p>59859</text:p>
          </table:table-cell>
          <table:table-cell office:value-type="float" office:value="59869" calcext:value-type="float">
            <text:p>5986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us</text:p>
          </table:table-cell>
          <table:table-cell office:value-type="float" office:value="59889" calcext:value-type="float">
            <text:p>59889</text:p>
          </table:table-cell>
          <table:table-cell office:value-type="float" office:value="59899" calcext:value-type="float">
            <text:p>5989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ssiones</text:p>
          </table:table-cell>
          <table:table-cell office:value-type="float" office:value="59901" calcext:value-type="float">
            <text:p>59901</text:p>
          </table:table-cell>
          <table:table-cell office:value-type="float" office:value="59913" calcext:value-type="float">
            <text:p>5991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ubensbekenntnis</text:p>
          </table:table-cell>
          <table:table-cell office:value-type="float" office:value="60021" calcext:value-type="float">
            <text:p>60021</text:p>
          </table:table-cell>
          <table:table-cell office:value-type="float" office:value="60039" calcext:value-type="float">
            <text:p>6003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̈glichkeiten</text:p>
          </table:table-cell>
          <table:table-cell office:value-type="float" office:value="60086" calcext:value-type="float">
            <text:p>60086</text:p>
          </table:table-cell>
          <table:table-cell office:value-type="float" office:value="60100" calcext:value-type="float">
            <text:p>601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̈cken</text:p>
          </table:table-cell>
          <table:table-cell office:value-type="float" office:value="60105" calcext:value-type="float">
            <text:p>60105</text:p>
          </table:table-cell>
          <table:table-cell office:value-type="float" office:value="60112" calcext:value-type="float">
            <text:p>6011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reflektiert</text:p>
          </table:table-cell>
          <table:table-cell office:value-type="float" office:value="60135" calcext:value-type="float">
            <text:p>60135</text:p>
          </table:table-cell>
          <table:table-cell office:value-type="float" office:value="60149" calcext:value-type="float">
            <text:p>6014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mann</text:p>
          </table:table-cell>
          <table:table-cell office:value-type="float" office:value="60151" calcext:value-type="float">
            <text:p>60151</text:p>
          </table:table-cell>
          <table:table-cell office:value-type="float" office:value="60158" calcext:value-type="float">
            <text:p>6015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velle Héloise</text:p>
          </table:table-cell>
          <table:table-cell office:value-type="float" office:value="60256" calcext:value-type="float">
            <text:p>60256</text:p>
          </table:table-cell>
          <table:table-cell office:value-type="float" office:value="60273" calcext:value-type="float">
            <text:p>6027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ozeß des eigenen Lebens</text:p>
          </table:table-cell>
          <table:table-cell office:value-type="float" office:value="60376" calcext:value-type="float">
            <text:p>60376</text:p>
          </table:table-cell>
          <table:table-cell office:value-type="float" office:value="60401" calcext:value-type="float">
            <text:p>6040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zählt</text:p>
          </table:table-cell>
          <table:table-cell office:value-type="float" office:value="60440" calcext:value-type="float">
            <text:p>60440</text:p>
          </table:table-cell>
          <table:table-cell office:value-type="float" office:value="60448" calcext:value-type="float">
            <text:p>604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führt</text:p>
          </table:table-cell>
          <table:table-cell office:value-type="float" office:value="60478" calcext:value-type="float">
            <text:p>60478</text:p>
          </table:table-cell>
          <table:table-cell office:value-type="float" office:value="60486" calcext:value-type="float">
            <text:p>6048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Etre éternel</text:p>
          </table:table-cell>
          <table:table-cell office:value-type="float" office:value="60620" calcext:value-type="float">
            <text:p>60620</text:p>
          </table:table-cell>
          <table:table-cell office:value-type="float" office:value="60636" calcext:value-type="float">
            <text:p>6063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60638" calcext:value-type="float">
            <text:p>60638</text:p>
          </table:table-cell>
          <table:table-cell office:value-type="float" office:value="60639" calcext:value-type="float">
            <text:p>606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60641" calcext:value-type="float">
            <text:p>60641</text:p>
          </table:table-cell>
          <table:table-cell office:value-type="float" office:value="60642" calcext:value-type="float">
            <text:p>606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̈chem</text:p>
          </table:table-cell>
          <table:table-cell office:value-type="float" office:value="60710" calcext:value-type="float">
            <text:p>60710</text:p>
          </table:table-cell>
          <table:table-cell office:value-type="float" office:value="60717" calcext:value-type="float">
            <text:p>607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60758" calcext:value-type="float">
            <text:p>60758</text:p>
          </table:table-cell>
          <table:table-cell office:value-type="float" office:value="60767" calcext:value-type="float">
            <text:p>6076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ame de Warens</text:p>
          </table:table-cell>
          <table:table-cell office:value-type="float" office:value="60992" calcext:value-type="float">
            <text:p>60992</text:p>
          </table:table-cell>
          <table:table-cell office:value-type="float" office:value="61008" calcext:value-type="float">
            <text:p>6100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ändert</text:p>
          </table:table-cell>
          <table:table-cell office:value-type="float" office:value="61241" calcext:value-type="float">
            <text:p>61241</text:p>
          </table:table-cell>
          <table:table-cell office:value-type="float" office:value="61251" calcext:value-type="float">
            <text:p>6125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̈veries du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61358" calcext:value-type="float">
            <text:p>61358</text:p>
          </table:table-cell>
          <table:table-cell office:value-type="float" office:value="61371" calcext:value-type="float">
            <text:p>6137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sprünglichen</text:p>
          </table:table-cell>
          <table:table-cell office:value-type="float" office:value="61500" calcext:value-type="float">
            <text:p>61500</text:p>
          </table:table-cell>
          <table:table-cell office:value-type="float" office:value="61515" calcext:value-type="float">
            <text:p>6151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quält</text:p>
          </table:table-cell>
          <table:table-cell office:value-type="float" office:value="61583" calcext:value-type="float">
            <text:p>61583</text:p>
          </table:table-cell>
          <table:table-cell office:value-type="float" office:value="61591" calcext:value-type="float">
            <text:p>6159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s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781" calcext:value-type="float">
            <text:p>61781</text:p>
          </table:table-cell>
          <table:table-cell office:value-type="float" office:value="61785" calcext:value-type="float">
            <text:p>6178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 vie</text:p>
          </table:table-cell>
          <table:table-cell office:value-type="float" office:value="61808" calcext:value-type="float">
            <text:p>61808</text:p>
          </table:table-cell>
          <table:table-cell office:value-type="float" office:value="61814" calcext:value-type="float">
            <text:p>6181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 juge de Jean-Jacques</text:p>
          </table:table-cell>
          <table:table-cell office:value-type="float" office:value="61872" calcext:value-type="float">
            <text:p>61872</text:p>
          </table:table-cell>
          <table:table-cell office:value-type="float" office:value="61901" calcext:value-type="float">
            <text:p>619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uvres complètes I</text:p>
          </table:table-cell>
          <table:table-cell office:value-type="float" office:value="61908" calcext:value-type="float">
            <text:p>61908</text:p>
          </table:table-cell>
          <table:table-cell office:value-type="float" office:value="61927" calcext:value-type="float">
            <text:p>6192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essions de J.-J. Rousseau</text:p>
          </table:table-cell>
          <table:table-cell office:value-type="float" office:value="61939" calcext:value-type="float">
            <text:p>61939</text:p>
          </table:table-cell>
          <table:table-cell office:value-type="float" office:value="61968" calcext:value-type="float">
            <text:p>6196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́vénements de sa vie</text:p>
          </table:table-cell>
          <table:table-cell office:value-type="float" office:value="61995" calcext:value-type="float">
            <text:p>61995</text:p>
          </table:table-cell>
          <table:table-cell office:value-type="float" office:value="62017" calcext:value-type="float">
            <text:p>6201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 ses sentiments</text:p>
          </table:table-cell>
          <table:table-cell office:value-type="float" office:value="62019" calcext:value-type="float">
            <text:p>62019</text:p>
          </table:table-cell>
          <table:table-cell office:value-type="float" office:value="62039" calcext:value-type="float">
            <text:p>6203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62107" calcext:value-type="float">
            <text:p>62107</text:p>
          </table:table-cell>
          <table:table-cell office:value-type="float" office:value="62111" calcext:value-type="float">
            <text:p>6211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le C</text:p>
          </table:table-cell>
          <table:table-cell office:value-type="float" office:value="62115" calcext:value-type="float">
            <text:p>62115</text:p>
          </table:table-cell>
          <table:table-cell office:value-type="float" office:value="62122" calcext:value-type="float">
            <text:p>6212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itenzahlen</text:p>
          </table:table-cell>
          <table:table-cell office:value-type="float" office:value="62127" calcext:value-type="float">
            <text:p>62127</text:p>
          </table:table-cell>
          <table:table-cell office:value-type="float" office:value="62139" calcext:value-type="float">
            <text:p>6213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62180" calcext:value-type="float">
            <text:p>62180</text:p>
          </table:table-cell>
          <table:table-cell office:value-type="float" office:value="62201" calcext:value-type="float">
            <text:p>622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essions</text:p>
          </table:table-cell>
          <table:table-cell office:value-type="float" office:value="62203" calcext:value-type="float">
            <text:p>62203</text:p>
          </table:table-cell>
          <table:table-cell office:value-type="float" office:value="62218" calcext:value-type="float">
            <text:p>6221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62224" calcext:value-type="float">
            <text:p>62224</text:p>
          </table:table-cell>
          <table:table-cell office:value-type="float" office:value="62228" calcext:value-type="float">
            <text:p>622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ures complètes</text:p>
          </table:table-cell>
          <table:table-cell office:value-type="float" office:value="62231" calcext:value-type="float">
            <text:p>62231</text:p>
          </table:table-cell>
          <table:table-cell office:value-type="float" office:value="62247" calcext:value-type="float">
            <text:p>622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ard Gagnebin</text:p>
          </table:table-cell>
          <table:table-cell office:value-type="float" office:value="62258" calcext:value-type="float">
            <text:p>62258</text:p>
          </table:table-cell>
          <table:table-cell office:value-type="float" office:value="62274" calcext:value-type="float">
            <text:p>6227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 Raymond</text:p>
          </table:table-cell>
          <table:table-cell office:value-type="float" office:value="62277" calcext:value-type="float">
            <text:p>62277</text:p>
          </table:table-cell>
          <table:table-cell office:value-type="float" office:value="62291" calcext:value-type="float">
            <text:p>6229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l</text:p>
          </table:table-cell>
          <table:table-cell office:value-type="float" office:value="62293" calcext:value-type="float">
            <text:p>62293</text:p>
          </table:table-cell>
          <table:table-cell office:value-type="float" office:value="62298" calcext:value-type="float">
            <text:p>6229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62300" calcext:value-type="float">
            <text:p>62300</text:p>
          </table:table-cell>
          <table:table-cell office:value-type="float" office:value="62305" calcext:value-type="float">
            <text:p>6230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burga Hül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essions</text:p>
          </table:table-cell>
          <table:table-cell office:value-type="float" office:value="62326" calcext:value-type="float">
            <text:p>62326</text:p>
          </table:table-cell>
          <table:table-cell office:value-type="float" office:value="62352" calcext:value-type="float">
            <text:p>6235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ques Voisine</text:p>
          </table:table-cell>
          <table:table-cell office:value-type="float" office:value="62363" calcext:value-type="float">
            <text:p>62363</text:p>
          </table:table-cell>
          <table:table-cell office:value-type="float" office:value="62378" calcext:value-type="float">
            <text:p>6237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éantir un ouvrage unique et utile</text:p>
          </table:table-cell>
          <table:table-cell office:value-type="float" office:value="62862" calcext:value-type="float">
            <text:p>62862</text:p>
          </table:table-cell>
          <table:table-cell office:value-type="float" office:value="62898" calcext:value-type="float">
            <text:p>628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quel pcut servir de prémiere</text:p>
          </table:table-cell>
          <table:table-cell office:value-type="float" office:value="62900" calcext:value-type="float">
            <text:p>62900</text:p>
          </table:table-cell>
          <table:table-cell office:value-type="float" office:value="62931" calcext:value-type="float">
            <text:p>6293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i certainemcnt est encore à commencer</text:p>
          </table:table-cell>
          <table:table-cell office:value-type="float" office:value="62980" calcext:value-type="float">
            <text:p>62980</text:p>
          </table:table-cell>
          <table:table-cell office:value-type="float" office:value="63020" calcext:value-type="float">
            <text:p>6302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̂r de mo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63085" calcext:value-type="float">
            <text:p>63085</text:p>
          </table:table-cell>
          <table:table-cell office:value-type="float" office:value="63097" calcext:value-type="float">
            <text:p>630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 n</text:p>
          </table:table-cell>
          <table:table-cell office:value-type="string" calcext:value-type="string">
            <text:p>ait pas été</text:p>
          </table:table-cell>
          <table:table-cell office:value-type="float" office:value="63108" calcext:value-type="float">
            <text:p>63108</text:p>
          </table:table-cell>
          <table:table-cell office:value-type="float" office:value="63127" calcext:value-type="float">
            <text:p>63127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́figuré par mes ennemis</text:p>
          </table:table-cell>
          <table:table-cell office:value-type="float" office:value="63128" calcext:value-type="float">
            <text:p>63128</text:p>
          </table:table-cell>
          <table:table-cell office:value-type="float" office:value="63154" calcext:value-type="float">
            <text:p>6315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ssez de l</text:p>
          </table:table-cell>
          <table:table-cell office:value-type="string" calcext:value-type="string">
            <text:p>être envers ma cendre</text:p>
          </table:table-cell>
          <table:table-cell office:value-type="float" office:value="63218" calcext:value-type="float">
            <text:p>63218</text:p>
          </table:table-cell>
          <table:table-cell office:value-type="float" office:value="63252" calcext:value-type="float">
            <text:p>63252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n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63254" calcext:value-type="float">
            <text:p>63254</text:p>
          </table:table-cell>
          <table:table-cell office:value-type="float" office:value="63260" calcext:value-type="float">
            <text:p>6326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rtez pas votre cruelle injustice jusqu</text:p>
          </table:table-cell>
          <table:table-cell office:value-type="string" calcext:value-type="string">
            <text:p>au tems ou ni vous ni moi ne vivrons plus</text:p>
          </table:table-cell>
          <table:table-cell office:value-type="float" office:value="63263" calcext:value-type="float">
            <text:p>63263</text:p>
          </table:table-cell>
          <table:table-cell office:value-type="float" office:value="63345" calcext:value-type="float">
            <text:p>63345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 tant 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le mal qui s</text:p>
          </table:table-cell>
          <table:table-cell office:value-type="string" calcext:value-type="string">
            <text:p>addresse à</text:p>
          </table:table-cell>
          <table:table-cell office:value-type="float" office:value="63502" calcext:value-type="float">
            <text:p>63502</text:p>
          </table:table-cell>
          <table:table-cell office:value-type="float" office:value="63542" calcext:value-type="float">
            <text:p>63542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u voulu faire</text:p>
          </table:table-cell>
          <table:table-cell office:value-type="float" office:value="63576" calcext:value-type="float">
            <text:p>63576</text:p>
          </table:table-cell>
          <table:table-cell office:value-type="float" office:value="63590" calcext:value-type="float">
            <text:p>635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er le nom de vengeance</text:p>
          </table:table-cell>
          <table:table-cell office:value-type="float" office:value="63599" calcext:value-type="float">
            <text:p>63599</text:p>
          </table:table-cell>
          <table:table-cell office:value-type="float" office:value="63625" calcext:value-type="float">
            <text:p>6362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63627" calcext:value-type="float">
            <text:p>63627</text:p>
          </table:table-cell>
          <table:table-cell office:value-type="float" office:value="63628" calcext:value-type="float">
            <text:p>636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 seul portrait d</text:p>
          </table:table-cell>
          <table:table-cell office:value-type="string" calcext:value-type="string">
            <text:p>homme</text:p>
          </table:table-cell>
          <table:table-cell office:value-type="float" office:value="63729" calcext:value-type="float">
            <text:p>63729</text:p>
          </table:table-cell>
          <table:table-cell office:value-type="float" office:value="63755" calcext:value-type="float">
            <text:p>63755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portraits</text:p>
          </table:table-cell>
          <table:table-cell office:value-type="float" office:value="63795" calcext:value-type="float">
            <text:p>63795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genüber</text:p>
          </table:table-cell>
          <table:table-cell office:value-type="float" office:value="63854" calcext:value-type="float">
            <text:p>63854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ustinus</text:p>
          </table:table-cell>
          <table:table-cell office:value-type="float" office:value="64087" calcext:value-type="float">
            <text:p>64087</text:p>
          </table:table-cell>
          <table:table-cell office:value-type="float" office:value="64097" calcext:value-type="float">
            <text:p>6409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terläuft</text:p>
          </table:table-cell>
          <table:table-cell office:value-type="float" office:value="64384" calcext:value-type="float">
            <text:p>64384</text:p>
          </table:table-cell>
          <table:table-cell office:value-type="float" office:value="64395" calcext:value-type="float">
            <text:p>6439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ätext</text:p>
          </table:table-cell>
          <table:table-cell office:value-type="float" office:value="64416" calcext:value-type="float">
            <text:p>64416</text:p>
          </table:table-cell>
          <table:table-cell office:value-type="float" office:value="64424" calcext:value-type="float">
            <text:p>6442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essiones</text:p>
          </table:table-cell>
          <table:table-cell office:value-type="float" office:value="64430" calcext:value-type="float">
            <text:p>64430</text:p>
          </table:table-cell>
          <table:table-cell office:value-type="float" office:value="64442" calcext:value-type="float">
            <text:p>6444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rrede</text:p>
          </table:table-cell>
          <table:table-cell office:value-type="float" office:value="64541" calcext:value-type="float">
            <text:p>64541</text:p>
          </table:table-cell>
          <table:table-cell office:value-type="float" office:value="64548" calcext:value-type="float">
            <text:p>6454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iginalität</text:p>
          </table:table-cell>
          <table:table-cell office:value-type="float" office:value="64551" calcext:value-type="float">
            <text:p>64551</text:p>
          </table:table-cell>
          <table:table-cell office:value-type="float" office:value="64564" calcext:value-type="float">
            <text:p>645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mwälzen</text:p>
          </table:table-cell>
          <table:table-cell office:value-type="float" office:value="64700" calcext:value-type="float">
            <text:p>64700</text:p>
          </table:table-cell>
          <table:table-cell office:value-type="float" office:value="64709" calcext:value-type="float">
            <text:p>6470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̈cher</text:p>
          </table:table-cell>
          <table:table-cell office:value-type="float" office:value="64789" calcext:value-type="float">
            <text:p>64789</text:p>
          </table:table-cell>
          <table:table-cell office:value-type="float" office:value="64796" calcext:value-type="float">
            <text:p>647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ch-Erzählung</text:p>
          </table:table-cell>
          <table:table-cell office:value-type="float" office:value="64856" calcext:value-type="float">
            <text:p>64856</text:p>
          </table:table-cell>
          <table:table-cell office:value-type="float" office:value="64871" calcext:value-type="float">
            <text:p>648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64939" calcext:value-type="float">
            <text:p>64939</text:p>
          </table:table-cell>
          <table:table-cell office:value-type="float" office:value="64948" calcext:value-type="float">
            <text:p>6494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gestcllt</text:p>
          </table:table-cell>
          <table:table-cell office:value-type="float" office:value="65105" calcext:value-type="float">
            <text:p>65105</text:p>
          </table:table-cell>
          <table:table-cell office:value-type="float" office:value="65116" calcext:value-type="float">
            <text:p>6511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float" office:value="65229" calcext:value-type="float">
            <text:p>65229</text:p>
          </table:table-cell>
          <table:table-cell office:value-type="float" office:value="65231" calcext:value-type="float">
            <text:p>6523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65233" calcext:value-type="float">
            <text:p>65233</text:p>
          </table:table-cell>
          <table:table-cell office:value-type="float" office:value="65238" calcext:value-type="float">
            <text:p>6523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mbre des Députés</text:p>
          </table:table-cell>
          <table:table-cell office:value-type="float" office:value="65240" calcext:value-type="float">
            <text:p>65240</text:p>
          </table:table-cell>
          <table:table-cell office:value-type="float" office:value="65261" calcext:value-type="float">
            <text:p>652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ius cntlehntes</text:p>
          </table:table-cell>
          <table:table-cell office:value-type="float" office:value="65296" calcext:value-type="float">
            <text:p>65296</text:p>
          </table:table-cell>
          <table:table-cell office:value-type="float" office:value="65314" calcext:value-type="float">
            <text:p>6531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ute</text:p>
          </table:table-cell>
          <table:table-cell office:value-type="float" office:value="65485" calcext:value-type="float">
            <text:p>65485</text:p>
          </table:table-cell>
          <table:table-cell office:value-type="float" office:value="65489" calcext:value-type="float">
            <text:p>6548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thäutung</text:p>
          </table:table-cell>
          <table:table-cell office:value-type="float" office:value="65531" calcext:value-type="float">
            <text:p>65531</text:p>
          </table:table-cell>
          <table:table-cell office:value-type="float" office:value="65542" calcext:value-type="float">
            <text:p>655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lbstentblößung</text:p>
          </table:table-cell>
          <table:table-cell office:value-type="float" office:value="65667" calcext:value-type="float">
            <text:p>65667</text:p>
          </table:table-cell>
          <table:table-cell office:value-type="float" office:value="65684" calcext:value-type="float">
            <text:p>6568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̈cher</text:p>
          </table:table-cell>
          <table:table-cell office:value-type="float" office:value="65983" calcext:value-type="float">
            <text:p>65983</text:p>
          </table:table-cell>
          <table:table-cell office:value-type="float" office:value="65990" calcext:value-type="float">
            <text:p>659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</text:p>
          </table:table-cell>
          <table:table-cell office:value-type="float" office:value="65992" calcext:value-type="float">
            <text:p>65992</text:p>
          </table:table-cell>
          <table:table-cell office:value-type="float" office:value="65994" calcext:value-type="float">
            <text:p>6599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</text:p>
          </table:table-cell>
          <table:table-cell office:value-type="float" office:value="65996" calcext:value-type="float">
            <text:p>65996</text:p>
          </table:table-cell>
          <table:table-cell office:value-type="float" office:value="65998" calcext:value-type="float">
            <text:p>659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s</text:p>
          </table:table-cell>
          <table:table-cell office:value-type="float" office:value="66000" calcext:value-type="float">
            <text:p>66000</text:p>
          </table:table-cell>
          <table:table-cell office:value-type="float" office:value="66002" calcext:value-type="float">
            <text:p>6600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f</text:p>
          </table:table-cell>
          <table:table-cell office:value-type="float" office:value="66004" calcext:value-type="float">
            <text:p>66004</text:p>
          </table:table-cell>
          <table:table-cell office:value-type="float" office:value="66008" calcext:value-type="float">
            <text:p>6600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66020" calcext:value-type="float">
            <text:p>66020</text:p>
          </table:table-cell>
          <table:table-cell office:value-type="float" office:value="66021" calcext:value-type="float">
            <text:p>6602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s</text:p>
          </table:table-cell>
          <table:table-cell office:value-type="float" office:value="66023" calcext:value-type="float">
            <text:p>66023</text:p>
          </table:table-cell>
          <table:table-cell office:value-type="float" office:value="66025" calcext:value-type="float">
            <text:p>6602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agraphen</text:p>
          </table:table-cell>
          <table:table-cell office:value-type="float" office:value="66111" calcext:value-type="float">
            <text:p>66111</text:p>
          </table:table-cell>
          <table:table-cell office:value-type="float" office:value="66122" calcext:value-type="float">
            <text:p>6612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gekürzte 1</text:p>
          </table:table-cell>
          <table:table-cell office:value-type="float" office:value="66290" calcext:value-type="float">
            <text:p>66290</text:p>
          </table:table-cell>
          <table:table-cell office:value-type="float" office:value="66303" calcext:value-type="float">
            <text:p>6630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dont l</text:p>
          </table:table-cell>
          <table:table-cell office:value-type="string" calcext:value-type="string">
            <text:p>exécution n</text:p>
          </table:table-cell>
          <table:table-cell office:value-type="string" calcext:value-type="string">
            <text:p>aur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oint d</text:p>
          </table:table-cell>
          <table:table-cell office:value-type="string" calcext:value-type="string">
            <text:p>imitateur</text:p>
          </table:table-cell>
          <table:table-cell office:value-type="float" office:value="66424" calcext:value-type="float">
            <text:p>66424</text:p>
          </table:table-cell>
          <table:table-cell office:value-type="float" office:value="66469" calcext:value-type="float">
            <text:p>6646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̀ mes semblables un homme dans toute 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́rité de la nature</text:p>
          </table:table-cell>
          <table:table-cell office:value-type="float" office:value="66487" calcext:value-type="float">
            <text:p>66487</text:p>
          </table:table-cell>
          <table:table-cell office:value-type="float" office:value="66549" calcext:value-type="float">
            <text:p>6654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cet homme</text:p>
          </table:table-cell>
          <table:table-cell office:value-type="float" office:value="66551" calcext:value-type="float">
            <text:p>66551</text:p>
          </table:table-cell>
          <table:table-cell office:value-type="float" office:value="66563" calcext:value-type="float">
            <text:p>6656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 sera moi</text:p>
          </table:table-cell>
          <table:table-cell office:value-type="float" office:value="66565" calcext:value-type="float">
            <text:p>66565</text:p>
          </table:table-cell>
          <table:table-cell office:value-type="float" office:value="66576" calcext:value-type="float">
            <text:p>6657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ois les hommes</text:p>
          </table:table-cell>
          <table:table-cell office:value-type="float" office:value="66614" calcext:value-type="float">
            <text:p>66614</text:p>
          </table:table-cell>
          <table:table-cell office:value-type="float" office:value="66632" calcext:value-type="float">
            <text:p>6663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cun de ceux que j</text:p>
          </table:table-cell>
          <table:table-cell office:value-type="string" calcext:value-type="string">
            <text:p>ai vus</text:p>
          </table:table-cell>
          <table:table-cell office:value-type="float" office:value="66658" calcext:value-type="float">
            <text:p>66658</text:p>
          </table:table-cell>
          <table:table-cell office:value-type="float" office:value="66684" calcext:value-type="float">
            <text:p>66684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ose croire</text:p>
          </table:table-cell>
          <table:table-cell office:value-type="float" office:value="66686" calcext:value-type="float">
            <text:p>66686</text:p>
          </table:table-cell>
          <table:table-cell office:value-type="float" office:value="66698" calcext:value-type="float">
            <text:p>66698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être fait comme aucun de ceux qui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xistent</text:p>
          </table:table-cell>
          <table:table-cell office:value-type="float" office:value="66699" calcext:value-type="float">
            <text:p>66699</text:p>
          </table:table-cell>
          <table:table-cell office:value-type="float" office:value="66744" calcext:value-type="float">
            <text:p>6674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 ne vaux pas mieux</text:p>
          </table:table-cell>
          <table:table-cell office:value-type="float" office:value="66749" calcext:value-type="float">
            <text:p>66749</text:p>
          </table:table-cell>
          <table:table-cell office:value-type="float" office:value="66769" calcext:value-type="float">
            <text:p>6676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 moins</text:p>
          </table:table-cell>
          <table:table-cell office:value-type="float" office:value="66771" calcext:value-type="float">
            <text:p>66771</text:p>
          </table:table-cell>
          <table:table-cell office:value-type="float" office:value="66779" calcext:value-type="float">
            <text:p>6677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s autre</text:p>
          </table:table-cell>
          <table:table-cell office:value-type="float" office:value="66783" calcext:value-type="float">
            <text:p>66783</text:p>
          </table:table-cell>
          <table:table-cell office:value-type="float" office:value="66793" calcext:value-type="float">
            <text:p>6679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string" calcext:value-type="string">
            <text:p>est ce dont on ne peut juger</text:p>
          </table:table-cell>
          <table:table-cell office:value-type="float" office:value="66875" calcext:value-type="float">
            <text:p>66875</text:p>
          </table:table-cell>
          <table:table-cell office:value-type="float" office:value="66905" calcext:value-type="float">
            <text:p>66905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 la trompette du jugement demier</text:p>
          </table:table-cell>
          <table:table-cell office:value-type="float" office:value="66931" calcext:value-type="float">
            <text:p>66931</text:p>
          </table:table-cell>
          <table:table-cell office:value-type="float" office:value="66966" calcext:value-type="float">
            <text:p>669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d elle voudra</text:p>
          </table:table-cell>
          <table:table-cell office:value-type="float" office:value="66973" calcext:value-type="float">
            <text:p>66973</text:p>
          </table:table-cell>
          <table:table-cell office:value-type="float" office:value="66990" calcext:value-type="float">
            <text:p>6699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endrai ce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995" calcext:value-type="float">
            <text:p>66995</text:p>
          </table:table-cell>
          <table:table-cell office:value-type="float" office:value="67007" calcext:value-type="float">
            <text:p>6700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̀ la main me présenter devant le souverain juge</text:p>
          </table:table-cell>
          <table:table-cell office:value-type="float" office:value="67016" calcext:value-type="float">
            <text:p>67016</text:p>
          </table:table-cell>
          <table:table-cell office:value-type="float" office:value="67065" calcext:value-type="float">
            <text:p>6706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i hautement</text:p>
          </table:table-cell>
          <table:table-cell office:value-type="float" office:value="67070" calcext:value-type="float">
            <text:p>67070</text:p>
          </table:table-cell>
          <table:table-cell office:value-type="float" office:value="67085" calcext:value-type="float">
            <text:p>6708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oila 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j</text:p>
          </table:table-cell>
          <table:table-cell office:value-type="string" calcext:value-type="string">
            <text:p>ai fait</text:p>
          </table:table-cell>
          <table:table-cell office:value-type="float" office:value="67087" calcext:value-type="float">
            <text:p>67087</text:p>
          </table:table-cell>
          <table:table-cell office:value-type="float" office:value="67109" calcext:value-type="float">
            <text:p>6710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 que j</text:p>
          </table:table-cell>
          <table:table-cell office:value-type="string" calcext:value-type="string">
            <text:p>ai pensé</text:p>
          </table:table-cell>
          <table:table-cell office:value-type="float" office:value="67111" calcext:value-type="float">
            <text:p>67111</text:p>
          </table:table-cell>
          <table:table-cell office:value-type="float" office:value="67129" calcext:value-type="float">
            <text:p>6712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 que je fus</text:p>
          </table:table-cell>
          <table:table-cell office:value-type="float" office:value="67131" calcext:value-type="float">
            <text:p>67131</text:p>
          </table:table-cell>
          <table:table-cell office:value-type="float" office:value="67144" calcext:value-type="float">
            <text:p>671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i dit le bien et le mal avec la même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146" calcext:value-type="float">
            <text:p>67146</text:p>
          </table:table-cell>
          <table:table-cell office:value-type="float" office:value="67187" calcext:value-type="float">
            <text:p>6718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en tu de mauvais</text:p>
          </table:table-cell>
          <table:table-cell office:value-type="float" office:value="67206" calcext:value-type="float">
            <text:p>67206</text:p>
          </table:table-cell>
          <table:table-cell office:value-type="float" office:value="67224" calcext:value-type="float">
            <text:p>672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en ajouté de bon</text:p>
          </table:table-cell>
          <table:table-cell office:value-type="float" office:value="67226" calcext:value-type="float">
            <text:p>67226</text:p>
          </table:table-cell>
          <table:table-cell office:value-type="float" office:value="67245" calcext:value-type="float">
            <text:p>672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s</text:p>
          </table:table-cell>
          <table:table-cell office:value-type="string" calcext:value-type="string">
            <text:p>il</text:p>
          </table:table-cell>
          <table:table-cell office:value-type="float" office:value="67247" calcext:value-type="float">
            <text:p>67247</text:p>
          </table:table-cell>
          <table:table-cell office:value-type="float" office:value="67254" calcext:value-type="float">
            <text:p>67254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fférent</text:p>
          </table:table-cell>
          <table:table-cell office:value-type="float" office:value="67296" calcext:value-type="float">
            <text:p>67296</text:p>
          </table:table-cell>
          <table:table-cell office:value-type="float" office:value="67308" calcext:value-type="float">
            <text:p>6730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 n</text:p>
          </table:table-cell>
          <table:table-cell office:value-type="string" calcext:value-type="string">
            <text:p>a jamais</text:p>
          </table:table-cell>
          <table:table-cell office:value-type="float" office:value="67310" calcext:value-type="float">
            <text:p>67310</text:p>
          </table:table-cell>
          <table:table-cell office:value-type="float" office:value="67323" calcext:value-type="float">
            <text:p>67323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 pour remplir u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de</text:p>
          </table:table-cell>
          <table:table-cell office:value-type="float" office:value="67330" calcext:value-type="float">
            <text:p>67330</text:p>
          </table:table-cell>
          <table:table-cell office:value-type="float" office:value="67354" calcext:value-type="float">
            <text:p>6735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i pu supposer</text:p>
          </table:table-cell>
          <table:table-cell office:value-type="float" office:value="67396" calcext:value-type="float">
            <text:p>67396</text:p>
          </table:table-cell>
          <table:table-cell office:value-type="float" office:value="67412" calcext:value-type="float">
            <text:p>67412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i ce que</text:p>
          </table:table-cell>
          <table:table-cell office:value-type="float" office:value="67413" calcext:value-type="float">
            <text:p>67413</text:p>
          </table:table-cell>
          <table:table-cell office:value-type="float" office:value="67424" calcext:value-type="float">
            <text:p>6742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vois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428" calcext:value-type="float">
            <text:p>67428</text:p>
          </table:table-cell>
          <table:table-cell office:value-type="float" office:value="67435" calcext:value-type="float">
            <text:p>6743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ais ce que</text:p>
          </table:table-cell>
          <table:table-cell office:value-type="float" office:value="67455" calcext:value-type="float">
            <text:p>67455</text:p>
          </table:table-cell>
          <table:table-cell office:value-type="float" office:value="67468" calcext:value-type="float">
            <text:p>6746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ois être faux</text:p>
          </table:table-cell>
          <table:table-cell office:value-type="float" office:value="67472" calcext:value-type="float">
            <text:p>67472</text:p>
          </table:table-cell>
          <table:table-cell office:value-type="float" office:value="67489" calcext:value-type="float">
            <text:p>6748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 me suis montré tel que je fus</text:p>
          </table:table-cell>
          <table:table-cell office:value-type="float" office:value="67491" calcext:value-type="float">
            <text:p>67491</text:p>
          </table:table-cell>
          <table:table-cell office:value-type="float" office:value="67524" calcext:value-type="float">
            <text:p>675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n</text:p>
          </table:table-cell>
          <table:table-cell office:value-type="float" office:value="67565" calcext:value-type="float">
            <text:p>67565</text:p>
          </table:table-cell>
          <table:table-cell office:value-type="float" office:value="67568" calcext:value-type="float">
            <text:p>6756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́néreux</text:p>
          </table:table-cell>
          <table:table-cell office:value-type="float" office:value="67570" calcext:value-type="float">
            <text:p>67570</text:p>
          </table:table-cell>
          <table:table-cell office:value-type="float" office:value="67580" calcext:value-type="float">
            <text:p>6758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blime</text:p>
          </table:table-cell>
          <table:table-cell office:value-type="float" office:value="67582" calcext:value-type="float">
            <text:p>67582</text:p>
          </table:table-cell>
          <table:table-cell office:value-type="float" office:value="67589" calcext:value-type="float">
            <text:p>6758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ai</text:p>
          </table:table-cell>
          <table:table-cell office:value-type="float" office:value="67600" calcext:value-type="float">
            <text:p>67600</text:p>
          </table:table-cell>
          <table:table-cell office:value-type="float" office:value="67604" calcext:value-type="float">
            <text:p>6760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612" calcext:value-type="float">
            <text:p>67612</text:p>
          </table:table-cell>
          <table:table-cell office:value-type="float" office:value="67617" calcext:value-type="float">
            <text:p>6761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́voilé mon</text:p>
          </table:table-cell>
          <table:table-cell office:value-type="float" office:value="67617" calcext:value-type="float">
            <text:p>67617</text:p>
          </table:table-cell>
          <table:table-cell office:value-type="float" office:value="67630" calcext:value-type="float">
            <text:p>676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i-même</text:p>
          </table:table-cell>
          <table:table-cell office:value-type="float" office:value="67661" calcext:value-type="float">
            <text:p>67661</text:p>
          </table:table-cell>
          <table:table-cell office:value-type="float" office:value="67670" calcext:value-type="float">
            <text:p>676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ils rougissent de mes miséres</text:p>
          </table:table-cell>
          <table:table-cell office:value-type="float" office:value="67822" calcext:value-type="float">
            <text:p>67822</text:p>
          </table:table-cell>
          <table:table-cell office:value-type="float" office:value="67855" calcext:value-type="float">
            <text:p>67855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 chacu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67857" calcext:value-type="float">
            <text:p>67857</text:p>
          </table:table-cell>
          <table:table-cell office:value-type="float" office:value="67868" calcext:value-type="float">
            <text:p>6786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eux découvre à son tour son cœur aux pieds de ton trōne</text:p>
          </table:table-cell>
          <table:table-cell office:value-type="float" office:value="67871" calcext:value-type="float">
            <text:p>67871</text:p>
          </table:table-cell>
          <table:table-cell office:value-type="float" office:value="67931" calcext:value-type="float">
            <text:p>67931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68034" calcext:value-type="float">
            <text:p>68034</text:p>
          </table:table-cell>
          <table:table-cell office:value-type="float" office:value="68035" calcext:value-type="float">
            <text:p>680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68037" calcext:value-type="float">
            <text:p>68037</text:p>
          </table:table-cell>
          <table:table-cell office:value-type="float" office:value="68038" calcext:value-type="float">
            <text:p>680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richtstag</text:p>
          </table:table-cell>
          <table:table-cell office:value-type="float" office:value="68048" calcext:value-type="float">
            <text:p>68048</text:p>
          </table:table-cell>
          <table:table-cell office:value-type="float" office:value="68059" calcext:value-type="float">
            <text:p>6805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aufbeschwört</text:p>
          </table:table-cell>
          <table:table-cell office:value-type="float" office:value="68079" calcext:value-type="float">
            <text:p>68079</text:p>
          </table:table-cell>
          <table:table-cell office:value-type="float" office:value="68095" calcext:value-type="float">
            <text:p>6809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̈ngste Tag</text:p>
          </table:table-cell>
          <table:table-cell office:value-type="float" office:value="68105" calcext:value-type="float">
            <text:p>68105</text:p>
          </table:table-cell>
          <table:table-cell office:value-type="float" office:value="68117" calcext:value-type="float">
            <text:p>681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̈ngsten Gericht</text:p>
          </table:table-cell>
          <table:table-cell office:value-type="float" office:value="68154" calcext:value-type="float">
            <text:p>68154</text:p>
          </table:table-cell>
          <table:table-cell office:value-type="float" office:value="68171" calcext:value-type="float">
            <text:p>6817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ört</text:p>
          </table:table-cell>
          <table:table-cell office:value-type="float" office:value="68301" calcext:value-type="float">
            <text:p>68301</text:p>
          </table:table-cell>
          <table:table-cell office:value-type="float" office:value="68308" calcext:value-type="float">
            <text:p>6830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ölderlin</text:p>
          </table:table-cell>
          <table:table-cell office:value-type="float" office:value="68485" calcext:value-type="float">
            <text:p>68485</text:p>
          </table:table-cell>
          <table:table-cell office:value-type="float" office:value="68495" calcext:value-type="float">
            <text:p>6849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rbarus hic ego sum quia non illis intellegor</text:p>
          </table:table-cell>
          <table:table-cell office:value-type="float" office:value="68659" calcext:value-type="float">
            <text:p>68659</text:p>
          </table:table-cell>
          <table:table-cell office:value-type="float" office:value="68705" calcext:value-type="float">
            <text:p>687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mder bi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68707" calcext:value-type="float">
            <text:p>68707</text:p>
          </table:table-cell>
          <table:table-cell office:value-type="float" office:value="68719" calcext:value-type="float">
            <text:p>6871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68777" calcext:value-type="float">
            <text:p>68777</text:p>
          </table:table-cell>
          <table:table-cell office:value-type="float" office:value="68781" calcext:value-type="float">
            <text:p>6878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bürgten Mißverständnisses</text:p>
          </table:table-cell>
          <table:table-cell office:value-type="float" office:value="68834" calcext:value-type="float">
            <text:p>68834</text:p>
          </table:table-cell>
          <table:table-cell office:value-type="float" office:value="68864" calcext:value-type="float">
            <text:p>688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entität</text:p>
          </table:table-cell>
          <table:table-cell office:value-type="float" office:value="68906" calcext:value-type="float">
            <text:p>68906</text:p>
          </table:table-cell>
          <table:table-cell office:value-type="float" office:value="68916" calcext:value-type="float">
            <text:p>6891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gründung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69040" calcext:value-type="float">
            <text:p>69040</text:p>
          </table:table-cell>
          <table:table-cell office:value-type="float" office:value="69052" calcext:value-type="float">
            <text:p>6905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teidigungsplädoyer</text:p>
          </table:table-cell>
          <table:table-cell office:value-type="float" office:value="69066" calcext:value-type="float">
            <text:p>69066</text:p>
          </table:table-cell>
          <table:table-cell office:value-type="float" office:value="69088" calcext:value-type="float">
            <text:p>6908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tblößungen</text:p>
          </table:table-cell>
          <table:table-cell office:value-type="float" office:value="69245" calcext:value-type="float">
            <text:p>69245</text:p>
          </table:table-cell>
          <table:table-cell office:value-type="float" office:value="69258" calcext:value-type="float">
            <text:p>6925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 circonscrire</text:p>
          </table:table-cell>
          <table:table-cell office:value-type="float" office:value="69408" calcext:value-type="float">
            <text:p>69408</text:p>
          </table:table-cell>
          <table:table-cell office:value-type="float" office:value="69425" calcext:value-type="float">
            <text:p>6942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69427" calcext:value-type="float">
            <text:p>69427</text:p>
          </table:table-cell>
          <table:table-cell office:value-type="float" office:value="69428" calcext:value-type="float">
            <text:p>694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69441" calcext:value-type="float">
            <text:p>69441</text:p>
          </table:table-cell>
          <table:table-cell office:value-type="float" office:value="69449" calcext:value-type="float">
            <text:p>6944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̂veries</text:p>
          </table:table-cell>
          <table:table-cell office:value-type="float" office:value="69476" calcext:value-type="float">
            <text:p>69476</text:p>
          </table:table-cell>
          <table:table-cell office:value-type="float" office:value="69485" calcext:value-type="float">
            <text:p>6948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69548" calcext:value-type="float">
            <text:p>69548</text:p>
          </table:table-cell>
          <table:table-cell office:value-type="float" office:value="69549" calcext:value-type="float">
            <text:p>6954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essions</text:p>
          </table:table-cell>
          <table:table-cell office:value-type="float" office:value="69561" calcext:value-type="float">
            <text:p>69561</text:p>
          </table:table-cell>
          <table:table-cell office:value-type="float" office:value="69572" calcext:value-type="float">
            <text:p>6957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 circonscrire</text:p>
          </table:table-cell>
          <table:table-cell office:value-type="float" office:value="69644" calcext:value-type="float">
            <text:p>69644</text:p>
          </table:table-cell>
          <table:table-cell office:value-type="float" office:value="69659" calcext:value-type="float">
            <text:p>6965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chränken</text:p>
          </table:table-cell>
          <table:table-cell office:value-type="float" office:value="69684" calcext:value-type="float">
            <text:p>69684</text:p>
          </table:table-cell>
          <table:table-cell office:value-type="float" office:value="69696" calcext:value-type="float">
            <text:p>6969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gentümlichkeit</text:p>
          </table:table-cell>
          <table:table-cell office:value-type="float" office:value="69821" calcext:value-type="float">
            <text:p>69821</text:p>
          </table:table-cell>
          <table:table-cell office:value-type="float" office:value="69838" calcext:value-type="float">
            <text:p>698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sellschaft der Anderen</text:p>
          </table:table-cell>
          <table:table-cell office:value-type="float" office:value="69885" calcext:value-type="float">
            <text:p>69885</text:p>
          </table:table-cell>
          <table:table-cell office:value-type="float" office:value="69909" calcext:value-type="float">
            <text:p>6990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69979" calcext:value-type="float">
            <text:p>69979</text:p>
          </table:table-cell>
          <table:table-cell office:value-type="float" office:value="69996" calcext:value-type="float">
            <text:p>699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70284" calcext:value-type="float">
            <text:p>70284</text:p>
          </table:table-cell>
          <table:table-cell office:value-type="float" office:value="70293" calcext:value-type="float">
            <text:p>702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e-de-St-Pierre</text:p>
          </table:table-cell>
          <table:table-cell office:value-type="float" office:value="70348" calcext:value-type="float">
            <text:p>70348</text:p>
          </table:table-cell>
          <table:table-cell office:value-type="float" office:value="70364" calcext:value-type="float">
            <text:p>7036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 Bienne</text:p>
          </table:table-cell>
          <table:table-cell office:value-type="float" office:value="70380" calcext:value-type="float">
            <text:p>70380</text:p>
          </table:table-cell>
          <table:table-cell office:value-type="float" office:value="70393" calcext:value-type="float">
            <text:p>7039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eler See</text:p>
          </table:table-cell>
          <table:table-cell office:value-type="float" office:value="70395" calcext:value-type="float">
            <text:p>70395</text:p>
          </table:table-cell>
          <table:table-cell office:value-type="float" office:value="70405" calcext:value-type="float">
            <text:p>7040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gträumerei</text:p>
          </table:table-cell>
          <table:table-cell office:value-type="float" office:value="70442" calcext:value-type="float">
            <text:p>70442</text:p>
          </table:table-cell>
          <table:table-cell office:value-type="float" office:value="70455" calcext:value-type="float">
            <text:p>704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ymond</text:p>
          </table:table-cell>
          <table:table-cell office:value-type="float" office:value="70740" calcext:value-type="float">
            <text:p>70740</text:p>
          </table:table-cell>
          <table:table-cell office:value-type="float" office:value="70747" calcext:value-type="float">
            <text:p>707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fgeblähte</text:p>
          </table:table-cell>
          <table:table-cell office:value-type="float" office:value="70781" calcext:value-type="float">
            <text:p>70781</text:p>
          </table:table-cell>
          <table:table-cell office:value-type="float" office:value="70793" calcext:value-type="float">
            <text:p>707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chstäblich</text:p>
          </table:table-cell>
          <table:table-cell office:value-type="float" office:value="70813" calcext:value-type="float">
            <text:p>70813</text:p>
          </table:table-cell>
          <table:table-cell office:value-type="float" office:value="70826" calcext:value-type="float">
            <text:p>7082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ans relache</text:p>
          </table:table-cell>
          <table:table-cell office:value-type="float" office:value="70970" calcext:value-type="float">
            <text:p>70970</text:p>
          </table:table-cell>
          <table:table-cell office:value-type="float" office:value="70983" calcext:value-type="float">
            <text:p>7098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éteignoit</text:p>
          </table:table-cell>
          <table:table-cell office:value-type="float" office:value="70987" calcext:value-type="float">
            <text:p>70987</text:p>
          </table:table-cell>
          <table:table-cell office:value-type="float" office:value="70998" calcext:value-type="float">
            <text:p>709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s prendre la peine de penser</text:p>
          </table:table-cell>
          <table:table-cell office:value-type="float" office:value="71001" calcext:value-type="float">
            <text:p>71001</text:p>
          </table:table-cell>
          <table:table-cell office:value-type="float" office:value="71032" calcext:value-type="float">
            <text:p>7103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1035" calcext:value-type="float">
            <text:p>71035</text:p>
          </table:table-cell>
          <table:table-cell office:value-type="float" office:value="71036" calcext:value-type="float">
            <text:p>7103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ans aucun concours actif</text:p>
          </table:table-cell>
          <table:table-cell office:value-type="float" office:value="71052" calcext:value-type="float">
            <text:p>71052</text:p>
          </table:table-cell>
          <table:table-cell office:value-type="float" office:value="71078" calcext:value-type="float">
            <text:p>710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ne laissoit pas</text:p>
          </table:table-cell>
          <table:table-cell office:value-type="float" office:value="71081" calcext:value-type="float">
            <text:p>71081</text:p>
          </table:table-cell>
          <table:table-cell office:value-type="float" office:value="71099" calcext:value-type="float">
            <text:p>7109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1101" calcext:value-type="float">
            <text:p>71101</text:p>
          </table:table-cell>
          <table:table-cell office:value-type="float" office:value="71102" calcext:value-type="float">
            <text:p>711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ché</text:p>
          </table:table-cell>
          <table:table-cell office:value-type="float" office:value="71323" calcext:value-type="float">
            <text:p>71323</text:p>
          </table:table-cell>
          <table:table-cell office:value-type="float" office:value="71329" calcext:value-type="float">
            <text:p>7132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̀ le bruit</text:p>
          </table:table-cell>
          <table:table-cell office:value-type="float" office:value="71331" calcext:value-type="float">
            <text:p>71331</text:p>
          </table:table-cell>
          <table:table-cell office:value-type="float" office:value="71343" calcext:value-type="float">
            <text:p>7134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 plongeoient dans une réverie delicieuse où la nuit me surprenoi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1440" calcext:value-type="float">
            <text:p>71440</text:p>
          </table:table-cell>
          <table:table-cell office:value-type="float" office:value="71510" calcext:value-type="float">
            <text:p>715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s que</text:p>
          </table:table-cell>
          <table:table-cell office:value-type="float" office:value="71519" calcext:value-type="float">
            <text:p>71519</text:p>
          </table:table-cell>
          <table:table-cell office:value-type="float" office:value="71527" calcext:value-type="float">
            <text:p>7152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n bruit</text:p>
          </table:table-cell>
          <table:table-cell table:number-columns-repeated="6"/>
        </table:table-row>
        <table:table-row table:style-name="ro1" table:visibility="filter" table:number-rows-repeated="2">
          <table:table-cell table:number-columns-repeated="7"/>
        </table:table-row>
        <table:table-row table:style-name="ro1" table:visibility="filter">
          <table:table-cell/>
          <table:table-cell office:value-type="float" office:value="71584" calcext:value-type="float">
            <text:p>71584</text:p>
          </table:table-cell>
          <table:table-cell office:value-type="float" office:value="71596" calcext:value-type="float">
            <text:p>715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tinu mais renflé par intervalles</text:p>
          </table:table-cell>
          <table:table-cell office:value-type="float" office:value="71622" calcext:value-type="float">
            <text:p>71622</text:p>
          </table:table-cell>
          <table:table-cell office:value-type="float" office:value="71658" calcext:value-type="float">
            <text:p>7165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 la rêverie</text:p>
          </table:table-cell>
          <table:table-cell office:value-type="float" office:value="71742" calcext:value-type="float">
            <text:p>71742</text:p>
          </table:table-cell>
          <table:table-cell office:value-type="float" office:value="71757" calcext:value-type="float">
            <text:p>717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s prendre la peine de penser</text:p>
          </table:table-cell>
          <table:table-cell office:value-type="float" office:value="71840" calcext:value-type="float">
            <text:p>71840</text:p>
          </table:table-cell>
          <table:table-cell office:value-type="float" office:value="71871" calcext:value-type="float">
            <text:p>718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ses de ce monde dont la surface</text:p>
          </table:table-cell>
          <table:table-cell office:value-type="float" office:value="71960" calcext:value-type="float">
            <text:p>71960</text:p>
          </table:table-cell>
          <table:table-cell office:value-type="float" office:value="71994" calcext:value-type="float">
            <text:p>7199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string" calcext:value-type="string">
            <text:p>offroit l</text:p>
          </table:table-cell>
          <table:table-cell office:value-type="string" calcext:value-type="string">
            <text:p>image</text:p>
          </table:table-cell>
          <table:table-cell office:value-type="float" office:value="72004" calcext:value-type="float">
            <text:p>72004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PER</text:p>
          </table:table-cell>
          <table:table-cell/>
        </table:table-row>
        <table:table-row table:style-name="ro1" table:visibility="filter">
          <table:table-cell office:value-type="string" calcext:value-type="string">
            <text:p>mais bientot</text:p>
          </table:table-cell>
          <table:table-cell office:value-type="float" office:value="72023" calcext:value-type="float">
            <text:p>72023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effacoient dans l</text:p>
          </table:table-cell>
          <table:table-cell office:value-type="string" calcext:value-type="string">
            <text:p>uniformité du mouvement continu qui me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ercoit</text:p>
          </table:table-cell>
          <table:table-cell office:value-type="float" office:value="72061" calcext:value-type="float">
            <text:p>72061</text:p>
          </table:table-cell>
          <table:table-cell office:value-type="float" office:value="72128" calcext:value-type="float">
            <text:p>721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qui sans aucun concours</text:p>
          </table:table-cell>
          <table:table-cell office:value-type="float" office:value="72130" calcext:value-type="float">
            <text:p>72130</text:p>
          </table:table-cell>
          <table:table-cell office:value-type="float" office:value="72156" calcext:value-type="float">
            <text:p>721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̀ sans effort</text:p>
          </table:table-cell>
          <table:table-cell office:value-type="float" office:value="72289" calcext:value-type="float">
            <text:p>72289</text:p>
          </table:table-cell>
          <table:table-cell office:value-type="float" office:value="72304" calcext:value-type="float">
            <text:p>7230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72306" calcext:value-type="float">
            <text:p>72306</text:p>
          </table:table-cell>
          <table:table-cell office:value-type="float" office:value="72307" calcext:value-type="float">
            <text:p>723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kenntnisse</text:p>
          </table:table-cell>
          <table:table-cell office:value-type="float" office:value="72600" calcext:value-type="float">
            <text:p>72600</text:p>
          </table:table-cell>
          <table:table-cell office:value-type="float" office:value="72612" calcext:value-type="float">
            <text:p>7261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jeune</text:p>
          </table:table-cell>
          <table:table-cell office:value-type="float" office:value="72734" calcext:value-type="float">
            <text:p>72734</text:p>
          </table:table-cell>
          <table:table-cell office:value-type="float" office:value="72741" calcext:value-type="float">
            <text:p>727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unächst</text:p>
          </table:table-cell>
          <table:table-cell office:value-type="float" office:value="72826" calcext:value-type="float">
            <text:p>72826</text:p>
          </table:table-cell>
          <table:table-cell office:value-type="float" office:value="72835" calcext:value-type="float">
            <text:p>7283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nzulösen</text:p>
          </table:table-cell>
          <table:table-cell office:value-type="float" office:value="72845" calcext:value-type="float">
            <text:p>72845</text:p>
          </table:table-cell>
          <table:table-cell office:value-type="float" office:value="72856" calcext:value-type="float">
            <text:p>7285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72877" calcext:value-type="float">
            <text:p>72877</text:p>
          </table:table-cell>
          <table:table-cell office:value-type="float" office:value="72894" calcext:value-type="float">
            <text:p>7289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Isaac Rousseau Citoyen et de Susanne Bern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oyenne</text:p>
          </table:table-cell>
          <table:table-cell office:value-type="float" office:value="72962" calcext:value-type="float">
            <text:p>72962</text:p>
          </table:table-cell>
          <table:table-cell office:value-type="float" office:value="73018" calcext:value-type="float">
            <text:p>730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́diocre à</text:p>
          </table:table-cell>
          <table:table-cell office:value-type="float" office:value="73033" calcext:value-type="float">
            <text:p>73033</text:p>
          </table:table-cell>
          <table:table-cell office:value-type="float" office:value="73045" calcext:value-type="float">
            <text:p>730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̀ rien la portion de mon pere</text:p>
          </table:table-cell>
          <table:table-cell office:value-type="float" office:value="73097" calcext:value-type="float">
            <text:p>73097</text:p>
          </table:table-cell>
          <table:table-cell office:value-type="float" office:value="73127" calcext:value-type="float">
            <text:p>7312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 n</text:p>
          </table:table-cell>
          <table:table-cell office:value-type="string" calcext:value-type="string">
            <text:p>avoit pour subsister que son méti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horloger</text:p>
          </table:table-cell>
          <table:table-cell office:value-type="float" office:value="73129" calcext:value-type="float">
            <text:p>73129</text:p>
          </table:table-cell>
          <table:table-cell office:value-type="float" office:value="73181" calcext:value-type="float">
            <text:p>73181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s lequel il étoit</text:p>
          </table:table-cell>
          <table:table-cell office:value-type="float" office:value="73183" calcext:value-type="float">
            <text:p>73183</text:p>
          </table:table-cell>
          <table:table-cell office:value-type="float" office:value="73204" calcext:value-type="float">
            <text:p>7320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̀ la vérité</text:p>
          </table:table-cell>
          <table:table-cell office:value-type="float" office:value="73206" calcext:value-type="float">
            <text:p>73206</text:p>
          </table:table-cell>
          <table:table-cell office:value-type="float" office:value="73220" calcext:value-type="float">
            <text:p>7322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rt habile</text:p>
          </table:table-cell>
          <table:table-cell office:value-type="float" office:value="73222" calcext:value-type="float">
            <text:p>73222</text:p>
          </table:table-cell>
          <table:table-cell office:value-type="float" office:value="73233" calcext:value-type="float">
            <text:p>7323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 mere</text:p>
          </table:table-cell>
          <table:table-cell office:value-type="float" office:value="73235" calcext:value-type="float">
            <text:p>73235</text:p>
          </table:table-cell>
          <table:table-cell office:value-type="float" office:value="73242" calcext:value-type="float">
            <text:p>7324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le du Minist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244" calcext:value-type="float">
            <text:p>73244</text:p>
          </table:table-cell>
          <table:table-cell office:value-type="float" office:value="73262" calcext:value-type="float">
            <text:p>7326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́toit plus riche</text:p>
          </table:table-cell>
          <table:table-cell office:value-type="float" office:value="73273" calcext:value-type="float">
            <text:p>73273</text:p>
          </table:table-cell>
          <table:table-cell office:value-type="float" office:value="73290" calcext:value-type="float">
            <text:p>732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le avoit de la sagesse et de la beauté</text:p>
          </table:table-cell>
          <table:table-cell office:value-type="float" office:value="73292" calcext:value-type="float">
            <text:p>73292</text:p>
          </table:table-cell>
          <table:table-cell office:value-type="float" office:value="73333" calcext:value-type="float">
            <text:p>733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 n</text:p>
          </table:table-cell>
          <table:table-cell office:value-type="string" calcext:value-type="string">
            <text:p>etoit pas sans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73335" calcext:value-type="float">
            <text:p>73335</text:p>
          </table:table-cell>
          <table:table-cell office:value-type="float" office:value="73355" calcext:value-type="float">
            <text:p>733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avoit obtenue</text:p>
          </table:table-cell>
          <table:table-cell office:value-type="float" office:value="73374" calcext:value-type="float">
            <text:p>73374</text:p>
          </table:table-cell>
          <table:table-cell office:value-type="float" office:value="73389" calcext:value-type="float">
            <text:p>73389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̀s l</text:p>
          </table:table-cell>
          <table:table-cell office:value-type="string" calcext:value-type="string">
            <text:p>âge de huit à</text:p>
          </table:table-cell>
          <table:table-cell office:value-type="float" office:value="73445" calcext:value-type="float">
            <text:p>73445</text:p>
          </table:table-cell>
          <table:table-cell office:value-type="float" office:value="73467" calcext:value-type="float">
            <text:p>73467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̀s de la Cathédrale</text:p>
          </table:table-cell>
          <table:table-cell office:value-type="float" office:value="73557" calcext:value-type="float">
            <text:p>73557</text:p>
          </table:table-cell>
          <table:table-cell office:value-type="float" office:value="73580" calcext:value-type="float">
            <text:p>7358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. H.]</text:p>
          </table:table-cell>
          <table:table-cell office:value-type="float" office:value="73583" calcext:value-type="float">
            <text:p>73583</text:p>
          </table:table-cell>
          <table:table-cell office:value-type="float" office:value="73589" calcext:value-type="float">
            <text:p>735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̀ dix</text:p>
          </table:table-cell>
          <table:table-cell office:value-type="float" office:value="73591" calcext:value-type="float">
            <text:p>73591</text:p>
          </table:table-cell>
          <table:table-cell office:value-type="float" office:value="73597" calcext:value-type="float">
            <text:p>7359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simpathie</text:p>
          </table:table-cell>
          <table:table-cell office:value-type="float" office:value="73636" calcext:value-type="float">
            <text:p>73636</text:p>
          </table:table-cell>
          <table:table-cell office:value-type="float" office:value="73648" calcext:value-type="float">
            <text:p>7364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s affermit</text:p>
          </table:table-cell>
          <table:table-cell office:value-type="float" office:value="73663" calcext:value-type="float">
            <text:p>73663</text:p>
          </table:table-cell>
          <table:table-cell office:value-type="float" office:value="73676" calcext:value-type="float">
            <text:p>7367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avoit produit l</text:p>
          </table:table-cell>
          <table:table-cell office:value-type="string" calcext:value-type="string">
            <text:p>habitude</text:p>
          </table:table-cell>
          <table:table-cell office:value-type="float" office:value="73700" calcext:value-type="float">
            <text:p>73700</text:p>
          </table:table-cell>
          <table:table-cell office:value-type="float" office:value="73727" calcext:value-type="float">
            <text:p>73727</text:p>
          </table:table-cell>
          <table:table-cell office:value-type="string" calcext:value-type="string">
            <text:p>P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́s tendres et sensibles</text:p>
          </table:table-cell>
          <table:table-cell office:value-type="float" office:value="73740" calcext:value-type="float">
            <text:p>73740</text:p>
          </table:table-cell>
          <table:table-cell office:value-type="float" office:value="73765" calcext:value-type="float">
            <text:p>7376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t-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endoient que le moment de trouver dans un autre la même disposition</text:p>
          </table:table-cell>
          <table:table-cell office:value-type="float" office:value="73767" calcext:value-type="float">
            <text:p>73767</text:p>
          </table:table-cell>
          <table:table-cell office:value-type="float" office:value="73842" calcext:value-type="float">
            <text:p>738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chacun d</text:p>
          </table:table-cell>
          <table:table-cell office:value-type="string" calcext:value-type="string">
            <text:p>eux jetta son cœur dans l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remier qui s</text:p>
          </table:table-cell>
          <table:table-cell office:value-type="string" calcext:value-type="string">
            <text:p>ouvrit pour le recevoir</text:p>
          </table:table-cell>
          <table:table-cell office:value-type="float" office:value="73892" calcext:value-type="float">
            <text:p>73892</text:p>
          </table:table-cell>
          <table:table-cell office:value-type="float" office:value="73968" calcext:value-type="float">
            <text:p>73968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74036" calcext:value-type="float">
            <text:p>74036</text:p>
          </table:table-cell>
          <table:table-cell office:value-type="float" office:value="74037" calcext:value-type="float">
            <text:p>740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4039" calcext:value-type="float">
            <text:p>74039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zählt</text:p>
          </table:table-cell>
          <table:table-cell office:value-type="float" office:value="74105" calcext:value-type="float">
            <text:p>74105</text:p>
          </table:table-cell>
          <table:table-cell office:value-type="float" office:value="74113" calcext:value-type="float">
            <text:p>7411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ück idealisierter Eltern</text:p>
          </table:table-cell>
          <table:table-cell office:value-type="float" office:value="74237" calcext:value-type="float">
            <text:p>74237</text:p>
          </table:table-cell>
          <table:table-cell office:value-type="float" office:value="74264" calcext:value-type="float">
            <text:p>7426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ürlich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4366" calcext:value-type="float">
            <text:p>74366</text:p>
          </table:table-cell>
          <table:table-cell office:value-type="float" office:value="74378" calcext:value-type="float">
            <text:p>7437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ück</text:p>
          </table:table-cell>
          <table:table-cell office:value-type="float" office:value="74477" calcext:value-type="float">
            <text:p>74477</text:p>
          </table:table-cell>
          <table:table-cell office:value-type="float" office:value="74483" calcext:value-type="float">
            <text:p>7448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ngst jä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erstört</text:p>
          </table:table-cell>
          <table:table-cell office:value-type="float" office:value="74535" calcext:value-type="float">
            <text:p>74535</text:p>
          </table:table-cell>
          <table:table-cell office:value-type="float" office:value="74557" calcext:value-type="float">
            <text:p>745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74661" calcext:value-type="float">
            <text:p>74661</text:p>
          </table:table-cell>
          <table:table-cell office:value-type="float" office:value="74674" calcext:value-type="float">
            <text:p>7467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ud</text:p>
          </table:table-cell>
          <table:table-cell office:value-type="float" office:value="74707" calcext:value-type="float">
            <text:p>74707</text:p>
          </table:table-cell>
          <table:table-cell office:value-type="float" office:value="74712" calcext:value-type="float">
            <text:p>747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lburga Hülk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4719" calcext:value-type="float">
            <text:p>74719</text:p>
          </table:table-cell>
          <table:table-cell office:value-type="float" office:value="74734" calcext:value-type="float">
            <text:p>7473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</text:p>
          </table:table-cell>
          <table:table-cell office:value-type="float" office:value="74776" calcext:value-type="float">
            <text:p>74776</text:p>
          </table:table-cell>
          <table:table-cell office:value-type="float" office:value="74788" calcext:value-type="float">
            <text:p>7478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̂tai la vie à ma mere</text:p>
          </table:table-cell>
          <table:table-cell office:value-type="float" office:value="74961" calcext:value-type="float">
            <text:p>74961</text:p>
          </table:table-cell>
          <table:table-cell office:value-type="float" office:value="74986" calcext:value-type="float">
            <text:p>7498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ma naissance fut l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emier de mes malheurs</text:p>
          </table:table-cell>
          <table:table-cell office:value-type="float" office:value="74988" calcext:value-type="float">
            <text:p>74988</text:p>
          </table:table-cell>
          <table:table-cell office:value-type="float" office:value="75034" calcext:value-type="float">
            <text:p>7503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75036" calcext:value-type="float">
            <text:p>75036</text:p>
          </table:table-cell>
          <table:table-cell office:value-type="float" office:value="75037" calcext:value-type="float">
            <text:p>750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5039" calcext:value-type="float">
            <text:p>75039</text:p>
          </table:table-cell>
          <table:table-cell office:value-type="float" office:value="75040" calcext:value-type="float">
            <text:p>750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tötct</text:p>
          </table:table-cell>
          <table:table-cell office:value-type="float" office:value="75104" calcext:value-type="float">
            <text:p>75104</text:p>
          </table:table-cell>
          <table:table-cell office:value-type="float" office:value="75112" calcext:value-type="float">
            <text:p>7511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can-Jacques</text:p>
          </table:table-cell>
          <table:table-cell office:value-type="float" office:value="75187" calcext:value-type="float">
            <text:p>75187</text:p>
          </table:table-cell>
          <table:table-cell office:value-type="float" office:value="75199" calcext:value-type="float">
            <text:p>7519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 “maman</text:p>
          </table:table-cell>
          <table:table-cell office:value-type="float" office:value="75313" calcext:value-type="float">
            <text:p>75313</text:p>
          </table:table-cell>
          <table:table-cell office:value-type="float" office:value="75324" calcext:value-type="float">
            <text:p>7532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me de Warens</text:p>
          </table:table-cell>
          <table:table-cell office:value-type="float" office:value="75381" calcext:value-type="float">
            <text:p>75381</text:p>
          </table:table-cell>
          <table:table-cell office:value-type="float" office:value="75397" calcext:value-type="float">
            <text:p>7539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uch 2</text:p>
          </table:table-cell>
          <table:table-cell office:value-type="float" office:value="75431" calcext:value-type="float">
            <text:p>75431</text:p>
          </table:table-cell>
          <table:table-cell office:value-type="float" office:value="75437" calcext:value-type="float">
            <text:p>754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ch 6</text:p>
          </table:table-cell>
          <table:table-cell office:value-type="float" office:value="75442" calcext:value-type="float">
            <text:p>75442</text:p>
          </table:table-cell>
          <table:table-cell office:value-type="float" office:value="75448" calcext:value-type="float">
            <text:p>754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ständnisse</text:p>
          </table:table-cell>
          <table:table-cell office:value-type="float" office:value="75527" calcext:value-type="float">
            <text:p>75527</text:p>
          </table:table-cell>
          <table:table-cell office:value-type="float" office:value="75540" calcext:value-type="float">
            <text:p>755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5577" calcext:value-type="float">
            <text:p>75577</text:p>
          </table:table-cell>
          <table:table-cell office:value-type="float" office:value="75578" calcext:value-type="float">
            <text:p>755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lbstbeschuldigungen</text:p>
          </table:table-cell>
          <table:table-cell office:value-type="float" office:value="75661" calcext:value-type="float">
            <text:p>75661</text:p>
          </table:table-cell>
          <table:table-cell office:value-type="float" office:value="75682" calcext:value-type="float">
            <text:p>7568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5718" calcext:value-type="float">
            <text:p>75718</text:p>
          </table:table-cell>
          <table:table-cell office:value-type="float" office:value="75719" calcext:value-type="float">
            <text:p>7571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hängig</text:p>
          </table:table-cell>
          <table:table-cell office:value-type="float" office:value="75719" calcext:value-type="float">
            <text:p>75719</text:p>
          </table:table-cell>
          <table:table-cell office:value-type="float" office:value="75728" calcext:value-type="float">
            <text:p>757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 moment où j</text:p>
          </table:table-cell>
          <table:table-cell office:value-type="string" calcext:value-type="string">
            <text:p>écri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ci</text:p>
          </table:table-cell>
          <table:table-cell office:value-type="float" office:value="75831" calcext:value-type="float">
            <text:p>75831</text:p>
          </table:table-cell>
          <table:table-cell office:value-type="float" office:value="75860" calcext:value-type="float">
            <text:p>7586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75862" calcext:value-type="float">
            <text:p>75862</text:p>
          </table:table-cell>
          <table:table-cell office:value-type="float" office:value="75863" calcext:value-type="float">
            <text:p>7586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5865" calcext:value-type="float">
            <text:p>75865</text:p>
          </table:table-cell>
          <table:table-cell office:value-type="float" office:value="75866" calcext:value-type="float">
            <text:p>758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)</text:p>
          </table:table-cell>
          <table:table-cell office:value-type="float" office:value="75868" calcext:value-type="float">
            <text:p>75868</text:p>
          </table:table-cell>
          <table:table-cell office:value-type="float" office:value="75870" calcext:value-type="float">
            <text:p>7587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ändig</text:p>
          </table:table-cell>
          <table:table-cell office:value-type="float" office:value="75872" calcext:value-type="float">
            <text:p>75872</text:p>
          </table:table-cell>
          <table:table-cell office:value-type="float" office:value="75882" calcext:value-type="float">
            <text:p>7588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sistierend</text:p>
          </table:table-cell>
          <table:table-cell office:value-type="float" office:value="75887" calcext:value-type="float">
            <text:p>75887</text:p>
          </table:table-cell>
          <table:table-cell office:value-type="float" office:value="75899" calcext:value-type="float">
            <text:p>7589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̈glichkeiten</text:p>
          </table:table-cell>
          <table:table-cell office:value-type="float" office:value="75904" calcext:value-type="float">
            <text:p>75904</text:p>
          </table:table-cell>
          <table:table-cell office:value-type="float" office:value="75918" calcext:value-type="float">
            <text:p>7591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talität</text:p>
          </table:table-cell>
          <table:table-cell office:value-type="float" office:value="76033" calcext:value-type="float">
            <text:p>76033</text:p>
          </table:table-cell>
          <table:table-cell office:value-type="float" office:value="76043" calcext:value-type="float">
            <text:p>7604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lbstentblößenden Transparenz</text:p>
          </table:table-cell>
          <table:table-cell office:value-type="float" office:value="76048" calcext:value-type="float">
            <text:p>76048</text:p>
          </table:table-cell>
          <table:table-cell office:value-type="float" office:value="76079" calcext:value-type="float">
            <text:p>760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6093" calcext:value-type="float">
            <text:p>76093</text:p>
          </table:table-cell>
          <table:table-cell office:value-type="float" office:value="76094" calcext:value-type="float">
            <text:p>7609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 ignore c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je fis</text:p>
          </table:table-cell>
          <table:table-cell office:value-type="float" office:value="76094" calcext:value-type="float">
            <text:p>76094</text:p>
          </table:table-cell>
          <table:table-cell office:value-type="float" office:value="76116" calcext:value-type="float">
            <text:p>7611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string" calcext:value-type="string">
            <text:p>est le tems</text:p>
          </table:table-cell>
          <table:table-cell office:value-type="float" office:value="76258" calcext:value-type="float">
            <text:p>76258</text:p>
          </table:table-cell>
          <table:table-cell office:value-type="float" office:value="76271" calcext:value-type="float">
            <text:p>7627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conscience de moi-même</text:p>
          </table:table-cell>
          <table:table-cell office:value-type="float" office:value="76304" calcext:value-type="float">
            <text:p>76304</text:p>
          </table:table-cell>
          <table:table-cell office:value-type="float" office:value="76331" calcext:value-type="float">
            <text:p>7633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76333" calcext:value-type="float">
            <text:p>76333</text:p>
          </table:table-cell>
          <table:table-cell office:value-type="float" office:value="76334" calcext:value-type="float">
            <text:p>7633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6336" calcext:value-type="float">
            <text:p>76336</text:p>
          </table:table-cell>
          <table:table-cell office:value-type="float" office:value="76337" calcext:value-type="float">
            <text:p>763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)</text:p>
          </table:table-cell>
          <table:table-cell office:value-type="float" office:value="76339" calcext:value-type="float">
            <text:p>76339</text:p>
          </table:table-cell>
          <table:table-cell office:value-type="float" office:value="76341" calcext:value-type="float">
            <text:p>763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aubwürdigkeit ringt</text:p>
          </table:table-cell>
          <table:table-cell office:value-type="float" office:value="76398" calcext:value-type="float">
            <text:p>76398</text:p>
          </table:table-cell>
          <table:table-cell office:value-type="float" office:value="76420" calcext:value-type="float">
            <text:p>7642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̈ßigende</text:p>
          </table:table-cell>
          <table:table-cell office:value-type="float" office:value="76607" calcext:value-type="float">
            <text:p>76607</text:p>
          </table:table-cell>
          <table:table-cell office:value-type="float" office:value="76617" calcext:value-type="float">
            <text:p>766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̈cken</text:p>
          </table:table-cell>
          <table:table-cell office:value-type="float" office:value="76744" calcext:value-type="float">
            <text:p>76744</text:p>
          </table:table-cell>
          <table:table-cell office:value-type="float" office:value="76751" calcext:value-type="float">
            <text:p>767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umata</text:p>
          </table:table-cell>
          <table:table-cell office:value-type="float" office:value="76786" calcext:value-type="float">
            <text:p>76786</text:p>
          </table:table-cell>
          <table:table-cell office:value-type="float" office:value="76794" calcext:value-type="float">
            <text:p>7679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nnen</text:p>
          </table:table-cell>
          <table:table-cell office:value-type="float" office:value="76819" calcext:value-type="float">
            <text:p>76819</text:p>
          </table:table-cell>
          <table:table-cell office:value-type="float" office:value="76826" calcext:value-type="float">
            <text:p>768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̈mlich</text:p>
          </table:table-cell>
          <table:table-cell office:value-type="float" office:value="76899" calcext:value-type="float">
            <text:p>76899</text:p>
          </table:table-cell>
          <table:table-cell office:value-type="float" office:value="76907" calcext:value-type="float">
            <text:p>769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76955" calcext:value-type="float">
            <text:p>76955</text:p>
          </table:table-cell>
          <table:table-cell office:value-type="float" office:value="76956" calcext:value-type="float">
            <text:p>769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6958" calcext:value-type="float">
            <text:p>76958</text:p>
          </table:table-cell>
          <table:table-cell office:value-type="float" office:value="76959" calcext:value-type="float">
            <text:p>7695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)</text:p>
          </table:table-cell>
          <table:table-cell office:value-type="float" office:value="76961" calcext:value-type="float">
            <text:p>76961</text:p>
          </table:table-cell>
          <table:table-cell office:value-type="float" office:value="76963" calcext:value-type="float">
            <text:p>7696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mächtnis</text:p>
          </table:table-cell>
          <table:table-cell office:value-type="float" office:value="76977" calcext:value-type="float">
            <text:p>76977</text:p>
          </table:table-cell>
          <table:table-cell office:value-type="float" office:value="76989" calcext:value-type="float">
            <text:p>769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 pere</text:p>
          </table:table-cell>
          <table:table-cell office:value-type="float" office:value="77155" calcext:value-type="float">
            <text:p>77155</text:p>
          </table:table-cell>
          <table:table-cell office:value-type="float" office:value="77163" calcext:value-type="float">
            <text:p>7716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. H.</text:p>
          </table:table-cell>
          <table:table-cell office:value-type="float" office:value="77166" calcext:value-type="float">
            <text:p>77166</text:p>
          </table:table-cell>
          <table:table-cell office:value-type="float" office:value="77171" calcext:value-type="float">
            <text:p>7717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disoit</text:p>
          </table:table-cell>
          <table:table-cell office:value-type="float" office:value="77173" calcext:value-type="float">
            <text:p>77173</text:p>
          </table:table-cell>
          <table:table-cell office:value-type="float" office:value="77182" calcext:value-type="float">
            <text:p>7718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Jacques</text:p>
          </table:table-cell>
          <table:table-cell office:value-type="float" office:value="77184" calcext:value-type="float">
            <text:p>77184</text:p>
          </table:table-cell>
          <table:table-cell office:value-type="float" office:value="77196" calcext:value-type="float">
            <text:p>7719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221" calcext:value-type="float">
            <text:p>77221</text:p>
          </table:table-cell>
          <table:table-cell office:value-type="float" office:value="77225" calcext:value-type="float">
            <text:p>7722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́ bien</text:p>
          </table:table-cell>
          <table:table-cell office:value-type="float" office:value="77233" calcext:value-type="float">
            <text:p>77233</text:p>
          </table:table-cell>
          <table:table-cell office:value-type="float" office:value="77241" calcext:value-type="float">
            <text:p>7724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 pere</text:p>
          </table:table-cell>
          <table:table-cell office:value-type="float" office:value="77243" calcext:value-type="float">
            <text:p>77243</text:p>
          </table:table-cell>
          <table:table-cell office:value-type="float" office:value="77251" calcext:value-type="float">
            <text:p>7725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s allons</text:p>
          </table:table-cell>
          <table:table-cell office:value-type="float" office:value="77253" calcext:value-type="float">
            <text:p>77253</text:p>
          </table:table-cell>
          <table:table-cell office:value-type="float" office:value="77264" calcext:value-type="float">
            <text:p>7726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ce mot seul lui tiroit déja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7279" calcext:value-type="float">
            <text:p>77279</text:p>
          </table:table-cell>
          <table:table-cell office:value-type="float" office:value="77311" calcext:value-type="float">
            <text:p>773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 me souviens que de mes prémiéres lectures et de leur effet sur moi</text:p>
          </table:table-cell>
          <table:table-cell office:value-type="float" office:value="77331" calcext:value-type="float">
            <text:p>77331</text:p>
          </table:table-cell>
          <table:table-cell office:value-type="float" office:value="77402" calcext:value-type="float">
            <text:p>774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string" calcext:value-type="string">
            <text:p>est le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77404" calcext:value-type="float">
            <text:p>77404</text:p>
          </table:table-cell>
          <table:table-cell office:value-type="float" office:value="77413" calcext:value-type="float">
            <text:p>7741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re avoi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issé</text:p>
          </table:table-cell>
          <table:table-cell office:value-type="float" office:value="77482" calcext:value-type="float">
            <text:p>77482</text:p>
          </table:table-cell>
          <table:table-cell office:value-type="float" office:value="77500" calcext:value-type="float">
            <text:p>775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cilité à lire et</text:p>
          </table:table-cell>
          <table:table-cell office:value-type="float" office:value="77683" calcext:value-type="float">
            <text:p>77683</text:p>
          </table:table-cell>
          <table:table-cell office:value-type="float" office:value="77703" calcext:value-type="float">
            <text:p>7770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une intelligence unique à mon age su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s passions</text:p>
          </table:table-cell>
          <table:table-cell office:value-type="float" office:value="77719" calcext:value-type="float">
            <text:p>77719</text:p>
          </table:table-cell>
          <table:table-cell office:value-type="float" office:value="77775" calcext:value-type="float">
            <text:p>7777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vois aucune idée</text:p>
          </table:table-cell>
          <table:table-cell office:value-type="float" office:value="77780" calcext:value-type="float">
            <text:p>77780</text:p>
          </table:table-cell>
          <table:table-cell office:value-type="float" office:value="77800" calcext:value-type="float">
            <text:p>77800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vois rien concu</text:p>
          </table:table-cell>
          <table:table-cell office:value-type="float" office:value="77867" calcext:value-type="float">
            <text:p>77867</text:p>
          </table:table-cell>
          <table:table-cell office:value-type="float" office:value="77885" calcext:value-type="float">
            <text:p>77885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vois tout senti</text:p>
          </table:table-cell>
          <table:table-cell office:value-type="float" office:value="77887" calcext:value-type="float">
            <text:p>77887</text:p>
          </table:table-cell>
          <table:table-cell office:value-type="float" office:value="77905" calcext:value-type="float">
            <text:p>77905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vois pas encore</text:p>
          </table:table-cell>
          <table:table-cell office:value-type="float" office:value="77997" calcext:value-type="float">
            <text:p>77997</text:p>
          </table:table-cell>
          <table:table-cell office:value-type="float" office:value="78015" calcext:value-type="float">
            <text:p>78015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s elles m</text:p>
          </table:table-cell>
          <table:table-cell office:value-type="string" calcext:value-type="string">
            <text:p>en formérent</text:p>
          </table:table-cell>
          <table:table-cell office:value-type="float" office:value="78017" calcext:value-type="float">
            <text:p>78017</text:p>
          </table:table-cell>
          <table:table-cell office:value-type="float" office:value="78043" calcext:value-type="float">
            <text:p>78043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 me donnerent de la vi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maine</text:p>
          </table:table-cell>
          <table:table-cell office:value-type="float" office:value="78068" calcext:value-type="float">
            <text:p>78068</text:p>
          </table:table-cell>
          <table:table-cell office:value-type="float" office:value="78101" calcext:value-type="float">
            <text:p>781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nt l</text:p>
          </table:table-cell>
          <table:table-cell office:value-type="string" calcext:value-type="string">
            <text:p>experience et la</text:p>
          </table:table-cell>
          <table:table-cell office:value-type="float" office:value="78139" calcext:value-type="float">
            <text:p>78139</text:p>
          </table:table-cell>
          <table:table-cell office:value-type="float" office:value="78162" calcext:value-type="float">
            <text:p>78162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ont jamais bien pu me guerir</text:p>
          </table:table-cell>
          <table:table-cell office:value-type="float" office:value="78174" calcext:value-type="float">
            <text:p>78174</text:p>
          </table:table-cell>
          <table:table-cell office:value-type="float" office:value="78204" calcext:value-type="float">
            <text:p>7820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78206" calcext:value-type="float">
            <text:p>78206</text:p>
          </table:table-cell>
          <table:table-cell office:value-type="float" office:value="78207" calcext:value-type="float">
            <text:p>782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8209" calcext:value-type="float">
            <text:p>78209</text:p>
          </table:table-cell>
          <table:table-cell office:value-type="float" office:value="78210" calcext:value-type="float">
            <text:p>782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hn</text:p>
          </table:table-cell>
          <table:table-cell office:value-type="float" office:value="78366" calcext:value-type="float">
            <text:p>78366</text:p>
          </table:table-cell>
          <table:table-cell office:value-type="float" office:value="78370" calcext:value-type="float">
            <text:p>7837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ktüre-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gramm</text:p>
          </table:table-cell>
          <table:table-cell office:value-type="float" office:value="78459" calcext:value-type="float">
            <text:p>78459</text:p>
          </table:table-cell>
          <table:table-cell office:value-type="float" office:value="78477" calcext:value-type="float">
            <text:p>784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ätigen</text:p>
          </table:table-cell>
          <table:table-cell office:value-type="float" office:value="78512" calcext:value-type="float">
            <text:p>78512</text:p>
          </table:table-cell>
          <table:table-cell office:value-type="float" office:value="78523" calcext:value-type="float">
            <text:p>7852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ringschätzte</text:p>
          </table:table-cell>
          <table:table-cell office:value-type="float" office:value="78592" calcext:value-type="float">
            <text:p>78592</text:p>
          </table:table-cell>
          <table:table-cell office:value-type="float" office:value="78607" calcext:value-type="float">
            <text:p>786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manlektüre</text:p>
          </table:table-cell>
          <table:table-cell office:value-type="float" office:value="78684" calcext:value-type="float">
            <text:p>78684</text:p>
          </table:table-cell>
          <table:table-cell office:value-type="float" office:value="78697" calcext:value-type="float">
            <text:p>786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ensibilité</text:p>
          </table:table-cell>
          <table:table-cell office:value-type="float" office:value="78842" calcext:value-type="float">
            <text:p>78842</text:p>
          </table:table-cell>
          <table:table-cell office:value-type="float" office:value="78855" calcext:value-type="float">
            <text:p>788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8870" calcext:value-type="float">
            <text:p>78870</text:p>
          </table:table-cell>
          <table:table-cell office:value-type="float" office:value="78871" calcext:value-type="float">
            <text:p>788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vois rien concu</text:p>
          </table:table-cell>
          <table:table-cell office:value-type="float" office:value="78946" calcext:value-type="float">
            <text:p>78946</text:p>
          </table:table-cell>
          <table:table-cell office:value-type="float" office:value="78964" calcext:value-type="float">
            <text:p>78964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vois t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ti</text:p>
          </table:table-cell>
          <table:table-cell office:value-type="float" office:value="78966" calcext:value-type="float">
            <text:p>78966</text:p>
          </table:table-cell>
          <table:table-cell office:value-type="float" office:value="78984" calcext:value-type="float">
            <text:p>7898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78988" calcext:value-type="float">
            <text:p>78988</text:p>
          </table:table-cell>
          <table:table-cell office:value-type="float" office:value="78989" calcext:value-type="float">
            <text:p>789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78991" calcext:value-type="float">
            <text:p>78991</text:p>
          </table:table-cell>
          <table:table-cell office:value-type="float" office:value="78992" calcext:value-type="float">
            <text:p>7899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)</text:p>
          </table:table-cell>
          <table:table-cell office:value-type="float" office:value="78994" calcext:value-type="float">
            <text:p>78994</text:p>
          </table:table-cell>
          <table:table-cell office:value-type="float" office:value="78996" calcext:value-type="float">
            <text:p>789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̈hrend</text:p>
          </table:table-cell>
          <table:table-cell office:value-type="float" office:value="79002" calcext:value-type="float">
            <text:p>79002</text:p>
          </table:table-cell>
          <table:table-cell office:value-type="float" office:value="79010" calcext:value-type="float">
            <text:p>790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79046" calcext:value-type="float">
            <text:p>79046</text:p>
          </table:table-cell>
          <table:table-cell office:value-type="float" office:value="79047" calcext:value-type="float">
            <text:p>790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ürli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rziehung</text:p>
          </table:table-cell>
          <table:table-cell office:value-type="float" office:value="79047" calcext:value-type="float">
            <text:p>79047</text:p>
          </table:table-cell>
          <table:table-cell office:value-type="float" office:value="79068" calcext:value-type="float">
            <text:p>7906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̈re</text:p>
          </table:table-cell>
          <table:table-cell office:value-type="float" office:value="79325" calcext:value-type="float">
            <text:p>79325</text:p>
          </table:table-cell>
          <table:table-cell office:value-type="float" office:value="79330" calcext:value-type="float">
            <text:p>7933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burt “</text:p>
          </table:table-cell>
          <table:table-cell office:value-type="float" office:value="79366" calcext:value-type="float">
            <text:p>79366</text:p>
          </table:table-cell>
          <table:table-cell office:value-type="float" office:value="79374" calcext:value-type="float">
            <text:p>793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̈gt</text:p>
          </table:table-cell>
          <table:table-cell office:value-type="float" office:value="79419" calcext:value-type="float">
            <text:p>79419</text:p>
          </table:table-cell>
          <table:table-cell office:value-type="float" office:value="79425" calcext:value-type="float">
            <text:p>7942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okatio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9458" calcext:value-type="float">
            <text:p>79458</text:p>
          </table:table-cell>
          <table:table-cell office:value-type="float" office:value="79468" calcext:value-type="float">
            <text:p>7946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̈cher</text:p>
          </table:table-cell>
          <table:table-cell office:value-type="float" office:value="79502" calcext:value-type="float">
            <text:p>79502</text:p>
          </table:table-cell>
          <table:table-cell office:value-type="float" office:value="79509" calcext:value-type="float">
            <text:p>7950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elles occasionnoient entre mon pere et moi</text:p>
          </table:table-cell>
          <table:table-cell office:value-type="float" office:value="79690" calcext:value-type="float">
            <text:p>79690</text:p>
          </table:table-cell>
          <table:table-cell office:value-type="float" office:value="79735" calcext:value-type="float">
            <text:p>79735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 forma cet espri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79737" calcext:value-type="float">
            <text:p>79737</text:p>
          </table:table-cell>
          <table:table-cell office:value-type="float" office:value="79757" calcext:value-type="float">
            <text:p>7975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 caractére indomptable et fier</text:p>
          </table:table-cell>
          <table:table-cell office:value-type="float" office:value="79780" calcext:value-type="float">
            <text:p>79780</text:p>
          </table:table-cell>
          <table:table-cell office:value-type="float" office:value="79813" calcext:value-type="float">
            <text:p>7981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 croyois Grec ou Romain</text:p>
          </table:table-cell>
          <table:table-cell office:value-type="float" office:value="79961" calcext:value-type="float">
            <text:p>79961</text:p>
          </table:table-cell>
          <table:table-cell office:value-type="float" office:value="79986" calcext:value-type="float">
            <text:p>7998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venois 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nage dont</text:p>
          </table:table-cell>
          <table:table-cell office:value-type="float" office:value="79991" calcext:value-type="float">
            <text:p>79991</text:p>
          </table:table-cell>
          <table:table-cell office:value-type="float" office:value="80018" calcext:value-type="float">
            <text:p>8001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ois la vie ...</text:p>
          </table:table-cell>
          <table:table-cell office:value-type="float" office:value="80022" calcext:value-type="float">
            <text:p>80022</text:p>
          </table:table-cell>
          <table:table-cell office:value-type="float" office:value="80039" calcext:value-type="float">
            <text:p>8003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0041" calcext:value-type="float">
            <text:p>80041</text:p>
          </table:table-cell>
          <table:table-cell office:value-type="float" office:value="80042" calcext:value-type="float">
            <text:p>800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80044" calcext:value-type="float">
            <text:p>80044</text:p>
          </table:table-cell>
          <table:table-cell office:value-type="float" office:value="80045" calcext:value-type="float">
            <text:p>800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fans avant que d</text:p>
          </table:table-cell>
          <table:table-cell office:value-type="string" calcext:value-type="string">
            <text:p>être hommes</text:p>
          </table:table-cell>
          <table:table-cell office:value-type="float" office:value="80091" calcext:value-type="float">
            <text:p>80091</text:p>
          </table:table-cell>
          <table:table-cell office:value-type="float" office:value="80122" calcext:value-type="float">
            <text:p>80122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uits précoces</text:p>
          </table:table-cell>
          <table:table-cell office:value-type="float" office:value="80180" calcext:value-type="float">
            <text:p>80180</text:p>
          </table:table-cell>
          <table:table-cell office:value-type="float" office:value="80196" calcext:value-type="float">
            <text:p>8019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ne tarderont pas à</text:p>
          </table:table-cell>
          <table:table-cell office:value-type="float" office:value="80233" calcext:value-type="float">
            <text:p>80233</text:p>
          </table:table-cell>
          <table:table-cell office:value-type="float" office:value="80255" calcext:value-type="float">
            <text:p>8025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nières de voir</text:p>
          </table:table-cell>
          <table:table-cell office:value-type="float" office:value="80336" calcext:value-type="float">
            <text:p>80336</text:p>
          </table:table-cell>
          <table:table-cell office:value-type="float" office:value="80353" calcext:value-type="float">
            <text:p>8035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en n</text:p>
          </table:table-cell>
          <table:table-cell office:value-type="string" calcext:value-type="string">
            <text:p>est moins sensé que d</text:p>
          </table:table-cell>
          <table:table-cell office:value-type="string" calcext:value-type="string">
            <text:p>y vouloir</text:p>
          </table:table-cell>
          <table:table-cell office:value-type="float" office:value="80398" calcext:value-type="float">
            <text:p>80398</text:p>
          </table:table-cell>
          <table:table-cell office:value-type="float" office:value="80437" calcext:value-type="float">
            <text:p>80437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substituer les nôtres</text:p>
          </table:table-cell>
          <table:table-cell office:value-type="float" office:value="80438" calcext:value-type="float">
            <text:p>80438</text:p>
          </table:table-cell>
          <table:table-cell office:value-type="float" office:value="80460" calcext:value-type="float">
            <text:p>8046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j</text:p>
          </table:table-cell>
          <table:table-cell office:value-type="string" calcext:value-type="string">
            <text:p>aimerois autant</text:p>
          </table:table-cell>
          <table:table-cell office:value-type="float" office:value="80462" calcext:value-type="float">
            <text:p>80462</text:p>
          </table:table-cell>
          <table:table-cell office:value-type="float" office:value="80482" calcext:value-type="float">
            <text:p>80482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</text:p>
          </table:table-cell>
          <table:table-cell office:value-type="string" calcext:value-type="string">
            <text:p>u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nfant</text:p>
          </table:table-cell>
          <table:table-cell office:value-type="float" office:value="80491" calcext:value-type="float">
            <text:p>80491</text:p>
          </table:table-cell>
          <table:table-cell office:value-type="float" office:value="80503" calcext:value-type="float">
            <text:p>8050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 quoi lui serviroit la raison à</text:p>
          </table:table-cell>
          <table:table-cell office:value-type="float" office:value="80564" calcext:value-type="float">
            <text:p>80564</text:p>
          </table:table-cell>
          <table:table-cell office:value-type="float" office:value="80597" calcext:value-type="float">
            <text:p>8059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l</text:p>
          </table:table-cell>
          <table:table-cell office:value-type="string" calcext:value-type="string">
            <text:p>enfant n</text:p>
          </table:table-cell>
          <table:table-cell office:value-type="string" calcext:value-type="string">
            <text:p>a pas besoin de ce frein</text:p>
          </table:table-cell>
          <table:table-cell office:value-type="float" office:value="80638" calcext:value-type="float">
            <text:p>80638</text:p>
          </table:table-cell>
          <table:table-cell office:value-type="float" office:value="80677" calcext:value-type="float">
            <text:p>80677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80679" calcext:value-type="float">
            <text:p>80679</text:p>
          </table:table-cell>
          <table:table-cell office:value-type="float" office:value="80700" calcext:value-type="float">
            <text:p>807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e II</text:p>
          </table:table-cell>
          <table:table-cell office:value-type="float" office:value="80702" calcext:value-type="float">
            <text:p>80702</text:p>
          </table:table-cell>
          <table:table-cell office:value-type="float" office:value="80710" calcext:value-type="float">
            <text:p>8071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80716" calcext:value-type="float">
            <text:p>80716</text:p>
          </table:table-cell>
          <table:table-cell office:value-type="float" office:value="80720" calcext:value-type="float">
            <text:p>8072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uvres complètes</text:p>
          </table:table-cell>
          <table:table-cell office:value-type="float" office:value="80724" calcext:value-type="float">
            <text:p>80724</text:p>
          </table:table-cell>
          <table:table-cell office:value-type="float" office:value="80741" calcext:value-type="float">
            <text:p>8074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burga Hülk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0756" calcext:value-type="float">
            <text:p>80756</text:p>
          </table:table-cell>
          <table:table-cell office:value-type="float" office:value="80771" calcext:value-type="float">
            <text:p>8077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sprünglichen</text:p>
          </table:table-cell>
          <table:table-cell office:value-type="float" office:value="80791" calcext:value-type="float">
            <text:p>80791</text:p>
          </table:table-cell>
          <table:table-cell office:value-type="float" office:value="80806" calcext:value-type="float">
            <text:p>8080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entität</text:p>
          </table:table-cell>
          <table:table-cell office:value-type="float" office:value="80858" calcext:value-type="float">
            <text:p>80858</text:p>
          </table:table-cell>
          <table:table-cell office:value-type="float" office:value="80868" calcext:value-type="float">
            <text:p>8086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essions prägt</text:p>
          </table:table-cell>
          <table:table-cell office:value-type="float" office:value="80902" calcext:value-type="float">
            <text:p>80902</text:p>
          </table:table-cell>
          <table:table-cell office:value-type="float" office:value="80920" calcext:value-type="float">
            <text:p>8092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lbsteinschätzung</text:p>
          </table:table-cell>
          <table:table-cell office:value-type="float" office:value="80994" calcext:value-type="float">
            <text:p>80994</text:p>
          </table:table-cell>
          <table:table-cell office:value-type="float" office:value="81013" calcext:value-type="float">
            <text:p>8101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obinski</text:p>
          </table:table-cell>
          <table:table-cell office:value-type="float" office:value="81076" calcext:value-type="float">
            <text:p>81076</text:p>
          </table:table-cell>
          <table:table-cell office:value-type="float" office:value="81087" calcext:value-type="float">
            <text:p>8108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iläufig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ben- und Zusätzen</text:p>
          </table:table-cell>
          <table:table-cell office:value-type="float" office:value="81244" calcext:value-type="float">
            <text:p>81244</text:p>
          </table:table-cell>
          <table:table-cell office:value-type="float" office:value="81277" calcext:value-type="float">
            <text:p>8127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lbstbilder</text:p>
          </table:table-cell>
          <table:table-cell office:value-type="float" office:value="81290" calcext:value-type="float">
            <text:p>81290</text:p>
          </table:table-cell>
          <table:table-cell office:value-type="float" office:value="81302" calcext:value-type="float">
            <text:p>8130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1519" calcext:value-type="float">
            <text:p>81519</text:p>
          </table:table-cell>
          <table:table-cell office:value-type="float" office:value="81520" calcext:value-type="float">
            <text:p>8152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81522" calcext:value-type="float">
            <text:p>81522</text:p>
          </table:table-cell>
          <table:table-cell office:value-type="float" office:value="81523" calcext:value-type="float">
            <text:p>8152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ces</text:p>
          </table:table-cell>
          <table:table-cell office:value-type="float" office:value="81529" calcext:value-type="float">
            <text:p>81529</text:p>
          </table:table-cell>
          <table:table-cell office:value-type="float" office:value="81533" calcext:value-type="float">
            <text:p>815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 donnerent de la vie humaine</text:p>
          </table:table-cell>
          <table:table-cell office:value-type="float" office:value="81559" calcext:value-type="float">
            <text:p>81559</text:p>
          </table:table-cell>
          <table:table-cell office:value-type="float" office:value="81589" calcext:value-type="float">
            <text:p>815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nt l</text:p>
          </table:table-cell>
          <table:table-cell office:value-type="string" calcext:value-type="string">
            <text:p>experience et la réflexion n</text:p>
          </table:table-cell>
          <table:table-cell office:value-type="string" calcext:value-type="string">
            <text:p>ont</text:p>
          </table:table-cell>
          <table:table-cell office:value-type="float" office:value="81627" calcext:value-type="float">
            <text:p>81627</text:p>
          </table:table-cell>
          <table:table-cell office:value-type="float" office:value="81667" calcext:value-type="float">
            <text:p>81667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bi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 me guerir</text:p>
          </table:table-cell>
          <table:table-cell office:value-type="float" office:value="81675" calcext:value-type="float">
            <text:p>81675</text:p>
          </table:table-cell>
          <table:table-cell office:value-type="float" office:value="81694" calcext:value-type="float">
            <text:p>8169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1696" calcext:value-type="float">
            <text:p>81696</text:p>
          </table:table-cell>
          <table:table-cell office:value-type="float" office:value="81697" calcext:value-type="float">
            <text:p>816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81699" calcext:value-type="float">
            <text:p>81699</text:p>
          </table:table-cell>
          <table:table-cell office:value-type="float" office:value="81700" calcext:value-type="float">
            <text:p>817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)</text:p>
          </table:table-cell>
          <table:table-cell office:value-type="float" office:value="81702" calcext:value-type="float">
            <text:p>81702</text:p>
          </table:table-cell>
          <table:table-cell office:value-type="float" office:value="81704" calcext:value-type="float">
            <text:p>8170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essions</text:p>
          </table:table-cell>
          <table:table-cell office:value-type="float" office:value="81710" calcext:value-type="float">
            <text:p>81710</text:p>
          </table:table-cell>
          <table:table-cell office:value-type="float" office:value="81721" calcext:value-type="float">
            <text:p>8172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urückwirft</text:p>
          </table:table-cell>
          <table:table-cell office:value-type="float" office:value="81852" calcext:value-type="float">
            <text:p>81852</text:p>
          </table:table-cell>
          <table:table-cell office:value-type="float" office:value="81864" calcext:value-type="float">
            <text:p>8186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ändig</text:p>
          </table:table-cell>
          <table:table-cell office:value-type="float" office:value="81930" calcext:value-type="float">
            <text:p>81930</text:p>
          </table:table-cell>
          <table:table-cell office:value-type="float" office:value="81940" calcext:value-type="float">
            <text:p>8194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an-Jacquc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1995" calcext:value-type="float">
            <text:p>81995</text:p>
          </table:table-cell>
          <table:table-cell office:value-type="float" office:value="82008" calcext:value-type="float">
            <text:p>8200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tam impendere vero</text:p>
          </table:table-cell>
          <table:table-cell office:value-type="float" office:value="82168" calcext:value-type="float">
            <text:p>82168</text:p>
          </table:table-cell>
          <table:table-cell office:value-type="float" office:value="82188" calcext:value-type="float">
            <text:p>8218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ssions</text:p>
          </table:table-cell>
          <table:table-cell office:value-type="float" office:value="82284" calcext:value-type="float">
            <text:p>82284</text:p>
          </table:table-cell>
          <table:table-cell office:value-type="float" office:value="82295" calcext:value-type="float">
            <text:p>8229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̈glicherweise erklärt</text:p>
          </table:table-cell>
          <table:table-cell office:value-type="float" office:value="82367" calcext:value-type="float">
            <text:p>82367</text:p>
          </table:table-cell>
          <table:table-cell office:value-type="float" office:value="82391" calcext:value-type="float">
            <text:p>8239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undsätzlich</text:p>
          </table:table-cell>
          <table:table-cell office:value-type="float" office:value="82409" calcext:value-type="float">
            <text:p>82409</text:p>
          </table:table-cell>
          <table:table-cell office:value-type="float" office:value="82423" calcext:value-type="float">
            <text:p>8242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82459" calcext:value-type="float">
            <text:p>82459</text:p>
          </table:table-cell>
          <table:table-cell office:value-type="float" office:value="82468" calcext:value-type="float">
            <text:p>824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schereien</text:p>
          </table:table-cell>
          <table:table-cell office:value-type="float" office:value="82496" calcext:value-type="float">
            <text:p>82496</text:p>
          </table:table-cell>
          <table:table-cell office:value-type="float" office:value="82507" calcext:value-type="float">
            <text:p>8250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üchtigungen</text:p>
          </table:table-cell>
          <table:table-cell office:value-type="float" office:value="82603" calcext:value-type="float">
            <text:p>82603</text:p>
          </table:table-cell>
          <table:table-cell office:value-type="float" office:value="82616" calcext:value-type="float">
            <text:p>8261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tmorency</text:p>
          </table:table-cell>
          <table:table-cell office:value-type="float" office:value="82698" calcext:value-type="float">
            <text:p>82698</text:p>
          </table:table-cell>
          <table:table-cell office:value-type="float" office:value="82709" calcext:value-type="float">
            <text:p>8270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82865" calcext:value-type="float">
            <text:p>82865</text:p>
          </table:table-cell>
          <table:table-cell office:value-type="float" office:value="82874" calcext:value-type="float">
            <text:p>8287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.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037" calcext:value-type="float">
            <text:p>83037</text:p>
          </table:table-cell>
          <table:table-cell office:value-type="float" office:value="83040" calcext:value-type="float">
            <text:p>8304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Jacques</text:p>
          </table:table-cell>
          <table:table-cell office:value-type="float" office:value="83256" calcext:value-type="float">
            <text:p>83256</text:p>
          </table:table-cell>
          <table:table-cell office:value-type="float" office:value="83268" calcext:value-type="float">
            <text:p>832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manes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ückstopoi</text:p>
          </table:table-cell>
          <table:table-cell office:value-type="float" office:value="83296" calcext:value-type="float">
            <text:p>83296</text:p>
          </table:table-cell>
          <table:table-cell office:value-type="float" office:value="83318" calcext:value-type="float">
            <text:p>8331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hwärmerischc</text:p>
          </table:table-cell>
          <table:table-cell office:value-type="float" office:value="83353" calcext:value-type="float">
            <text:p>83353</text:p>
          </table:table-cell>
          <table:table-cell office:value-type="float" office:value="83368" calcext:value-type="float">
            <text:p>8336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83393" calcext:value-type="float">
            <text:p>83393</text:p>
          </table:table-cell>
          <table:table-cell office:value-type="float" office:value="83402" calcext:value-type="float">
            <text:p>8340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 Christoph Lichtenberg</text:p>
          </table:table-cell>
          <table:table-cell office:value-type="float" office:value="83416" calcext:value-type="float">
            <text:p>83416</text:p>
          </table:table-cell>
          <table:table-cell office:value-type="float" office:value="83443" calcext:value-type="float">
            <text:p>8344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83445" calcext:value-type="float">
            <text:p>83445</text:p>
          </table:table-cell>
          <table:table-cell office:value-type="float" office:value="83446" calcext:value-type="float">
            <text:p>8344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̈ber</text:p>
          </table:table-cell>
          <table:table-cell office:value-type="float" office:value="83637" calcext:value-type="float">
            <text:p>83637</text:p>
          </table:table-cell>
          <table:table-cell office:value-type="float" office:value="83642" calcext:value-type="float">
            <text:p>836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för-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3683" calcext:value-type="float">
            <text:p>83683</text:p>
          </table:table-cell>
          <table:table-cell office:value-type="float" office:value="83691" calcext:value-type="float">
            <text:p>8369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nschenliebe</text:p>
          </table:table-cell>
          <table:table-cell office:value-type="float" office:value="83702" calcext:value-type="float">
            <text:p>83702</text:p>
          </table:table-cell>
          <table:table-cell office:value-type="float" office:value="83715" calcext:value-type="float">
            <text:p>8371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nschenkennmniss</text:p>
          </table:table-cell>
          <table:table-cell office:value-type="float" office:value="83720" calcext:value-type="float">
            <text:p>83720</text:p>
          </table:table-cell>
          <table:table-cell office:value-type="float" office:value="83737" calcext:value-type="float">
            <text:p>8373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83743" calcext:value-type="float">
            <text:p>83743</text:p>
          </table:table-cell>
          <table:table-cell office:value-type="float" office:value="83747" calcext:value-type="float">
            <text:p>837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an-)acques</text:p>
          </table:table-cell>
          <table:table-cell office:value-type="float" office:value="83763" calcext:value-type="float">
            <text:p>83763</text:p>
          </table:table-cell>
          <table:table-cell office:value-type="float" office:value="83775" calcext:value-type="float">
            <text:p>8377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83825" calcext:value-type="float">
            <text:p>83825</text:p>
          </table:table-cell>
          <table:table-cell office:value-type="float" office:value="83833" calcext:value-type="float">
            <text:p>8383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iès</text:p>
          </table:table-cell>
          <table:table-cell office:value-type="float" office:value="83871" calcext:value-type="float">
            <text:p>83871</text:p>
          </table:table-cell>
          <table:table-cell office:value-type="float" office:value="83877" calcext:value-type="float">
            <text:p>838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 fille</text:p>
          </table:table-cell>
          <table:table-cell office:value-type="float" office:value="84045" calcext:value-type="float">
            <text:p>84045</text:p>
          </table:table-cell>
          <table:table-cell office:value-type="float" office:value="84053" calcext:value-type="float">
            <text:p>8405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oit morte</text:p>
          </table:table-cell>
          <table:table-cell office:value-type="float" office:value="84061" calcext:value-type="float">
            <text:p>84061</text:p>
          </table:table-cell>
          <table:table-cell office:value-type="float" office:value="84072" calcext:value-type="float">
            <text:p>8407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l avoit un fils de même age que moi</text:p>
          </table:table-cell>
          <table:table-cell office:value-type="float" office:value="84074" calcext:value-type="float">
            <text:p>84074</text:p>
          </table:table-cell>
          <table:table-cell office:value-type="float" office:value="84116" calcext:value-type="float">
            <text:p>8411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z le Ministre Lambercier</text:p>
          </table:table-cell>
          <table:table-cell office:value-type="float" office:value="84163" calcext:value-type="float">
            <text:p>84163</text:p>
          </table:table-cell>
          <table:table-cell office:value-type="float" office:value="84190" calcext:value-type="float">
            <text:p>8419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n d</text:p>
          </table:table-cell>
          <table:table-cell office:value-type="string" calcext:value-type="string">
            <text:p>un prix inestimable en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84246" calcext:value-type="float">
            <text:p>84246</text:p>
          </table:table-cell>
          <table:table-cell office:value-type="float" office:value="84276" calcext:value-type="float">
            <text:p>8427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œur à l</text:p>
          </table:table-cell>
          <table:table-cell office:value-type="string" calcext:value-type="string">
            <text:p>amitie</text:p>
          </table:table-cell>
          <table:table-cell office:value-type="float" office:value="84290" calcext:value-type="float">
            <text:p>84290</text:p>
          </table:table-cell>
          <table:table-cell office:value-type="float" office:value="84306" calcext:value-type="float">
            <text:p>84306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vois connu que</text:p>
          </table:table-cell>
          <table:table-cell office:value-type="float" office:value="84323" calcext:value-type="float">
            <text:p>84323</text:p>
          </table:table-cell>
          <table:table-cell office:value-type="float" office:value="84340" calcext:value-type="float">
            <text:p>84340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́levés</text:p>
          </table:table-cell>
          <table:table-cell office:value-type="float" office:value="84355" calcext:value-type="float">
            <text:p>84355</text:p>
          </table:table-cell>
          <table:table-cell office:value-type="float" office:value="84363" calcext:value-type="float">
            <text:p>8436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imaginaires</text:p>
          </table:table-cell>
          <table:table-cell office:value-type="float" office:value="84365" calcext:value-type="float">
            <text:p>84365</text:p>
          </table:table-cell>
          <table:table-cell office:value-type="float" office:value="84381" calcext:value-type="float">
            <text:p>8438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vre ensemble dans un état paisibl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string" calcext:value-type="string">
            <text:p>unit</text:p>
          </table:table-cell>
          <table:table-cell office:value-type="float" office:value="84397" calcext:value-type="float">
            <text:p>84397</text:p>
          </table:table-cell>
          <table:table-cell office:value-type="float" office:value="84441" calcext:value-type="float">
            <text:p>84441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̀ mon</text:p>
          </table:table-cell>
          <table:table-cell office:value-type="float" office:value="84453" calcext:value-type="float">
            <text:p>84453</text:p>
          </table:table-cell>
          <table:table-cell office:value-type="float" office:value="84459" calcext:value-type="float">
            <text:p>8445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84467" calcext:value-type="float">
            <text:p>84467</text:p>
          </table:table-cell>
          <table:table-cell office:value-type="float" office:value="84474" calcext:value-type="float">
            <text:p>8447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s amusemens</text:p>
          </table:table-cell>
          <table:table-cell office:value-type="float" office:value="84495" calcext:value-type="float">
            <text:p>84495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4510" calcext:value-type="float">
            <text:p>84510</text:p>
          </table:table-cell>
          <table:table-cell office:value-type="float" office:value="84514" calcext:value-type="float">
            <text:p>8451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cun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4587" calcext:value-type="float">
            <text:p>84587</text:p>
          </table:table-cell>
          <table:table-cell office:value-type="float" office:value="84594" calcext:value-type="float">
            <text:p>8459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ux avoit besoin d</text:p>
          </table:table-cell>
          <table:table-cell office:value-type="string" calcext:value-type="string">
            <text:p>un camarade</text:p>
          </table:table-cell>
          <table:table-cell office:value-type="float" office:value="84598" calcext:value-type="float">
            <text:p>84598</text:p>
          </table:table-cell>
          <table:table-cell office:value-type="float" office:value="84629" calcext:value-type="float">
            <text:p>8462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un pour l</text:p>
          </table:table-cell>
          <table:table-cell office:value-type="string" calcext:value-type="string">
            <text:p>autre</text:p>
          </table:table-cell>
          <table:table-cell office:value-type="float" office:value="84764" calcext:value-type="float">
            <text:p>84764</text:p>
          </table:table-cell>
          <table:table-cell office:value-type="float" office:value="84781" calcext:value-type="float">
            <text:p>84781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Etre aimé de tout ce qu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string" calcext:value-type="string">
            <text:p>approchoit</text:p>
          </table:table-cell>
          <table:table-cell office:value-type="float" office:value="84809" calcext:value-type="float">
            <text:p>84809</text:p>
          </table:table-cell>
          <table:table-cell office:value-type="float" office:value="84847" calcext:value-type="float">
            <text:p>84847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 nous gouvemoient</text:p>
          </table:table-cell>
          <table:table-cell office:value-type="float" office:value="84918" calcext:value-type="float">
            <text:p>84918</text:p>
          </table:table-cell>
          <table:table-cell office:value-type="float" office:value="84943" calcext:value-type="float">
            <text:p>8494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œur le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5073" calcext:value-type="float">
            <text:p>85073</text:p>
          </table:table-cell>
          <table:table-cell office:value-type="float" office:value="85082" calcext:value-type="float">
            <text:p>8508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5225" calcext:value-type="float">
            <text:p>85225</text:p>
          </table:table-cell>
          <table:table-cell office:value-type="float" office:value="85226" calcext:value-type="float">
            <text:p>852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85228" calcext:value-type="float">
            <text:p>85228</text:p>
          </table:table-cell>
          <table:table-cell office:value-type="float" office:value="85229" calcext:value-type="float">
            <text:p>8522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sensibilité</text:p>
          </table:table-cell>
          <table:table-cell office:value-type="float" office:value="85280" calcext:value-type="float">
            <text:p>85280</text:p>
          </table:table-cell>
          <table:table-cell office:value-type="float" office:value="85293" calcext:value-type="float">
            <text:p>852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mosexualität</text:p>
          </table:table-cell>
          <table:table-cell office:value-type="float" office:value="85358" calcext:value-type="float">
            <text:p>85358</text:p>
          </table:table-cell>
          <table:table-cell office:value-type="float" office:value="85373" calcext:value-type="float">
            <text:p>8537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392" calcext:value-type="float">
            <text:p>85392</text:p>
          </table:table-cell>
          <table:table-cell office:value-type="float" office:value="85402" calcext:value-type="float">
            <text:p>8540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forgue</text:p>
          </table:table-cell>
          <table:table-cell office:value-type="float" office:value="85413" calcext:value-type="float">
            <text:p>85413</text:p>
          </table:table-cell>
          <table:table-cell office:value-type="float" office:value="85421" calcext:value-type="float">
            <text:p>854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float" office:value="85441" calcext:value-type="float">
            <text:p>85441</text:p>
          </table:table-cell>
          <table:table-cell office:value-type="float" office:value="85448" calcext:value-type="float">
            <text:p>8544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zähltechnisch</text:p>
          </table:table-cell>
          <table:table-cell office:value-type="float" office:value="85482" calcext:value-type="float">
            <text:p>85482</text:p>
          </table:table-cell>
          <table:table-cell office:value-type="float" office:value="85498" calcext:value-type="float">
            <text:p>854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i fait</text:p>
          </table:table-cell>
          <table:table-cell office:value-type="float" office:value="85806" calcext:value-type="float">
            <text:p>85806</text:p>
          </table:table-cell>
          <table:table-cell office:value-type="float" office:value="85813" calcext:value-type="float">
            <text:p>8581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i pensé même</text:p>
          </table:table-cell>
          <table:table-cell office:value-type="float" office:value="85815" calcext:value-type="float">
            <text:p>85815</text:p>
          </table:table-cell>
          <table:table-cell office:value-type="float" office:value="85830" calcext:value-type="float">
            <text:p>8583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goûté</text:p>
          </table:table-cell>
          <table:table-cell office:value-type="float" office:value="85832" calcext:value-type="float">
            <text:p>85832</text:p>
          </table:table-cell>
          <table:table-cell office:value-type="float" office:value="85844" calcext:value-type="float">
            <text:p>858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senti</text:p>
          </table:table-cell>
          <table:table-cell office:value-type="float" office:value="85846" calcext:value-type="float">
            <text:p>85846</text:p>
          </table:table-cell>
          <table:table-cell office:value-type="float" office:value="85856" calcext:value-type="float">
            <text:p>858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s que</text:p>
          </table:table-cell>
          <table:table-cell office:value-type="float" office:value="85858" calcext:value-type="float">
            <text:p>85858</text:p>
          </table:table-cell>
          <table:table-cell office:value-type="float" office:value="85866" calcext:value-type="float">
            <text:p>8586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́noncer d</text:p>
          </table:table-cell>
          <table:table-cell office:value-type="string" calcext:value-type="string">
            <text:p>autre objet 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 bonheur que ce sentiment même</text:p>
          </table:table-cell>
          <table:table-cell office:value-type="float" office:value="85877" calcext:value-type="float">
            <text:p>85877</text:p>
          </table:table-cell>
          <table:table-cell office:value-type="float" office:value="85937" calcext:value-type="float">
            <text:p>8593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 me levois avec le soleil et j</text:p>
          </table:table-cell>
          <table:table-cell office:value-type="string" calcext:value-type="string">
            <text:p>étois heureux</text:p>
          </table:table-cell>
          <table:table-cell office:value-type="float" office:value="85939" calcext:value-type="float">
            <text:p>85939</text:p>
          </table:table-cell>
          <table:table-cell office:value-type="float" office:value="85986" calcext:value-type="float">
            <text:p>85986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étois heureux</text:p>
          </table:table-cell>
          <table:table-cell office:value-type="float" office:value="86007" calcext:value-type="float">
            <text:p>86007</text:p>
          </table:table-cell>
          <table:table-cell office:value-type="float" office:value="86023" calcext:value-type="float">
            <text:p>86023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ois maman</text:p>
          </table:table-cell>
          <table:table-cell office:value-type="float" office:value="86028" calcext:value-type="float">
            <text:p>86028</text:p>
          </table:table-cell>
          <table:table-cell office:value-type="float" office:value="86040" calcext:value-type="float">
            <text:p>8604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étois heureux</text:p>
          </table:table-cell>
          <table:table-cell office:value-type="float" office:value="86044" calcext:value-type="float">
            <text:p>86044</text:p>
          </table:table-cell>
          <table:table-cell office:value-type="float" office:value="86060" calcext:value-type="float">
            <text:p>86060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quit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is</text:p>
          </table:table-cell>
          <table:table-cell office:value-type="float" office:value="86065" calcext:value-type="float">
            <text:p>86065</text:p>
          </table:table-cell>
          <table:table-cell office:value-type="float" office:value="86078" calcext:value-type="float">
            <text:p>8607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étois heureux</text:p>
          </table:table-cell>
          <table:table-cell office:value-type="float" office:value="86082" calcext:value-type="float">
            <text:p>86082</text:p>
          </table:table-cell>
          <table:table-cell office:value-type="float" office:value="86098" calcext:value-type="float">
            <text:p>86098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6102" calcext:value-type="float">
            <text:p>86102</text:p>
          </table:table-cell>
          <table:table-cell office:value-type="float" office:value="86103" calcext:value-type="float">
            <text:p>8610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</text:p>
          </table:table-cell>
          <table:table-cell office:value-type="float" office:value="86105" calcext:value-type="float">
            <text:p>86105</text:p>
          </table:table-cell>
          <table:table-cell office:value-type="float" office:value="86107" calcext:value-type="float">
            <text:p>861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̈ndenfall</text:p>
          </table:table-cell>
          <table:table-cell office:value-type="float" office:value="86164" calcext:value-type="float">
            <text:p>86164</text:p>
          </table:table-cell>
          <table:table-cell office:value-type="float" office:value="86175" calcext:value-type="float">
            <text:p>8617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adies</text:p>
          </table:table-cell>
          <table:table-cell office:value-type="float" office:value="86200" calcext:value-type="float">
            <text:p>86200</text:p>
          </table:table-cell>
          <table:table-cell office:value-type="float" office:value="86208" calcext:value-type="float">
            <text:p>862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ares</text:p>
          </table:table-cell>
          <table:table-cell office:value-type="float" office:value="86453" calcext:value-type="float">
            <text:p>86453</text:p>
          </table:table-cell>
          <table:table-cell office:value-type="float" office:value="86459" calcext:value-type="float">
            <text:p>8645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erstört</text:p>
          </table:table-cell>
          <table:table-cell office:value-type="float" office:value="86465" calcext:value-type="float">
            <text:p>86465</text:p>
          </table:table-cell>
          <table:table-cell office:value-type="float" office:value="86474" calcext:value-type="float">
            <text:p>8647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ater-Sohn-Dyade</text:p>
          </table:table-cell>
          <table:table-cell office:value-type="float" office:value="86508" calcext:value-type="float">
            <text:p>86508</text:p>
          </table:table-cell>
          <table:table-cell office:value-type="float" office:value="86524" calcext:value-type="float">
            <text:p>865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̈hes</text:p>
          </table:table-cell>
          <table:table-cell office:value-type="float" office:value="86644" calcext:value-type="float">
            <text:p>86644</text:p>
          </table:table-cell>
          <table:table-cell office:value-type="float" office:value="86650" calcext:value-type="float">
            <text:p>8665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cherlichen</text:p>
          </table:table-cell>
          <table:table-cell office:value-type="float" office:value="86663" calcext:value-type="float">
            <text:p>86663</text:p>
          </table:table-cell>
          <table:table-cell office:value-type="float" office:value="86676" calcext:value-type="float">
            <text:p>8667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hältnis</text:p>
          </table:table-cell>
          <table:table-cell office:value-type="float" office:value="86797" calcext:value-type="float">
            <text:p>86797</text:p>
          </table:table-cell>
          <table:table-cell office:value-type="float" office:value="86808" calcext:value-type="float">
            <text:p>868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6892" calcext:value-type="float">
            <text:p>86892</text:p>
          </table:table-cell>
          <table:table-cell office:value-type="float" office:value="86893" calcext:value-type="float">
            <text:p>8689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86895" calcext:value-type="float">
            <text:p>86895</text:p>
          </table:table-cell>
          <table:table-cell office:value-type="float" office:value="86896" calcext:value-type="float">
            <text:p>8689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ges nämlich</text:p>
          </table:table-cell>
          <table:table-cell office:value-type="float" office:value="86909" calcext:value-type="float">
            <text:p>86909</text:p>
          </table:table-cell>
          <table:table-cell office:value-type="float" office:value="86923" calcext:value-type="float">
            <text:p>8692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usmädchen</text:p>
          </table:table-cell>
          <table:table-cell office:value-type="float" office:value="86933" calcext:value-type="float">
            <text:p>86933</text:p>
          </table:table-cell>
          <table:table-cell office:value-type="float" office:value="86945" calcext:value-type="float">
            <text:p>869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dächtigt</text:p>
          </table:table-cell>
          <table:table-cell office:value-type="float" office:value="87137" calcext:value-type="float">
            <text:p>87137</text:p>
          </table:table-cell>
          <table:table-cell office:value-type="float" office:value="87149" calcext:value-type="float">
            <text:p>8714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hört</text:p>
          </table:table-cell>
          <table:table-cell office:value-type="float" office:value="87154" calcext:value-type="float">
            <text:p>87154</text:p>
          </table:table-cell>
          <table:table-cell office:value-type="float" office:value="87162" calcext:value-type="float">
            <text:p>8716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n ne put m</text:p>
          </table:table-cell>
          <table:table-cell office:value-type="string" calcext:value-type="string">
            <text:p>arracher l</text:p>
          </table:table-cell>
          <table:table-cell office:value-type="string" calcext:value-type="string">
            <text:p>aveu qu</text:p>
          </table:table-cell>
          <table:table-cell office:value-type="string" calcext:value-type="string">
            <text:p>on exigeoit</text:p>
          </table:table-cell>
          <table:table-cell office:value-type="float" office:value="87164" calcext:value-type="float">
            <text:p>87164</text:p>
          </table:table-cell>
          <table:table-cell office:value-type="float" office:value="87208" calcext:value-type="float">
            <text:p>87208</text:p>
          </table:table-cell>
          <table:table-cell office:value-type="string" calcext:value-type="string">
            <text:p>ORG</text:p>
          </table:table-cell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7210" calcext:value-type="float">
            <text:p>87210</text:p>
          </table:table-cell>
          <table:table-cell office:value-type="float" office:value="87211" calcext:value-type="float">
            <text:p>872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87213" calcext:value-type="float">
            <text:p>87213</text:p>
          </table:table-cell>
          <table:table-cell office:value-type="float" office:value="87214" calcext:value-type="float">
            <text:p>8721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</text:p>
          </table:table-cell>
          <table:table-cell office:value-type="float" office:value="87251" calcext:value-type="float">
            <text:p>87251</text:p>
          </table:table-cell>
          <table:table-cell office:value-type="float" office:value="87263" calcext:value-type="float">
            <text:p>872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eilrichtig?</text:p>
          </table:table-cell>
          <table:table-cell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7300" calcext:value-type="float">
            <text:p>87300</text:p>
          </table:table-cell>
          <table:table-cell office:value-type="float" office:value="87301" calcext:value-type="float">
            <text:p>8730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jeune</text:p>
          </table:table-cell>
          <table:table-cell office:value-type="float" office:value="87336" calcext:value-type="float">
            <text:p>87336</text:p>
          </table:table-cell>
          <table:table-cell office:value-type="float" office:value="87343" calcext:value-type="float">
            <text:p>8734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ürlich</text:p>
          </table:table-cell>
          <table:table-cell office:value-type="float" office:value="87441" calcext:value-type="float">
            <text:p>87441</text:p>
          </table:table-cell>
          <table:table-cell office:value-type="float" office:value="87451" calcext:value-type="float">
            <text:p>8745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</text:p>
          </table:table-cell>
          <table:table-cell office:value-type="float" office:value="87507" calcext:value-type="float">
            <text:p>87507</text:p>
          </table:table-cell>
          <table:table-cell office:value-type="float" office:value="87519" calcext:value-type="float">
            <text:p>8751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eilrichtig?</text:p>
          </table:table-cell>
          <table:table-cell/>
        </table:table-row>
        <table:table-row table:style-name="ro1" table:visibility="filter">
          <table:table-cell office:value-type="string" calcext:value-type="string">
            <text:p>entblößung</text:p>
          </table:table-cell>
          <table:table-cell office:value-type="float" office:value="87545" calcext:value-type="float">
            <text:p>87545</text:p>
          </table:table-cell>
          <table:table-cell office:value-type="float" office:value="87556" calcext:value-type="float">
            <text:p>8755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tis de cette</text:p>
          </table:table-cell>
          <table:table-cell office:value-type="float" office:value="87692" calcext:value-type="float">
            <text:p>87692</text:p>
          </table:table-cell>
          <table:table-cell office:value-type="float" office:value="87707" calcext:value-type="float">
            <text:p>8770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s triomphant</text:p>
          </table:table-cell>
          <table:table-cell office:value-type="float" office:value="87736" calcext:value-type="float">
            <text:p>87736</text:p>
          </table:table-cell>
          <table:table-cell office:value-type="float" office:value="87751" calcext:value-type="float">
            <text:p>877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̀s de cinquante</text:p>
          </table:table-cell>
          <table:table-cell office:value-type="float" office:value="87771" calcext:value-type="float">
            <text:p>87771</text:p>
          </table:table-cell>
          <table:table-cell office:value-type="float" office:value="87789" calcext:value-type="float">
            <text:p>8778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c cette avanture</text:p>
          </table:table-cell>
          <table:table-cell office:value-type="float" office:value="87794" calcext:value-type="float">
            <text:p>87794</text:p>
          </table:table-cell>
          <table:table-cell office:value-type="float" office:value="87811" calcext:value-type="float">
            <text:p>8781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̀ la face d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el que j</text:p>
          </table:table-cell>
          <table:table-cell office:value-type="string" calcext:value-type="string">
            <text:p>en étois</text:p>
          </table:table-cell>
          <table:table-cell office:value-type="float" office:value="87906" calcext:value-type="float">
            <text:p>87906</text:p>
          </table:table-cell>
          <table:table-cell office:value-type="float" office:value="87940" calcext:value-type="float">
            <text:p>8794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 je n</text:p>
          </table:table-cell>
          <table:table-cell office:value-type="string" calcext:value-type="string">
            <text:p>avois ni cassé ni touché le peigne</text:p>
          </table:table-cell>
          <table:table-cell office:value-type="float" office:value="87951" calcext:value-type="float">
            <text:p>87951</text:p>
          </table:table-cell>
          <table:table-cell office:value-type="float" office:value="87996" calcext:value-type="float">
            <text:p>87996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 j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7998" calcext:value-type="float">
            <text:p>87998</text:p>
          </table:table-cell>
          <table:table-cell office:value-type="float" office:value="88005" calcext:value-type="float">
            <text:p>880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t que</text:p>
          </table:table-cell>
          <table:table-cell office:value-type="float" office:value="88043" calcext:value-type="float">
            <text:p>88043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ignore</text:p>
          </table:table-cell>
          <table:table-cell office:value-type="float" office:value="88134" calcext:value-type="float">
            <text:p>88134</text:p>
          </table:table-cell>
          <table:table-cell office:value-type="float" office:value="88142" calcext:value-type="float">
            <text:p>88142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je sais</text:p>
          </table:table-cell>
          <table:table-cell office:value-type="float" office:value="88170" calcext:value-type="float">
            <text:p>88170</text:p>
          </table:table-cell>
          <table:table-cell office:value-type="float" office:value="88184" calcext:value-type="float">
            <text:p>8818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string" calcext:value-type="string">
            <text:p>est que j</text:p>
          </table:table-cell>
          <table:table-cell office:value-type="string" calcext:value-type="string">
            <text:p>en</text:p>
          </table:table-cell>
          <table:table-cell office:value-type="float" office:value="88205" calcext:value-type="float">
            <text:p>88205</text:p>
          </table:table-cell>
          <table:table-cell office:value-type="float" office:value="88219" calcext:value-type="float">
            <text:p>88219</text:p>
          </table:table-cell>
          <table:table-cell office:value-type="string" calcext:value-type="string">
            <text:p>PER</text:p>
          </table:table-cell>
          <table:table-cell/>
        </table:table-row>
        <table:table-row table:style-name="ro1" table:visibility="filter">
          <table:table-cell office:value-type="string" calcext:value-type="string">
            <text:p>innocent</text:p>
          </table:table-cell>
          <table:table-cell office:value-type="float" office:value="88227" calcext:value-type="float">
            <text:p>88227</text:p>
          </table:table-cell>
          <table:table-cell office:value-type="float" office:value="88235" calcext:value-type="float">
            <text:p>8823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s ardent</text:p>
          </table:table-cell>
          <table:table-cell office:value-type="float" office:value="88307" calcext:value-type="float">
            <text:p>88307</text:p>
          </table:table-cell>
          <table:table-cell office:value-type="float" office:value="88318" calcext:value-type="float">
            <text:p>8831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domptable dans les passions</text:p>
          </table:table-cell>
          <table:table-cell office:value-type="float" office:value="88326" calcext:value-type="float">
            <text:p>88326</text:p>
          </table:table-cell>
          <table:table-cell office:value-type="float" office:value="88355" calcext:value-type="float">
            <text:p>883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 enfant</text:p>
          </table:table-cell>
          <table:table-cell office:value-type="float" office:value="88357" calcext:value-type="float">
            <text:p>88357</text:p>
          </table:table-cell>
          <table:table-cell office:value-type="float" office:value="88366" calcext:value-type="float">
            <text:p>883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 n</text:p>
          </table:table-cell>
          <table:table-cell office:value-type="string" calcext:value-type="string">
            <text:p>avoit pas même l</text:p>
          </table:table-cell>
          <table:table-cell office:value-type="string" calcext:value-type="string">
            <text:p>idée de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88373" calcext:value-type="float">
            <text:p>88373</text:p>
          </table:table-cell>
          <table:table-cell office:value-type="float" office:value="88406" calcext:value-type="float">
            <text:p>8840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qui</text:p>
          </table:table-cell>
          <table:table-cell office:value-type="float" office:value="88422" calcext:value-type="float">
            <text:p>88422</text:p>
          </table:table-cell>
          <table:table-cell office:value-type="float" office:value="88428" calcext:value-type="float">
            <text:p>8842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ur la prémiére fois en éprouve une si terrible</text:p>
          </table:table-cell>
          <table:table-cell office:value-type="float" office:value="88430" calcext:value-type="float">
            <text:p>88430</text:p>
          </table:table-cell>
          <table:table-cell office:value-type="float" office:value="88481" calcext:value-type="float">
            <text:p>8848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 la par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88483" calcext:value-type="float">
            <text:p>88483</text:p>
          </table:table-cell>
          <table:table-cell office:value-type="float" office:value="88494" calcext:value-type="float">
            <text:p>8849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s qu</text:p>
          </table:table-cell>
          <table:table-cell office:value-type="string" calcext:value-type="string">
            <text:p>il chérit et qu</text:p>
          </table:table-cell>
          <table:table-cell office:value-type="string" calcext:value-type="string">
            <text:p>il respecte le plus</text:p>
          </table:table-cell>
          <table:table-cell office:value-type="float" office:value="88512" calcext:value-type="float">
            <text:p>88512</text:p>
          </table:table-cell>
          <table:table-cell office:value-type="float" office:value="88556" calcext:value-type="float">
            <text:p>88556</text:p>
          </table:table-cell>
          <table:table-cell office:value-type="string" calcext:value-type="string">
            <text:p>ORG</text:p>
          </table:table-cell>
          <table:table-cell/>
        </table:table-row>
        <table:table-row table:style-name="ro1" table:visibility="filter">
          <table:table-cell office:value-type="string" calcext:value-type="string">
            <text:p>ces momens me seron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ujours</text:p>
          </table:table-cell>
          <table:table-cell office:value-type="float" office:value="88621" calcext:value-type="float">
            <text:p>88621</text:p>
          </table:table-cell>
          <table:table-cell office:value-type="float" office:value="88650" calcext:value-type="float">
            <text:p>8865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and je vivrois cent mille</text:p>
          </table:table-cell>
          <table:table-cell office:value-type="float" office:value="88660" calcext:value-type="float">
            <text:p>88660</text:p>
          </table:table-cell>
          <table:table-cell office:value-type="float" office:value="88687" calcext:value-type="float">
            <text:p>8868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5 toutes les idées qui s</text:p>
          </table:table-cell>
          <table:table-cell office:value-type="string" calcext:value-type="string">
            <text:p>y</text:p>
          </table:table-cell>
          <table:table-cell office:value-type="float" office:value="88796" calcext:value-type="float">
            <text:p>88796</text:p>
          </table:table-cell>
          <table:table-cell office:value-type="float" office:value="88828" calcext:value-type="float">
            <text:p>88828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 rendent ma prémiere emotion</text:p>
          </table:table-cell>
          <table:table-cell office:value-type="float" office:value="88840" calcext:value-type="float">
            <text:p>88840</text:p>
          </table:table-cell>
          <table:table-cell office:value-type="float" office:value="88871" calcext:value-type="float">
            <text:p>8887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t 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ntiment</text:p>
          </table:table-cell>
          <table:table-cell office:value-type="float" office:value="88873" calcext:value-type="float">
            <text:p>88873</text:p>
          </table:table-cell>
          <table:table-cell office:value-type="float" office:value="88888" calcext:value-type="float">
            <text:p>8888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 pris une telle consistance en lui-me</text:p>
          </table:table-cell>
          <table:table-cell office:value-type="float" office:value="88922" calcext:value-type="float">
            <text:p>88922</text:p>
          </table:table-cell>
          <table:table-cell office:value-type="float" office:value="88960" calcext:value-type="float">
            <text:p>8896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́taché de tout interest personnel</text:p>
          </table:table-cell>
          <table:table-cell office:value-type="float" office:value="88981" calcext:value-type="float">
            <text:p>88981</text:p>
          </table:table-cell>
          <table:table-cell office:value-type="float" office:value="89017" calcext:value-type="float">
            <text:p>8901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c mon cur s</text:p>
          </table:table-cell>
          <table:table-cell office:value-type="string" calcext:value-type="string">
            <text:p>enflamme au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pectacle ou au récit de toute action injuste</text:p>
          </table:table-cell>
          <table:table-cell office:value-type="float" office:value="89019" calcext:value-type="float">
            <text:p>89019</text:p>
          </table:table-cell>
          <table:table-cell office:value-type="float" office:value="89091" calcext:value-type="float">
            <text:p>8909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l qu</text:p>
          </table:table-cell>
          <table:table-cell office:value-type="string" calcext:value-type="string">
            <text:p>en soit l</text:p>
          </table:table-cell>
          <table:table-cell office:value-type="string" calcext:value-type="string">
            <text:p>objet et en quelque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ieu qu</text:p>
          </table:table-cell>
          <table:table-cell office:value-type="string" calcext:value-type="string">
            <text:p>elle se commette</text:p>
          </table:table-cell>
          <table:table-cell office:value-type="float" office:value="89093" calcext:value-type="float">
            <text:p>89093</text:p>
          </table:table-cell>
          <table:table-cell office:value-type="float" office:value="89155" calcext:value-type="float">
            <text:p>89155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mme si l</text:p>
          </table:table-cell>
          <table:table-cell office:value-type="string" calcext:value-type="string">
            <text:p>effet</text:p>
          </table:table-cell>
          <table:table-cell office:value-type="float" office:value="89157" calcext:value-type="float">
            <text:p>89157</text:p>
          </table:table-cell>
          <table:table-cell office:value-type="float" office:value="89173" calcext:value-type="float">
            <text:p>89173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 fut le terme de la serenité de ma vie enfantine</text:p>
          </table:table-cell>
          <table:table-cell office:value-type="float" office:value="89205" calcext:value-type="float">
            <text:p>89205</text:p>
          </table:table-cell>
          <table:table-cell office:value-type="float" office:value="89256" calcext:value-type="float">
            <text:p>892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89258" calcext:value-type="float">
            <text:p>89258</text:p>
          </table:table-cell>
          <table:table-cell office:value-type="float" office:value="89259" calcext:value-type="float">
            <text:p>8925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89261" calcext:value-type="float">
            <text:p>89261</text:p>
          </table:table-cell>
          <table:table-cell office:value-type="float" office:value="89262" calcext:value-type="float">
            <text:p>8926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adies</text:p>
          </table:table-cell>
          <table:table-cell office:value-type="float" office:value="89313" calcext:value-type="float">
            <text:p>89313</text:p>
          </table:table-cell>
          <table:table-cell office:value-type="float" office:value="89321" calcext:value-type="float">
            <text:p>8932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̈ndenfall</text:p>
          </table:table-cell>
          <table:table-cell office:value-type="float" office:value="89386" calcext:value-type="float">
            <text:p>89386</text:p>
          </table:table-cell>
          <table:table-cell office:value-type="float" office:value="89397" calcext:value-type="float">
            <text:p>893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chstäblich</text:p>
          </table:table-cell>
          <table:table-cell office:value-type="float" office:value="89440" calcext:value-type="float">
            <text:p>89440</text:p>
          </table:table-cell>
          <table:table-cell office:value-type="float" office:value="89453" calcext:value-type="float">
            <text:p>8945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oisch-tragischen</text:p>
          </table:table-cell>
          <table:table-cell office:value-type="float" office:value="89661" calcext:value-type="float">
            <text:p>89661</text:p>
          </table:table-cell>
          <table:table-cell office:value-type="float" office:value="89680" calcext:value-type="float">
            <text:p>896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nkens</text:p>
          </table:table-cell>
          <table:table-cell office:value-type="float" office:value="89806" calcext:value-type="float">
            <text:p>89806</text:p>
          </table:table-cell>
          <table:table-cell office:value-type="float" office:value="89813" calcext:value-type="float">
            <text:p>8981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elns</text:p>
          </table:table-cell>
          <table:table-cell office:value-type="float" office:value="89818" calcext:value-type="float">
            <text:p>89818</text:p>
          </table:table-cell>
          <table:table-cell office:value-type="float" office:value="89826" calcext:value-type="float">
            <text:p>8982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̈nden</text:p>
          </table:table-cell>
          <table:table-cell office:value-type="float" office:value="89955" calcext:value-type="float">
            <text:p>89955</text:p>
          </table:table-cell>
          <table:table-cell office:value-type="float" office:value="89962" calcext:value-type="float">
            <text:p>8996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0065" calcext:value-type="float">
            <text:p>90065</text:p>
          </table:table-cell>
          <table:table-cell office:value-type="float" office:value="90066" calcext:value-type="float">
            <text:p>900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90068" calcext:value-type="float">
            <text:p>90068</text:p>
          </table:table-cell>
          <table:table-cell office:value-type="float" office:value="90069" calcext:value-type="float">
            <text:p>9006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ssetäter</text:p>
          </table:table-cell>
          <table:table-cell office:value-type="float" office:value="90140" calcext:value-type="float">
            <text:p>90140</text:p>
          </table:table-cell>
          <table:table-cell office:value-type="float" office:value="90151" calcext:value-type="float">
            <text:p>901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s les cruautés d</text:p>
          </table:table-cell>
          <table:table-cell office:value-type="string" calcext:value-type="string">
            <text:p>un tyran féroce</text:p>
          </table:table-cell>
          <table:table-cell office:value-type="float" office:value="90201" calcext:value-type="float">
            <text:p>90201</text:p>
          </table:table-cell>
          <table:table-cell office:value-type="float" office:value="90237" calcext:value-type="float">
            <text:p>90237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s</text:p>
          </table:table-cell>
          <table:table-cell office:value-type="float" office:value="90239" calcext:value-type="float">
            <text:p>90239</text:p>
          </table:table-cell>
          <table:table-cell office:value-type="float" office:value="90242" calcext:value-type="float">
            <text:p>902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un fourbe 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̂tre</text:p>
          </table:table-cell>
          <table:table-cell office:value-type="float" office:value="90262" calcext:value-type="float">
            <text:p>90262</text:p>
          </table:table-cell>
          <table:table-cell office:value-type="float" office:value="90284" calcext:value-type="float">
            <text:p>9028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rois volontiers</text:p>
          </table:table-cell>
          <table:table-cell office:value-type="float" office:value="90289" calcext:value-type="float">
            <text:p>90289</text:p>
          </table:table-cell>
          <table:table-cell office:value-type="float" office:value="90309" calcext:value-type="float">
            <text:p>9030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s misérables</text:p>
          </table:table-cell>
          <table:table-cell office:value-type="float" office:value="90332" calcext:value-type="float">
            <text:p>90332</text:p>
          </table:table-cell>
          <table:table-cell office:value-type="float" office:value="90347" calcext:value-type="float">
            <text:p>9034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ssai-je cen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is y périr</text:p>
          </table:table-cell>
          <table:table-cell office:value-type="float" office:value="90349" calcext:value-type="float">
            <text:p>90349</text:p>
          </table:table-cell>
          <table:table-cell office:value-type="float" office:value="90377" calcext:value-type="float">
            <text:p>903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̀ poursuivre</text:p>
          </table:table-cell>
          <table:table-cell office:value-type="float" office:value="90411" calcext:value-type="float">
            <text:p>90411</text:p>
          </table:table-cell>
          <table:table-cell office:value-type="float" office:value="90424" calcext:value-type="float">
            <text:p>9042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ne vache</text:p>
          </table:table-cell>
          <table:table-cell office:value-type="float" office:value="90467" calcext:value-type="float">
            <text:p>90467</text:p>
          </table:table-cell>
          <table:table-cell office:value-type="float" office:value="90476" calcext:value-type="float">
            <text:p>9047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 chien</text:p>
          </table:table-cell>
          <table:table-cell office:value-type="float" office:value="90478" calcext:value-type="float">
            <text:p>90478</text:p>
          </table:table-cell>
          <table:table-cell office:value-type="float" office:value="90486" calcext:value-type="float">
            <text:p>9048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utre</text:p>
          </table:table-cell>
          <table:table-cell office:value-type="float" office:value="90525" calcext:value-type="float">
            <text:p>90525</text:p>
          </table:table-cell>
          <table:table-cell office:value-type="float" office:value="90533" calcext:value-type="float">
            <text:p>9053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ce qu</text:p>
          </table:table-cell>
          <table:table-cell office:value-type="string" calcext:value-type="string">
            <text:p>il se sentoit le plus</text:p>
          </table:table-cell>
          <table:table-cell office:value-type="float" office:value="90546" calcext:value-type="float">
            <text:p>90546</text:p>
          </table:table-cell>
          <table:table-cell office:value-type="float" office:value="90576" calcext:value-type="float">
            <text:p>90576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ois qu</text:p>
          </table:table-cell>
          <table:table-cell office:value-type="string" calcext:value-type="string">
            <text:p>il l</text:p>
          </table:table-cell>
          <table:table-cell office:value-type="string" calcext:value-type="string">
            <text:p>est</text:p>
          </table:table-cell>
          <table:table-cell office:value-type="float" office:value="90624" calcext:value-type="float">
            <text:p>90624</text:p>
          </table:table-cell>
          <table:table-cell office:value-type="float" office:value="90641" calcext:value-type="float">
            <text:p>90641</text:p>
          </table:table-cell>
          <table:table-cell office:value-type="string" calcext:value-type="string">
            <text:p>PER</text:p>
          </table:table-cell>
          <table:table-cell/>
        </table:table-row>
        <table:table-row table:style-name="ro1" table:visibility="filter">
          <table:table-cell office:value-type="string" calcext:value-type="string">
            <text:p>mais le souvenir profond de la prémiére injusti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j</text:p>
          </table:table-cell>
          <table:table-cell office:value-type="string" calcext:value-type="string">
            <text:p>ai soufferte y fut trop longtems et trop fortement lié</text:p>
          </table:table-cell>
          <table:table-cell office:value-type="float" office:value="90643" calcext:value-type="float">
            <text:p>90643</text:p>
          </table:table-cell>
          <table:table-cell office:value-type="float" office:value="90756" calcext:value-type="float">
            <text:p>90756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ur ne l</text:p>
          </table:table-cell>
          <table:table-cell office:value-type="string" calcext:value-type="string">
            <text:p>avoir pa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eaucoup renforcé</text:p>
          </table:table-cell>
          <table:table-cell office:value-type="float" office:value="90758" calcext:value-type="float">
            <text:p>90758</text:p>
          </table:table-cell>
          <table:table-cell office:value-type="float" office:value="90796" calcext:value-type="float">
            <text:p>9079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0798" calcext:value-type="float">
            <text:p>90798</text:p>
          </table:table-cell>
          <table:table-cell office:value-type="float" office:value="90799" calcext:value-type="float">
            <text:p>9079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90801" calcext:value-type="float">
            <text:p>90801</text:p>
          </table:table-cell>
          <table:table-cell office:value-type="float" office:value="90802" calcext:value-type="float">
            <text:p>908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̈cherliche</text:p>
          </table:table-cell>
          <table:table-cell office:value-type="float" office:value="90813" calcext:value-type="float">
            <text:p>90813</text:p>
          </table:table-cell>
          <table:table-cell office:value-type="float" office:value="90825" calcext:value-type="float">
            <text:p>9082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mms</text:p>
          </table:table-cell>
          <table:table-cell office:value-type="float" office:value="90878" calcext:value-type="float">
            <text:p>90878</text:p>
          </table:table-cell>
          <table:table-cell office:value-type="float" office:value="90883" calcext:value-type="float">
            <text:p>9088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0964" calcext:value-type="float">
            <text:p>90964</text:p>
          </table:table-cell>
          <table:table-cell office:value-type="float" office:value="90965" calcext:value-type="float">
            <text:p>9096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90967" calcext:value-type="float">
            <text:p>90967</text:p>
          </table:table-cell>
          <table:table-cell office:value-type="float" office:value="90968" calcext:value-type="float">
            <text:p>9096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kenntnisse</text:p>
          </table:table-cell>
          <table:table-cell office:value-type="float" office:value="90978" calcext:value-type="float">
            <text:p>90978</text:p>
          </table:table-cell>
          <table:table-cell office:value-type="float" office:value="90990" calcext:value-type="float">
            <text:p>909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zählen</text:p>
          </table:table-cell>
          <table:table-cell office:value-type="float" office:value="91018" calcext:value-type="float">
            <text:p>91018</text:p>
          </table:table-cell>
          <table:table-cell office:value-type="float" office:value="91027" calcext:value-type="float">
            <text:p>9102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 qui</text:p>
          </table:table-cell>
          <table:table-cell office:value-type="float" office:value="91029" calcext:value-type="float">
            <text:p>91029</text:p>
          </table:table-cell>
          <table:table-cell office:value-type="float" office:value="91035" calcext:value-type="float">
            <text:p>910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ûte le plus</text:p>
          </table:table-cell>
          <table:table-cell office:value-type="float" office:value="91042" calcext:value-type="float">
            <text:p>91042</text:p>
          </table:table-cell>
          <table:table-cell office:value-type="float" office:value="91056" calcext:value-type="float">
            <text:p>910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string" calcext:value-type="string">
            <text:p>est ce qui est ridicule et honteux</text:p>
          </table:table-cell>
          <table:table-cell office:value-type="float" office:value="91066" calcext:value-type="float">
            <text:p>91066</text:p>
          </table:table-cell>
          <table:table-cell office:value-type="float" office:value="91104" calcext:value-type="float">
            <text:p>9110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1106" calcext:value-type="float">
            <text:p>91106</text:p>
          </table:table-cell>
          <table:table-cell office:value-type="float" office:value="91107" calcext:value-type="float">
            <text:p>911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91109" calcext:value-type="float">
            <text:p>91109</text:p>
          </table:table-cell>
          <table:table-cell office:value-type="float" office:value="91110" calcext:value-type="float">
            <text:p>911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̈ge</text:p>
          </table:table-cell>
          <table:table-cell office:value-type="float" office:value="91156" calcext:value-type="float">
            <text:p>91156</text:p>
          </table:table-cell>
          <table:table-cell office:value-type="float" office:value="91161" calcext:value-type="float">
            <text:p>911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an-Jacques</text:p>
          </table:table-cell>
          <table:table-cell office:value-type="float" office:value="91165" calcext:value-type="float">
            <text:p>91165</text:p>
          </table:table-cell>
          <table:table-cell office:value-type="float" office:value="91177" calcext:value-type="float">
            <text:p>9117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ng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91300" calcext:value-type="float">
            <text:p>91300</text:p>
          </table:table-cell>
          <table:table-cell office:value-type="float" office:value="91305" calcext:value-type="float">
            <text:p>9130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zeß um Unschuld und Schuld</text:p>
          </table:table-cell>
          <table:table-cell office:value-type="float" office:value="91327" calcext:value-type="float">
            <text:p>91327</text:p>
          </table:table-cell>
          <table:table-cell office:value-type="float" office:value="91356" calcext:value-type="float">
            <text:p>913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̀ mentir</text:p>
          </table:table-cell>
          <table:table-cell office:value-type="float" office:value="91424" calcext:value-type="float">
            <text:p>91424</text:p>
          </table:table-cell>
          <table:table-cell office:value-type="float" office:value="91435" calcext:value-type="float">
            <text:p>9143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1437" calcext:value-type="float">
            <text:p>91437</text:p>
          </table:table-cell>
          <table:table-cell office:value-type="float" office:value="91438" calcext:value-type="float">
            <text:p>9143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</text:p>
          </table:table-cell>
          <table:table-cell office:value-type="float" office:value="91713" calcext:value-type="float">
            <text:p>91713</text:p>
          </table:table-cell>
          <table:table-cell office:value-type="float" office:value="91725" calcext:value-type="float">
            <text:p>917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eilrichtig?</text:p>
          </table:table-cell>
          <table:table-cell/>
        </table:table-row>
        <table:table-row table:style-name="ro1" table:visibility="filter">
          <table:table-cell office:value-type="string" calcext:value-type="string">
            <text:p>Aquädukts</text:p>
          </table:table-cell>
          <table:table-cell office:value-type="float" office:value="91762" calcext:value-type="float">
            <text:p>91762</text:p>
          </table:table-cell>
          <table:table-cell office:value-type="float" office:value="91772" calcext:value-type="float">
            <text:p>9177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1831" calcext:value-type="float">
            <text:p>91831</text:p>
          </table:table-cell>
          <table:table-cell office:value-type="float" office:value="91832" calcext:value-type="float">
            <text:p>9183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24</text:p>
          </table:table-cell>
          <table:table-cell office:value-type="float" office:value="91836" calcext:value-type="float">
            <text:p>91836</text:p>
          </table:table-cell>
          <table:table-cell office:value-type="float" office:value="91839" calcext:value-type="float">
            <text:p>9183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adieses endgültig</text:p>
          </table:table-cell>
          <table:table-cell office:value-type="float" office:value="91906" calcext:value-type="float">
            <text:p>91906</text:p>
          </table:table-cell>
          <table:table-cell office:value-type="float" office:value="91927" calcext:value-type="float">
            <text:p>9192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́voré de desirs dont j</text:p>
          </table:table-cell>
          <table:table-cell office:value-type="string" calcext:value-type="string">
            <text:p>ignorois l</text:p>
          </table:table-cell>
          <table:table-cell office:value-type="string" calcext:value-type="string">
            <text:p>objet</text:p>
          </table:table-cell>
          <table:table-cell office:value-type="float" office:value="91973" calcext:value-type="float">
            <text:p>91973</text:p>
          </table:table-cell>
          <table:table-cell office:value-type="float" office:value="92015" calcext:value-type="float">
            <text:p>92015</text:p>
          </table:table-cell>
          <table:table-cell office:value-type="string" calcext:value-type="string">
            <text:p>LOC</text:p>
          </table:table-cell>
          <table:table-cell/>
        </table:table-row>
        <table:table-row table:style-name="ro1" table:visibility="filter">
          <table:table-cell office:value-type="string" calcext:value-type="string">
            <text:p>s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jets de larmes</text:p>
          </table:table-cell>
          <table:table-cell office:value-type="float" office:value="92026" calcext:value-type="float">
            <text:p>92026</text:p>
          </table:table-cell>
          <table:table-cell office:value-type="float" office:value="92047" calcext:value-type="float">
            <text:p>9204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in caressant</text:p>
          </table:table-cell>
          <table:table-cell office:value-type="float" office:value="92080" calcext:value-type="float">
            <text:p>92080</text:p>
          </table:table-cell>
          <table:table-cell office:value-type="float" office:value="92095" calcext:value-type="float">
            <text:p>9209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méres</text:p>
          </table:table-cell>
          <table:table-cell office:value-type="float" office:value="92107" calcext:value-type="float">
            <text:p>92107</text:p>
          </table:table-cell>
          <table:table-cell office:value-type="float" office:value="92120" calcext:value-type="float">
            <text:p>9212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2123" calcext:value-type="float">
            <text:p>92123</text:p>
          </table:table-cell>
          <table:table-cell office:value-type="float" office:value="92124" calcext:value-type="float">
            <text:p>921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92126" calcext:value-type="float">
            <text:p>92126</text:p>
          </table:table-cell>
          <table:table-cell office:value-type="float" office:value="92127" calcext:value-type="float">
            <text:p>9212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ünsche</text:p>
          </table:table-cell>
          <table:table-cell office:value-type="float" office:value="92175" calcext:value-type="float">
            <text:p>92175</text:p>
          </table:table-cell>
          <table:table-cell office:value-type="float" office:value="92183" calcext:value-type="float">
            <text:p>9218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2236" calcext:value-type="float">
            <text:p>92236</text:p>
          </table:table-cell>
          <table:table-cell office:value-type="float" office:value="92237" calcext:value-type="float">
            <text:p>9223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92239" calcext:value-type="float">
            <text:p>92239</text:p>
          </table:table-cell>
          <table:table-cell office:value-type="float" office:value="92240" calcext:value-type="float">
            <text:p>922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̈chtlichen Heimkehr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92261" calcext:value-type="float">
            <text:p>92261</text:p>
          </table:table-cell>
          <table:table-cell office:value-type="float" office:value="92283" calcext:value-type="float">
            <text:p>9228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̈ngling</text:p>
          </table:table-cell>
          <table:table-cell office:value-type="float" office:value="92427" calcext:value-type="float">
            <text:p>92427</text:p>
          </table:table-cell>
          <table:table-cell office:value-type="float" office:value="92436" calcext:value-type="float">
            <text:p>9243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rich von Kleists</text:p>
          </table:table-cell>
          <table:table-cell office:value-type="float" office:value="92498" calcext:value-type="float">
            <text:p>92498</text:p>
          </table:table-cell>
          <table:table-cell office:value-type="float" office:value="92518" calcext:value-type="float">
            <text:p>925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2596" calcext:value-type="float">
            <text:p>92596</text:p>
          </table:table-cell>
          <table:table-cell office:value-type="float" office:value="92597" calcext:value-type="float">
            <text:p>925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92599" calcext:value-type="float">
            <text:p>92599</text:p>
          </table:table-cell>
          <table:table-cell office:value-type="float" office:value="92600" calcext:value-type="float">
            <text:p>926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an-Jacques</text:p>
          </table:table-cell>
          <table:table-cell office:value-type="float" office:value="92646" calcext:value-type="float">
            <text:p>92646</text:p>
          </table:table-cell>
          <table:table-cell office:value-type="float" office:value="92658" calcext:value-type="float">
            <text:p>9265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lui qui laissoit l</text:p>
          </table:table-cell>
          <table:table-cell office:value-type="string" calcext:value-type="string">
            <text:p>esprit le plus libre</text:p>
          </table:table-cell>
          <table:table-cell office:value-type="float" office:value="93022" calcext:value-type="float">
            <text:p>93022</text:p>
          </table:table-cell>
          <table:table-cell office:value-type="float" office:value="93063" calcext:value-type="float">
            <text:p>93063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́toit celui qui me convenoit le mieux</text:p>
          </table:table-cell>
          <table:table-cell office:value-type="float" office:value="93065" calcext:value-type="float">
            <text:p>93065</text:p>
          </table:table-cell>
          <table:table-cell office:value-type="float" office:value="93103" calcext:value-type="float">
            <text:p>9310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urois passé dans le sein de ma religion</text:p>
          </table:table-cell>
          <table:table-cell office:value-type="float" office:value="93140" calcext:value-type="float">
            <text:p>93140</text:p>
          </table:table-cell>
          <table:table-cell office:value-type="float" office:value="93183" calcext:value-type="float">
            <text:p>93183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 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trie</text:p>
          </table:table-cell>
          <table:table-cell office:value-type="float" office:value="93185" calcext:value-type="float">
            <text:p>93185</text:p>
          </table:table-cell>
          <table:table-cell office:value-type="float" office:value="93197" calcext:value-type="float">
            <text:p>9319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 ma famille et de mes amis</text:p>
          </table:table-cell>
          <table:table-cell office:value-type="float" office:value="93199" calcext:value-type="float">
            <text:p>93199</text:p>
          </table:table-cell>
          <table:table-cell office:value-type="float" office:value="93227" calcext:value-type="float">
            <text:p>9322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e vie paisible et douce</text:p>
          </table:table-cell>
          <table:table-cell office:value-type="float" office:value="93229" calcext:value-type="float">
            <text:p>93229</text:p>
          </table:table-cell>
          <table:table-cell office:value-type="float" office:value="93254" calcext:value-type="float">
            <text:p>9325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le qu</text:p>
          </table:table-cell>
          <table:table-cell office:value-type="string" calcext:value-type="string">
            <text:p>il la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93256" calcext:value-type="float">
            <text:p>93256</text:p>
          </table:table-cell>
          <table:table-cell office:value-type="float" office:value="93271" calcext:value-type="float">
            <text:p>932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̀ mon caractére</text:p>
          </table:table-cell>
          <table:table-cell office:value-type="float" office:value="93281" calcext:value-type="float">
            <text:p>93281</text:p>
          </table:table-cell>
          <table:table-cell office:value-type="float" office:value="93298" calcext:value-type="float">
            <text:p>932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ns l</text:p>
          </table:table-cell>
          <table:table-cell office:value-type="string" calcext:value-type="string">
            <text:p>uniformité d</text:p>
          </table:table-cell>
          <table:table-cell office:value-type="string" calcext:value-type="string">
            <text:p>un travail de mon gout</text:p>
          </table:table-cell>
          <table:table-cell office:value-type="float" office:value="93300" calcext:value-type="float">
            <text:p>93300</text:p>
          </table:table-cell>
          <table:table-cell office:value-type="float" office:value="93343" calcext:value-type="float">
            <text:p>93343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 table:visibility="filter">
          <table:table-cell office:value-type="string" calcext:value-type="string">
            <text:p>et d</text:p>
          </table:table-cell>
          <table:table-cell office:value-type="string" calcext:value-type="string">
            <text:p>un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ociété selon mon cœur</text:p>
          </table:table-cell>
          <table:table-cell office:value-type="float" office:value="93345" calcext:value-type="float">
            <text:p>93345</text:p>
          </table:table-cell>
          <table:table-cell office:value-type="float" office:value="93378" calcext:value-type="float">
            <text:p>9337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n Chrétien</text:p>
          </table:table-cell>
          <table:table-cell office:value-type="float" office:value="93395" calcext:value-type="float">
            <text:p>93395</text:p>
          </table:table-cell>
          <table:table-cell office:value-type="float" office:value="93408" calcext:value-type="float">
            <text:p>934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 citoyen</text:p>
          </table:table-cell>
          <table:table-cell office:value-type="float" office:value="93410" calcext:value-type="float">
            <text:p>93410</text:p>
          </table:table-cell>
          <table:table-cell office:value-type="float" office:value="93421" calcext:value-type="float">
            <text:p>9342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n pere de</text:p>
          </table:table-cell>
          <table:table-cell table:number-columns-repeated="6"/>
        </table:table-row>
        <table:table-row table:style-name="ro1" table:visibility="filter">
          <table:table-cell table:number-columns-repeated="7"/>
        </table:table-row>
        <table:table-row table:style-name="ro1">
          <table:table-cell/>
          <table:table-cell office:value-type="float" office:value="93423" calcext:value-type="float">
            <text:p>93423</text:p>
          </table:table-cell>
          <table:table-cell office:value-type="float" office:value="93436" calcext:value-type="float">
            <text:p>9343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lburga Hül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mille</text:p>
          </table:table-cell>
          <table:table-cell office:value-type="float" office:value="93440" calcext:value-type="float">
            <text:p>93440</text:p>
          </table:table-cell>
          <table:table-cell office:value-type="float" office:value="93462" calcext:value-type="float">
            <text:p>9346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 ami</text:p>
          </table:table-cell>
          <table:table-cell office:value-type="float" office:value="93464" calcext:value-type="float">
            <text:p>93464</text:p>
          </table:table-cell>
          <table:table-cell office:value-type="float" office:value="93471" calcext:value-type="float">
            <text:p>9347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 ouvrier</text:p>
          </table:table-cell>
          <table:table-cell office:value-type="float" office:value="93473" calcext:value-type="float">
            <text:p>93473</text:p>
          </table:table-cell>
          <table:table-cell office:value-type="float" office:value="93484" calcext:value-type="float">
            <text:p>9348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 homme en toute chose</text:p>
          </table:table-cell>
          <table:table-cell office:value-type="float" office:value="93486" calcext:value-type="float">
            <text:p>93486</text:p>
          </table:table-cell>
          <table:table-cell office:value-type="float" office:value="93510" calcext:value-type="float">
            <text:p>9351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urois aimé mon ctat</text:p>
          </table:table-cell>
          <table:table-cell office:value-type="float" office:value="93512" calcext:value-type="float">
            <text:p>93512</text:p>
          </table:table-cell>
          <table:table-cell office:value-type="float" office:value="93535" calcext:value-type="float">
            <text:p>93535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aurois honoré peut-être</text:p>
          </table:table-cell>
          <table:table-cell office:value-type="float" office:value="93540" calcext:value-type="float">
            <text:p>93540</text:p>
          </table:table-cell>
          <table:table-cell office:value-type="float" office:value="93567" calcext:value-type="float">
            <text:p>93567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ntôt</text:p>
          </table:table-cell>
          <table:table-cell office:value-type="float" office:value="93691" calcext:value-type="float">
            <text:p>93691</text:p>
          </table:table-cell>
          <table:table-cell office:value-type="float" office:value="93699" calcext:value-type="float">
            <text:p>9369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retté du moins aussi longtems qu</text:p>
          </table:table-cell>
          <table:table-cell office:value-type="string" calcext:value-type="string">
            <text:p>on se seroit souvenu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 moi</text:p>
          </table:table-cell>
          <table:table-cell office:value-type="float" office:value="93738" calcext:value-type="float">
            <text:p>93738</text:p>
          </table:table-cell>
          <table:table-cell office:value-type="float" office:value="93802" calcext:value-type="float">
            <text:p>938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tableau</text:p>
          </table:table-cell>
          <table:table-cell office:value-type="float" office:value="93824" calcext:value-type="float">
            <text:p>93824</text:p>
          </table:table-cell>
          <table:table-cell office:value-type="float" office:value="93836" calcext:value-type="float">
            <text:p>9383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h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anticipons point sur l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iséres</text:p>
          </table:table-cell>
          <table:table-cell office:value-type="float" office:value="93852" calcext:value-type="float">
            <text:p>93852</text:p>
          </table:table-cell>
          <table:table-cell office:value-type="float" office:value="93891" calcext:value-type="float">
            <text:p>9389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.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962" calcext:value-type="float">
            <text:p>93962</text:p>
          </table:table-cell>
          <table:table-cell office:value-type="float" office:value="93965" calcext:value-type="float">
            <text:p>9396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ktüre</text:p>
          </table:table-cell>
          <table:table-cell office:value-type="float" office:value="94072" calcext:value-type="float">
            <text:p>94072</text:p>
          </table:table-cell>
          <table:table-cell office:value-type="float" office:value="94080" calcext:value-type="float">
            <text:p>9408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rägen</text:p>
          </table:table-cell>
          <table:table-cell office:value-type="float" office:value="94189" calcext:value-type="float">
            <text:p>94189</text:p>
          </table:table-cell>
          <table:table-cell office:value-type="float" office:value="94198" calcext:value-type="float">
            <text:p>941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s Buch des Lebens</text:p>
          </table:table-cell>
          <table:table-cell office:value-type="float" office:value="94213" calcext:value-type="float">
            <text:p>94213</text:p>
          </table:table-cell>
          <table:table-cell office:value-type="float" office:value="94232" calcext:value-type="float">
            <text:p>9423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nditional II</text:p>
          </table:table-cell>
          <table:table-cell office:value-type="float" office:value="94417" calcext:value-type="float">
            <text:p>94417</text:p>
          </table:table-cell>
          <table:table-cell office:value-type="float" office:value="94431" calcext:value-type="float">
            <text:p>9443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rebil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447" calcext:value-type="float">
            <text:p>94447</text:p>
          </table:table-cell>
          <table:table-cell office:value-type="float" office:value="94457" calcext:value-type="float">
            <text:p>9445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94574" calcext:value-type="float">
            <text:p>94574</text:p>
          </table:table-cell>
          <table:table-cell office:value-type="float" office:value="94583" calcext:value-type="float">
            <text:p>945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it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607" calcext:value-type="float">
            <text:p>94607</text:p>
          </table:table-cell>
          <table:table-cell office:value-type="float" office:value="94612" calcext:value-type="float">
            <text:p>9461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“l</text:p>
          </table:table-cell>
          <table:table-cell office:value-type="string" calcext:value-type="string">
            <text:p>œuvre de tenebres</text:p>
          </table:table-cell>
          <table:table-cell office:value-type="float" office:value="94732" calcext:value-type="float">
            <text:p>94732</text:p>
          </table:table-cell>
          <table:table-cell office:value-type="float" office:value="94752" calcext:value-type="float">
            <text:p>94752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e trouve enseveli</text:p>
          </table:table-cell>
          <table:table-cell office:value-type="float" office:value="94784" calcext:value-type="float">
            <text:p>94784</text:p>
          </table:table-cell>
          <table:table-cell office:value-type="float" office:value="94802" calcext:value-type="float">
            <text:p>948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4804" calcext:value-type="float">
            <text:p>94804</text:p>
          </table:table-cell>
          <table:table-cell office:value-type="float" office:value="94805" calcext:value-type="float">
            <text:p>948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II</text:p>
          </table:table-cell>
          <table:table-cell office:value-type="float" office:value="94807" calcext:value-type="float">
            <text:p>94807</text:p>
          </table:table-cell>
          <table:table-cell office:value-type="float" office:value="94810" calcext:value-type="float">
            <text:p>9481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nsam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94846" calcext:value-type="float">
            <text:p>94846</text:p>
          </table:table-cell>
          <table:table-cell office:value-type="float" office:value="94854" calcext:value-type="float">
            <text:p>9485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euernd</text:p>
          </table:table-cell>
          <table:table-cell office:value-type="float" office:value="94912" calcext:value-type="float">
            <text:p>94912</text:p>
          </table:table-cell>
          <table:table-cell office:value-type="float" office:value="94921" calcext:value-type="float">
            <text:p>9492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urückgeleitet</text:p>
          </table:table-cell>
          <table:table-cell office:value-type="float" office:value="95029" calcext:value-type="float">
            <text:p>95029</text:p>
          </table:table-cell>
          <table:table-cell office:value-type="float" office:value="95044" calcext:value-type="float">
            <text:p>9504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̂ ma mére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95088" calcext:value-type="float">
            <text:p>95088</text:p>
          </table:table-cell>
          <table:table-cell office:value-type="float" office:value="95100" calcext:value-type="float">
            <text:p>9510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5101" calcext:value-type="float">
            <text:p>95101</text:p>
          </table:table-cell>
          <table:table-cell office:value-type="float" office:value="95102" calcext:value-type="float">
            <text:p>951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II</text:p>
          </table:table-cell>
          <table:table-cell office:value-type="float" office:value="95104" calcext:value-type="float">
            <text:p>95104</text:p>
          </table:table-cell>
          <table:table-cell office:value-type="float" office:value="95107" calcext:value-type="float">
            <text:p>951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nüber</text:p>
          </table:table-cell>
          <table:table-cell office:value-type="float" office:value="95152" calcext:value-type="float">
            <text:p>95152</text:p>
          </table:table-cell>
          <table:table-cell office:value-type="float" office:value="95160" calcext:value-type="float">
            <text:p>9516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̈nfte “</text:p>
          </table:table-cell>
          <table:table-cell office:value-type="float" office:value="95202" calcext:value-type="float">
            <text:p>95202</text:p>
          </table:table-cell>
          <table:table-cell office:value-type="float" office:value="95211" calcext:value-type="float">
            <text:p>952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 promeneur solitaire</text:p>
          </table:table-cell>
          <table:table-cell office:value-type="float" office:value="95220" calcext:value-type="float">
            <text:p>95220</text:p>
          </table:table-cell>
          <table:table-cell office:value-type="float" office:value="95242" calcext:value-type="float">
            <text:p>9524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eler Sees</text:p>
          </table:table-cell>
          <table:table-cell office:value-type="float" office:value="95300" calcext:value-type="float">
            <text:p>95300</text:p>
          </table:table-cell>
          <table:table-cell office:value-type="float" office:value="95311" calcext:value-type="float">
            <text:p>9531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re Robin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e demeure imaginaire dans cette</text:p>
          </table:table-cell>
          <table:table-cell office:value-type="float" office:value="95561" calcext:value-type="float">
            <text:p>95561</text:p>
          </table:table-cell>
          <table:table-cell office:value-type="float" office:value="95609" calcext:value-type="float">
            <text:p>9560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string" calcext:value-type="string">
            <text:p>ai dit la vérité</text:p>
          </table:table-cell>
          <table:table-cell office:value-type="float" office:value="95628" calcext:value-type="float">
            <text:p>95628</text:p>
          </table:table-cell>
          <table:table-cell office:value-type="float" office:value="95648" calcext:value-type="float">
            <text:p>95648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95650" calcext:value-type="float">
            <text:p>95650</text:p>
          </table:table-cell>
          <table:table-cell office:value-type="float" office:value="95651" calcext:value-type="float">
            <text:p>956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II</text:p>
          </table:table-cell>
          <table:table-cell office:value-type="float" office:value="95653" calcext:value-type="float">
            <text:p>95653</text:p>
          </table:table-cell>
          <table:table-cell office:value-type="float" office:value="95656" calcext:value-type="float">
            <text:p>956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an-Jacqucs</text:p>
          </table:table-cell>
          <table:table-cell office:value-type="float" office:value="95695" calcext:value-type="float">
            <text:p>95695</text:p>
          </table:table-cell>
          <table:table-cell office:value-type="float" office:value="95707" calcext:value-type="float">
            <text:p>957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istischen Gesellschaft</text:p>
          </table:table-cell>
          <table:table-cell office:value-type="float" office:value="95754" calcext:value-type="float">
            <text:p>95754</text:p>
          </table:table-cell>
          <table:table-cell office:value-type="float" office:value="95784" calcext:value-type="float">
            <text:p>9578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esc</text:p>
          </table:table-cell>
          <table:table-cell office:value-type="float" office:value="95794" calcext:value-type="float">
            <text:p>95794</text:p>
          </table:table-cell>
          <table:table-cell office:value-type="float" office:value="95799" calcext:value-type="float">
            <text:p>9579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s</text:p>
          </table:table-cell>
          <table:table-cell office:value-type="float" office:value="95847" calcext:value-type="float">
            <text:p>95847</text:p>
          </table:table-cell>
          <table:table-cell office:value-type="float" office:value="95856" calcext:value-type="float">
            <text:p>958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gründen</text:p>
          </table:table-cell>
          <table:table-cell office:value-type="float" office:value="95934" calcext:value-type="float">
            <text:p>95934</text:p>
          </table:table-cell>
          <table:table-cell office:value-type="float" office:value="95944" calcext:value-type="float">
            <text:p>959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ldfülle</text:p>
          </table:table-cell>
          <table:table-cell office:value-type="float" office:value="96014" calcext:value-type="float">
            <text:p>96014</text:p>
          </table:table-cell>
          <table:table-cell office:value-type="float" office:value="96024" calcext:value-type="float">
            <text:p>9602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96108" calcext:value-type="float">
            <text:p>96108</text:p>
          </table:table-cell>
          <table:table-cell office:value-type="float" office:value="96116" calcext:value-type="float">
            <text:p>961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bjektivität</text:p>
          </table:table-cell>
          <table:table-cell office:value-type="float" office:value="96146" calcext:value-type="float">
            <text:p>96146</text:p>
          </table:table-cell>
          <table:table-cell office:value-type="float" office:value="96160" calcext:value-type="float">
            <text:p>9616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gentümlichkeit</text:p>
          </table:table-cell>
          <table:table-cell office:value-type="float" office:value="96186" calcext:value-type="float">
            <text:p>96186</text:p>
          </table:table-cell>
          <table:table-cell office:value-type="float" office:value="96203" calcext:value-type="float">
            <text:p>9620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rpers</text:p>
          </table:table-cell>
          <table:table-cell office:value-type="float" office:value="96208" calcext:value-type="float">
            <text:p>96208</text:p>
          </table:table-cell>
          <table:table-cell office:value-type="float" office:value="96216" calcext:value-type="float">
            <text:p>9621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96366" calcext:value-type="float">
            <text:p>96366</text:p>
          </table:table-cell>
          <table:table-cell office:value-type="float" office:value="96387" calcext:value-type="float">
            <text:p>9638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Confessions</text:p>
          </table:table-cell>
          <table:table-cell office:value-type="float" office:value="96389" calcext:value-type="float">
            <text:p>96389</text:p>
          </table:table-cell>
          <table:table-cell office:value-type="float" office:value="96404" calcext:value-type="float">
            <text:p>9640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96410" calcext:value-type="float">
            <text:p>96410</text:p>
          </table:table-cell>
          <table:table-cell office:value-type="float" office:value="96414" calcext:value-type="float">
            <text:p>9641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vres complètes</text:p>
          </table:table-cell>
          <table:table-cell office:value-type="float" office:value="96417" calcext:value-type="float">
            <text:p>96417</text:p>
          </table:table-cell>
          <table:table-cell office:value-type="float" office:value="96434" calcext:value-type="float">
            <text:p>9643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. Bernar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gnebin</text:p>
          </table:table-cell>
          <table:table-cell office:value-type="float" office:value="96436" calcext:value-type="float">
            <text:p>96436</text:p>
          </table:table-cell>
          <table:table-cell office:value-type="float" office:value="96461" calcext:value-type="float">
            <text:p>96461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el Raymond</text:p>
          </table:table-cell>
          <table:table-cell office:value-type="float" office:value="96464" calcext:value-type="float">
            <text:p>96464</text:p>
          </table:table-cell>
          <table:table-cell office:value-type="float" office:value="96478" calcext:value-type="float">
            <text:p>9647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I</text:p>
          </table:table-cell>
          <table:table-cell office:value-type="float" office:value="96480" calcext:value-type="float">
            <text:p>96480</text:p>
          </table:table-cell>
          <table:table-cell office:value-type="float" office:value="96485" calcext:value-type="float">
            <text:p>9648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6487" calcext:value-type="float">
            <text:p>96487</text:p>
          </table:table-cell>
          <table:table-cell office:value-type="float" office:value="96492" calcext:value-type="float">
            <text:p>9649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́iade</text:p>
          </table:table-cell>
          <table:table-cell office:value-type="float" office:value="96499" calcext:value-type="float">
            <text:p>96499</text:p>
          </table:table-cell>
          <table:table-cell office:value-type="float" office:value="96507" calcext:value-type="float">
            <text:p>9650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le C</text:p>
          </table:table-cell>
          <table:table-cell office:value-type="float" office:value="96568" calcext:value-type="float">
            <text:p>96568</text:p>
          </table:table-cell>
          <table:table-cell office:value-type="float" office:value="96575" calcext:value-type="float">
            <text:p>9657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96605" calcext:value-type="float">
            <text:p>96605</text:p>
          </table:table-cell>
          <table:table-cell office:value-type="float" office:value="96626" calcext:value-type="float">
            <text:p>9662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Confessions</text:p>
          </table:table-cell>
          <table:table-cell office:value-type="float" office:value="96628" calcext:value-type="float">
            <text:p>96628</text:p>
          </table:table-cell>
          <table:table-cell office:value-type="float" office:value="96643" calcext:value-type="float">
            <text:p>9664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. Jacques Voisine</text:p>
          </table:table-cell>
          <table:table-cell office:value-type="float" office:value="96645" calcext:value-type="float">
            <text:p>96645</text:p>
          </table:table-cell>
          <table:table-cell office:value-type="float" office:value="96669" calcext:value-type="float">
            <text:p>9666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6671" calcext:value-type="float">
            <text:p>96671</text:p>
          </table:table-cell>
          <table:table-cell office:value-type="float" office:value="96676" calcext:value-type="float">
            <text:p>9667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96683" calcext:value-type="float">
            <text:p>96683</text:p>
          </table:table-cell>
          <table:table-cell office:value-type="float" office:value="96704" calcext:value-type="float">
            <text:p>967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96768" calcext:value-type="float">
            <text:p>96768</text:p>
          </table:table-cell>
          <table:table-cell office:value-type="float" office:value="96772" calcext:value-type="float">
            <text:p>9677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mard Gagnebin</text:p>
          </table:table-cell>
          <table:table-cell office:value-type="float" office:value="96803" calcext:value-type="float">
            <text:p>96803</text:p>
          </table:table-cell>
          <table:table-cell office:value-type="float" office:value="96818" calcext:value-type="float">
            <text:p>968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 Raymond</text:p>
          </table:table-cell>
          <table:table-cell office:value-type="float" office:value="96821" calcext:value-type="float">
            <text:p>96821</text:p>
          </table:table-cell>
          <table:table-cell office:value-type="float" office:value="96835" calcext:value-type="float">
            <text:p>968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III</text:p>
          </table:table-cell>
          <table:table-cell office:value-type="float" office:value="96837" calcext:value-type="float">
            <text:p>96837</text:p>
          </table:table-cell>
          <table:table-cell office:value-type="float" office:value="96844" calcext:value-type="float">
            <text:p>9684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6846" calcext:value-type="float">
            <text:p>96846</text:p>
          </table:table-cell>
          <table:table-cell office:value-type="float" office:value="96851" calcext:value-type="float">
            <text:p>9685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́iade</text:p>
          </table:table-cell>
          <table:table-cell office:value-type="float" office:value="96858" calcext:value-type="float">
            <text:p>96858</text:p>
          </table:table-cell>
          <table:table-cell office:value-type="float" office:value="96866" calcext:value-type="float">
            <text:p>968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le D</text:p>
          </table:table-cell>
          <table:table-cell office:value-type="float" office:value="96927" calcext:value-type="float">
            <text:p>96927</text:p>
          </table:table-cell>
          <table:table-cell office:value-type="float" office:value="96934" calcext:value-type="float">
            <text:p>9693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96964" calcext:value-type="float">
            <text:p>96964</text:p>
          </table:table-cell>
          <table:table-cell office:value-type="float" office:value="96985" calcext:value-type="float">
            <text:p>9698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 ou La Nouvelle Héloise</text:p>
          </table:table-cell>
          <table:table-cell office:value-type="float" office:value="96987" calcext:value-type="float">
            <text:p>96987</text:p>
          </table:table-cell>
          <table:table-cell office:value-type="float" office:value="97016" calcext:value-type="float">
            <text:p>970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97022" calcext:value-type="float">
            <text:p>97022</text:p>
          </table:table-cell>
          <table:table-cell office:value-type="float" office:value="97026" calcext:value-type="float">
            <text:p>970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vres complètes</text:p>
          </table:table-cell>
          <table:table-cell office:value-type="float" office:value="97029" calcext:value-type="float">
            <text:p>97029</text:p>
          </table:table-cell>
          <table:table-cell office:value-type="float" office:value="97046" calcext:value-type="float">
            <text:p>97046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rnard Gagnebin</text:p>
          </table:table-cell>
          <table:table-cell office:value-type="float" office:value="97048" calcext:value-type="float">
            <text:p>97048</text:p>
          </table:table-cell>
          <table:table-cell office:value-type="float" office:value="97073" calcext:value-type="float">
            <text:p>9707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el Raymond</text:p>
          </table:table-cell>
          <table:table-cell office:value-type="float" office:value="97076" calcext:value-type="float">
            <text:p>97076</text:p>
          </table:table-cell>
          <table:table-cell office:value-type="float" office:value="97090" calcext:value-type="float">
            <text:p>9709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II</text:p>
          </table:table-cell>
          <table:table-cell office:value-type="float" office:value="97092" calcext:value-type="float">
            <text:p>97092</text:p>
          </table:table-cell>
          <table:table-cell office:value-type="float" office:value="97098" calcext:value-type="float">
            <text:p>9709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7100" calcext:value-type="float">
            <text:p>97100</text:p>
          </table:table-cell>
          <table:table-cell office:value-type="float" office:value="97105" calcext:value-type="float">
            <text:p>9710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́iade</text:p>
          </table:table-cell>
          <table:table-cell office:value-type="float" office:value="97112" calcext:value-type="float">
            <text:p>97112</text:p>
          </table:table-cell>
          <table:table-cell office:value-type="float" office:value="97120" calcext:value-type="float">
            <text:p>9712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le J</text:p>
          </table:table-cell>
          <table:table-cell office:value-type="float" office:value="97181" calcext:value-type="float">
            <text:p>97181</text:p>
          </table:table-cell>
          <table:table-cell office:value-type="float" office:value="97188" calcext:value-type="float">
            <text:p>9718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97218" calcext:value-type="float">
            <text:p>97218</text:p>
          </table:table-cell>
          <table:table-cell office:value-type="float" office:value="97239" calcext:value-type="float">
            <text:p>972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e ou La nouvelle Héloise</text:p>
          </table:table-cell>
          <table:table-cell office:value-type="float" office:value="97241" calcext:value-type="float">
            <text:p>97241</text:p>
          </table:table-cell>
          <table:table-cell office:value-type="float" office:value="97270" calcext:value-type="float">
            <text:p>972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. René Pomeau</text:p>
          </table:table-cell>
          <table:table-cell office:value-type="float" office:value="97272" calcext:value-type="float">
            <text:p>97272</text:p>
          </table:table-cell>
          <table:table-cell office:value-type="float" office:value="97293" calcext:value-type="float">
            <text:p>972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7295" calcext:value-type="float">
            <text:p>97295</text:p>
          </table:table-cell>
          <table:table-cell office:value-type="float" office:value="97300" calcext:value-type="float">
            <text:p>9730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97344" calcext:value-type="float">
            <text:p>97344</text:p>
          </table:table-cell>
          <table:table-cell office:value-type="float" office:value="97365" calcext:value-type="float">
            <text:p>973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res complètes</text:p>
          </table:table-cell>
          <table:table-cell office:value-type="float" office:value="97367" calcext:value-type="float">
            <text:p>97367</text:p>
          </table:table-cell>
          <table:table-cell office:value-type="float" office:value="97384" calcext:value-type="float">
            <text:p>9738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. Bernard Gagnebin Marcel Raymond</text:p>
          </table:table-cell>
          <table:table-cell office:value-type="float" office:value="97386" calcext:value-type="float">
            <text:p>97386</text:p>
          </table:table-cell>
          <table:table-cell office:value-type="float" office:value="97426" calcext:value-type="float">
            <text:p>9742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7436" calcext:value-type="float">
            <text:p>97436</text:p>
          </table:table-cell>
          <table:table-cell office:value-type="float" office:value="97441" calcext:value-type="float">
            <text:p>9744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́iade</text:p>
          </table:table-cell>
          <table:table-cell office:value-type="float" office:value="97453" calcext:value-type="float">
            <text:p>97453</text:p>
          </table:table-cell>
          <table:table-cell office:value-type="float" office:value="97461" calcext:value-type="float">
            <text:p>974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97464" calcext:value-type="float">
            <text:p>97464</text:p>
          </table:table-cell>
          <table:table-cell office:value-type="float" office:value="97485" calcext:value-type="float">
            <text:p>9748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Rêveries</text:p>
          </table:table-cell>
          <table:table-cell office:value-type="float" office:value="97487" calcext:value-type="float">
            <text:p>97487</text:p>
          </table:table-cell>
          <table:table-cell office:value-type="float" office:value="97500" calcext:value-type="float">
            <text:p>97500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97529" calcext:value-type="float">
            <text:p>97529</text:p>
          </table:table-cell>
          <table:table-cell office:value-type="float" office:value="97533" calcext:value-type="float">
            <text:p>975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vres complètes</text:p>
          </table:table-cell>
          <table:table-cell office:value-type="float" office:value="97536" calcext:value-type="float">
            <text:p>97536</text:p>
          </table:table-cell>
          <table:table-cell office:value-type="float" office:value="97553" calcext:value-type="float">
            <text:p>9755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 Gagnebin</text:p>
          </table:table-cell>
          <table:table-cell office:value-type="float" office:value="97564" calcext:value-type="float">
            <text:p>97564</text:p>
          </table:table-cell>
          <table:table-cell office:value-type="float" office:value="97580" calcext:value-type="float">
            <text:p>975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 Raymond</text:p>
          </table:table-cell>
          <table:table-cell office:value-type="float" office:value="97583" calcext:value-type="float">
            <text:p>97583</text:p>
          </table:table-cell>
          <table:table-cell office:value-type="float" office:value="97597" calcext:value-type="float">
            <text:p>9759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I</text:p>
          </table:table-cell>
          <table:table-cell office:value-type="float" office:value="97599" calcext:value-type="float">
            <text:p>97599</text:p>
          </table:table-cell>
          <table:table-cell office:value-type="float" office:value="97604" calcext:value-type="float">
            <text:p>9760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7606" calcext:value-type="float">
            <text:p>97606</text:p>
          </table:table-cell>
          <table:table-cell office:value-type="float" office:value="97611" calcext:value-type="float">
            <text:p>9761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éiade</text:p>
          </table:table-cell>
          <table:table-cell office:value-type="float" office:value="97618" calcext:value-type="float">
            <text:p>97618</text:p>
          </table:table-cell>
          <table:table-cell office:value-type="float" office:value="97626" calcext:value-type="float">
            <text:p>9762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le R</text:p>
          </table:table-cell>
          <table:table-cell office:value-type="float" office:value="97687" calcext:value-type="float">
            <text:p>97687</text:p>
          </table:table-cell>
          <table:table-cell office:value-type="float" office:value="97694" calcext:value-type="float">
            <text:p>9769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iès</text:p>
          </table:table-cell>
          <table:table-cell office:value-type="float" office:value="97757" calcext:value-type="float">
            <text:p>97757</text:p>
          </table:table-cell>
          <table:table-cell office:value-type="float" office:value="97763" calcext:value-type="float">
            <text:p>9776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anzösischen</text:p>
          </table:table-cell>
          <table:table-cell office:value-type="float" office:value="97798" calcext:value-type="float">
            <text:p>97798</text:p>
          </table:table-cell>
          <table:table-cell office:value-type="float" office:value="97812" calcext:value-type="float">
            <text:p>9781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e Neubaur</text:p>
          </table:table-cell>
          <table:table-cell office:value-type="float" office:value="97817" calcext:value-type="float">
            <text:p>97817</text:p>
          </table:table-cell>
          <table:table-cell office:value-type="float" office:value="97833" calcext:value-type="float">
            <text:p>9783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in Kersten</text:p>
          </table:table-cell>
          <table:table-cell office:value-type="float" office:value="97838" calcext:value-type="float">
            <text:p>97838</text:p>
          </table:table-cell>
          <table:table-cell office:value-type="float" office:value="97851" calcext:value-type="float">
            <text:p>978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̈nchen</text:p>
          </table:table-cell>
          <table:table-cell office:value-type="float" office:value="97853" calcext:value-type="float">
            <text:p>97853</text:p>
          </table:table-cell>
          <table:table-cell office:value-type="float" office:value="97861" calcext:value-type="float">
            <text:p>978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en</text:p>
          </table:table-cell>
          <table:table-cell office:value-type="float" office:value="97864" calcext:value-type="float">
            <text:p>97864</text:p>
          </table:table-cell>
          <table:table-cell office:value-type="float" office:value="97868" calcext:value-type="float">
            <text:p>9786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innerungsräume</text:p>
          </table:table-cell>
          <table:table-cell office:value-type="float" office:value="97891" calcext:value-type="float">
            <text:p>97891</text:p>
          </table:table-cell>
          <table:table-cell office:value-type="float" office:value="97908" calcext:value-type="float">
            <text:p>9790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̈nchen</text:p>
          </table:table-cell>
          <table:table-cell office:value-type="float" office:value="97966" calcext:value-type="float">
            <text:p>97966</text:p>
          </table:table-cell>
          <table:table-cell office:value-type="float" office:value="97974" calcext:value-type="float">
            <text:p>9797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dächtnisses</text:p>
          </table:table-cell>
          <table:table-cell office:value-type="float" office:value="98105" calcext:value-type="float">
            <text:p>98105</text:p>
          </table:table-cell>
          <table:table-cell office:value-type="float" office:value="98119" calcext:value-type="float">
            <text:p>98119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k Baasner</text:p>
          </table:table-cell>
          <table:table-cell office:value-type="float" office:value="98122" calcext:value-type="float">
            <text:p>98122</text:p>
          </table:table-cell>
          <table:table-cell office:value-type="float" office:value="98135" calcext:value-type="float">
            <text:p>981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eals</text:p>
          </table:table-cell>
          <table:table-cell office:value-type="float" office:value="98214" calcext:value-type="float">
            <text:p>98214</text:p>
          </table:table-cell>
          <table:table-cell office:value-type="float" office:value="98220" calcext:value-type="float">
            <text:p>9822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idelberg</text:p>
          </table:table-cell>
          <table:table-cell office:value-type="float" office:value="98222" calcext:value-type="float">
            <text:p>98222</text:p>
          </table:table-cell>
          <table:table-cell office:value-type="float" office:value="98232" calcext:value-type="float">
            <text:p>9823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udia Romanica 69</text:p>
          </table:table-cell>
          <table:table-cell office:value-type="float" office:value="98239" calcext:value-type="float">
            <text:p>98239</text:p>
          </table:table-cell>
          <table:table-cell office:value-type="float" office:value="98257" calcext:value-type="float">
            <text:p>982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ton Bachelard</text:p>
          </table:table-cell>
          <table:table-cell office:value-type="float" office:value="98287" calcext:value-type="float">
            <text:p>98287</text:p>
          </table:table-cell>
          <table:table-cell office:value-type="float" office:value="98303" calcext:value-type="float">
            <text:p>9830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8366" calcext:value-type="float">
            <text:p>98366</text:p>
          </table:table-cell>
          <table:table-cell office:value-type="float" office:value="98371" calcext:value-type="float">
            <text:p>9837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nouvelle critique</text:p>
          </table:table-cell>
          <table:table-cell office:value-type="float" office:value="98393" calcext:value-type="float">
            <text:p>98393</text:p>
          </table:table-cell>
          <table:table-cell office:value-type="float" office:value="98411" calcext:value-type="float">
            <text:p>9841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magination matérielle</text:p>
          </table:table-cell>
          <table:table-cell office:value-type="float" office:value="98437" calcext:value-type="float">
            <text:p>98437</text:p>
          </table:table-cell>
          <table:table-cell office:value-type="float" office:value="98462" calcext:value-type="float">
            <text:p>9846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and Barthes</text:p>
          </table:table-cell>
          <table:table-cell office:value-type="float" office:value="98521" calcext:value-type="float">
            <text:p>98521</text:p>
          </table:table-cell>
          <table:table-cell office:value-type="float" office:value="98535" calcext:value-type="float">
            <text:p>985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gments d</text:p>
          </table:table-cell>
          <table:table-cell office:value-type="string" calcext:value-type="string">
            <text:p>un discours amoureux</text:p>
          </table:table-cell>
          <table:table-cell office:value-type="float" office:value="98537" calcext:value-type="float">
            <text:p>98537</text:p>
          </table:table-cell>
          <table:table-cell office:value-type="float" office:value="98569" calcext:value-type="float">
            <text:p>9856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8571" calcext:value-type="float">
            <text:p>98571</text:p>
          </table:table-cell>
          <table:table-cell office:value-type="float" office:value="98576" calcext:value-type="float">
            <text:p>9857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sabeth Bronfen</text:p>
          </table:table-cell>
          <table:table-cell office:value-type="float" office:value="98583" calcext:value-type="float">
            <text:p>98583</text:p>
          </table:table-cell>
          <table:table-cell office:value-type="float" office:value="98600" calcext:value-type="float">
            <text:p>986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 über</text:p>
          </table:table-cell>
          <table:table-cell office:value-type="float" office:value="98602" calcext:value-type="float">
            <text:p>98602</text:p>
          </table:table-cell>
          <table:table-cell office:value-type="float" office:value="98611" calcext:value-type="float">
            <text:p>9861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blichkeit</text:p>
          </table:table-cell>
          <table:table-cell office:value-type="float" office:value="98630" calcext:value-type="float">
            <text:p>98630</text:p>
          </table:table-cell>
          <table:table-cell office:value-type="float" office:value="98642" calcext:value-type="float">
            <text:p>9864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̈sthetik</text:p>
          </table:table-cell>
          <table:table-cell office:value-type="float" office:value="98647" calcext:value-type="float">
            <text:p>98647</text:p>
          </table:table-cell>
          <table:table-cell office:value-type="float" office:value="98656" calcext:value-type="float">
            <text:p>9865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̈nchen</text:p>
          </table:table-cell>
          <table:table-cell office:value-type="float" office:value="98658" calcext:value-type="float">
            <text:p>98658</text:p>
          </table:table-cell>
          <table:table-cell office:value-type="float" office:value="98666" calcext:value-type="float">
            <text:p>9866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amour des lettres ou le contrat déchiré</text:p>
          </table:table-cell>
          <table:table-cell office:value-type="float" office:value="98694" calcext:value-type="float">
            <text:p>98694</text:p>
          </table:table-cell>
          <table:table-cell office:value-type="float" office:value="98737" calcext:value-type="float">
            <text:p>98737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A 3</text:p>
          </table:table-cell>
          <table:table-cell office:value-type="float" office:value="98739" calcext:value-type="float">
            <text:p>98739</text:p>
          </table:table-cell>
          <table:table-cell office:value-type="float" office:value="98745" calcext:value-type="float">
            <text:p>987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nnheim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98754" calcext:value-type="float">
            <text:p>98754</text:p>
          </table:table-cell>
          <table:table-cell office:value-type="float" office:value="98763" calcext:value-type="float">
            <text:p>9876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ques Derida</text:p>
          </table:table-cell>
          <table:table-cell office:value-type="float" office:value="98769" calcext:value-type="float">
            <text:p>98769</text:p>
          </table:table-cell>
          <table:table-cell office:value-type="float" office:value="98783" calcext:value-type="float">
            <text:p>987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la grammatologie</text:p>
          </table:table-cell>
          <table:table-cell office:value-type="float" office:value="98785" calcext:value-type="float">
            <text:p>98785</text:p>
          </table:table-cell>
          <table:table-cell office:value-type="float" office:value="98804" calcext:value-type="float">
            <text:p>9880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8806" calcext:value-type="float">
            <text:p>98806</text:p>
          </table:table-cell>
          <table:table-cell office:value-type="float" office:value="98811" calcext:value-type="float">
            <text:p>9881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us Dirscherl</text:p>
          </table:table-cell>
          <table:table-cell office:value-type="float" office:value="98818" calcext:value-type="float">
            <text:p>98818</text:p>
          </table:table-cell>
          <table:table-cell office:value-type="float" office:value="98833" calcext:value-type="float">
            <text:p>9883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 Roman der Philosophen</text:p>
          </table:table-cell>
          <table:table-cell office:value-type="float" office:value="98835" calcext:value-type="float">
            <text:p>98835</text:p>
          </table:table-cell>
          <table:table-cell office:value-type="float" office:value="98860" calcext:value-type="float">
            <text:p>9886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̈bingen</text:p>
          </table:table-cell>
          <table:table-cell office:value-type="float" office:value="98862" calcext:value-type="float">
            <text:p>98862</text:p>
          </table:table-cell>
          <table:table-cell office:value-type="float" office:value="98871" calcext:value-type="float">
            <text:p>988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 Eigeldinger</text:p>
          </table:table-cell>
          <table:table-cell office:value-type="float" office:value="98878" calcext:value-type="float">
            <text:p>98878</text:p>
          </table:table-cell>
          <table:table-cell office:value-type="float" office:value="98894" calcext:value-type="float">
            <text:p>988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98896" calcext:value-type="float">
            <text:p>98896</text:p>
          </table:table-cell>
          <table:table-cell office:value-type="float" office:value="98917" calcext:value-type="float">
            <text:p>989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ythigue et cohérence</text:p>
          </table:table-cell>
          <table:table-cell office:value-type="float" office:value="98927" calcext:value-type="float">
            <text:p>98927</text:p>
          </table:table-cell>
          <table:table-cell office:value-type="float" office:value="98949" calcext:value-type="float">
            <text:p>9894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châtel</text:p>
          </table:table-cell>
          <table:table-cell office:value-type="float" office:value="98951" calcext:value-type="float">
            <text:p>98951</text:p>
          </table:table-cell>
          <table:table-cell office:value-type="float" office:value="98961" calcext:value-type="float">
            <text:p>9896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burga Hülk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98972" calcext:value-type="float">
            <text:p>98972</text:p>
          </table:table-cell>
          <table:table-cell office:value-type="float" office:value="98987" calcext:value-type="float">
            <text:p>9898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hel Foucault</text:p>
          </table:table-cell>
          <table:table-cell office:value-type="float" office:value="98987" calcext:value-type="float">
            <text:p>98987</text:p>
          </table:table-cell>
          <table:table-cell office:value-type="float" office:value="99002" calcext:value-type="float">
            <text:p>9900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xualität</text:p>
          </table:table-cell>
          <table:table-cell office:value-type="float" office:value="99004" calcext:value-type="float">
            <text:p>99004</text:p>
          </table:table-cell>
          <table:table-cell office:value-type="float" office:value="99015" calcext:value-type="float">
            <text:p>9901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d. I</text:p>
          </table:table-cell>
          <table:table-cell office:value-type="float" office:value="99030" calcext:value-type="float">
            <text:p>99030</text:p>
          </table:table-cell>
          <table:table-cell office:value-type="float" office:value="99035" calcext:value-type="float">
            <text:p>9903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r Wille zum Wīssen</text:p>
          </table:table-cell>
          <table:table-cell office:value-type="float" office:value="99037" calcext:value-type="float">
            <text:p>99037</text:p>
          </table:table-cell>
          <table:table-cell office:value-type="float" office:value="99058" calcext:value-type="float">
            <text:p>9905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ankfurt/M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99060" calcext:value-type="float">
            <text:p>99060</text:p>
          </table:table-cell>
          <table:table-cell office:value-type="float" office:value="99073" calcext:value-type="float">
            <text:p>9907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float" office:value="99078" calcext:value-type="float">
            <text:p>99078</text:p>
          </table:table-cell>
          <table:table-cell office:value-type="float" office:value="99091" calcext:value-type="float">
            <text:p>9909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 Wolfsmann</text:p>
          </table:table-cell>
          <table:table-cell office:value-type="float" office:value="99138" calcext:value-type="float">
            <text:p>99138</text:p>
          </table:table-cell>
          <table:table-cell office:value-type="float" office:value="99151" calcext:value-type="float">
            <text:p>9915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und Freud Studienausgabe</text:p>
          </table:table-cell>
          <table:table-cell office:value-type="float" office:value="99172" calcext:value-type="float">
            <text:p>99172</text:p>
          </table:table-cell>
          <table:table-cell office:value-type="float" office:value="99200" calcext:value-type="float">
            <text:p>992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. Alcxander Mitscherlich</text:p>
          </table:table-cell>
          <table:table-cell office:value-type="float" office:value="99202" calcext:value-type="float">
            <text:p>99202</text:p>
          </table:table-cell>
          <table:table-cell office:value-type="float" office:value="99233" calcext:value-type="float">
            <text:p>9923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VIII</text:p>
          </table:table-cell>
          <table:table-cell office:value-type="float" office:value="99257" calcext:value-type="float">
            <text:p>99257</text:p>
          </table:table-cell>
          <table:table-cell office:value-type="float" office:value="99265" calcext:value-type="float">
            <text:p>9926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wei Kinderneurosen</text:p>
          </table:table-cell>
          <table:table-cell office:value-type="float" office:value="99267" calcext:value-type="float">
            <text:p>99267</text:p>
          </table:table-cell>
          <table:table-cell office:value-type="float" office:value="99286" calcext:value-type="float">
            <text:p>9928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ankfurtM.</text:p>
          </table:table-cell>
          <table:table-cell table:number-columns-repeated="6"/>
        </table:table-row>
        <table:table-row table:style-name="ro1" table:visibility="filter">
          <table:table-cell office:value-type="float" office:value="1969" calcext:value-type="float">
            <text:p>1969</text:p>
          </table:table-cell>
          <table:table-cell office:value-type="float" office:value="99289" calcext:value-type="float">
            <text:p>99289</text:p>
          </table:table-cell>
          <table:table-cell office:value-type="float" office:value="99305" calcext:value-type="float">
            <text:p>9930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“</text:p>
          </table:table-cell>
          <table:table-cell office:value-type="float" office:value="99387" calcext:value-type="float">
            <text:p>99387</text:p>
          </table:table-cell>
          <table:table-cell office:value-type="float" office:value="99388" calcext:value-type="float">
            <text:p>9938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and Galle</text:p>
          </table:table-cell>
          <table:table-cell office:value-type="float" office:value="99400" calcext:value-type="float">
            <text:p>99400</text:p>
          </table:table-cell>
          <table:table-cell office:value-type="float" office:value="99412" calcext:value-type="float">
            <text:p>994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s Autobiographie</text:p>
          </table:table-cell>
          <table:table-cell office:value-type="float" office:value="99452" calcext:value-type="float">
            <text:p>99452</text:p>
          </table:table-cell>
          <table:table-cell office:value-type="float" office:value="99476" calcext:value-type="float">
            <text:p>994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iburger</text:p>
          </table:table-cell>
          <table:table-cell office:value-type="float" office:value="99482" calcext:value-type="float">
            <text:p>99482</text:p>
          </table:table-cell>
          <table:table-cell office:value-type="float" office:value="99492" calcext:value-type="float">
            <text:p>9949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spräche 1</text:p>
          </table:table-cell>
          <table:table-cell office:value-type="float" office:value="99517" calcext:value-type="float">
            <text:p>99517</text:p>
          </table:table-cell>
          <table:table-cell office:value-type="float" office:value="99529" calcext:value-type="float">
            <text:p>9952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̈nchen</text:p>
          </table:table-cell>
          <table:table-cell office:value-type="float" office:value="99581" calcext:value-type="float">
            <text:p>99581</text:p>
          </table:table-cell>
          <table:table-cell office:value-type="float" office:value="99589" calcext:value-type="float">
            <text:p>9958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n</text:p>
          </table:table-cell>
          <table:table-cell office:value-type="float" office:value="99592" calcext:value-type="float">
            <text:p>99592</text:p>
          </table:table-cell>
          <table:table-cell office:value-type="float" office:value="99596" calcext:value-type="float">
            <text:p>9959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ri Gouhier</text:p>
          </table:table-cell>
          <table:table-cell office:value-type="float" office:value="99610" calcext:value-type="float">
            <text:p>99610</text:p>
          </table:table-cell>
          <table:table-cell office:value-type="float" office:value="99623" calcext:value-type="float">
            <text:p>9962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99675" calcext:value-type="float">
            <text:p>99675</text:p>
          </table:table-cell>
          <table:table-cell office:value-type="float" office:value="99680" calcext:value-type="float">
            <text:p>9968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la Graap</text:p>
          </table:table-cell>
          <table:table-cell office:value-type="float" office:value="99687" calcext:value-type="float">
            <text:p>99687</text:p>
          </table:table-cell>
          <table:table-cell office:value-type="float" office:value="99699" calcext:value-type="float">
            <text:p>9969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arens</text:p>
          </table:table-cell>
          <table:table-cell office:value-type="float" office:value="99721" calcext:value-type="float">
            <text:p>99721</text:p>
          </table:table-cell>
          <table:table-cell office:value-type="float" office:value="99728" calcext:value-type="float">
            <text:p>9972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hältnis</text:p>
          </table:table-cell>
          <table:table-cell office:value-type="float" office:value="99734" calcext:value-type="float">
            <text:p>99734</text:p>
          </table:table-cell>
          <table:table-cell office:value-type="float" office:value="99745" calcext:value-type="float">
            <text:p>9974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tu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99764" calcext:value-type="float">
            <text:p>99764</text:p>
          </table:table-cell>
          <table:table-cell office:value-type="float" office:value="99770" calcext:value-type="float">
            <text:p>9977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-Jacques Rousscaus</text:p>
          </table:table-cell>
          <table:table-cell office:value-type="float" office:value="99784" calcext:value-type="float">
            <text:p>99784</text:p>
          </table:table-cell>
          <table:table-cell office:value-type="float" office:value="99806" calcext:value-type="float">
            <text:p>9980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velle Héloise</text:p>
          </table:table-cell>
          <table:table-cell office:value-type="float" office:value="99819" calcext:value-type="float">
            <text:p>99819</text:p>
          </table:table-cell>
          <table:table-cell office:value-type="float" office:value="99836" calcext:value-type="float">
            <text:p>9983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terar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844" calcext:value-type="float">
            <text:p>99844</text:p>
          </table:table-cell>
          <table:table-cell office:value-type="float" office:value="99852" calcext:value-type="float">
            <text:p>99852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er Groh</text:p>
          </table:table-cell>
          <table:table-cell office:value-type="float" office:value="99907" calcext:value-type="float">
            <text:p>99907</text:p>
          </table:table-cell>
          <table:table-cell office:value-type="float" office:value="99918" calcext:value-type="float">
            <text:p>999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ulturgeschichte der Nar</text:p>
          </table:table-cell>
          <table:table-cell office:value-type="float" office:value="99953" calcext:value-type="float">
            <text:p>99953</text:p>
          </table:table-cell>
          <table:table-cell office:value-type="float" office:value="99977" calcext:value-type="float">
            <text:p>9997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ronto</text:p>
          </table:table-cell>
          <table:table-cell office:value-type="float" office:value="100161" calcext:value-type="float">
            <text:p>100161</text:p>
          </table:table-cell>
          <table:table-cell office:value-type="float" office:value="100168" calcext:value-type="float">
            <text:p>10016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ffalo</text:p>
          </table:table-cell>
          <table:table-cell office:value-type="float" office:value="100171" calcext:value-type="float">
            <text:p>100171</text:p>
          </table:table-cell>
          <table:table-cell office:value-type="float" office:value="100178" calcext:value-type="float">
            <text:p>10017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ndon</text:p>
          </table:table-cell>
          <table:table-cell office:value-type="float" office:value="100181" calcext:value-type="float">
            <text:p>100181</text:p>
          </table:table-cell>
          <table:table-cell office:value-type="float" office:value="100187" calcext:value-type="float">
            <text:p>10018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ultur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0195" calcext:value-type="float">
            <text:p>100195</text:p>
          </table:table-cell>
          <table:table-cell office:value-type="float" office:value="100202" calcext:value-type="float">
            <text:p>10020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eph Jurt</text:p>
          </table:table-cell>
          <table:table-cell office:value-type="float" office:value="100228" calcext:value-type="float">
            <text:p>100228</text:p>
          </table:table-cell>
          <table:table-cell office:value-type="float" office:value="100239" calcext:value-type="float">
            <text:p>1002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Rousseau</text:p>
          </table:table-cell>
          <table:table-cell office:value-type="float" office:value="100241" calcext:value-type="float">
            <text:p>100241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ünder ciner</text:p>
          </table:table-cell>
          <table:table-cell office:value-type="float" office:value="100252" calcext:value-type="float">
            <text:p>100252</text:p>
          </table:table-cell>
          <table:table-cell office:value-type="float" office:value="100268" calcext:value-type="float">
            <text:p>10026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ika Fludernik R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stvold</text:p>
          </table:table-cell>
          <table:table-cell office:value-type="float" office:value="100295" calcext:value-type="float">
            <text:p>100295</text:p>
          </table:table-cell>
          <table:table-cell office:value-type="float" office:value="100325" calcext:value-type="float">
            <text:p>10032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0327" calcext:value-type="float">
            <text:p>100327</text:p>
          </table:table-cell>
          <table:table-cell office:value-type="float" office:value="100333" calcext:value-type="float">
            <text:p>10033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ier</text:p>
          </table:table-cell>
          <table:table-cell office:value-type="float" office:value="100357" calcext:value-type="float">
            <text:p>100357</text:p>
          </table:table-cell>
          <table:table-cell office:value-type="float" office:value="100362" calcext:value-type="float">
            <text:p>10036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alität</text:p>
          </table:table-cell>
          <table:table-cell office:value-type="float" office:value="100393" calcext:value-type="float">
            <text:p>100393</text:p>
          </table:table-cell>
          <table:table-cell office:value-type="float" office:value="100402" calcext:value-type="float">
            <text:p>10040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zustands</text:p>
          </table:table-cell>
          <table:table-cell office:value-type="float" office:value="100446" calcext:value-type="float">
            <text:p>100446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00466" calcext:value-type="float">
            <text:p>100466</text:p>
          </table:table-cell>
          <table:table-cell office:value-type="float" office:value="100474" calcext:value-type="float">
            <text:p>10047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</text:p>
          </table:table-cell>
          <table:table-cell office:value-type="float" office:value="100561" calcext:value-type="float">
            <text:p>100561</text:p>
          </table:table-cell>
          <table:table-cell office:value-type="float" office:value="100567" calcext:value-type="float">
            <text:p>10056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nne Kesting</text:p>
          </table:table-cell>
          <table:table-cell office:value-type="float" office:value="100584" calcext:value-type="float">
            <text:p>100584</text:p>
          </table:table-cell>
          <table:table-cell office:value-type="float" office:value="100600" calcext:value-type="float">
            <text:p>1006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dien</text:p>
          </table:table-cell>
          <table:table-cell office:value-type="float" office:value="100604" calcext:value-type="float">
            <text:p>100604</text:p>
          </table:table-cell>
          <table:table-cell office:value-type="float" office:value="100612" calcext:value-type="float">
            <text:p>10061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fred Smuda</text:p>
          </table:table-cell>
          <table:table-cell office:value-type="float" office:value="100706" calcext:value-type="float">
            <text:p>100706</text:p>
          </table:table-cell>
          <table:table-cell office:value-type="float" office:value="100719" calcext:value-type="float">
            <text:p>10071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0721" calcext:value-type="float">
            <text:p>100721</text:p>
          </table:table-cell>
          <table:table-cell office:value-type="float" office:value="100727" calcext:value-type="float">
            <text:p>10072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dschafi</text:p>
          </table:table-cell>
          <table:table-cell office:value-type="float" office:value="100730" calcext:value-type="float">
            <text:p>100730</text:p>
          </table:table-cell>
          <table:table-cell office:value-type="float" office:value="100740" calcext:value-type="float">
            <text:p>10074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ankfurt/M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0742" calcext:value-type="float">
            <text:p>100742</text:p>
          </table:table-cell>
          <table:table-cell office:value-type="float" office:value="100755" calcext:value-type="float">
            <text:p>10075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anzösischen Literatur</text:p>
          </table:table-cell>
          <table:table-cell office:value-type="float" office:value="100815" calcext:value-type="float">
            <text:p>100815</text:p>
          </table:table-cell>
          <table:table-cell office:value-type="float" office:value="100839" calcext:value-type="float">
            <text:p>10083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fklärung II</text:p>
          </table:table-cell>
          <table:table-cell office:value-type="float" office:value="100841" calcext:value-type="float">
            <text:p>100841</text:p>
          </table:table-cell>
          <table:table-cell office:value-type="float" office:value="100855" calcext:value-type="float">
            <text:p>10085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mar Rieger</text:p>
          </table:table-cell>
          <table:table-cell office:value-type="float" office:value="100866" calcext:value-type="float">
            <text:p>100866</text:p>
          </table:table-cell>
          <table:table-cell office:value-type="float" office:value="100880" calcext:value-type="float">
            <text:p>1008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uttgart</text:p>
          </table:table-cell>
          <table:table-cell office:value-type="float" office:value="100882" calcext:value-type="float">
            <text:p>100882</text:p>
          </table:table-cell>
          <table:table-cell office:value-type="float" office:value="100891" calcext:value-type="float">
            <text:p>10089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lin</text:p>
          </table:table-cell>
          <table:table-cell office:value-type="float" office:value="100894" calcext:value-type="float">
            <text:p>100894</text:p>
          </table:table-cell>
          <table:table-cell office:value-type="float" office:value="100900" calcext:value-type="float">
            <text:p>10090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ln</text:p>
          </table:table-cell>
          <table:table-cell office:value-type="float" office:value="100903" calcext:value-type="float">
            <text:p>100903</text:p>
          </table:table-cell>
          <table:table-cell office:value-type="float" office:value="100908" calcext:value-type="float">
            <text:p>10090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z</text:p>
          </table:table-cell>
          <table:table-cell office:value-type="float" office:value="100911" calcext:value-type="float">
            <text:p>100911</text:p>
          </table:table-cell>
          <table:table-cell office:value-type="float" office:value="100916" calcext:value-type="float">
            <text:p>10091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sellek</text:p>
          </table:table-cell>
          <table:table-cell office:value-type="float" office:value="100932" calcext:value-type="float">
            <text:p>100932</text:p>
          </table:table-cell>
          <table:table-cell office:value-type="float" office:value="100940" calcext:value-type="float">
            <text:p>10094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kfurM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0960" calcext:value-type="float">
            <text:p>100960</text:p>
          </table:table-cell>
          <table:table-cell office:value-type="float" office:value="100971" calcext:value-type="float">
            <text:p>10097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es Laforgue</text:p>
          </table:table-cell>
          <table:table-cell office:value-type="float" office:value="100977" calcext:value-type="float">
            <text:p>100977</text:p>
          </table:table-cell>
          <table:table-cell office:value-type="float" office:value="100991" calcext:value-type="float">
            <text:p>10099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n-Jacques Rousseau</text:p>
          </table:table-cell>
          <table:table-cell office:value-type="float" office:value="101004" calcext:value-type="float">
            <text:p>101004</text:p>
          </table:table-cell>
          <table:table-cell office:value-type="float" office:value="101025" calcext:value-type="float">
            <text:p>1010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01107" calcext:value-type="float">
            <text:p>101107</text:p>
          </table:table-cell>
          <table:table-cell office:value-type="float" office:value="101112" calcext:value-type="float">
            <text:p>10111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01156" calcext:value-type="float">
            <text:p>101156</text:p>
          </table:table-cell>
          <table:table-cell office:value-type="float" office:value="101164" calcext:value-type="float">
            <text:p>1011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 pacte autobiographigue</text:p>
          </table:table-cell>
          <table:table-cell office:value-type="float" office:value="101185" calcext:value-type="float">
            <text:p>101185</text:p>
          </table:table-cell>
          <table:table-cell office:value-type="float" office:value="101210" calcext:value-type="float">
            <text:p>101210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01212" calcext:value-type="float">
            <text:p>101212</text:p>
          </table:table-cell>
          <table:table-cell office:value-type="float" office:value="101217" calcext:value-type="float">
            <text:p>10121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llection Poétique</text:p>
          </table:table-cell>
          <table:table-cell office:value-type="float" office:value="101224" calcext:value-type="float">
            <text:p>101224</text:p>
          </table:table-cell>
          <table:table-cell office:value-type="float" office:value="101244" calcext:value-type="float">
            <text:p>101244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étigue</text:p>
          </table:table-cell>
          <table:table-cell office:value-type="float" office:value="101331" calcext:value-type="float">
            <text:p>101331</text:p>
          </table:table-cell>
          <table:table-cell office:value-type="float" office:value="101340" calcext:value-type="float">
            <text:p>10134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 Christoph Lichtenberg</text:p>
          </table:table-cell>
          <table:table-cell office:value-type="float" office:value="101357" calcext:value-type="float">
            <text:p>101357</text:p>
          </table:table-cell>
          <table:table-cell office:value-type="float" office:value="101384" calcext:value-type="float">
            <text:p>1013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rifen d Briefe</text:p>
          </table:table-cell>
          <table:table-cell office:value-type="float" office:value="101386" calcext:value-type="float">
            <text:p>101386</text:p>
          </table:table-cell>
          <table:table-cell office:value-type="float" office:value="101403" calcext:value-type="float">
            <text:p>10140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gang Promies</text:p>
          </table:table-cell>
          <table:table-cell office:value-type="float" office:value="101414" calcext:value-type="float">
            <text:p>101414</text:p>
          </table:table-cell>
          <table:table-cell office:value-type="float" office:value="101430" calcext:value-type="float">
            <text:p>10143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IIl</text:p>
          </table:table-cell>
          <table:table-cell office:value-type="float" office:value="101440" calcext:value-type="float">
            <text:p>101440</text:p>
          </table:table-cell>
          <table:table-cell office:value-type="float" office:value="101447" calcext:value-type="float">
            <text:p>101447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̈nchen</text:p>
          </table:table-cell>
          <table:table-cell office:value-type="float" office:value="101449" calcext:value-type="float">
            <text:p>101449</text:p>
          </table:table-cell>
          <table:table-cell office:value-type="float" office:value="101457" calcext:value-type="float">
            <text:p>10145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01481" calcext:value-type="float">
            <text:p>101481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cennes</text:p>
          </table:table-cell>
          <table:table-cell office:value-type="float" office:value="101525" calcext:value-type="float">
            <text:p>101525</text:p>
          </table:table-cell>
          <table:table-cell office:value-type="float" office:value="101534" calcext:value-type="float">
            <text:p>1015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utsche</text:p>
          </table:table-cell>
          <table:table-cell office:value-type="float" office:value="101542" calcext:value-type="float">
            <text:p>101542</text:p>
          </table:table-cell>
          <table:table-cell office:value-type="float" office:value="101550" calcext:value-type="float">
            <text:p>10155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̈lderlin-Rousseau</text:p>
          </table:table-cell>
          <table:table-cell office:value-type="float" office:value="101560" calcext:value-type="float">
            <text:p>101560</text:p>
          </table:table-cell>
          <table:table-cell office:value-type="float" office:value="101579" calcext:value-type="float">
            <text:p>10157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laden Wiesbaden</text:p>
          </table:table-cell>
          <table:table-cell office:value-type="float" office:value="101602" calcext:value-type="float">
            <text:p>101602</text:p>
          </table:table-cell>
          <table:table-cell office:value-type="float" office:value="101619" calcext:value-type="float">
            <text:p>101619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klas Luhmann</text:p>
          </table:table-cell>
          <table:table-cell office:value-type="float" office:value="101627" calcext:value-type="float">
            <text:p>101627</text:p>
          </table:table-cell>
          <table:table-cell office:value-type="float" office:value="101641" calcext:value-type="float">
            <text:p>10164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timität</text:p>
          </table:table-cell>
          <table:table-cell office:value-type="float" office:value="101680" calcext:value-type="float">
            <text:p>101680</text:p>
          </table:table-cell>
          <table:table-cell office:value-type="float" office:value="101690" calcext:value-type="float">
            <text:p>101690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ankfurt/M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1692" calcext:value-type="float">
            <text:p>101692</text:p>
          </table:table-cell>
          <table:table-cell office:value-type="float" office:value="101705" calcext:value-type="float">
            <text:p>10170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legories of reading</text:p>
          </table:table-cell>
          <table:table-cell office:value-type="float" office:value="101724" calcext:value-type="float">
            <text:p>101724</text:p>
          </table:table-cell>
          <table:table-cell office:value-type="float" office:value="101745" calcext:value-type="float">
            <text:p>101745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101767" calcext:value-type="float">
            <text:p>101767</text:p>
          </table:table-cell>
          <table:table-cell office:value-type="float" office:value="101775" calcext:value-type="float">
            <text:p>10177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101777" calcext:value-type="float">
            <text:p>101777</text:p>
          </table:table-cell>
          <table:table-cell office:value-type="float" office:value="101786" calcext:value-type="float">
            <text:p>1017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101788" calcext:value-type="float">
            <text:p>101788</text:p>
          </table:table-cell>
          <table:table-cell office:value-type="float" office:value="101793" calcext:value-type="float">
            <text:p>1017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laven</text:p>
          </table:table-cell>
          <table:table-cell office:value-type="float" office:value="101807" calcext:value-type="float">
            <text:p>101807</text:p>
          </table:table-cell>
          <table:table-cell office:value-type="float" office:value="101816" calcext:value-type="float">
            <text:p>10181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ndon</text:p>
          </table:table-cell>
          <table:table-cell office:value-type="float" office:value="101819" calcext:value-type="float">
            <text:p>101819</text:p>
          </table:table-cell>
          <table:table-cell office:value-type="float" office:value="101825" calcext:value-type="float">
            <text:p>10182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indness and Insight</text:p>
          </table:table-cell>
          <table:table-cell office:value-type="float" office:value="101845" calcext:value-type="float">
            <text:p>101845</text:p>
          </table:table-cell>
          <table:table-cell office:value-type="float" office:value="101866" calcext:value-type="float">
            <text:p>10186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hard Neumann</text:p>
          </table:table-cell>
          <table:table-cell office:value-type="float" office:value="101964" calcext:value-type="float">
            <text:p>101964</text:p>
          </table:table-cell>
          <table:table-cell office:value-type="float" office:value="101979" calcext:value-type="float">
            <text:p>1019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Skandalon</text:p>
          </table:table-cell>
          <table:table-cell office:value-type="float" office:value="101981" calcext:value-type="float">
            <text:p>101981</text:p>
          </table:table-cell>
          <table:table-cell office:value-type="float" office:value="101991" calcext:value-type="float">
            <text:p>101991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ziale Identität</text:p>
          </table:table-cell>
          <table:table-cell office:value-type="float" office:value="102015" calcext:value-type="float">
            <text:p>102015</text:p>
          </table:table-cell>
          <table:table-cell office:value-type="float" office:value="102033" calcext:value-type="float">
            <text:p>10203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ists</text:p>
          </table:table-cell>
          <table:table-cell office:value-type="float" office:value="102037" calcext:value-type="float">
            <text:p>102037</text:p>
          </table:table-cell>
          <table:table-cell office:value-type="float" office:value="102044" calcext:value-type="float">
            <text:p>1020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...</text:p>
          </table:table-cell>
          <table:table-cell office:value-type="float" office:value="102059" calcext:value-type="float">
            <text:p>102059</text:p>
          </table:table-cell>
          <table:table-cell office:value-type="float" office:value="102063" calcext:value-type="float">
            <text:p>10206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102072" calcext:value-type="float">
            <text:p>102072</text:p>
          </table:table-cell>
          <table:table-cell office:value-type="float" office:value="102081" calcext:value-type="float">
            <text:p>10208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s</text:p>
          </table:table-cell>
          <table:table-cell office:value-type="float" office:value="102123" calcext:value-type="float">
            <text:p>102123</text:p>
          </table:table-cell>
          <table:table-cell office:value-type="float" office:value="102127" calcext:value-type="float">
            <text:p>102127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2130" calcext:value-type="float">
            <text:p>102130</text:p>
          </table:table-cell>
          <table:table-cell office:value-type="float" office:value="102136" calcext:value-type="float">
            <text:p>10213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inr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Kleist</text:p>
          </table:table-cell>
          <table:table-cell office:value-type="float" office:value="102139" calcext:value-type="float">
            <text:p>102139</text:p>
          </table:table-cell>
          <table:table-cell office:value-type="float" office:value="102158" calcext:value-type="float">
            <text:p>10215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̈ndenfall</text:p>
          </table:table-cell>
          <table:table-cell office:value-type="float" office:value="102186" calcext:value-type="float">
            <text:p>102186</text:p>
          </table:table-cell>
          <table:table-cell office:value-type="float" office:value="102197" calcext:value-type="float">
            <text:p>10219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iburg</text:p>
          </table:table-cell>
          <table:table-cell office:value-type="float" office:value="102199" calcext:value-type="float">
            <text:p>102199</text:p>
          </table:table-cell>
          <table:table-cell office:value-type="float" office:value="102207" calcext:value-type="float">
            <text:p>102207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mbach</text:p>
          </table:table-cell>
          <table:table-cell office:value-type="float" office:value="102214" calcext:value-type="float">
            <text:p>102214</text:p>
          </table:table-cell>
          <table:table-cell office:value-type="float" office:value="102221" calcext:value-type="float">
            <text:p>10222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tterae 20</text:p>
          </table:table-cell>
          <table:table-cell office:value-type="float" office:value="102242" calcext:value-type="float">
            <text:p>102242</text:p>
          </table:table-cell>
          <table:table-cell office:value-type="float" office:value="102253" calcext:value-type="float">
            <text:p>10225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öner anthropologisch-semiotischer Beitrag</text:p>
          </table:table-cell>
          <table:table-cell office:value-type="float" office:value="102271" calcext:value-type="float">
            <text:p>102271</text:p>
          </table:table-cell>
          <table:table-cell office:value-type="float" office:value="102316" calcext:value-type="float">
            <text:p>10231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olf Picard</text:p>
          </table:table-cell>
          <table:table-cell office:value-type="float" office:value="102325" calcext:value-type="float">
            <text:p>102325</text:p>
          </table:table-cell>
          <table:table-cell office:value-type="float" office:value="102338" calcext:value-type="float">
            <text:p>10233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hrhun-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rts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14" calcext:value-type="float">
            <text:p>102414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idelberg</text:p>
          </table:table-cell>
          <table:table-cell office:value-type="float" office:value="102416" calcext:value-type="float">
            <text:p>102416</text:p>
          </table:table-cell>
          <table:table-cell office:value-type="float" office:value="102426" calcext:value-type="float">
            <text:p>10242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el Raymond</text:p>
          </table:table-cell>
          <table:table-cell office:value-type="float" office:value="102499" calcext:value-type="float">
            <text:p>102499</text:p>
          </table:table-cell>
          <table:table-cell office:value-type="float" office:value="102513" calcext:value-type="float">
            <text:p>10251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Jacques Rousseau</text:p>
          </table:table-cell>
          <table:table-cell office:value-type="float" office:value="102515" calcext:value-type="float">
            <text:p>102515</text:p>
          </table:table-cell>
          <table:table-cell office:value-type="float" office:value="102536" calcext:value-type="float">
            <text:p>10253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02571" calcext:value-type="float">
            <text:p>102571</text:p>
          </table:table-cell>
          <table:table-cell office:value-type="float" office:value="102576" calcext:value-type="float">
            <text:p>10257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s Weltbild</text:p>
          </table:table-cell>
          <table:table-cell office:value-type="float" office:value="102606" calcext:value-type="float">
            <text:p>102606</text:p>
          </table:table-cell>
          <table:table-cell office:value-type="float" office:value="102624" calcext:value-type="float">
            <text:p>10262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he Robert</text:p>
          </table:table-cell>
          <table:table-cell office:value-type="float" office:value="102680" calcext:value-type="float">
            <text:p>102680</text:p>
          </table:table-cell>
          <table:table-cell office:value-type="float" office:value="102693" calcext:value-type="float">
            <text:p>1026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 des origines et origines du roman</text:p>
          </table:table-cell>
          <table:table-cell office:value-type="float" office:value="102695" calcext:value-type="float">
            <text:p>102695</text:p>
          </table:table-cell>
          <table:table-cell office:value-type="float" office:value="102734" calcext:value-type="float">
            <text:p>102734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02736" calcext:value-type="float">
            <text:p>102736</text:p>
          </table:table-cell>
          <table:table-cell office:value-type="float" office:value="102741" calcext:value-type="float">
            <text:p>102741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fred Smuda</text:p>
          </table:table-cell>
          <table:table-cell office:value-type="float" office:value="102748" calcext:value-type="float">
            <text:p>102748</text:p>
          </table:table-cell>
          <table:table-cell office:value-type="float" office:value="102761" calcext:value-type="float">
            <text:p>10276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sg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2763" calcext:value-type="float">
            <text:p>102763</text:p>
          </table:table-cell>
          <table:table-cell office:value-type="float" office:value="102769" calcext:value-type="float">
            <text:p>102769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dschafi</text:p>
          </table:table-cell>
          <table:table-cell office:value-type="float" office:value="102772" calcext:value-type="float">
            <text:p>102772</text:p>
          </table:table-cell>
          <table:table-cell office:value-type="float" office:value="102782" calcext:value-type="float">
            <text:p>10278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ankfurtM.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2784" calcext:value-type="float">
            <text:p>102784</text:p>
          </table:table-cell>
          <table:table-cell office:value-type="float" office:value="102796" calcext:value-type="float">
            <text:p>102796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terdisziplinäre</text:p>
          </table:table-cell>
          <table:table-cell office:value-type="float" office:value="102803" calcext:value-type="float">
            <text:p>102803</text:p>
          </table:table-cell>
          <table:table-cell office:value-type="float" office:value="102821" calcext:value-type="float">
            <text:p>102821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 Starobinski</text:p>
          </table:table-cell>
          <table:table-cell office:value-type="float" office:value="102861" calcext:value-type="float">
            <text:p>102861</text:p>
          </table:table-cell>
          <table:table-cell office:value-type="float" office:value="102877" calcext:value-type="float">
            <text:p>10287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string" calcext:value-type="string">
            <text:p>œil vivant</text:p>
          </table:table-cell>
          <table:table-cell office:value-type="float" office:value="102879" calcext:value-type="float">
            <text:p>102879</text:p>
          </table:table-cell>
          <table:table-cell office:value-type="float" office:value="102891" calcext:value-type="float">
            <text:p>102891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. I</text:p>
          </table:table-cell>
          <table:table-cell office:value-type="float" office:value="102893" calcext:value-type="float">
            <text:p>102893</text:p>
          </table:table-cell>
          <table:table-cell office:value-type="float" office:value="102898" calcext:value-type="float">
            <text:p>102898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sai</text:p>
          </table:table-cell>
          <table:table-cell office:value-type="float" office:value="102900" calcext:value-type="float">
            <text:p>102900</text:p>
          </table:table-cell>
          <table:table-cell office:value-type="float" office:value="102905" calcext:value-type="float">
            <text:p>102905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rneille</text:p>
          </table:table-cell>
          <table:table-cell office:value-type="float" office:value="102907" calcext:value-type="float">
            <text:p>102907</text:p>
          </table:table-cell>
          <table:table-cell office:value-type="float" office:value="102916" calcext:value-type="float">
            <text:p>10291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cine</text:p>
          </table:table-cell>
          <table:table-cell office:value-type="float" office:value="102918" calcext:value-type="float">
            <text:p>102918</text:p>
          </table:table-cell>
          <table:table-cell office:value-type="float" office:value="102924" calcext:value-type="float">
            <text:p>10292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102926" calcext:value-type="float">
            <text:p>102926</text:p>
          </table:table-cell>
          <table:table-cell office:value-type="float" office:value="102934" calcext:value-type="float">
            <text:p>10293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ndhal</text:p>
          </table:table-cell>
          <table:table-cell office:value-type="float" office:value="102936" calcext:value-type="float">
            <text:p>102936</text:p>
          </table:table-cell>
          <table:table-cell office:value-type="float" office:value="102944" calcext:value-type="float">
            <text:p>10294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2947" calcext:value-type="float">
            <text:p>102947</text:p>
          </table:table-cell>
          <table:table-cell office:value-type="float" office:value="102953" calcext:value-type="float">
            <text:p>10295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geniöse</text:p>
          </table:table-cell>
          <table:table-cell office:value-type="float" office:value="102960" calcext:value-type="float">
            <text:p>102960</text:p>
          </table:table-cell>
          <table:table-cell office:value-type="float" office:value="102970" calcext:value-type="float">
            <text:p>102970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bjektivität</text:p>
          </table:table-cell>
          <table:table-cell office:value-type="float" office:value="102992" calcext:value-type="float">
            <text:p>102992</text:p>
          </table:table-cell>
          <table:table-cell office:value-type="float" office:value="103006" calcext:value-type="float">
            <text:p>103006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 Starobinski</text:p>
          </table:table-cell>
          <table:table-cell office:value-type="float" office:value="103035" calcext:value-type="float">
            <text:p>103035</text:p>
          </table:table-cell>
          <table:table-cell office:value-type="float" office:value="103051" calcext:value-type="float">
            <text:p>1030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Jacgues Rousseau</text:p>
          </table:table-cell>
          <table:table-cell office:value-type="float" office:value="103053" calcext:value-type="float">
            <text:p>103053</text:p>
          </table:table-cell>
          <table:table-cell office:value-type="float" office:value="103074" calcext:value-type="float">
            <text:p>10307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03107" calcext:value-type="float">
            <text:p>103107</text:p>
          </table:table-cell>
          <table:table-cell office:value-type="float" office:value="103112" calcext:value-type="float">
            <text:p>10311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03164" calcext:value-type="float">
            <text:p>103164</text:p>
          </table:table-cell>
          <table:table-cell office:value-type="float" office:value="103172" calcext:value-type="float">
            <text:p>10317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et</text:p>
          </table:table-cell>
          <table:table-cell office:value-type="float" office:value="103200" calcext:value-type="float">
            <text:p>103200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l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xtauszügen</text:p>
          </table:table-cell>
          <table:table-cell office:value-type="float" office:value="103235" calcext:value-type="float">
            <text:p>103235</text:p>
          </table:table-cell>
          <table:table-cell office:value-type="float" office:value="103248" calcext:value-type="float">
            <text:p>10324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03292" calcext:value-type="float">
            <text:p>103292</text:p>
          </table:table-cell>
          <table:table-cell office:value-type="float" office:value="103297" calcext:value-type="float">
            <text:p>103297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 Vincent-Buffault</text:p>
          </table:table-cell>
          <table:table-cell office:value-type="float" office:value="103391" calcext:value-type="float">
            <text:p>103391</text:p>
          </table:table-cell>
          <table:table-cell office:value-type="float" office:value="103412" calcext:value-type="float">
            <text:p>1034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mes</text:p>
          </table:table-cell>
          <table:table-cell office:value-type="float" office:value="103427" calcext:value-type="float">
            <text:p>103427</text:p>
          </table:table-cell>
          <table:table-cell office:value-type="float" office:value="103433" calcext:value-type="float">
            <text:p>103433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IIe-XIXe siècles</text:p>
          </table:table-cell>
          <table:table-cell office:value-type="float" office:value="103435" calcext:value-type="float">
            <text:p>103435</text:p>
          </table:table-cell>
          <table:table-cell office:value-type="float" office:value="103455" calcext:value-type="float">
            <text:p>103455</text:p>
          </table:table-cell>
          <table:table-cell office:value-type="string" calcext:value-type="string">
            <text:p>PER</text:p>
          </table:table-cell>
          <table:table-cell table:style-name="ce1" office:value-type="string" calcext:value-type="string">
            <text:p>falsch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is</text:p>
          </table:table-cell>
          <table:table-cell office:value-type="float" office:value="103457" calcext:value-type="float">
            <text:p>103457</text:p>
          </table:table-cell>
          <table:table-cell office:value-type="float" office:value="103462" calcext:value-type="float">
            <text:p>103462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e zurechtgelegte Frau</text:p>
          </table:table-cell>
          <table:table-cell office:value-type="float" office:value="103502" calcext:value-type="float">
            <text:p>103502</text:p>
          </table:table-cell>
          <table:table-cell office:value-type="float" office:value="103525" calcext:value-type="float">
            <text:p>103525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-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03546" calcext:value-type="float">
            <text:p>103546</text:p>
          </table:table-cell>
          <table:table-cell office:value-type="float" office:value="103553" calcext:value-type="float">
            <text:p>103553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milie Kleists</text:p>
          </table:table-cell>
          <table:table-cell office:value-type="float" office:value="103564" calcext:value-type="float">
            <text:p>103564</text:p>
          </table:table-cell>
          <table:table-cell office:value-type="float" office:value="103579" calcext:value-type="float">
            <text:p>1035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il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quise von O...</text:p>
          </table:table-cell>
          <table:table-cell office:value-type="float" office:value="103581" calcext:value-type="float">
            <text:p>103581</text:p>
          </table:table-cell>
          <table:table-cell office:value-type="float" office:value="103598" calcext:value-type="float">
            <text:p>103598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mann</text:p>
          </table:table-cell>
          <table:table-cell office:value-type="float" office:value="103606" calcext:value-type="float">
            <text:p>103606</text:p>
          </table:table-cell>
          <table:table-cell office:value-type="float" office:value="103613" calcext:value-type="float">
            <text:p>10361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sgeführte</text:p>
          </table:table-cell>
          <table:table-cell office:value-type="float" office:value="103651" calcext:value-type="float">
            <text:p>103651</text:p>
          </table:table-cell>
          <table:table-cell office:value-type="float" office:value="103663" calcext:value-type="float">
            <text:p>103663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03713" calcext:value-type="float">
            <text:p>103713</text:p>
          </table:table-cell>
          <table:table-cell office:value-type="float" office:value="103721" calcext:value-type="float">
            <text:p>1037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git Wagner</text:p>
          </table:table-cell>
          <table:table-cell office:value-type="float" office:value="103735" calcext:value-type="float">
            <text:p>103735</text:p>
          </table:table-cell>
          <table:table-cell office:value-type="float" office:value="103748" calcext:value-type="float">
            <text:p>10374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zösisch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pätaufklärung</text:p>
          </table:table-cell>
          <table:table-cell office:value-type="float" office:value="103811" calcext:value-type="float">
            <text:p>103811</text:p>
          </table:table-cell>
          <table:table-cell office:value-type="float" office:value="103842" calcext:value-type="float">
            <text:p>103842</text:p>
          </table:table-cell>
          <table:table-cell office:value-type="string" calcext:value-type="string">
            <text:p>ORG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en</text:p>
          </table:table-cell>
          <table:table-cell office:value-type="float" office:value="103844" calcext:value-type="float">
            <text:p>103844</text:p>
          </table:table-cell>
          <table:table-cell office:value-type="float" office:value="103848" calcext:value-type="float">
            <text:p>103848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̈ln</text:p>
          </table:table-cell>
          <table:table-cell office:value-type="float" office:value="103851" calcext:value-type="float">
            <text:p>103851</text:p>
          </table:table-cell>
          <table:table-cell office:value-type="float" office:value="103856" calcext:value-type="float">
            <text:p>103856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z</text:p>
          </table:table-cell>
          <table:table-cell office:value-type="float" office:value="103859" calcext:value-type="float">
            <text:p>103859</text:p>
          </table:table-cell>
          <table:table-cell office:value-type="float" office:value="103863" calcext:value-type="float">
            <text:p>103863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ener</text:p>
          </table:table-cell>
          <table:table-cell office:value-type="float" office:value="103876" calcext:value-type="float">
            <text:p>103876</text:p>
          </table:table-cell>
          <table:table-cell office:value-type="float" office:value="103882" calcext:value-type="float">
            <text:p>103882</text:p>
          </table:table-cell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 Quijote</text:p>
          </table:table-cell>
          <table:table-cell office:value-type="float" office:value="103915" calcext:value-type="float">
            <text:p>103915</text:p>
          </table:table-cell>
          <table:table-cell office:value-type="float" office:value="103926" calcext:value-type="float">
            <text:p>10392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enstein</text:p>
          </table:table-cell>
          <table:table-cell office:value-type="float" office:value="103931" calcext:value-type="float">
            <text:p>103931</text:p>
          </table:table-cell>
          <table:table-cell office:value-type="float" office:value="103943" calcext:value-type="float">
            <text:p>10394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ichti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uttgart</text:p>
          </table:table-cell>
          <table:table-cell office:value-type="float" office:value="104055" calcext:value-type="float">
            <text:p>104055</text:p>
          </table:table-cell>
          <table:table-cell office:value-type="float" office:value="104064" calcext:value-type="float">
            <text:p>104064</text:p>
          </table:table-cell>
          <table:table-cell office:value-type="string" calcext:value-type="string">
            <text:p>LOC</text:p>
          </table:table-cell>
          <table:table-cell table:number-columns-repeated="3"/>
        </table:table-row>
      </table:table>
      <table:table table:name="Personen" table:style-name="ta1"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start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jean-)acques Rousseau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iebeskorrespondenz</text:p>
          </table:table-cell>
          <table:table-cell office:value-type="float" office:value="572" calcext:value-type="float">
            <text:p>57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eligiöse</text:p>
          </table:table-cell>
          <table:table-cell office:value-type="float" office:value="935" calcext:value-type="float">
            <text:p>935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Transparenz absteckten</text:p>
          </table:table-cell>
          <table:table-cell office:value-type="float" office:value="1806" calcext:value-type="float">
            <text:p>1806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Francesco Petrarca</text:p>
          </table:table-cell>
          <table:table-cell office:value-type="float" office:value="2285" calcext:value-type="float">
            <text:p>2285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aura</text:p>
          </table:table-cell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bcreits</text:p>
          </table:table-cell>
          <table:table-cell office:value-type="float" office:value="2851" calcext:value-type="float">
            <text:p>2851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3032" calcext:value-type="float">
            <text:p>303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baelard</text:p>
          </table:table-cell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3316" calcext:value-type="float">
            <text:p>3316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baelards</text:p>
          </table:table-cell>
          <table:table-cell office:value-type="float" office:value="3370" calcext:value-type="float">
            <text:p>3370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ine Fiktion</text:p>
          </table:table-cell>
          <table:table-cell office:value-type="float" office:value="3581" calcext:value-type="float">
            <text:p>3581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3730" calcext:value-type="float">
            <text:p>373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 ou La nouvelle Héloise</text:p>
          </table:table-cell>
          <table:table-cell office:value-type="float" office:value="4115" calcext:value-type="float">
            <text:p>4115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/>
          <table:table-cell office:value-type="float" office:value="4429" calcext:value-type="float">
            <text:p>4429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baelards</text:p>
          </table:table-cell>
          <table:table-cell office:value-type="float" office:value="4490" calcext:value-type="float">
            <text:p>4490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4595" calcext:value-type="float">
            <text:p>4595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emard Gagnebin Marcel Raymond</text:p>
          </table:table-cell>
          <table:table-cell office:value-type="float" office:value="4688" calcext:value-type="float">
            <text:p>4688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4836" calcext:value-type="float">
            <text:p>4836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ezugs</text:p>
          </table:table-cell>
          <table:table-cell office:value-type="float" office:value="4948" calcext:value-type="float">
            <text:p>4948</text:p>
          </table:table-cell>
          <table:table-cell office:value-type="float" office:value="4954" calcext:value-type="float">
            <text:p>49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voyez mes perplexités</text:p>
          </table:table-cell>
          <table:table-cell office:value-type="float" office:value="5698" calcext:value-type="float">
            <text:p>5698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baelard</text:p>
          </table:table-cell>
          <table:table-cell office:value-type="float" office:value="5889" calcext:value-type="float">
            <text:p>5889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bert Lovelace</text:p>
          </table:table-cell>
          <table:table-cell office:value-type="float" office:value="5922" calcext:value-type="float">
            <text:p>5922</text:p>
          </table:table-cell>
          <table:table-cell office:value-type="float" office:value="5937" calcext:value-type="float">
            <text:p>593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amuel Richardsons</text:p>
          </table:table-cell>
          <table:table-cell office:value-type="float" office:value="6004" calcext:value-type="float">
            <text:p>6004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6322" calcext:value-type="float">
            <text:p>632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s Mutter</text:p>
          </table:table-cell>
          <table:table-cell office:value-type="float" office:value="6591" calcext:value-type="float">
            <text:p>6591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naissance</text:p>
          </table:table-cell>
          <table:table-cell office:value-type="float" office:value="6867" calcext:value-type="float">
            <text:p>6867</text:p>
          </table:table-cell>
          <table:table-cell office:value-type="float" office:value="6876" calcext:value-type="float">
            <text:p>68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7430" calcext:value-type="float">
            <text:p>7430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quelques larmes furtives</text:p>
          </table:table-cell>
          <table:table-cell office:value-type="float" office:value="8199" calcext:value-type="float">
            <text:p>8199</text:p>
          </table:table-cell>
          <table:table-cell office:value-type="float" office:value="8223" calcext:value-type="float">
            <text:p>822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Kuß</text:p>
          </table:table-cell>
          <table:table-cell office:value-type="float" office:value="10334" calcext:value-type="float">
            <text:p>10334</text:p>
          </table:table-cell>
          <table:table-cell office:value-type="float" office:value="10337" calcext:value-type="float">
            <text:p>103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10382" calcext:value-type="float">
            <text:p>10382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 Julie</text:p>
          </table:table-cell>
          <table:table-cell office:value-type="float" office:value="10628" calcext:value-type="float">
            <text:p>10628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suis ivre</text:p>
          </table:table-cell>
          <table:table-cell office:value-type="float" office:value="10686" calcext:value-type="float">
            <text:p>10686</text:p>
          </table:table-cell>
          <table:table-cell office:value-type="float" office:value="10695" calcext:value-type="float">
            <text:p>1069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0822" calcext:value-type="float">
            <text:p>10822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il fermente</text:p>
          </table:table-cell>
          <table:table-cell office:value-type="float" office:value="10905" calcext:value-type="float">
            <text:p>10905</text:p>
          </table:table-cell>
          <table:table-cell office:value-type="float" office:value="10916" calcext:value-type="float">
            <text:p>109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Claire</text:p>
          </table:table-cell>
          <table:table-cell office:value-type="float" office:value="11165" calcext:value-type="float">
            <text:p>11165</text:p>
          </table:table-cell>
          <table:table-cell office:value-type="float" office:value="11171" calcext:value-type="float">
            <text:p>1117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11479" calcext:value-type="float">
            <text:p>11479</text:p>
          </table:table-cell>
          <table:table-cell office:value-type="float" office:value="11501" calcext:value-type="float">
            <text:p>115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e doux lien</text:p>
          </table:table-cell>
          <table:table-cell office:value-type="float" office:value="11642" calcext:value-type="float">
            <text:p>11642</text:p>
          </table:table-cell>
          <table:table-cell office:value-type="float" office:value="11654" calcext:value-type="float">
            <text:p>1165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12041" calcext:value-type="float">
            <text:p>12041</text:p>
          </table:table-cell>
          <table:table-cell office:value-type="float" office:value="12046" calcext:value-type="float">
            <text:p>1204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12562" calcext:value-type="float">
            <text:p>12562</text:p>
          </table:table-cell>
          <table:table-cell office:value-type="float" office:value="12567" calcext:value-type="float">
            <text:p>1256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13017" calcext:value-type="float">
            <text:p>13017</text:p>
          </table:table-cell>
          <table:table-cell office:value-type="float" office:value="13022" calcext:value-type="float">
            <text:p>1302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verführen</text:p>
          </table:table-cell>
          <table:table-cell office:value-type="float" office:value="13146" calcext:value-type="float">
            <text:p>13146</text:p>
          </table:table-cell>
          <table:table-cell office:value-type="float" office:value="13156" calcext:value-type="float">
            <text:p>1315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gerät</text:p>
          </table:table-cell>
          <table:table-cell office:value-type="float" office:value="13511" calcext:value-type="float">
            <text:p>13511</text:p>
          </table:table-cell>
          <table:table-cell office:value-type="float" office:value="13517" calcext:value-type="float">
            <text:p>135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on pere</text:p>
          </table:table-cell>
          <table:table-cell office:value-type="float" office:value="13571" calcext:value-type="float">
            <text:p>13571</text:p>
          </table:table-cell>
          <table:table-cell office:value-type="float" office:value="13579" calcext:value-type="float">
            <text:p>1357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ecus un</text:p>
          </table:table-cell>
          <table:table-cell office:value-type="float" office:value="13742" calcext:value-type="float">
            <text:p>13742</text:p>
          </table:table-cell>
          <table:table-cell office:value-type="float" office:value="13750" calcext:value-type="float">
            <text:p>1375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4050" calcext:value-type="float">
            <text:p>14050</text:p>
          </table:table-cell>
          <table:table-cell office:value-type="float" office:value="14055" calcext:value-type="float">
            <text:p>1405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J. I</text:p>
          </table:table-cell>
          <table:table-cell office:value-type="float" office:value="14171" calcext:value-type="float">
            <text:p>14171</text:p>
          </table:table-cell>
          <table:table-cell office:value-type="float" office:value="14175" calcext:value-type="float">
            <text:p>1417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s</text:p>
          </table:table-cell>
          <table:table-cell office:value-type="float" office:value="14207" calcext:value-type="float">
            <text:p>14207</text:p>
          </table:table-cell>
          <table:table-cell office:value-type="float" office:value="14213" calcext:value-type="float">
            <text:p>1421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Verfügungsgewalt über</text:p>
          </table:table-cell>
          <table:table-cell office:value-type="float" office:value="14604" calcext:value-type="float">
            <text:p>14604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Heinrich von Kleists</text:p>
          </table:table-cell>
          <table:table-cell office:value-type="float" office:value="14803" calcext:value-type="float">
            <text:p>14803</text:p>
          </table:table-cell>
          <table:table-cell office:value-type="float" office:value="14823" calcext:value-type="float">
            <text:p>1482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à lui sans rien dire</text:p>
          </table:table-cell>
          <table:table-cell office:value-type="float" office:value="15486" calcext:value-type="float">
            <text:p>15486</text:p>
          </table:table-cell>
          <table:table-cell office:value-type="float" office:value="15507" calcext:value-type="float">
            <text:p>1550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eignis de glisser</text:p>
          </table:table-cell>
          <table:table-cell office:value-type="float" office:value="16492" calcext:value-type="float">
            <text:p>16492</text:p>
          </table:table-cell>
          <table:table-cell office:value-type="float" office:value="16510" calcext:value-type="float">
            <text:p>1651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a mere vint partager</text:p>
          </table:table-cell>
          <table:table-cell office:value-type="float" office:value="16815" calcext:value-type="float">
            <text:p>16815</text:p>
          </table:table-cell>
          <table:table-cell office:value-type="float" office:value="16836" calcext:value-type="float">
            <text:p>1683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rête</text:p>
          </table:table-cell>
          <table:table-cell office:value-type="float" office:value="17962" calcext:value-type="float">
            <text:p>17962</text:p>
          </table:table-cell>
          <table:table-cell office:value-type="float" office:value="17973" calcext:value-type="float">
            <text:p>1797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rains</text:p>
          </table:table-cell>
          <table:table-cell office:value-type="float" office:value="18239" calcext:value-type="float">
            <text:p>18239</text:p>
          </table:table-cell>
          <table:table-cell office:value-type="float" office:value="18245" calcext:value-type="float">
            <text:p>1824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rains</text:p>
          </table:table-cell>
          <table:table-cell office:value-type="float" office:value="18267" calcext:value-type="float">
            <text:p>18267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9423" calcext:value-type="float">
            <text:p>19423</text:p>
          </table:table-cell>
          <table:table-cell office:value-type="float" office:value="19433" calcext:value-type="float">
            <text:p>1943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Monsieur de Wolmar</text:p>
          </table:table-cell>
          <table:table-cell office:value-type="float" office:value="19461" calcext:value-type="float">
            <text:p>19461</text:p>
          </table:table-cell>
          <table:table-cell office:value-type="float" office:value="19479" calcext:value-type="float">
            <text:p>1947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Prcux</text:p>
          </table:table-cell>
          <table:table-cell office:value-type="float" office:value="19589" calcext:value-type="float">
            <text:p>19589</text:p>
          </table:table-cell>
          <table:table-cell office:value-type="float" office:value="19601" calcext:value-type="float">
            <text:p>1960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soudaine ...</text:p>
          </table:table-cell>
          <table:table-cell office:value-type="float" office:value="20158" calcext:value-type="float">
            <text:p>20158</text:p>
          </table:table-cell>
          <table:table-cell office:value-type="float" office:value="20170" calcext:value-type="float">
            <text:p>201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éprouvéc</text:p>
          </table:table-cell>
          <table:table-cell office:value-type="float" office:value="20790" calcext:value-type="float">
            <text:p>20790</text:p>
          </table:table-cell>
          <table:table-cell office:value-type="float" office:value="20815" calcext:value-type="float">
            <text:p>2081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uguste</text:p>
          </table:table-cell>
          <table:table-cell office:value-type="float" office:value="20843" calcext:value-type="float">
            <text:p>20843</text:p>
          </table:table-cell>
          <table:table-cell office:value-type="float" office:value="20893" calcext:value-type="float">
            <text:p>208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rissonner</text:p>
          </table:table-cell>
          <table:table-cell office:value-type="float" office:value="20976" calcext:value-type="float">
            <text:p>20976</text:p>
          </table:table-cell>
          <table:table-cell office:value-type="float" office:value="20986" calcext:value-type="float">
            <text:p>209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temblante</text:p>
          </table:table-cell>
          <table:table-cell office:value-type="float" office:value="20988" calcext:value-type="float">
            <text:p>20988</text:p>
          </table:table-cell>
          <table:table-cell office:value-type="float" office:value="20997" calcext:value-type="float">
            <text:p>2099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ied de la chaire</text:p>
          </table:table-cell>
          <table:table-cell office:value-type="float" office:value="21070" calcext:value-type="float">
            <text:p>21070</text:p>
          </table:table-cell>
          <table:table-cell office:value-type="float" office:value="21087" calcext:value-type="float">
            <text:p>2108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donnoit à</text:p>
          </table:table-cell>
          <table:table-cell office:value-type="float" office:value="21424" calcext:value-type="float">
            <text:p>21424</text:p>
          </table:table-cell>
          <table:table-cell office:value-type="float" office:value="21434" calcext:value-type="float">
            <text:p>214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 la paix</text:p>
          </table:table-cell>
          <table:table-cell office:value-type="float" office:value="21883" calcext:value-type="float">
            <text:p>21883</text:p>
          </table:table-cell>
          <table:table-cell office:value-type="float" office:value="21892" calcext:value-type="float">
            <text:p>2189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rus sentir</text:p>
          </table:table-cell>
          <table:table-cell office:value-type="float" office:value="22005" calcext:value-type="float">
            <text:p>22005</text:p>
          </table:table-cell>
          <table:table-cell office:value-type="float" office:value="22016" calcext:value-type="float">
            <text:p>220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le seront encore de ma fidélité à</text:p>
          </table:table-cell>
          <table:table-cell office:value-type="float" office:value="22417" calcext:value-type="float">
            <text:p>22417</text:p>
          </table:table-cell>
          <table:table-cell office:value-type="float" office:value="22457" calcext:value-type="float">
            <text:p>2245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und Wollen</text:p>
          </table:table-cell>
          <table:table-cell office:value-type="float" office:value="22619" calcext:value-type="float">
            <text:p>22619</text:p>
          </table:table-cell>
          <table:table-cell office:value-type="float" office:value="22644" calcext:value-type="float">
            <text:p>226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22866" calcext:value-type="float">
            <text:p>22866</text:p>
          </table:table-cell>
          <table:table-cell office:value-type="float" office:value="22871" calcext:value-type="float">
            <text:p>2287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23019" calcext:value-type="float">
            <text:p>23019</text:p>
          </table:table-cell>
          <table:table-cell office:value-type="float" office:value="23024" calcext:value-type="float">
            <text:p>2302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a mere</text:p>
          </table:table-cell>
          <table:table-cell office:value-type="float" office:value="23130" calcext:value-type="float">
            <text:p>23130</text:p>
          </table:table-cell>
          <table:table-cell office:value-type="float" office:value="23137" calcext:value-type="float">
            <text:p>231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s Hochzeitsbekenntnis</text:p>
          </table:table-cell>
          <table:table-cell office:value-type="float" office:value="23343" calcext:value-type="float">
            <text:p>23343</text:p>
          </table:table-cell>
          <table:table-cell office:value-type="float" office:value="23369" calcext:value-type="float">
            <text:p>2336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3491" calcext:value-type="float">
            <text:p>23491</text:p>
          </table:table-cell>
          <table:table-cell office:value-type="float" office:value="23492" calcext:value-type="float">
            <text:p>2349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Saint-Preux</text:p>
          </table:table-cell>
          <table:table-cell office:value-type="float" office:value="23840" calcext:value-type="float">
            <text:p>23840</text:p>
          </table:table-cell>
          <table:table-cell office:value-type="float" office:value="23851" calcext:value-type="float">
            <text:p>2385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Jacques Rousseau</text:p>
          </table:table-cell>
          <table:table-cell office:value-type="float" office:value="24510" calcext:value-type="float">
            <text:p>24510</text:p>
          </table:table-cell>
          <table:table-cell office:value-type="float" office:value="24526" calcext:value-type="float">
            <text:p>2452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erträumt</text:p>
          </table:table-cell>
          <table:table-cell office:value-type="float" office:value="24543" calcext:value-type="float">
            <text:p>24543</text:p>
          </table:table-cell>
          <table:table-cell office:value-type="float" office:value="24552" calcext:value-type="float">
            <text:p>2455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24766" calcext:value-type="float">
            <text:p>24766</text:p>
          </table:table-cell>
          <table:table-cell office:value-type="float" office:value="24774" calcext:value-type="float">
            <text:p>2477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25347" calcext:value-type="float">
            <text:p>25347</text:p>
          </table:table-cell>
          <table:table-cell office:value-type="float" office:value="25355" calcext:value-type="float">
            <text:p>2535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rscherl</text:p>
          </table:table-cell>
          <table:table-cell office:value-type="float" office:value="27051" calcext:value-type="float">
            <text:p>27051</text:p>
          </table:table-cell>
          <table:table-cell office:value-type="float" office:value="27060" calcext:value-type="float">
            <text:p>2706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raap</text:p>
          </table:table-cell>
          <table:table-cell office:value-type="float" office:value="27072" calcext:value-type="float">
            <text:p>2707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Panegyrismus De J.-J. Rousseau</text:p>
          </table:table-cell>
          <table:table-cell office:value-type="float" office:value="27375" calcext:value-type="float">
            <text:p>27375</text:p>
          </table:table-cell>
          <table:table-cell office:value-type="float" office:value="27405" calcext:value-type="float">
            <text:p>2740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Voltaire</text:p>
          </table:table-cell>
          <table:table-cell office:value-type="float" office:value="27533" calcext:value-type="float">
            <text:p>27533</text:p>
          </table:table-cell>
          <table:table-cell office:value-type="float" office:value="27541" calcext:value-type="float">
            <text:p>2754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27609" calcext:value-type="float">
            <text:p>27609</text:p>
          </table:table-cell>
          <table:table-cell office:value-type="float" office:value="27614" calcext:value-type="float">
            <text:p>2761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Emile de mēme</text:p>
          </table:table-cell>
          <table:table-cell office:value-type="float" office:value="27776" calcext:value-type="float">
            <text:p>27776</text:p>
          </table:table-cell>
          <table:table-cell office:value-type="float" office:value="27790" calcext:value-type="float">
            <text:p>2779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plein de contradictions</text:p>
          </table:table-cell>
          <table:table-cell office:value-type="float" office:value="27906" calcext:value-type="float">
            <text:p>27906</text:p>
          </table:table-cell>
          <table:table-cell office:value-type="float" office:value="27929" calcext:value-type="float">
            <text:p>2792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Galle</text:p>
          </table:table-cell>
          <table:table-cell office:value-type="float" office:value="28093" calcext:value-type="float">
            <text:p>28093</text:p>
          </table:table-cell>
          <table:table-cell office:value-type="float" office:value="28098" calcext:value-type="float">
            <text:p>280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de tous</text:p>
          </table:table-cell>
          <table:table-cell office:value-type="float" office:value="29579" calcext:value-type="float">
            <text:p>29579</text:p>
          </table:table-cell>
          <table:table-cell office:value-type="float" office:value="29595" calcext:value-type="float">
            <text:p>2959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rus voir le lieu le plus sauvage</text:p>
          </table:table-cell>
          <table:table-cell office:value-type="float" office:value="29748" calcext:value-type="float">
            <text:p>29748</text:p>
          </table:table-cell>
          <table:table-cell office:value-type="float" office:value="29781" calcext:value-type="float">
            <text:p>2978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zuhört</text:p>
          </table:table-cell>
          <table:table-cell office:value-type="float" office:value="31106" calcext:value-type="float">
            <text:p>31106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1123" calcext:value-type="float">
            <text:p>31123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/>
          <table:table-cell office:value-type="float" office:value="31305" calcext:value-type="float">
            <text:p>31305</text:p>
          </table:table-cell>
          <table:table-cell office:value-type="float" office:value="31326" calcext:value-type="float">
            <text:p>3132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gréable azile</text:p>
          </table:table-cell>
          <table:table-cell office:value-type="float" office:value="31986" calcext:value-type="float">
            <text:p>31986</text:p>
          </table:table-cell>
          <table:table-cell office:value-type="float" office:value="32001" calcext:value-type="float">
            <text:p>320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ontemplatifs solitaires</text:p>
          </table:table-cell>
          <table:table-cell office:value-type="float" office:value="32313" calcext:value-type="float">
            <text:p>32313</text:p>
          </table:table-cell>
          <table:table-cell office:value-type="float" office:value="32337" calcext:value-type="float">
            <text:p>323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Edouard</text:p>
          </table:table-cell>
          <table:table-cell office:value-type="float" office:value="32978" calcext:value-type="float">
            <text:p>32978</text:p>
          </table:table-cell>
          <table:table-cell office:value-type="float" office:value="32992" calcext:value-type="float">
            <text:p>3299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643" calcext:value-type="float">
            <text:p>33643</text:p>
          </table:table-cell>
          <table:table-cell office:value-type="float" office:value="33648" calcext:value-type="float">
            <text:p>3364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naht</text:p>
          </table:table-cell>
          <table:table-cell office:value-type="float" office:value="34026" calcext:value-type="float">
            <text:p>34026</text:p>
          </table:table-cell>
          <table:table-cell office:value-type="float" office:value="34030" calcext:value-type="float">
            <text:p>3403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4074" calcext:value-type="float">
            <text:p>34074</text:p>
          </table:table-cell>
          <table:table-cell office:value-type="float" office:value="34079" calcext:value-type="float">
            <text:p>3407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4384" calcext:value-type="float">
            <text:p>34384</text:p>
          </table:table-cell>
          <table:table-cell office:value-type="float" office:value="34389" calcext:value-type="float">
            <text:p>3438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avec moi</text:p>
          </table:table-cell>
          <table:table-cell office:value-type="float" office:value="34517" calcext:value-type="float">
            <text:p>34517</text:p>
          </table:table-cell>
          <table:table-cell office:value-type="float" office:value="34542" calcext:value-type="float">
            <text:p>3454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35261" calcext:value-type="float">
            <text:p>35261</text:p>
          </table:table-cell>
          <table:table-cell office:value-type="float" office:value="35282" calcext:value-type="float">
            <text:p>3528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cel Raymond</text:p>
          </table:table-cell>
          <table:table-cell office:value-type="float" office:value="35358" calcext:value-type="float">
            <text:p>35358</text:p>
          </table:table-cell>
          <table:table-cell office:value-type="float" office:value="35389" calcext:value-type="float">
            <text:p>3538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I</text:p>
          </table:table-cell>
          <table:table-cell office:value-type="float" office:value="35391" calcext:value-type="float">
            <text:p>35391</text:p>
          </table:table-cell>
          <table:table-cell office:value-type="float" office:value="35396" calcext:value-type="float">
            <text:p>3539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ruisseaux</text:p>
          </table:table-cell>
          <table:table-cell office:value-type="float" office:value="35681" calcext:value-type="float">
            <text:p>35681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5785" calcext:value-type="float">
            <text:p>35785</text:p>
          </table:table-cell>
          <table:table-cell office:value-type="float" office:value="35802" calcext:value-type="float">
            <text:p>3580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haine de roches inaccessibles</text:p>
          </table:table-cell>
          <table:table-cell office:value-type="float" office:value="36186" calcext:value-type="float">
            <text:p>36186</text:p>
          </table:table-cell>
          <table:table-cell office:value-type="float" office:value="36216" calcext:value-type="float">
            <text:p>362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orttrug</text:p>
          </table:table-cell>
          <table:table-cell office:value-type="float" office:value="36606" calcext:value-type="float">
            <text:p>36606</text:p>
          </table:table-cell>
          <table:table-cell office:value-type="float" office:value="36614" calcext:value-type="float">
            <text:p>3661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ainer Maria Rilke</text:p>
          </table:table-cell>
          <table:table-cell office:value-type="float" office:value="36665" calcext:value-type="float">
            <text:p>36665</text:p>
          </table:table-cell>
          <table:table-cell office:value-type="float" office:value="36683" calcext:value-type="float">
            <text:p>3668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ilord Edouard</text:p>
          </table:table-cell>
          <table:table-cell office:value-type="float" office:value="37585" calcext:value-type="float">
            <text:p>37585</text:p>
          </table:table-cell>
          <table:table-cell office:value-type="float" office:value="37599" calcext:value-type="float">
            <text:p>3759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is Julie</text:p>
          </table:table-cell>
          <table:table-cell office:value-type="float" office:value="37782" calcext:value-type="float">
            <text:p>37782</text:p>
          </table:table-cell>
          <table:table-cell office:value-type="float" office:value="37792" calcext:value-type="float">
            <text:p>3779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qui me</text:p>
          </table:table-cell>
          <table:table-cell office:value-type="float" office:value="37794" calcext:value-type="float">
            <text:p>37794</text:p>
          </table:table-cell>
          <table:table-cell office:value-type="float" office:value="37800" calcext:value-type="float">
            <text:p>378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du bord</text:p>
          </table:table-cell>
          <table:table-cell office:value-type="float" office:value="37818" calcext:value-type="float">
            <text:p>37818</text:p>
          </table:table-cell>
          <table:table-cell office:value-type="float" office:value="37825" calcext:value-type="float">
            <text:p>378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reux</text:p>
          </table:table-cell>
          <table:table-cell office:value-type="float" office:value="38605" calcext:value-type="float">
            <text:p>38605</text:p>
          </table:table-cell>
          <table:table-cell office:value-type="float" office:value="38617" calcext:value-type="float">
            <text:p>386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38657" calcext:value-type="float">
            <text:p>38657</text:p>
          </table:table-cell>
          <table:table-cell office:value-type="float" office:value="38662" calcext:value-type="float">
            <text:p>3866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Verlorene</text:p>
          </table:table-cell>
          <table:table-cell office:value-type="float" office:value="38701" calcext:value-type="float">
            <text:p>38701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erdue</text:p>
          </table:table-cell>
          <table:table-cell office:value-type="float" office:value="38712" calcext:value-type="float">
            <text:p>38712</text:p>
          </table:table-cell>
          <table:table-cell office:value-type="float" office:value="38718" calcext:value-type="float">
            <text:p>387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Seufzer</text:p>
          </table:table-cell>
          <table:table-cell office:value-type="float" office:value="38901" calcext:value-type="float">
            <text:p>38901</text:p>
          </table:table-cell>
          <table:table-cell office:value-type="float" office:value="38908" calcext:value-type="float">
            <text:p>3890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ines Tages</text:p>
          </table:table-cell>
          <table:table-cell office:value-type="float" office:value="39051" calcext:value-type="float">
            <text:p>39051</text:p>
          </table:table-cell>
          <table:table-cell office:value-type="float" office:value="39062" calcext:value-type="float">
            <text:p>3906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esthält</text:p>
          </table:table-cell>
          <table:table-cell office:value-type="float" office:value="39464" calcext:value-type="float">
            <text:p>39464</text:p>
          </table:table-cell>
          <table:table-cell office:value-type="float" office:value="39473" calcext:value-type="float">
            <text:p>3947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on doux</text:p>
          </table:table-cell>
          <table:table-cell office:value-type="float" office:value="40193" calcext:value-type="float">
            <text:p>40193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suis déja</text:p>
          </table:table-cell>
          <table:table-cell office:value-type="float" office:value="40429" calcext:value-type="float">
            <text:p>40429</text:p>
          </table:table-cell>
          <table:table-cell office:value-type="float" office:value="40439" calcext:value-type="float">
            <text:p>404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s</text:p>
          </table:table-cell>
          <table:table-cell office:value-type="float" office:value="41011" calcext:value-type="float">
            <text:p>41011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Wolmar</text:p>
          </table:table-cell>
          <table:table-cell office:value-type="float" office:value="41134" calcext:value-type="float">
            <text:p>41134</text:p>
          </table:table-cell>
          <table:table-cell office:value-type="float" office:value="41140" calcext:value-type="float">
            <text:p>4114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41159" calcext:value-type="float">
            <text:p>41159</text:p>
          </table:table-cell>
          <table:table-cell office:value-type="float" office:value="41181" calcext:value-type="float">
            <text:p>4118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41244" calcext:value-type="float">
            <text:p>41244</text:p>
          </table:table-cell>
          <table:table-cell office:value-type="float" office:value="41249" calcext:value-type="float">
            <text:p>4124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über</text:p>
          </table:table-cell>
          <table:table-cell office:value-type="float" office:value="41355" calcext:value-type="float">
            <text:p>41355</text:p>
          </table:table-cell>
          <table:table-cell office:value-type="float" office:value="41360" calcext:value-type="float">
            <text:p>4136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41514" calcext:value-type="float">
            <text:p>41514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ean-)acques Rousseau</text:p>
          </table:table-cell>
          <table:table-cell office:value-type="float" office:value="41519" calcext:value-type="float">
            <text:p>41519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Luhmann</text:p>
          </table:table-cell>
          <table:table-cell office:value-type="float" office:value="42269" calcext:value-type="float">
            <text:p>42269</text:p>
          </table:table-cell>
          <table:table-cell office:value-type="float" office:value="42276" calcext:value-type="float">
            <text:p>4227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herauslöst</text:p>
          </table:table-cell>
          <table:table-cell office:value-type="float" office:value="42311" calcext:value-type="float">
            <text:p>42311</text:p>
          </table:table-cell>
          <table:table-cell office:value-type="float" office:value="42322" calcext:value-type="float">
            <text:p>4232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W. H.]</text:p>
          </table:table-cell>
          <table:table-cell office:value-type="float" office:value="42901" calcext:value-type="float">
            <text:p>42901</text:p>
          </table:table-cell>
          <table:table-cell office:value-type="float" office:value="42907" calcext:value-type="float">
            <text:p>4290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onnaissez mon cœur et si le votre est sensible encore</text:p>
          </table:table-cell>
          <table:table-cell office:value-type="float" office:value="42909" calcext:value-type="float">
            <text:p>42909</text:p>
          </table:table-cell>
          <table:table-cell office:value-type="float" office:value="42990" calcext:value-type="float">
            <text:p>4299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992" calcext:value-type="float">
            <text:p>42992</text:p>
          </table:table-cell>
          <table:table-cell office:value-type="float" office:value="42993" calcext:value-type="float">
            <text:p>429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Pierre Choderlos de Laclos</text:p>
          </table:table-cell>
          <table:table-cell office:value-type="float" office:value="43728" calcext:value-type="float">
            <text:p>43728</text:p>
          </table:table-cell>
          <table:table-cell office:value-type="float" office:value="43754" calcext:value-type="float">
            <text:p>4375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riefromans</text:p>
          </table:table-cell>
          <table:table-cell office:value-type="float" office:value="44808" calcext:value-type="float">
            <text:p>44808</text:p>
          </table:table-cell>
          <table:table-cell office:value-type="float" office:value="44822" calcext:value-type="float">
            <text:p>4482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destinataire</text:p>
          </table:table-cell>
          <table:table-cell office:value-type="float" office:value="45069" calcext:value-type="float">
            <text:p>45069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45814" calcext:value-type="float">
            <text:p>45814</text:p>
          </table:table-cell>
          <table:table-cell office:value-type="float" office:value="45821" calcext:value-type="float">
            <text:p>458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Guilleragues</text:p>
          </table:table-cell>
          <table:table-cell office:value-type="float" office:value="45877" calcext:value-type="float">
            <text:p>45877</text:p>
          </table:table-cell>
          <table:table-cell office:value-type="float" office:value="45889" calcext:value-type="float">
            <text:p>458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baelard</text:p>
          </table:table-cell>
          <table:table-cell office:value-type="float" office:value="46126" calcext:value-type="float">
            <text:p>46126</text:p>
          </table:table-cell>
          <table:table-cell office:value-type="float" office:value="46134" calcext:value-type="float">
            <text:p>4613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46159" calcext:value-type="float">
            <text:p>46159</text:p>
          </table:table-cell>
          <table:table-cell office:value-type="float" office:value="46176" calcext:value-type="float">
            <text:p>4617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Briefromans</text:p>
          </table:table-cell>
          <table:table-cell office:value-type="float" office:value="46220" calcext:value-type="float">
            <text:p>46220</text:p>
          </table:table-cell>
          <table:table-cell office:value-type="float" office:value="46231" calcext:value-type="float">
            <text:p>4623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Laclos</text:p>
          </table:table-cell>
          <table:table-cell office:value-type="float" office:value="46511" calcext:value-type="float">
            <text:p>46511</text:p>
          </table:table-cell>
          <table:table-cell office:value-type="float" office:value="46517" calcext:value-type="float">
            <text:p>4651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Picard</text:p>
          </table:table-cell>
          <table:table-cell office:value-type="float" office:value="46555" calcext:value-type="float">
            <text:p>46555</text:p>
          </table:table-cell>
          <table:table-cell office:value-type="float" office:value="46561" calcext:value-type="float">
            <text:p>4656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46622" calcext:value-type="float">
            <text:p>46622</text:p>
          </table:table-cell>
          <table:table-cell office:value-type="float" office:value="46639" calcext:value-type="float">
            <text:p>4663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Rousscau</text:p>
          </table:table-cell>
          <table:table-cell office:value-type="float" office:value="47560" calcext:value-type="float">
            <text:p>47560</text:p>
          </table:table-cell>
          <table:table-cell office:value-type="float" office:value="47568" calcext:value-type="float">
            <text:p>4756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“Prologues</text:p>
          </table:table-cell>
          <table:table-cell office:value-type="float" office:value="47896" calcext:value-type="float">
            <text:p>47896</text:p>
          </table:table-cell>
          <table:table-cell office:value-type="float" office:value="47906" calcext:value-type="float">
            <text:p>4790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48613" calcext:value-type="float">
            <text:p>48613</text:p>
          </table:table-cell>
          <table:table-cell office:value-type="float" office:value="48621" calcext:value-type="float">
            <text:p>4862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49523" calcext:value-type="float">
            <text:p>49523</text:p>
          </table:table-cell>
          <table:table-cell office:value-type="float" office:value="49539" calcext:value-type="float">
            <text:p>4953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à la vérité des faits</text:p>
          </table:table-cell>
          <table:table-cell office:value-type="float" office:value="50325" calcext:value-type="float">
            <text:p>50325</text:p>
          </table:table-cell>
          <table:table-cell office:value-type="float" office:value="50349" calcext:value-type="float">
            <text:p>5034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̀ personne</text:p>
          </table:table-cell>
          <table:table-cell office:value-type="float" office:value="51107" calcext:value-type="float">
            <text:p>51107</text:p>
          </table:table-cell>
          <table:table-cell office:value-type="float" office:value="51118" calcext:value-type="float">
            <text:p>511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53003" calcext:value-type="float">
            <text:p>53003</text:p>
          </table:table-cell>
          <table:table-cell office:value-type="float" office:value="53008" calcext:value-type="float">
            <text:p>5300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Julies</text:p>
          </table:table-cell>
          <table:table-cell office:value-type="float" office:value="53014" calcext:value-type="float">
            <text:p>53014</text:p>
          </table:table-cell>
          <table:table-cell office:value-type="float" office:value="53020" calcext:value-type="float">
            <text:p>5302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53045" calcext:value-type="float">
            <text:p>53045</text:p>
          </table:table-cell>
          <table:table-cell office:value-type="float" office:value="53054" calcext:value-type="float">
            <text:p>5305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s Seele</text:p>
          </table:table-cell>
          <table:table-cell office:value-type="float" office:value="53347" calcext:value-type="float">
            <text:p>53347</text:p>
          </table:table-cell>
          <table:table-cell office:value-type="float" office:value="53359" calcext:value-type="float">
            <text:p>5335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3500" calcext:value-type="float">
            <text:p>53500</text:p>
          </table:table-cell>
          <table:table-cell office:value-type="float" office:value="53501" calcext:value-type="float">
            <text:p>535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53778" calcext:value-type="float">
            <text:p>53778</text:p>
          </table:table-cell>
          <table:table-cell office:value-type="float" office:value="53786" calcext:value-type="float">
            <text:p>5378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verstärkt</text:p>
          </table:table-cell>
          <table:table-cell office:value-type="float" office:value="53891" calcext:value-type="float">
            <text:p>53891</text:p>
          </table:table-cell>
          <table:table-cell office:value-type="float" office:value="53901" calcext:value-type="float">
            <text:p>5390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182" calcext:value-type="float">
            <text:p>54182</text:p>
          </table:table-cell>
          <table:table-cell office:value-type="float" office:value="54192" calcext:value-type="float">
            <text:p>5419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Vous êtes perdus</text:p>
          </table:table-cell>
          <table:table-cell office:value-type="float" office:value="55836" calcext:value-type="float">
            <text:p>55836</text:p>
          </table:table-cell>
          <table:table-cell office:value-type="float" office:value="55853" calcext:value-type="float">
            <text:p>5585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vous oubliez que les fruits sont à tous</text:p>
          </table:table-cell>
          <table:table-cell office:value-type="float" office:value="55855" calcext:value-type="float">
            <text:p>55855</text:p>
          </table:table-cell>
          <table:table-cell office:value-type="float" office:value="55898" calcext:value-type="float">
            <text:p>558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Nouvelle Heloise</text:p>
          </table:table-cell>
          <table:table-cell office:value-type="float" office:value="56323" calcext:value-type="float">
            <text:p>56323</text:p>
          </table:table-cell>
          <table:table-cell office:value-type="float" office:value="56339" calcext:value-type="float">
            <text:p>5633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56601" calcext:value-type="float">
            <text:p>56601</text:p>
          </table:table-cell>
          <table:table-cell office:value-type="float" office:value="56622" calcext:value-type="float">
            <text:p>5662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Euwres complètes</text:p>
          </table:table-cell>
          <table:table-cell office:value-type="float" office:value="56693" calcext:value-type="float">
            <text:p>56693</text:p>
          </table:table-cell>
          <table:table-cell office:value-type="float" office:value="56710" calcext:value-type="float">
            <text:p>5671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Marcel Raymond</text:p>
          </table:table-cell>
          <table:table-cell office:value-type="float" office:value="56740" calcext:value-type="float">
            <text:p>56740</text:p>
          </table:table-cell>
          <table:table-cell office:value-type="float" office:value="56754" calcext:value-type="float">
            <text:p>5675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III</text:p>
          </table:table-cell>
          <table:table-cell office:value-type="float" office:value="56756" calcext:value-type="float">
            <text:p>56756</text:p>
          </table:table-cell>
          <table:table-cell office:value-type="float" office:value="56763" calcext:value-type="float">
            <text:p>567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57118" calcext:value-type="float">
            <text:p>57118</text:p>
          </table:table-cell>
          <table:table-cell office:value-type="float" office:value="57126" calcext:value-type="float">
            <text:p>5712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tarobinski</text:p>
          </table:table-cell>
          <table:table-cell office:value-type="float" office:value="57175" calcext:value-type="float">
            <text:p>57175</text:p>
          </table:table-cell>
          <table:table-cell office:value-type="float" office:value="57186" calcext:value-type="float">
            <text:p>5718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</text:p>
          </table:table-cell>
          <table:table-cell office:value-type="float" office:value="58819" calcext:value-type="float">
            <text:p>58819</text:p>
          </table:table-cell>
          <table:table-cell office:value-type="float" office:value="58824" calcext:value-type="float">
            <text:p>5882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Julies Leiche</text:p>
          </table:table-cell>
          <table:table-cell office:value-type="float" office:value="58971" calcext:value-type="float">
            <text:p>58971</text:p>
          </table:table-cell>
          <table:table-cell office:value-type="float" office:value="58984" calcext:value-type="float">
            <text:p>5898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/>
          <table:table-cell office:value-type="float" office:value="59055" calcext:value-type="float">
            <text:p>59055</text:p>
          </table:table-cell>
          <table:table-cell office:value-type="float" office:value="59070" calcext:value-type="float">
            <text:p>590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 Starobinski</text:p>
          </table:table-cell>
          <table:table-cell office:value-type="float" office:value="59164" calcext:value-type="float">
            <text:p>59164</text:p>
          </table:table-cell>
          <table:table-cell office:value-type="float" office:value="59180" calcext:value-type="float">
            <text:p>5918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 mourra heureuse</text:p>
          </table:table-cell>
          <table:table-cell office:value-type="float" office:value="59343" calcext:value-type="float">
            <text:p>59343</text:p>
          </table:table-cell>
          <table:table-cell office:value-type="float" office:value="59364" calcext:value-type="float">
            <text:p>5936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Starobinski</text:p>
          </table:table-cell>
          <table:table-cell office:value-type="float" office:value="59514" calcext:value-type="float">
            <text:p>59514</text:p>
          </table:table-cell>
          <table:table-cell office:value-type="float" office:value="59525" calcext:value-type="float">
            <text:p>5952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59636" calcext:value-type="float">
            <text:p>59636</text:p>
          </table:table-cell>
          <table:table-cell office:value-type="float" office:value="59644" calcext:value-type="float">
            <text:p>5964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religiöse</text:p>
          </table:table-cell>
          <table:table-cell office:value-type="float" office:value="59859" calcext:value-type="float">
            <text:p>59859</text:p>
          </table:table-cell>
          <table:table-cell office:value-type="float" office:value="59869" calcext:value-type="float">
            <text:p>5986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ugustinus</text:p>
          </table:table-cell>
          <table:table-cell office:value-type="float" office:value="59889" calcext:value-type="float">
            <text:p>59889</text:p>
          </table:table-cell>
          <table:table-cell office:value-type="float" office:value="59899" calcext:value-type="float">
            <text:p>5989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Confessiones</text:p>
          </table:table-cell>
          <table:table-cell office:value-type="float" office:value="59901" calcext:value-type="float">
            <text:p>59901</text:p>
          </table:table-cell>
          <table:table-cell office:value-type="float" office:value="59913" calcext:value-type="float">
            <text:p>5991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Glaubensbekenntnis</text:p>
          </table:table-cell>
          <table:table-cell office:value-type="float" office:value="60021" calcext:value-type="float">
            <text:p>60021</text:p>
          </table:table-cell>
          <table:table-cell office:value-type="float" office:value="60039" calcext:value-type="float">
            <text:p>600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itreflektiert</text:p>
          </table:table-cell>
          <table:table-cell office:value-type="float" office:value="60135" calcext:value-type="float">
            <text:p>60135</text:p>
          </table:table-cell>
          <table:table-cell office:value-type="float" office:value="60149" calcext:value-type="float">
            <text:p>6014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ssmann</text:p>
          </table:table-cell>
          <table:table-cell office:value-type="float" office:value="60151" calcext:value-type="float">
            <text:p>60151</text:p>
          </table:table-cell>
          <table:table-cell office:value-type="float" office:value="60158" calcext:value-type="float">
            <text:p>6015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60256" calcext:value-type="float">
            <text:p>60256</text:p>
          </table:table-cell>
          <table:table-cell office:value-type="float" office:value="60273" calcext:value-type="float">
            <text:p>6027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Madame de Warens</text:p>
          </table:table-cell>
          <table:table-cell office:value-type="float" office:value="60992" calcext:value-type="float">
            <text:p>60992</text:p>
          </table:table-cell>
          <table:table-cell office:value-type="float" office:value="61008" calcext:value-type="float">
            <text:p>6100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61781" calcext:value-type="float">
            <text:p>61781</text:p>
          </table:table-cell>
          <table:table-cell office:value-type="float" office:value="61785" calcext:value-type="float">
            <text:p>6178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a vie</text:p>
          </table:table-cell>
          <table:table-cell office:value-type="float" office:value="61808" calcext:value-type="float">
            <text:p>61808</text:p>
          </table:table-cell>
          <table:table-cell office:value-type="float" office:value="61814" calcext:value-type="float">
            <text:p>6181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 juge de Jean-Jacques</text:p>
          </table:table-cell>
          <table:table-cell office:value-type="float" office:value="61872" calcext:value-type="float">
            <text:p>61872</text:p>
          </table:table-cell>
          <table:table-cell office:value-type="float" office:value="61901" calcext:value-type="float">
            <text:p>6190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62180" calcext:value-type="float">
            <text:p>62180</text:p>
          </table:table-cell>
          <table:table-cell office:value-type="float" office:value="62201" calcext:value-type="float">
            <text:p>6220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ernard Gagnebin</text:p>
          </table:table-cell>
          <table:table-cell office:value-type="float" office:value="62258" calcext:value-type="float">
            <text:p>62258</text:p>
          </table:table-cell>
          <table:table-cell office:value-type="float" office:value="62274" calcext:value-type="float">
            <text:p>6227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cel Raymond</text:p>
          </table:table-cell>
          <table:table-cell office:value-type="float" office:value="62277" calcext:value-type="float">
            <text:p>62277</text:p>
          </table:table-cell>
          <table:table-cell office:value-type="float" office:value="62291" calcext:value-type="float">
            <text:p>6229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l</text:p>
          </table:table-cell>
          <table:table-cell office:value-type="float" office:value="62293" calcext:value-type="float">
            <text:p>62293</text:p>
          </table:table-cell>
          <table:table-cell office:value-type="float" office:value="62298" calcext:value-type="float">
            <text:p>622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acques Voisine</text:p>
          </table:table-cell>
          <table:table-cell office:value-type="float" office:value="62363" calcext:value-type="float">
            <text:p>62363</text:p>
          </table:table-cell>
          <table:table-cell office:value-type="float" office:value="62378" calcext:value-type="float">
            <text:p>6237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cquel pcut servir de prémiere</text:p>
          </table:table-cell>
          <table:table-cell office:value-type="float" office:value="62900" calcext:value-type="float">
            <text:p>62900</text:p>
          </table:table-cell>
          <table:table-cell office:value-type="float" office:value="62931" calcext:value-type="float">
            <text:p>6293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orter le nom de vengeance</text:p>
          </table:table-cell>
          <table:table-cell office:value-type="float" office:value="63599" calcext:value-type="float">
            <text:p>63599</text:p>
          </table:table-cell>
          <table:table-cell office:value-type="float" office:value="63625" calcext:value-type="float">
            <text:p>636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utoportraits</text:p>
          </table:table-cell>
          <table:table-cell office:value-type="float" office:value="63795" calcext:value-type="float">
            <text:p>63795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Augustinus</text:p>
          </table:table-cell>
          <table:table-cell office:value-type="float" office:value="64087" calcext:value-type="float">
            <text:p>64087</text:p>
          </table:table-cell>
          <table:table-cell office:value-type="float" office:value="64097" calcext:value-type="float">
            <text:p>6409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64939" calcext:value-type="float">
            <text:p>64939</text:p>
          </table:table-cell>
          <table:table-cell office:value-type="float" office:value="64948" calcext:value-type="float">
            <text:p>6494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vorgestcllt</text:p>
          </table:table-cell>
          <table:table-cell office:value-type="float" office:value="65105" calcext:value-type="float">
            <text:p>65105</text:p>
          </table:table-cell>
          <table:table-cell office:value-type="float" office:value="65116" calcext:value-type="float">
            <text:p>6511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Persius cntlehntes</text:p>
          </table:table-cell>
          <table:table-cell office:value-type="float" office:value="65296" calcext:value-type="float">
            <text:p>65296</text:p>
          </table:table-cell>
          <table:table-cell office:value-type="float" office:value="65314" calcext:value-type="float">
            <text:p>6531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connois les hommes</text:p>
          </table:table-cell>
          <table:table-cell office:value-type="float" office:value="66614" calcext:value-type="float">
            <text:p>66614</text:p>
          </table:table-cell>
          <table:table-cell office:value-type="float" office:value="66632" calcext:value-type="float">
            <text:p>6663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suis autre</text:p>
          </table:table-cell>
          <table:table-cell office:value-type="float" office:value="66783" calcext:value-type="float">
            <text:p>66783</text:p>
          </table:table-cell>
          <table:table-cell office:value-type="float" office:value="66793" calcext:value-type="float">
            <text:p>6679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quand elle voudra</text:p>
          </table:table-cell>
          <table:table-cell office:value-type="float" office:value="66973" calcext:value-type="float">
            <text:p>66973</text:p>
          </table:table-cell>
          <table:table-cell office:value-type="float" office:value="66990" calcext:value-type="float">
            <text:p>6699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66995" calcext:value-type="float">
            <text:p>66995</text:p>
          </table:table-cell>
          <table:table-cell office:value-type="float" office:value="67007" calcext:value-type="float">
            <text:p>6700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dirai hautement</text:p>
          </table:table-cell>
          <table:table-cell office:value-type="float" office:value="67070" calcext:value-type="float">
            <text:p>67070</text:p>
          </table:table-cell>
          <table:table-cell office:value-type="float" office:value="67085" calcext:value-type="float">
            <text:p>6708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67146" calcext:value-type="float">
            <text:p>67146</text:p>
          </table:table-cell>
          <table:table-cell office:value-type="float" office:value="67187" calcext:value-type="float">
            <text:p>6718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vrai ce que</text:p>
          </table:table-cell>
          <table:table-cell office:value-type="float" office:value="67413" calcext:value-type="float">
            <text:p>67413</text:p>
          </table:table-cell>
          <table:table-cell office:value-type="float" office:value="67424" calcext:value-type="float">
            <text:p>6742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67428" calcext:value-type="float">
            <text:p>67428</text:p>
          </table:table-cell>
          <table:table-cell office:value-type="float" office:value="67435" calcext:value-type="float">
            <text:p>674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jamais ce que</text:p>
          </table:table-cell>
          <table:table-cell office:value-type="float" office:value="67455" calcext:value-type="float">
            <text:p>67455</text:p>
          </table:table-cell>
          <table:table-cell office:value-type="float" office:value="67468" calcext:value-type="float">
            <text:p>674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savois être faux</text:p>
          </table:table-cell>
          <table:table-cell office:value-type="float" office:value="67472" calcext:value-type="float">
            <text:p>67472</text:p>
          </table:table-cell>
          <table:table-cell office:value-type="float" office:value="67489" calcext:value-type="float">
            <text:p>674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67612" calcext:value-type="float">
            <text:p>67612</text:p>
          </table:table-cell>
          <table:table-cell office:value-type="float" office:value="67617" calcext:value-type="float">
            <text:p>676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gehört</text:p>
          </table:table-cell>
          <table:table-cell office:value-type="float" office:value="68301" calcext:value-type="float">
            <text:p>68301</text:p>
          </table:table-cell>
          <table:table-cell office:value-type="float" office:value="68308" calcext:value-type="float">
            <text:p>6830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68777" calcext:value-type="float">
            <text:p>68777</text:p>
          </table:table-cell>
          <table:table-cell office:value-type="float" office:value="68781" calcext:value-type="float">
            <text:p>6878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69441" calcext:value-type="float">
            <text:p>69441</text:p>
          </table:table-cell>
          <table:table-cell office:value-type="float" office:value="69449" calcext:value-type="float">
            <text:p>6944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70284" calcext:value-type="float">
            <text:p>70284</text:p>
          </table:table-cell>
          <table:table-cell office:value-type="float" office:value="70293" calcext:value-type="float">
            <text:p>7029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sans que</text:p>
          </table:table-cell>
          <table:table-cell office:value-type="float" office:value="71519" calcext:value-type="float">
            <text:p>71519</text:p>
          </table:table-cell>
          <table:table-cell office:value-type="float" office:value="71527" calcext:value-type="float">
            <text:p>7152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hoses de ce monde dont la surface</text:p>
          </table:table-cell>
          <table:table-cell office:value-type="float" office:value="71960" calcext:value-type="float">
            <text:p>71960</text:p>
          </table:table-cell>
          <table:table-cell office:value-type="float" office:value="71994" calcext:value-type="float">
            <text:p>7199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Citoyenne</text:p>
          </table:table-cell>
          <table:table-cell office:value-type="float" office:value="72962" calcext:value-type="float">
            <text:p>72962</text:p>
          </table:table-cell>
          <table:table-cell office:value-type="float" office:value="73018" calcext:value-type="float">
            <text:p>7301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Ma mere</text:p>
          </table:table-cell>
          <table:table-cell office:value-type="float" office:value="73235" calcext:value-type="float">
            <text:p>73235</text:p>
          </table:table-cell>
          <table:table-cell office:value-type="float" office:value="73242" calcext:value-type="float">
            <text:p>7324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73244" calcext:value-type="float">
            <text:p>73244</text:p>
          </table:table-cell>
          <table:table-cell office:value-type="float" office:value="73262" calcext:value-type="float">
            <text:p>7326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rès de la Cathédrale</text:p>
          </table:table-cell>
          <table:table-cell office:value-type="float" office:value="73557" calcext:value-type="float">
            <text:p>73557</text:p>
          </table:table-cell>
          <table:table-cell office:value-type="float" office:value="73580" calcext:value-type="float">
            <text:p>7358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W. H.]</text:p>
          </table:table-cell>
          <table:table-cell office:value-type="float" office:value="73583" calcext:value-type="float">
            <text:p>73583</text:p>
          </table:table-cell>
          <table:table-cell office:value-type="float" office:value="73589" calcext:value-type="float">
            <text:p>7358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La simpathie</text:p>
          </table:table-cell>
          <table:table-cell office:value-type="float" office:value="73636" calcext:value-type="float">
            <text:p>73636</text:p>
          </table:table-cell>
          <table:table-cell office:value-type="float" office:value="73648" calcext:value-type="float">
            <text:p>7364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mes affermit</text:p>
          </table:table-cell>
          <table:table-cell office:value-type="float" office:value="73663" calcext:value-type="float">
            <text:p>73663</text:p>
          </table:table-cell>
          <table:table-cell office:value-type="float" office:value="73676" calcext:value-type="float">
            <text:p>7367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Sigmund Freud</text:p>
          </table:table-cell>
          <table:table-cell office:value-type="float" office:value="74661" calcext:value-type="float">
            <text:p>74661</text:p>
          </table:table-cell>
          <table:table-cell office:value-type="float" office:value="74674" calcext:value-type="float">
            <text:p>7467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eud</text:p>
          </table:table-cell>
          <table:table-cell office:value-type="float" office:value="74707" calcext:value-type="float">
            <text:p>74707</text:p>
          </table:table-cell>
          <table:table-cell office:value-type="float" office:value="74712" calcext:value-type="float">
            <text:p>7471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</text:p>
          </table:table-cell>
          <table:table-cell office:value-type="float" office:value="74776" calcext:value-type="float">
            <text:p>74776</text:p>
          </table:table-cell>
          <table:table-cell office:value-type="float" office:value="74788" calcext:value-type="float">
            <text:p>7478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coûtai la vie à ma mere</text:p>
          </table:table-cell>
          <table:table-cell office:value-type="float" office:value="74961" calcext:value-type="float">
            <text:p>74961</text:p>
          </table:table-cell>
          <table:table-cell office:value-type="float" office:value="74986" calcext:value-type="float">
            <text:p>7498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Wort “maman</text:p>
          </table:table-cell>
          <table:table-cell office:value-type="float" office:value="75313" calcext:value-type="float">
            <text:p>75313</text:p>
          </table:table-cell>
          <table:table-cell office:value-type="float" office:value="75324" calcext:value-type="float">
            <text:p>7532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Madame de Warens</text:p>
          </table:table-cell>
          <table:table-cell office:value-type="float" office:value="75381" calcext:value-type="float">
            <text:p>75381</text:p>
          </table:table-cell>
          <table:table-cell office:value-type="float" office:value="75397" calcext:value-type="float">
            <text:p>7539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mon pere</text:p>
          </table:table-cell>
          <table:table-cell office:value-type="float" office:value="77155" calcext:value-type="float">
            <text:p>77155</text:p>
          </table:table-cell>
          <table:table-cell office:value-type="float" office:value="77163" calcext:value-type="float">
            <text:p>7716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W. H.</text:p>
          </table:table-cell>
          <table:table-cell office:value-type="float" office:value="77166" calcext:value-type="float">
            <text:p>77166</text:p>
          </table:table-cell>
          <table:table-cell office:value-type="float" office:value="77171" calcext:value-type="float">
            <text:p>7717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me disoit</text:p>
          </table:table-cell>
          <table:table-cell office:value-type="float" office:value="77173" calcext:value-type="float">
            <text:p>77173</text:p>
          </table:table-cell>
          <table:table-cell office:value-type="float" office:value="77182" calcext:value-type="float">
            <text:p>7718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 Jacques</text:p>
          </table:table-cell>
          <table:table-cell office:value-type="float" office:value="77184" calcext:value-type="float">
            <text:p>77184</text:p>
          </table:table-cell>
          <table:table-cell office:value-type="float" office:value="77196" calcext:value-type="float">
            <text:p>7719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>
          <table:table-cell/>
          <table:table-cell office:value-type="float" office:value="77221" calcext:value-type="float">
            <text:p>77221</text:p>
          </table:table-cell>
          <table:table-cell office:value-type="float" office:value="77225" calcext:value-type="float">
            <text:p>772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é bien</text:p>
          </table:table-cell>
          <table:table-cell office:value-type="float" office:value="77233" calcext:value-type="float">
            <text:p>77233</text:p>
          </table:table-cell>
          <table:table-cell office:value-type="float" office:value="77241" calcext:value-type="float">
            <text:p>7724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on pere</text:p>
          </table:table-cell>
          <table:table-cell office:value-type="float" office:value="77243" calcext:value-type="float">
            <text:p>77243</text:p>
          </table:table-cell>
          <table:table-cell office:value-type="float" office:value="77251" calcext:value-type="float">
            <text:p>772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nous allons</text:p>
          </table:table-cell>
          <table:table-cell office:value-type="float" office:value="77253" calcext:value-type="float">
            <text:p>77253</text:p>
          </table:table-cell>
          <table:table-cell office:value-type="float" office:value="77264" calcext:value-type="float">
            <text:p>7726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Sohn</text:p>
          </table:table-cell>
          <table:table-cell office:value-type="float" office:value="78366" calcext:value-type="float">
            <text:p>78366</text:p>
          </table:table-cell>
          <table:table-cell office:value-type="float" office:value="78370" calcext:value-type="float">
            <text:p>7837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senti</text:p>
          </table:table-cell>
          <table:table-cell office:value-type="float" office:value="78966" calcext:value-type="float">
            <text:p>78966</text:p>
          </table:table-cell>
          <table:table-cell office:value-type="float" office:value="78984" calcext:value-type="float">
            <text:p>789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rägt</text:p>
          </table:table-cell>
          <table:table-cell office:value-type="float" office:value="79419" calcext:value-type="float">
            <text:p>79419</text:p>
          </table:table-cell>
          <table:table-cell office:value-type="float" office:value="79425" calcext:value-type="float">
            <text:p>794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ersonnage dont</text:p>
          </table:table-cell>
          <table:table-cell office:value-type="float" office:value="79991" calcext:value-type="float">
            <text:p>79991</text:p>
          </table:table-cell>
          <table:table-cell office:value-type="float" office:value="80018" calcext:value-type="float">
            <text:p>800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lisois la vie ...</text:p>
          </table:table-cell>
          <table:table-cell office:value-type="float" office:value="80022" calcext:value-type="float">
            <text:p>80022</text:p>
          </table:table-cell>
          <table:table-cell office:value-type="float" office:value="80039" calcext:value-type="float">
            <text:p>8003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80679" calcext:value-type="float">
            <text:p>80679</text:p>
          </table:table-cell>
          <table:table-cell office:value-type="float" office:value="80700" calcext:value-type="float">
            <text:p>8070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mile II</text:p>
          </table:table-cell>
          <table:table-cell office:value-type="float" office:value="80702" calcext:value-type="float">
            <text:p>80702</text:p>
          </table:table-cell>
          <table:table-cell office:value-type="float" office:value="80710" calcext:value-type="float">
            <text:p>8071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tarobinski</text:p>
          </table:table-cell>
          <table:table-cell office:value-type="float" office:value="81076" calcext:value-type="float">
            <text:p>81076</text:p>
          </table:table-cell>
          <table:table-cell office:value-type="float" office:value="81087" calcext:value-type="float">
            <text:p>8108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Confessions</text:p>
          </table:table-cell>
          <table:table-cell office:value-type="float" office:value="82284" calcext:value-type="float">
            <text:p>82284</text:p>
          </table:table-cell>
          <table:table-cell office:value-type="float" office:value="82295" calcext:value-type="float">
            <text:p>8229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82459" calcext:value-type="float">
            <text:p>82459</text:p>
          </table:table-cell>
          <table:table-cell office:value-type="float" office:value="82468" calcext:value-type="float">
            <text:p>8246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83037" calcext:value-type="float">
            <text:p>83037</text:p>
          </table:table-cell>
          <table:table-cell office:value-type="float" office:value="83040" calcext:value-type="float">
            <text:p>8304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-Jacques</text:p>
          </table:table-cell>
          <table:table-cell office:value-type="float" office:value="83256" calcext:value-type="float">
            <text:p>83256</text:p>
          </table:table-cell>
          <table:table-cell office:value-type="float" office:value="83268" calcext:value-type="float">
            <text:p>8326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Glückstopoi</text:p>
          </table:table-cell>
          <table:table-cell office:value-type="float" office:value="83296" calcext:value-type="float">
            <text:p>83296</text:p>
          </table:table-cell>
          <table:table-cell office:value-type="float" office:value="83318" calcext:value-type="float">
            <text:p>8331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83393" calcext:value-type="float">
            <text:p>83393</text:p>
          </table:table-cell>
          <table:table-cell office:value-type="float" office:value="83402" calcext:value-type="float">
            <text:p>8340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eorg Christoph Lichtenberg</text:p>
          </table:table-cell>
          <table:table-cell office:value-type="float" office:value="83416" calcext:value-type="float">
            <text:p>83416</text:p>
          </table:table-cell>
          <table:table-cell office:value-type="float" office:value="83443" calcext:value-type="float">
            <text:p>8344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83825" calcext:value-type="float">
            <text:p>83825</text:p>
          </table:table-cell>
          <table:table-cell office:value-type="float" office:value="83833" calcext:value-type="float">
            <text:p>8383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etoit morte</text:p>
          </table:table-cell>
          <table:table-cell office:value-type="float" office:value="84061" calcext:value-type="float">
            <text:p>84061</text:p>
          </table:table-cell>
          <table:table-cell office:value-type="float" office:value="84072" calcext:value-type="float">
            <text:p>8407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chez le Ministre Lambercier</text:p>
          </table:table-cell>
          <table:table-cell office:value-type="float" office:value="84163" calcext:value-type="float">
            <text:p>84163</text:p>
          </table:table-cell>
          <table:table-cell office:value-type="float" office:value="84190" calcext:value-type="float">
            <text:p>8419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à mon</text:p>
          </table:table-cell>
          <table:table-cell office:value-type="float" office:value="84453" calcext:value-type="float">
            <text:p>84453</text:p>
          </table:table-cell>
          <table:table-cell office:value-type="float" office:value="84459" calcext:value-type="float">
            <text:p>8445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Bernard</text:p>
          </table:table-cell>
          <table:table-cell office:value-type="float" office:value="84467" calcext:value-type="float">
            <text:p>84467</text:p>
          </table:table-cell>
          <table:table-cell office:value-type="float" office:value="84474" calcext:value-type="float">
            <text:p>8447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qui nous gouvemoient</text:p>
          </table:table-cell>
          <table:table-cell office:value-type="float" office:value="84918" calcext:value-type="float">
            <text:p>84918</text:p>
          </table:table-cell>
          <table:table-cell office:value-type="float" office:value="84943" calcext:value-type="float">
            <text:p>8494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5392" calcext:value-type="float">
            <text:p>85392</text:p>
          </table:table-cell>
          <table:table-cell office:value-type="float" office:value="85402" calcext:value-type="float">
            <text:p>8540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Laforgue</text:p>
          </table:table-cell>
          <table:table-cell office:value-type="float" office:value="85413" calcext:value-type="float">
            <text:p>85413</text:p>
          </table:table-cell>
          <table:table-cell office:value-type="float" office:value="85421" calcext:value-type="float">
            <text:p>8542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aymond</text:p>
          </table:table-cell>
          <table:table-cell office:value-type="float" office:value="85441" calcext:value-type="float">
            <text:p>85441</text:p>
          </table:table-cell>
          <table:table-cell office:value-type="float" office:value="85448" calcext:value-type="float">
            <text:p>8544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sans que</text:p>
          </table:table-cell>
          <table:table-cell office:value-type="float" office:value="85858" calcext:value-type="float">
            <text:p>85858</text:p>
          </table:table-cell>
          <table:table-cell office:value-type="float" office:value="85866" calcext:value-type="float">
            <text:p>8586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mon bonheur que ce sentiment même</text:p>
          </table:table-cell>
          <table:table-cell office:value-type="float" office:value="85877" calcext:value-type="float">
            <text:p>85877</text:p>
          </table:table-cell>
          <table:table-cell office:value-type="float" office:value="85937" calcext:value-type="float">
            <text:p>8593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voyois maman</text:p>
          </table:table-cell>
          <table:table-cell office:value-type="float" office:value="86028" calcext:value-type="float">
            <text:p>86028</text:p>
          </table:table-cell>
          <table:table-cell office:value-type="float" office:value="86040" calcext:value-type="float">
            <text:p>8604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tois</text:p>
          </table:table-cell>
          <table:table-cell office:value-type="float" office:value="86065" calcext:value-type="float">
            <text:p>86065</text:p>
          </table:table-cell>
          <table:table-cell office:value-type="float" office:value="86078" calcext:value-type="float">
            <text:p>8607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-Jacques</text:p>
          </table:table-cell>
          <table:table-cell office:value-type="float" office:value="87251" calcext:value-type="float">
            <text:p>87251</text:p>
          </table:table-cell>
          <table:table-cell office:value-type="float" office:value="87263" calcext:value-type="float">
            <text:p>8726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</text:p>
          </table:table-cell>
          <table:table-cell office:value-type="float" office:value="87507" calcext:value-type="float">
            <text:p>87507</text:p>
          </table:table-cell>
          <table:table-cell office:value-type="float" office:value="87519" calcext:value-type="float">
            <text:p>8751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sortis de cette</text:p>
          </table:table-cell>
          <table:table-cell office:value-type="float" office:value="87692" calcext:value-type="float">
            <text:p>87692</text:p>
          </table:table-cell>
          <table:table-cell office:value-type="float" office:value="87707" calcext:value-type="float">
            <text:p>8770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rès de cinquante</text:p>
          </table:table-cell>
          <table:table-cell office:value-type="float" office:value="87771" calcext:value-type="float">
            <text:p>87771</text:p>
          </table:table-cell>
          <table:table-cell office:value-type="float" office:value="87789" calcext:value-type="float">
            <text:p>8778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ndelns</text:p>
          </table:table-cell>
          <table:table-cell office:value-type="float" office:value="89818" calcext:value-type="float">
            <text:p>89818</text:p>
          </table:table-cell>
          <table:table-cell office:value-type="float" office:value="89826" calcext:value-type="float">
            <text:p>8982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rêtre</text:p>
          </table:table-cell>
          <table:table-cell office:value-type="float" office:value="90262" calcext:value-type="float">
            <text:p>90262</text:p>
          </table:table-cell>
          <table:table-cell office:value-type="float" office:value="90284" calcext:value-type="float">
            <text:p>902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partirois volontiers</text:p>
          </table:table-cell>
          <table:table-cell office:value-type="float" office:value="90289" calcext:value-type="float">
            <text:p>90289</text:p>
          </table:table-cell>
          <table:table-cell office:value-type="float" office:value="90309" calcext:value-type="float">
            <text:p>9030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̀ poursuivre</text:p>
          </table:table-cell>
          <table:table-cell office:value-type="float" office:value="90411" calcext:value-type="float">
            <text:p>90411</text:p>
          </table:table-cell>
          <table:table-cell office:value-type="float" office:value="90424" calcext:value-type="float">
            <text:p>9042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à mentir</text:p>
          </table:table-cell>
          <table:table-cell office:value-type="float" office:value="91424" calcext:value-type="float">
            <text:p>91424</text:p>
          </table:table-cell>
          <table:table-cell office:value-type="float" office:value="91435" calcext:value-type="float">
            <text:p>9143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-Jacques</text:p>
          </table:table-cell>
          <table:table-cell office:value-type="float" office:value="91713" calcext:value-type="float">
            <text:p>91713</text:p>
          </table:table-cell>
          <table:table-cell office:value-type="float" office:value="91725" calcext:value-type="float">
            <text:p>9172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sujets de larmes</text:p>
          </table:table-cell>
          <table:table-cell office:value-type="float" office:value="92026" calcext:value-type="float">
            <text:p>92026</text:p>
          </table:table-cell>
          <table:table-cell office:value-type="float" office:value="92047" calcext:value-type="float">
            <text:p>9204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enfin caressant</text:p>
          </table:table-cell>
          <table:table-cell office:value-type="float" office:value="92080" calcext:value-type="float">
            <text:p>92080</text:p>
          </table:table-cell>
          <table:table-cell office:value-type="float" office:value="92095" calcext:value-type="float">
            <text:p>9209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chiméres</text:p>
          </table:table-cell>
          <table:table-cell office:value-type="float" office:value="92107" calcext:value-type="float">
            <text:p>92107</text:p>
          </table:table-cell>
          <table:table-cell office:value-type="float" office:value="92120" calcext:value-type="float">
            <text:p>9212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Heinrich von Kleists</text:p>
          </table:table-cell>
          <table:table-cell office:value-type="float" office:value="92498" calcext:value-type="float">
            <text:p>92498</text:p>
          </table:table-cell>
          <table:table-cell office:value-type="float" office:value="92518" calcext:value-type="float">
            <text:p>9251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on citoyen</text:p>
          </table:table-cell>
          <table:table-cell office:value-type="float" office:value="93410" calcext:value-type="float">
            <text:p>93410</text:p>
          </table:table-cell>
          <table:table-cell office:value-type="float" office:value="93421" calcext:value-type="float">
            <text:p>934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93423" calcext:value-type="float">
            <text:p>93423</text:p>
          </table:table-cell>
          <table:table-cell office:value-type="float" office:value="93436" calcext:value-type="float">
            <text:p>9343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bon ami</text:p>
          </table:table-cell>
          <table:table-cell office:value-type="float" office:value="93464" calcext:value-type="float">
            <text:p>93464</text:p>
          </table:table-cell>
          <table:table-cell office:value-type="float" office:value="93471" calcext:value-type="float">
            <text:p>9347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bon ouvrier</text:p>
          </table:table-cell>
          <table:table-cell office:value-type="float" office:value="93473" calcext:value-type="float">
            <text:p>93473</text:p>
          </table:table-cell>
          <table:table-cell office:value-type="float" office:value="93484" calcext:value-type="float">
            <text:p>934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bon homme en toute chose</text:p>
          </table:table-cell>
          <table:table-cell office:value-type="float" office:value="93486" calcext:value-type="float">
            <text:p>93486</text:p>
          </table:table-cell>
          <table:table-cell office:value-type="float" office:value="93510" calcext:value-type="float">
            <text:p>9351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quel tableau</text:p>
          </table:table-cell>
          <table:table-cell office:value-type="float" office:value="93824" calcext:value-type="float">
            <text:p>93824</text:p>
          </table:table-cell>
          <table:table-cell office:value-type="float" office:value="93836" calcext:value-type="float">
            <text:p>9383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93962" calcext:value-type="float">
            <text:p>93962</text:p>
          </table:table-cell>
          <table:table-cell office:value-type="float" office:value="93965" calcext:value-type="float">
            <text:p>939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94447" calcext:value-type="float">
            <text:p>94447</text:p>
          </table:table-cell>
          <table:table-cell office:value-type="float" office:value="94457" calcext:value-type="float">
            <text:p>9445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94574" calcext:value-type="float">
            <text:p>94574</text:p>
          </table:table-cell>
          <table:table-cell office:value-type="float" office:value="94583" calcext:value-type="float">
            <text:p>9458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/>
          <table:table-cell office:value-type="float" office:value="94607" calcext:value-type="float">
            <text:p>94607</text:p>
          </table:table-cell>
          <table:table-cell office:value-type="float" office:value="94612" calcext:value-type="float">
            <text:p>9461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beteuernd</text:p>
          </table:table-cell>
          <table:table-cell office:value-type="float" office:value="94912" calcext:value-type="float">
            <text:p>94912</text:p>
          </table:table-cell>
          <table:table-cell office:value-type="float" office:value="94921" calcext:value-type="float">
            <text:p>9492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une demeure imaginaire dans cette</text:p>
          </table:table-cell>
          <table:table-cell office:value-type="float" office:value="95561" calcext:value-type="float">
            <text:p>95561</text:p>
          </table:table-cell>
          <table:table-cell office:value-type="float" office:value="95609" calcext:value-type="float">
            <text:p>9560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s</text:p>
          </table:table-cell>
          <table:table-cell office:value-type="float" office:value="95847" calcext:value-type="float">
            <text:p>95847</text:p>
          </table:table-cell>
          <table:table-cell office:value-type="float" office:value="95856" calcext:value-type="float">
            <text:p>9585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96108" calcext:value-type="float">
            <text:p>96108</text:p>
          </table:table-cell>
          <table:table-cell office:value-type="float" office:value="96116" calcext:value-type="float">
            <text:p>9611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96366" calcext:value-type="float">
            <text:p>96366</text:p>
          </table:table-cell>
          <table:table-cell office:value-type="float" office:value="96387" calcext:value-type="float">
            <text:p>9638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es Confessions</text:p>
          </table:table-cell>
          <table:table-cell office:value-type="float" office:value="96389" calcext:value-type="float">
            <text:p>96389</text:p>
          </table:table-cell>
          <table:table-cell office:value-type="float" office:value="96404" calcext:value-type="float">
            <text:p>964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Euvres complètes</text:p>
          </table:table-cell>
          <table:table-cell office:value-type="float" office:value="96417" calcext:value-type="float">
            <text:p>96417</text:p>
          </table:table-cell>
          <table:table-cell office:value-type="float" office:value="96434" calcext:value-type="float">
            <text:p>964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Marcel Raymond</text:p>
          </table:table-cell>
          <table:table-cell office:value-type="float" office:value="96464" calcext:value-type="float">
            <text:p>96464</text:p>
          </table:table-cell>
          <table:table-cell office:value-type="float" office:value="96478" calcext:value-type="float">
            <text:p>9647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I</text:p>
          </table:table-cell>
          <table:table-cell office:value-type="float" office:value="96480" calcext:value-type="float">
            <text:p>96480</text:p>
          </table:table-cell>
          <table:table-cell office:value-type="float" office:value="96485" calcext:value-type="float">
            <text:p>9648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96605" calcext:value-type="float">
            <text:p>96605</text:p>
          </table:table-cell>
          <table:table-cell office:value-type="float" office:value="96626" calcext:value-type="float">
            <text:p>9662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es Confessions</text:p>
          </table:table-cell>
          <table:table-cell office:value-type="float" office:value="96628" calcext:value-type="float">
            <text:p>96628</text:p>
          </table:table-cell>
          <table:table-cell office:value-type="float" office:value="96643" calcext:value-type="float">
            <text:p>9664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96683" calcext:value-type="float">
            <text:p>96683</text:p>
          </table:table-cell>
          <table:table-cell office:value-type="float" office:value="96704" calcext:value-type="float">
            <text:p>9670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emard Gagnebin</text:p>
          </table:table-cell>
          <table:table-cell office:value-type="float" office:value="96803" calcext:value-type="float">
            <text:p>96803</text:p>
          </table:table-cell>
          <table:table-cell office:value-type="float" office:value="96818" calcext:value-type="float">
            <text:p>9681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cel Raymond</text:p>
          </table:table-cell>
          <table:table-cell office:value-type="float" office:value="96821" calcext:value-type="float">
            <text:p>96821</text:p>
          </table:table-cell>
          <table:table-cell office:value-type="float" office:value="96835" calcext:value-type="float">
            <text:p>9683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III</text:p>
          </table:table-cell>
          <table:table-cell office:value-type="float" office:value="96837" calcext:value-type="float">
            <text:p>96837</text:p>
          </table:table-cell>
          <table:table-cell office:value-type="float" office:value="96844" calcext:value-type="float">
            <text:p>9684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96964" calcext:value-type="float">
            <text:p>96964</text:p>
          </table:table-cell>
          <table:table-cell office:value-type="float" office:value="96985" calcext:value-type="float">
            <text:p>9698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 ou La Nouvelle Héloise</text:p>
          </table:table-cell>
          <table:table-cell office:value-type="float" office:value="96987" calcext:value-type="float">
            <text:p>96987</text:p>
          </table:table-cell>
          <table:table-cell office:value-type="float" office:value="97016" calcext:value-type="float">
            <text:p>9701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Euvres complètes</text:p>
          </table:table-cell>
          <table:table-cell office:value-type="float" office:value="97029" calcext:value-type="float">
            <text:p>97029</text:p>
          </table:table-cell>
          <table:table-cell office:value-type="float" office:value="97046" calcext:value-type="float">
            <text:p>97046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Marcel Raymond</text:p>
          </table:table-cell>
          <table:table-cell office:value-type="float" office:value="97076" calcext:value-type="float">
            <text:p>97076</text:p>
          </table:table-cell>
          <table:table-cell office:value-type="float" office:value="97090" calcext:value-type="float">
            <text:p>9709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II</text:p>
          </table:table-cell>
          <table:table-cell office:value-type="float" office:value="97092" calcext:value-type="float">
            <text:p>97092</text:p>
          </table:table-cell>
          <table:table-cell office:value-type="float" office:value="97098" calcext:value-type="float">
            <text:p>970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97218" calcext:value-type="float">
            <text:p>97218</text:p>
          </table:table-cell>
          <table:table-cell office:value-type="float" office:value="97239" calcext:value-type="float">
            <text:p>9723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ie ou La nouvelle Héloise</text:p>
          </table:table-cell>
          <table:table-cell office:value-type="float" office:value="97241" calcext:value-type="float">
            <text:p>97241</text:p>
          </table:table-cell>
          <table:table-cell office:value-type="float" office:value="97270" calcext:value-type="float">
            <text:p>9727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v. René Pomeau</text:p>
          </table:table-cell>
          <table:table-cell office:value-type="float" office:value="97272" calcext:value-type="float">
            <text:p>97272</text:p>
          </table:table-cell>
          <table:table-cell office:value-type="float" office:value="97293" calcext:value-type="float">
            <text:p>9729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97344" calcext:value-type="float">
            <text:p>97344</text:p>
          </table:table-cell>
          <table:table-cell office:value-type="float" office:value="97365" calcext:value-type="float">
            <text:p>9736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Euvres complètes</text:p>
          </table:table-cell>
          <table:table-cell office:value-type="float" office:value="97367" calcext:value-type="float">
            <text:p>97367</text:p>
          </table:table-cell>
          <table:table-cell office:value-type="float" office:value="97384" calcext:value-type="float">
            <text:p>9738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v. Bernard Gagnebin Marcel Raymond</text:p>
          </table:table-cell>
          <table:table-cell office:value-type="float" office:value="97386" calcext:value-type="float">
            <text:p>97386</text:p>
          </table:table-cell>
          <table:table-cell office:value-type="float" office:value="97426" calcext:value-type="float">
            <text:p>9742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97464" calcext:value-type="float">
            <text:p>97464</text:p>
          </table:table-cell>
          <table:table-cell office:value-type="float" office:value="97485" calcext:value-type="float">
            <text:p>9748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es Rêveries</text:p>
          </table:table-cell>
          <table:table-cell office:value-type="float" office:value="97487" calcext:value-type="float">
            <text:p>97487</text:p>
          </table:table-cell>
          <table:table-cell office:value-type="float" office:value="97500" calcext:value-type="float">
            <text:p>9750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Euvres complètes</text:p>
          </table:table-cell>
          <table:table-cell office:value-type="float" office:value="97536" calcext:value-type="float">
            <text:p>97536</text:p>
          </table:table-cell>
          <table:table-cell office:value-type="float" office:value="97553" calcext:value-type="float">
            <text:p>9755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Bernard Gagnebin</text:p>
          </table:table-cell>
          <table:table-cell office:value-type="float" office:value="97564" calcext:value-type="float">
            <text:p>97564</text:p>
          </table:table-cell>
          <table:table-cell office:value-type="float" office:value="97580" calcext:value-type="float">
            <text:p>9758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cel Raymond</text:p>
          </table:table-cell>
          <table:table-cell office:value-type="float" office:value="97583" calcext:value-type="float">
            <text:p>97583</text:p>
          </table:table-cell>
          <table:table-cell office:value-type="float" office:value="97597" calcext:value-type="float">
            <text:p>9759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I</text:p>
          </table:table-cell>
          <table:table-cell office:value-type="float" office:value="97599" calcext:value-type="float">
            <text:p>97599</text:p>
          </table:table-cell>
          <table:table-cell office:value-type="float" office:value="97604" calcext:value-type="float">
            <text:p>976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Caroline Neubaur</text:p>
          </table:table-cell>
          <table:table-cell office:value-type="float" office:value="97817" calcext:value-type="float">
            <text:p>97817</text:p>
          </table:table-cell>
          <table:table-cell office:value-type="float" office:value="97833" calcext:value-type="float">
            <text:p>9783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Karin Kersten</text:p>
          </table:table-cell>
          <table:table-cell office:value-type="float" office:value="97838" calcext:value-type="float">
            <text:p>97838</text:p>
          </table:table-cell>
          <table:table-cell office:value-type="float" office:value="97851" calcext:value-type="float">
            <text:p>9785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k Baasner</text:p>
          </table:table-cell>
          <table:table-cell office:value-type="float" office:value="98122" calcext:value-type="float">
            <text:p>98122</text:p>
          </table:table-cell>
          <table:table-cell office:value-type="float" office:value="98135" calcext:value-type="float">
            <text:p>9813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aston Bachelard</text:p>
          </table:table-cell>
          <table:table-cell office:value-type="float" office:value="98287" calcext:value-type="float">
            <text:p>98287</text:p>
          </table:table-cell>
          <table:table-cell office:value-type="float" office:value="98303" calcext:value-type="float">
            <text:p>9830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land Barthes</text:p>
          </table:table-cell>
          <table:table-cell office:value-type="float" office:value="98521" calcext:value-type="float">
            <text:p>98521</text:p>
          </table:table-cell>
          <table:table-cell office:value-type="float" office:value="98535" calcext:value-type="float">
            <text:p>9853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Elisabeth Bronfen</text:p>
          </table:table-cell>
          <table:table-cell office:value-type="float" office:value="98583" calcext:value-type="float">
            <text:p>98583</text:p>
          </table:table-cell>
          <table:table-cell office:value-type="float" office:value="98600" calcext:value-type="float">
            <text:p>9860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Nur über</text:p>
          </table:table-cell>
          <table:table-cell office:value-type="float" office:value="98602" calcext:value-type="float">
            <text:p>98602</text:p>
          </table:table-cell>
          <table:table-cell office:value-type="float" office:value="98611" calcext:value-type="float">
            <text:p>9861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Weiblichkeit</text:p>
          </table:table-cell>
          <table:table-cell office:value-type="float" office:value="98630" calcext:value-type="float">
            <text:p>98630</text:p>
          </table:table-cell>
          <table:table-cell office:value-type="float" office:value="98642" calcext:value-type="float">
            <text:p>9864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acques Derida</text:p>
          </table:table-cell>
          <table:table-cell office:value-type="float" office:value="98769" calcext:value-type="float">
            <text:p>98769</text:p>
          </table:table-cell>
          <table:table-cell office:value-type="float" office:value="98783" calcext:value-type="float">
            <text:p>9878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De la grammatologie</text:p>
          </table:table-cell>
          <table:table-cell office:value-type="float" office:value="98785" calcext:value-type="float">
            <text:p>98785</text:p>
          </table:table-cell>
          <table:table-cell office:value-type="float" office:value="98804" calcext:value-type="float">
            <text:p>9880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Klaus Dirscherl</text:p>
          </table:table-cell>
          <table:table-cell office:value-type="float" office:value="98818" calcext:value-type="float">
            <text:p>98818</text:p>
          </table:table-cell>
          <table:table-cell office:value-type="float" office:value="98833" calcext:value-type="float">
            <text:p>9883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c Eigeldinger</text:p>
          </table:table-cell>
          <table:table-cell office:value-type="float" office:value="98878" calcext:value-type="float">
            <text:p>98878</text:p>
          </table:table-cell>
          <table:table-cell office:value-type="float" office:value="98894" calcext:value-type="float">
            <text:p>9889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98896" calcext:value-type="float">
            <text:p>98896</text:p>
          </table:table-cell>
          <table:table-cell office:value-type="float" office:value="98917" calcext:value-type="float">
            <text:p>9891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ichel Foucault</text:p>
          </table:table-cell>
          <table:table-cell office:value-type="float" office:value="98987" calcext:value-type="float">
            <text:p>98987</text:p>
          </table:table-cell>
          <table:table-cell office:value-type="float" office:value="99002" calcext:value-type="float">
            <text:p>9900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igmund Freud</text:p>
          </table:table-cell>
          <table:table-cell office:value-type="float" office:value="99078" calcext:value-type="float">
            <text:p>99078</text:p>
          </table:table-cell>
          <table:table-cell office:value-type="float" office:value="99091" calcext:value-type="float">
            <text:p>9909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Sigmund Freud Studienausgabe</text:p>
          </table:table-cell>
          <table:table-cell office:value-type="float" office:value="99172" calcext:value-type="float">
            <text:p>99172</text:p>
          </table:table-cell>
          <table:table-cell office:value-type="float" office:value="99200" calcext:value-type="float">
            <text:p>9920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v. Alcxander Mitscherlich</text:p>
          </table:table-cell>
          <table:table-cell office:value-type="float" office:value="99202" calcext:value-type="float">
            <text:p>99202</text:p>
          </table:table-cell>
          <table:table-cell office:value-type="float" office:value="99233" calcext:value-type="float">
            <text:p>9923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Bd. VIII</text:p>
          </table:table-cell>
          <table:table-cell office:value-type="float" office:value="99257" calcext:value-type="float">
            <text:p>99257</text:p>
          </table:table-cell>
          <table:table-cell office:value-type="float" office:value="99265" calcext:value-type="float">
            <text:p>9926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land Galle</text:p>
          </table:table-cell>
          <table:table-cell office:value-type="float" office:value="99400" calcext:value-type="float">
            <text:p>99400</text:p>
          </table:table-cell>
          <table:table-cell office:value-type="float" office:value="99412" calcext:value-type="float">
            <text:p>9941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 Autobiographie</text:p>
          </table:table-cell>
          <table:table-cell office:value-type="float" office:value="99452" calcext:value-type="float">
            <text:p>99452</text:p>
          </table:table-cell>
          <table:table-cell office:value-type="float" office:value="99476" calcext:value-type="float">
            <text:p>9947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Henri Gouhier</text:p>
          </table:table-cell>
          <table:table-cell office:value-type="float" office:value="99610" calcext:value-type="float">
            <text:p>99610</text:p>
          </table:table-cell>
          <table:table-cell office:value-type="float" office:value="99623" calcext:value-type="float">
            <text:p>9962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icola Graap</text:p>
          </table:table-cell>
          <table:table-cell office:value-type="float" office:value="99687" calcext:value-type="float">
            <text:p>99687</text:p>
          </table:table-cell>
          <table:table-cell office:value-type="float" office:value="99699" calcext:value-type="float">
            <text:p>9969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 Rousscaus</text:p>
          </table:table-cell>
          <table:table-cell office:value-type="float" office:value="99784" calcext:value-type="float">
            <text:p>99784</text:p>
          </table:table-cell>
          <table:table-cell office:value-type="float" office:value="99806" calcext:value-type="float">
            <text:p>9980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ouvelle Héloise</text:p>
          </table:table-cell>
          <table:table-cell office:value-type="float" office:value="99819" calcext:value-type="float">
            <text:p>99819</text:p>
          </table:table-cell>
          <table:table-cell office:value-type="float" office:value="99836" calcext:value-type="float">
            <text:p>9983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/>
          <table:table-cell office:value-type="float" office:value="99844" calcext:value-type="float">
            <text:p>99844</text:p>
          </table:table-cell>
          <table:table-cell office:value-type="float" office:value="99852" calcext:value-type="float">
            <text:p>9985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Dieter Groh</text:p>
          </table:table-cell>
          <table:table-cell office:value-type="float" office:value="99907" calcext:value-type="float">
            <text:p>99907</text:p>
          </table:table-cell>
          <table:table-cell office:value-type="float" office:value="99918" calcext:value-type="float">
            <text:p>9991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oseph Jurt</text:p>
          </table:table-cell>
          <table:table-cell office:value-type="float" office:value="100228" calcext:value-type="float">
            <text:p>100228</text:p>
          </table:table-cell>
          <table:table-cell office:value-type="float" office:value="100239" calcext:value-type="float">
            <text:p>10023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“Rousseau</text:p>
          </table:table-cell>
          <table:table-cell office:value-type="float" office:value="100241" calcext:value-type="float">
            <text:p>100241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egründer ciner</text:p>
          </table:table-cell>
          <table:table-cell office:value-type="float" office:value="100252" calcext:value-type="float">
            <text:p>100252</text:p>
          </table:table-cell>
          <table:table-cell office:value-type="float" office:value="100268" calcext:value-type="float">
            <text:p>10026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Nestvold</text:p>
          </table:table-cell>
          <table:table-cell office:value-type="float" office:value="100295" calcext:value-type="float">
            <text:p>100295</text:p>
          </table:table-cell>
          <table:table-cell office:value-type="float" office:value="100325" calcext:value-type="float">
            <text:p>10032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Naturzustands</text:p>
          </table:table-cell>
          <table:table-cell office:value-type="float" office:value="100446" calcext:value-type="float">
            <text:p>100446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100466" calcext:value-type="float">
            <text:p>100466</text:p>
          </table:table-cell>
          <table:table-cell office:value-type="float" office:value="100474" calcext:value-type="float">
            <text:p>10047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Claude</text:p>
          </table:table-cell>
          <table:table-cell office:value-type="float" office:value="100561" calcext:value-type="float">
            <text:p>100561</text:p>
          </table:table-cell>
          <table:table-cell office:value-type="float" office:value="100567" calcext:value-type="float">
            <text:p>10056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ianne Kesting</text:p>
          </table:table-cell>
          <table:table-cell office:value-type="float" office:value="100584" calcext:value-type="float">
            <text:p>100584</text:p>
          </table:table-cell>
          <table:table-cell office:value-type="float" office:value="100600" calcext:value-type="float">
            <text:p>10060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nfred Smuda</text:p>
          </table:table-cell>
          <table:table-cell office:value-type="float" office:value="100706" calcext:value-type="float">
            <text:p>100706</text:p>
          </table:table-cell>
          <table:table-cell office:value-type="float" office:value="100719" calcext:value-type="float">
            <text:p>10071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ietmar Rieger</text:p>
          </table:table-cell>
          <table:table-cell office:value-type="float" office:value="100866" calcext:value-type="float">
            <text:p>100866</text:p>
          </table:table-cell>
          <table:table-cell office:value-type="float" office:value="100880" calcext:value-type="float">
            <text:p>10088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Kosellek</text:p>
          </table:table-cell>
          <table:table-cell office:value-type="float" office:value="100932" calcext:value-type="float">
            <text:p>100932</text:p>
          </table:table-cell>
          <table:table-cell office:value-type="float" office:value="100940" calcext:value-type="float">
            <text:p>10094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ules Laforgue</text:p>
          </table:table-cell>
          <table:table-cell office:value-type="float" office:value="100977" calcext:value-type="float">
            <text:p>100977</text:p>
          </table:table-cell>
          <table:table-cell office:value-type="float" office:value="100991" calcext:value-type="float">
            <text:p>10099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can-Jacques Rousseau</text:p>
          </table:table-cell>
          <table:table-cell office:value-type="float" office:value="101004" calcext:value-type="float">
            <text:p>101004</text:p>
          </table:table-cell>
          <table:table-cell office:value-type="float" office:value="101025" calcext:value-type="float">
            <text:p>10102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101156" calcext:value-type="float">
            <text:p>101156</text:p>
          </table:table-cell>
          <table:table-cell office:value-type="float" office:value="101164" calcext:value-type="float">
            <text:p>10116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eorg Christoph Lichtenberg</text:p>
          </table:table-cell>
          <table:table-cell office:value-type="float" office:value="101357" calcext:value-type="float">
            <text:p>101357</text:p>
          </table:table-cell>
          <table:table-cell office:value-type="float" office:value="101384" calcext:value-type="float">
            <text:p>10138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Schrifen d Briefe</text:p>
          </table:table-cell>
          <table:table-cell office:value-type="float" office:value="101386" calcext:value-type="float">
            <text:p>101386</text:p>
          </table:table-cell>
          <table:table-cell office:value-type="float" office:value="101403" calcext:value-type="float">
            <text:p>10140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Wolfgang Promies</text:p>
          </table:table-cell>
          <table:table-cell office:value-type="float" office:value="101414" calcext:value-type="float">
            <text:p>101414</text:p>
          </table:table-cell>
          <table:table-cell office:value-type="float" office:value="101430" calcext:value-type="float">
            <text:p>101430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IIl</text:p>
          </table:table-cell>
          <table:table-cell office:value-type="float" office:value="101440" calcext:value-type="float">
            <text:p>101440</text:p>
          </table:table-cell>
          <table:table-cell office:value-type="float" office:value="101447" calcext:value-type="float">
            <text:p>10144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01481" calcext:value-type="float">
            <text:p>101481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Vincennes</text:p>
          </table:table-cell>
          <table:table-cell office:value-type="float" office:value="101525" calcext:value-type="float">
            <text:p>101525</text:p>
          </table:table-cell>
          <table:table-cell office:value-type="float" office:value="101534" calcext:value-type="float">
            <text:p>10153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iklas Luhmann</text:p>
          </table:table-cell>
          <table:table-cell office:value-type="float" office:value="101627" calcext:value-type="float">
            <text:p>101627</text:p>
          </table:table-cell>
          <table:table-cell office:value-type="float" office:value="101641" calcext:value-type="float">
            <text:p>10164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ietzsche</text:p>
          </table:table-cell>
          <table:table-cell office:value-type="float" office:value="101777" calcext:value-type="float">
            <text:p>101777</text:p>
          </table:table-cell>
          <table:table-cell office:value-type="float" office:value="101786" calcext:value-type="float">
            <text:p>10178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ilke</text:p>
          </table:table-cell>
          <table:table-cell office:value-type="float" office:value="101788" calcext:value-type="float">
            <text:p>101788</text:p>
          </table:table-cell>
          <table:table-cell office:value-type="float" office:value="101793" calcext:value-type="float">
            <text:p>10179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Gerhard Neumann</text:p>
          </table:table-cell>
          <table:table-cell office:value-type="float" office:value="101964" calcext:value-type="float">
            <text:p>101964</text:p>
          </table:table-cell>
          <table:table-cell office:value-type="float" office:value="101979" calcext:value-type="float">
            <text:p>10197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“Skandalon</text:p>
          </table:table-cell>
          <table:table-cell office:value-type="float" office:value="101981" calcext:value-type="float">
            <text:p>101981</text:p>
          </table:table-cell>
          <table:table-cell office:value-type="float" office:value="101991" calcext:value-type="float">
            <text:p>10199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Kleists</text:p>
          </table:table-cell>
          <table:table-cell office:value-type="float" office:value="102037" calcext:value-type="float">
            <text:p>102037</text:p>
          </table:table-cell>
          <table:table-cell office:value-type="float" office:value="102044" calcext:value-type="float">
            <text:p>10204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Cervantes</text:p>
          </table:table-cell>
          <table:table-cell office:value-type="float" office:value="102072" calcext:value-type="float">
            <text:p>102072</text:p>
          </table:table-cell>
          <table:table-cell office:value-type="float" office:value="102081" calcext:value-type="float">
            <text:p>10208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von Kleist</text:p>
          </table:table-cell>
          <table:table-cell office:value-type="float" office:value="102139" calcext:value-type="float">
            <text:p>102139</text:p>
          </table:table-cell>
          <table:table-cell office:value-type="float" office:value="102158" calcext:value-type="float">
            <text:p>10215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udolf Picard</text:p>
          </table:table-cell>
          <table:table-cell office:value-type="float" office:value="102325" calcext:value-type="float">
            <text:p>102325</text:p>
          </table:table-cell>
          <table:table-cell office:value-type="float" office:value="102338" calcext:value-type="float">
            <text:p>10233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Marcel Raymond</text:p>
          </table:table-cell>
          <table:table-cell office:value-type="float" office:value="102499" calcext:value-type="float">
            <text:p>102499</text:p>
          </table:table-cell>
          <table:table-cell office:value-type="float" office:value="102513" calcext:value-type="float">
            <text:p>10251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ques Rousseau</text:p>
          </table:table-cell>
          <table:table-cell office:value-type="float" office:value="102515" calcext:value-type="float">
            <text:p>102515</text:p>
          </table:table-cell>
          <table:table-cell office:value-type="float" office:value="102536" calcext:value-type="float">
            <text:p>10253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s Weltbild</text:p>
          </table:table-cell>
          <table:table-cell office:value-type="float" office:value="102606" calcext:value-type="float">
            <text:p>102606</text:p>
          </table:table-cell>
          <table:table-cell office:value-type="float" office:value="102624" calcext:value-type="float">
            <text:p>10262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Marthe Robert</text:p>
          </table:table-cell>
          <table:table-cell office:value-type="float" office:value="102680" calcext:value-type="float">
            <text:p>102680</text:p>
          </table:table-cell>
          <table:table-cell office:value-type="float" office:value="102693" calcext:value-type="float">
            <text:p>10269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>
          <table:table-cell office:value-type="string" calcext:value-type="string">
            <text:p>Roman des origines et origines du roman</text:p>
          </table:table-cell>
          <table:table-cell office:value-type="float" office:value="102695" calcext:value-type="float">
            <text:p>102695</text:p>
          </table:table-cell>
          <table:table-cell office:value-type="float" office:value="102734" calcext:value-type="float">
            <text:p>102734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Manfred Smuda</text:p>
          </table:table-cell>
          <table:table-cell office:value-type="float" office:value="102748" calcext:value-type="float">
            <text:p>102748</text:p>
          </table:table-cell>
          <table:table-cell office:value-type="float" office:value="102761" calcext:value-type="float">
            <text:p>10276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 Starobinski</text:p>
          </table:table-cell>
          <table:table-cell office:value-type="float" office:value="102861" calcext:value-type="float">
            <text:p>102861</text:p>
          </table:table-cell>
          <table:table-cell office:value-type="float" office:value="102877" calcext:value-type="float">
            <text:p>102877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Bd. I</text:p>
          </table:table-cell>
          <table:table-cell office:value-type="float" office:value="102893" calcext:value-type="float">
            <text:p>102893</text:p>
          </table:table-cell>
          <table:table-cell office:value-type="float" office:value="102898" calcext:value-type="float">
            <text:p>1028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Jean Starobinski</text:p>
          </table:table-cell>
          <table:table-cell office:value-type="float" office:value="103035" calcext:value-type="float">
            <text:p>103035</text:p>
          </table:table-cell>
          <table:table-cell office:value-type="float" office:value="103051" calcext:value-type="float">
            <text:p>10305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Jean-Jacgues Rousseau</text:p>
          </table:table-cell>
          <table:table-cell office:value-type="float" office:value="103053" calcext:value-type="float">
            <text:p>103053</text:p>
          </table:table-cell>
          <table:table-cell office:value-type="float" office:value="103074" calcext:value-type="float">
            <text:p>103074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103164" calcext:value-type="float">
            <text:p>103164</text:p>
          </table:table-cell>
          <table:table-cell office:value-type="float" office:value="103172" calcext:value-type="float">
            <text:p>10317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Nizet</text:p>
          </table:table-cell>
          <table:table-cell office:value-type="float" office:value="103200" calcext:value-type="float">
            <text:p>103200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Anne Vincent-Buffault</text:p>
          </table:table-cell>
          <table:table-cell office:value-type="float" office:value="103391" calcext:value-type="float">
            <text:p>103391</text:p>
          </table:table-cell>
          <table:table-cell office:value-type="float" office:value="103412" calcext:value-type="float">
            <text:p>103412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>
          <table:table-cell office:value-type="string" calcext:value-type="string">
            <text:p>larmes</text:p>
          </table:table-cell>
          <table:table-cell office:value-type="float" office:value="103427" calcext:value-type="float">
            <text:p>103427</text:p>
          </table:table-cell>
          <table:table-cell office:value-type="float" office:value="103433" calcext:value-type="float">
            <text:p>103433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XVIIIe-XIXe siècles</text:p>
          </table:table-cell>
          <table:table-cell office:value-type="float" office:value="103435" calcext:value-type="float">
            <text:p>103435</text:p>
          </table:table-cell>
          <table:table-cell office:value-type="float" office:value="103455" calcext:value-type="float">
            <text:p>103455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alsch</text:p>
          </table:table-cell>
        </table:table-row>
        <table:table-row table:style-name="ro1" table:visibility="filter">
          <table:table-cell office:value-type="string" calcext:value-type="string">
            <text:p>Familie Kleists</text:p>
          </table:table-cell>
          <table:table-cell office:value-type="float" office:value="103564" calcext:value-type="float">
            <text:p>103564</text:p>
          </table:table-cell>
          <table:table-cell office:value-type="float" office:value="103579" calcext:value-type="float">
            <text:p>103579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teilrichtig</text:p>
          </table:table-cell>
        </table:table-row>
        <table:table-row table:style-name="ro1" table:visibility="filter">
          <table:table-cell office:value-type="string" calcext:value-type="string">
            <text:p>Neumann</text:p>
          </table:table-cell>
          <table:table-cell office:value-type="float" office:value="103606" calcext:value-type="float">
            <text:p>103606</text:p>
          </table:table-cell>
          <table:table-cell office:value-type="float" office:value="103613" calcext:value-type="float">
            <text:p>10361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Rousseau</text:p>
          </table:table-cell>
          <table:table-cell office:value-type="float" office:value="103713" calcext:value-type="float">
            <text:p>103713</text:p>
          </table:table-cell>
          <table:table-cell office:value-type="float" office:value="103721" calcext:value-type="float">
            <text:p>103721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Birgit Wagner</text:p>
          </table:table-cell>
          <table:table-cell office:value-type="float" office:value="103735" calcext:value-type="float">
            <text:p>103735</text:p>
          </table:table-cell>
          <table:table-cell office:value-type="float" office:value="103748" calcext:value-type="float">
            <text:p>103748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Don Quijote</text:p>
          </table:table-cell>
          <table:table-cell office:value-type="float" office:value="103915" calcext:value-type="float">
            <text:p>103915</text:p>
          </table:table-cell>
          <table:table-cell office:value-type="float" office:value="103926" calcext:value-type="float">
            <text:p>103926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  <table:table-row table:style-name="ro1" table:visibility="filter">
          <table:table-cell office:value-type="string" calcext:value-type="string">
            <text:p>Frankenstein</text:p>
          </table:table-cell>
          <table:table-cell office:value-type="float" office:value="103931" calcext:value-type="float">
            <text:p>103931</text:p>
          </table:table-cell>
          <table:table-cell office:value-type="float" office:value="103943" calcext:value-type="float">
            <text:p>103943</text:p>
          </table:table-cell>
          <table:table-cell office:value-type="string" calcext:value-type="string">
            <text:p>PER</text:p>
          </table:table-cell>
          <table:table-cell table:style-name="Default" office:value-type="string" calcext:value-type="string">
            <text:p>richtig</text:p>
          </table:table-cell>
        </table:table-row>
      </table:table>
      <table:named-expressions/>
      <table:database-ranges>
        <table:database-range table:name="__Anonymous_Sheet_DB__0" table:target-range-address="named_entities_huelk_count.D1:named_entities_huelk_count.D2044" table:display-filter-buttons="true">
          <table:filter>
            <table:filter-and>
              <table:filter-condition table:field-number="0" table:value="PER" table:operator="="/>
            </table:filter-and>
          </table:filter>
        </table:database-range>
        <table:database-range table:name="__Anonymous_Sheet_DB__1" table:target-range-address="Personen.A1:Personen.E400" table:display-filter-buttons="true">
          <table:filter>
            <table:filter-and>
              <table:filter-condition table:field-number="4" table:value="falsch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12T19:13:44.618000000</dc:date>
    <meta:editing-duration>PT14M52S</meta:editing-duration>
    <meta:editing-cycles>2</meta:editing-cycles>
    <meta:generator>LibreOffice/6.3.3.2$Windows_X86_64 LibreOffice_project/a64200df03143b798afd1ec74a12ab50359878ed</meta:generator>
    <meta:document-statistic meta:table-count="2" meta:cell-count="9759" meta:object-count="0"/>
  </office:meta>
</office:document-meta>
</file>